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26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2.61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ather_raw.cgt.contig.NG50" table:style-name="ta1">
        <table:shapes>
          <draw:frame draw:z-index="0" draw:style-name="gr1" draw:text-style-name="P1" svg:width="353.75mm" svg:height="150.62mm" svg:x="7.27mm" svg:y="107.45mm">
            <draw:object draw:notify-on-update-of-ranges="'father_raw.cgt.contig.NG50'.B13:'father_raw.cgt.contig.NG50'.CV13 'father_raw.cgt.contig.NG50'.A14:'father_raw.cgt.contig.NG50'.A14 'father_raw.cgt.contig.NG50'.B14:'father_raw.cgt.contig.NG50'.CV14 'father_raw.cgt.contig.NG50'.A15:'father_raw.cgt.contig.NG50'.A15 'father_raw.cgt.contig.NG50'.B15:'father_raw.cgt.contig.NG50'.CV15 'father_raw.cgt.contig.NG50'.A16:'father_raw.cgt.contig.NG50'.A16 'father_raw.cgt.contig.NG50'.B16:'father_raw.cgt.contig.NG50'.CV16 'father_raw.cgt.contig.NG50'.A17:'father_raw.cgt.contig.NG50'.A17 'father_raw.cgt.contig.NG50'.B17:'father_raw.cgt.contig.NG50'.CV17 'father_raw.cgt.contig.NG50'.A18:'father_raw.cgt.contig.NG50'.A18 'father_raw.cgt.contig.NG50'.B18:'father_raw.cgt.contig.NG50'.CV18 'father_raw.cgt.contig.NG50'.A19:'father_raw.cgt.contig.NG50'.A19 'father_raw.cgt.contig.NG50'.B19:'father_raw.cgt.contig.NG50'.CV19 'father_raw.cgt.contig.NG50'.A20:'father_raw.cgt.contig.NG50'.A20 'father_raw.cgt.contig.NG50'.B20:'father_raw.cgt.contig.NG50'.CV20 'father_raw.cgt.contig.NG50'.A21:'father_raw.cgt.contig.NG50'.A21 'father_raw.cgt.contig.NG50'.B21:'father_raw.cgt.contig.NG50'.CV21 'father_raw.cgt.contig.NG50'.A22:'father_raw.cgt.contig.NG50'.A22 'father_raw.cgt.contig.NG50'.B22:'father_raw.cgt.contig.NG50'.CV22 'father_raw.cgt.contig.NG50'.A23:'father_raw.cgt.contig.NG50'.A23 'father_raw.cgt.contig.NG50'.B23:'father_raw.cgt.contig.NG50'.CV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4" table:default-cell-style-name="Default"/>
        <table:table-column table:style-name="co3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ssembl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Father wtdbg2</text:p>
          </table:table-cell>
          <table:table-cell table:number-columns-repeated="2" office:value-type="float" office:value="73447159" calcext:value-type="float">
            <text:p>73447159</text:p>
          </table:table-cell>
          <table:table-cell table:number-columns-repeated="3" office:value-type="float" office:value="73163559" calcext:value-type="float">
            <text:p>73163559</text:p>
          </table:table-cell>
          <table:table-cell table:number-columns-repeated="3" office:value-type="float" office:value="69902468" calcext:value-type="float">
            <text:p>69902468</text:p>
          </table:table-cell>
          <table:table-cell table:number-columns-repeated="2" office:value-type="float" office:value="67891459" calcext:value-type="float">
            <text:p>67891459</text:p>
          </table:table-cell>
          <table:table-cell table:number-columns-repeated="2" office:value-type="float" office:value="64561451" calcext:value-type="float">
            <text:p>64561451</text:p>
          </table:table-cell>
          <table:table-cell table:number-columns-repeated="3" office:value-type="float" office:value="63570759" calcext:value-type="float">
            <text:p>63570759</text:p>
          </table:table-cell>
          <table:table-cell table:number-columns-repeated="2" office:value-type="float" office:value="59504842" calcext:value-type="float">
            <text:p>59504842</text:p>
          </table:table-cell>
          <table:table-cell table:number-columns-repeated="2" office:value-type="float" office:value="58522401" calcext:value-type="float">
            <text:p>58522401</text:p>
          </table:table-cell>
          <table:table-cell table:number-columns-repeated="2" office:value-type="float" office:value="56446370" calcext:value-type="float">
            <text:p>56446370</text:p>
          </table:table-cell>
          <table:table-cell table:number-columns-repeated="2" office:value-type="float" office:value="56238223" calcext:value-type="float">
            <text:p>56238223</text:p>
          </table:table-cell>
          <table:table-cell table:number-columns-repeated="2" office:value-type="float" office:value="47137450" calcext:value-type="float">
            <text:p>47137450</text:p>
          </table:table-cell>
          <table:table-cell table:number-columns-repeated="2" office:value-type="float" office:value="46623605" calcext:value-type="float">
            <text:p>46623605</text:p>
          </table:table-cell>
          <table:table-cell office:value-type="float" office:value="42941377" calcext:value-type="float">
            <text:p>42941377</text:p>
          </table:table-cell>
          <table:table-cell table:number-columns-repeated="2" office:value-type="float" office:value="41638787" calcext:value-type="float">
            <text:p>41638787</text:p>
          </table:table-cell>
          <table:table-cell office:value-type="float" office:value="39847058" calcext:value-type="float">
            <text:p>39847058</text:p>
          </table:table-cell>
          <table:table-cell table:number-columns-repeated="2" office:value-type="float" office:value="38756478" calcext:value-type="float">
            <text:p>38756478</text:p>
          </table:table-cell>
          <table:table-cell office:value-type="float" office:value="36257446" calcext:value-type="float">
            <text:p>36257446</text:p>
          </table:table-cell>
          <table:table-cell office:value-type="float" office:value="35383034" calcext:value-type="float">
            <text:p>35383034</text:p>
          </table:table-cell>
          <table:table-cell table:number-columns-repeated="2" office:value-type="float" office:value="30230434" calcext:value-type="float">
            <text:p>30230434</text:p>
          </table:table-cell>
          <table:table-cell office:value-type="float" office:value="27604829" calcext:value-type="float">
            <text:p>27604829</text:p>
          </table:table-cell>
          <table:table-cell office:value-type="float" office:value="27188469" calcext:value-type="float">
            <text:p>27188469</text:p>
          </table:table-cell>
          <table:table-cell office:value-type="float" office:value="26320046" calcext:value-type="float">
            <text:p>26320046</text:p>
          </table:table-cell>
          <table:table-cell office:value-type="float" office:value="26129327" calcext:value-type="float">
            <text:p>26129327</text:p>
          </table:table-cell>
          <table:table-cell office:value-type="float" office:value="26005022" calcext:value-type="float">
            <text:p>26005022</text:p>
          </table:table-cell>
          <table:table-cell office:value-type="float" office:value="25040246" calcext:value-type="float">
            <text:p>25040246</text:p>
          </table:table-cell>
          <table:table-cell office:value-type="float" office:value="24867152" calcext:value-type="float">
            <text:p>24867152</text:p>
          </table:table-cell>
          <table:table-cell office:value-type="float" office:value="24777241" calcext:value-type="float">
            <text:p>24777241</text:p>
          </table:table-cell>
          <table:table-cell office:value-type="float" office:value="24722254" calcext:value-type="float">
            <text:p>24722254</text:p>
          </table:table-cell>
          <table:table-cell office:value-type="float" office:value="23975179" calcext:value-type="float">
            <text:p>23975179</text:p>
          </table:table-cell>
          <table:table-cell office:value-type="float" office:value="23952741" calcext:value-type="float">
            <text:p>23952741</text:p>
          </table:table-cell>
          <table:table-cell office:value-type="float" office:value="23578163" calcext:value-type="float">
            <text:p>23578163</text:p>
          </table:table-cell>
          <table:table-cell office:value-type="float" office:value="23343626" calcext:value-type="float">
            <text:p>23343626</text:p>
          </table:table-cell>
          <table:table-cell office:value-type="float" office:value="23169418" calcext:value-type="float">
            <text:p>23169418</text:p>
          </table:table-cell>
          <table:table-cell office:value-type="float" office:value="21785933" calcext:value-type="float">
            <text:p>21785933</text:p>
          </table:table-cell>
          <table:table-cell office:value-type="float" office:value="21739404" calcext:value-type="float">
            <text:p>21739404</text:p>
          </table:table-cell>
          <table:table-cell office:value-type="float" office:value="21337030" calcext:value-type="float">
            <text:p>21337030</text:p>
          </table:table-cell>
          <table:table-cell office:value-type="float" office:value="19351137" calcext:value-type="float">
            <text:p>19351137</text:p>
          </table:table-cell>
          <table:table-cell office:value-type="float" office:value="19065086" calcext:value-type="float">
            <text:p>19065086</text:p>
          </table:table-cell>
          <table:table-cell office:value-type="float" office:value="18544197" calcext:value-type="float">
            <text:p>18544197</text:p>
          </table:table-cell>
          <table:table-cell office:value-type="float" office:value="17396971" calcext:value-type="float">
            <text:p>17396971</text:p>
          </table:table-cell>
          <table:table-cell office:value-type="float" office:value="16974156" calcext:value-type="float">
            <text:p>16974156</text:p>
          </table:table-cell>
          <table:table-cell office:value-type="float" office:value="16763310" calcext:value-type="float">
            <text:p>16763310</text:p>
          </table:table-cell>
          <table:table-cell office:value-type="float" office:value="16237159" calcext:value-type="float">
            <text:p>16237159</text:p>
          </table:table-cell>
          <table:table-cell office:value-type="float" office:value="16022138" calcext:value-type="float">
            <text:p>16022138</text:p>
          </table:table-cell>
          <table:table-cell office:value-type="float" office:value="15893951" calcext:value-type="float">
            <text:p>15893951</text:p>
          </table:table-cell>
          <table:table-cell office:value-type="float" office:value="15284081" calcext:value-type="float">
            <text:p>15284081</text:p>
          </table:table-cell>
          <table:table-cell office:value-type="float" office:value="14859189" calcext:value-type="float">
            <text:p>14859189</text:p>
          </table:table-cell>
          <table:table-cell office:value-type="float" office:value="14451991" calcext:value-type="float">
            <text:p>14451991</text:p>
          </table:table-cell>
          <table:table-cell office:value-type="float" office:value="13962199" calcext:value-type="float">
            <text:p>13962199</text:p>
          </table:table-cell>
          <table:table-cell office:value-type="float" office:value="13908343" calcext:value-type="float">
            <text:p>13908343</text:p>
          </table:table-cell>
          <table:table-cell office:value-type="float" office:value="13631395" calcext:value-type="float">
            <text:p>13631395</text:p>
          </table:table-cell>
          <table:table-cell office:value-type="float" office:value="12824267" calcext:value-type="float">
            <text:p>12824267</text:p>
          </table:table-cell>
          <table:table-cell office:value-type="float" office:value="12052351" calcext:value-type="float">
            <text:p>12052351</text:p>
          </table:table-cell>
          <table:table-cell office:value-type="float" office:value="11438396" calcext:value-type="float">
            <text:p>11438396</text:p>
          </table:table-cell>
          <table:table-cell office:value-type="float" office:value="10600721" calcext:value-type="float">
            <text:p>10600721</text:p>
          </table:table-cell>
          <table:table-cell office:value-type="float" office:value="9116204" calcext:value-type="float">
            <text:p>9116204</text:p>
          </table:table-cell>
          <table:table-cell office:value-type="float" office:value="8447259" calcext:value-type="float">
            <text:p>8447259</text:p>
          </table:table-cell>
          <table:table-cell office:value-type="float" office:value="7945152" calcext:value-type="float">
            <text:p>7945152</text:p>
          </table:table-cell>
          <table:table-cell office:value-type="float" office:value="6999018" calcext:value-type="float">
            <text:p>6999018</text:p>
          </table:table-cell>
          <table:table-cell office:value-type="float" office:value="6402505" calcext:value-type="float">
            <text:p>6402505</text:p>
          </table:table-cell>
          <table:table-cell office:value-type="float" office:value="5743437" calcext:value-type="float">
            <text:p>5743437</text:p>
          </table:table-cell>
          <table:table-cell office:value-type="float" office:value="5136000" calcext:value-type="float">
            <text:p>5136000</text:p>
          </table:table-cell>
          <table:table-cell office:value-type="float" office:value="4733007" calcext:value-type="float">
            <text:p>4733007</text:p>
          </table:table-cell>
          <table:table-cell office:value-type="float" office:value="4235597" calcext:value-type="float">
            <text:p>4235597</text:p>
          </table:table-cell>
          <table:table-cell office:value-type="float" office:value="3528848" calcext:value-type="float">
            <text:p>3528848</text:p>
          </table:table-cell>
          <table:table-cell office:value-type="float" office:value="3329964" calcext:value-type="float">
            <text:p>3329964</text:p>
          </table:table-cell>
          <table:table-cell office:value-type="float" office:value="2901199" calcext:value-type="float">
            <text:p>2901199</text:p>
          </table:table-cell>
          <table:table-cell office:value-type="float" office:value="2602399" calcext:value-type="float">
            <text:p>2602399</text:p>
          </table:table-cell>
          <table:table-cell office:value-type="float" office:value="2276946" calcext:value-type="float">
            <text:p>2276946</text:p>
          </table:table-cell>
          <table:table-cell office:value-type="float" office:value="2009976" calcext:value-type="float">
            <text:p>2009976</text:p>
          </table:table-cell>
          <table:table-cell office:value-type="float" office:value="1665523" calcext:value-type="float">
            <text:p>1665523</text:p>
          </table:table-cell>
          <table:table-cell office:value-type="float" office:value="1325520" calcext:value-type="float">
            <text:p>1325520</text:p>
          </table:table-cell>
          <table:table-cell office:value-type="float" office:value="859712" calcext:value-type="float">
            <text:p>859712</text:p>
          </table:table-cell>
          <table:table-cell office:value-type="float" office:value="504405" calcext:value-type="float">
            <text:p>504405</text:p>
          </table:table-cell>
          <table:table-cell office:value-type="float" office:value="260107" calcext:value-type="float">
            <text:p>260107</text:p>
          </table:table-cell>
          <table:table-cell office:value-type="float" office:value="102798" calcext:value-type="float">
            <text:p>102798</text:p>
          </table:table-cell>
          <table:table-cell office:value-type="float" office:value="57677" calcext:value-type="float">
            <text:p>57677</text:p>
          </table:table-cell>
          <table:table-cell office:value-type="float" office:value="38497" calcext:value-type="float">
            <text:p>38497</text:p>
          </table:table-cell>
          <table:table-cell office:value-type="float" office:value="26392" calcext:value-type="float">
            <text:p>26392</text:p>
          </table:table-cell>
          <table:table-cell office:value-type="float" office:value="17286" calcext:value-type="float">
            <text:p>17286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string" calcext:value-type="string">
            <text:p>Mother wtdbg2</text:p>
          </table:table-cell>
          <table:table-cell table:number-columns-repeated="3" office:value-type="float" office:value="106352596" calcext:value-type="float">
            <text:p>106352596</text:p>
          </table:table-cell>
          <table:table-cell table:number-columns-repeated="3" office:value-type="float" office:value="76315117" calcext:value-type="float">
            <text:p>76315117</text:p>
          </table:table-cell>
          <table:table-cell table:number-columns-repeated="3" office:value-type="float" office:value="64553955" calcext:value-type="float">
            <text:p>64553955</text:p>
          </table:table-cell>
          <table:table-cell table:number-columns-repeated="2" office:value-type="float" office:value="60895652" calcext:value-type="float">
            <text:p>60895652</text:p>
          </table:table-cell>
          <table:table-cell table:number-columns-repeated="2" office:value-type="float" office:value="58769978" calcext:value-type="float">
            <text:p>58769978</text:p>
          </table:table-cell>
          <table:table-cell table:number-columns-repeated="2" office:value-type="float" office:value="58267930" calcext:value-type="float">
            <text:p>58267930</text:p>
          </table:table-cell>
          <table:table-cell table:number-columns-repeated="2" office:value-type="float" office:value="56274319" calcext:value-type="float">
            <text:p>56274319</text:p>
          </table:table-cell>
          <table:table-cell table:number-columns-repeated="2" office:value-type="float" office:value="47243546" calcext:value-type="float">
            <text:p>47243546</text:p>
          </table:table-cell>
          <table:table-cell table:number-columns-repeated="2" office:value-type="float" office:value="44852319" calcext:value-type="float">
            <text:p>44852319</text:p>
          </table:table-cell>
          <table:table-cell office:value-type="float" office:value="42262407" calcext:value-type="float">
            <text:p>42262407</text:p>
          </table:table-cell>
          <table:table-cell table:number-columns-repeated="2" office:value-type="float" office:value="41342227" calcext:value-type="float">
            <text:p>41342227</text:p>
          </table:table-cell>
          <table:table-cell office:value-type="float" office:value="39833260" calcext:value-type="float">
            <text:p>39833260</text:p>
          </table:table-cell>
          <table:table-cell table:number-columns-repeated="2" office:value-type="float" office:value="38106111" calcext:value-type="float">
            <text:p>38106111</text:p>
          </table:table-cell>
          <table:table-cell office:value-type="float" office:value="36968939" calcext:value-type="float">
            <text:p>36968939</text:p>
          </table:table-cell>
          <table:table-cell office:value-type="float" office:value="36714685" calcext:value-type="float">
            <text:p>36714685</text:p>
          </table:table-cell>
          <table:table-cell table:number-columns-repeated="2" office:value-type="float" office:value="34660913" calcext:value-type="float">
            <text:p>34660913</text:p>
          </table:table-cell>
          <table:table-cell office:value-type="float" office:value="32722365" calcext:value-type="float">
            <text:p>32722365</text:p>
          </table:table-cell>
          <table:table-cell office:value-type="float" office:value="32649922" calcext:value-type="float">
            <text:p>32649922</text:p>
          </table:table-cell>
          <table:table-cell office:value-type="float" office:value="32345710" calcext:value-type="float">
            <text:p>32345710</text:p>
          </table:table-cell>
          <table:table-cell table:number-columns-repeated="2" office:value-type="float" office:value="31689890" calcext:value-type="float">
            <text:p>31689890</text:p>
          </table:table-cell>
          <table:table-cell office:value-type="float" office:value="31437444" calcext:value-type="float">
            <text:p>31437444</text:p>
          </table:table-cell>
          <table:table-cell office:value-type="float" office:value="31345135" calcext:value-type="float">
            <text:p>31345135</text:p>
          </table:table-cell>
          <table:table-cell office:value-type="float" office:value="30097433" calcext:value-type="float">
            <text:p>30097433</text:p>
          </table:table-cell>
          <table:table-cell office:value-type="float" office:value="29040384" calcext:value-type="float">
            <text:p>29040384</text:p>
          </table:table-cell>
          <table:table-cell office:value-type="float" office:value="28856985" calcext:value-type="float">
            <text:p>28856985</text:p>
          </table:table-cell>
          <table:table-cell office:value-type="float" office:value="28571312" calcext:value-type="float">
            <text:p>28571312</text:p>
          </table:table-cell>
          <table:table-cell office:value-type="float" office:value="28480008" calcext:value-type="float">
            <text:p>28480008</text:p>
          </table:table-cell>
          <table:table-cell office:value-type="float" office:value="26791142" calcext:value-type="float">
            <text:p>26791142</text:p>
          </table:table-cell>
          <table:table-cell office:value-type="float" office:value="26076322" calcext:value-type="float">
            <text:p>26076322</text:p>
          </table:table-cell>
          <table:table-cell office:value-type="float" office:value="25287708" calcext:value-type="float">
            <text:p>25287708</text:p>
          </table:table-cell>
          <table:table-cell office:value-type="float" office:value="24828752" calcext:value-type="float">
            <text:p>24828752</text:p>
          </table:table-cell>
          <table:table-cell office:value-type="float" office:value="24109885" calcext:value-type="float">
            <text:p>24109885</text:p>
          </table:table-cell>
          <table:table-cell office:value-type="float" office:value="23915206" calcext:value-type="float">
            <text:p>23915206</text:p>
          </table:table-cell>
          <table:table-cell office:value-type="float" office:value="23770100" calcext:value-type="float">
            <text:p>23770100</text:p>
          </table:table-cell>
          <table:table-cell office:value-type="float" office:value="23061806" calcext:value-type="float">
            <text:p>23061806</text:p>
          </table:table-cell>
          <table:table-cell office:value-type="float" office:value="22688862" calcext:value-type="float">
            <text:p>22688862</text:p>
          </table:table-cell>
          <table:table-cell office:value-type="float" office:value="22425646" calcext:value-type="float">
            <text:p>22425646</text:p>
          </table:table-cell>
          <table:table-cell office:value-type="float" office:value="22319388" calcext:value-type="float">
            <text:p>22319388</text:p>
          </table:table-cell>
          <table:table-cell office:value-type="float" office:value="21905163" calcext:value-type="float">
            <text:p>21905163</text:p>
          </table:table-cell>
          <table:table-cell office:value-type="float" office:value="21621515" calcext:value-type="float">
            <text:p>21621515</text:p>
          </table:table-cell>
          <table:table-cell office:value-type="float" office:value="20937602" calcext:value-type="float">
            <text:p>20937602</text:p>
          </table:table-cell>
          <table:table-cell office:value-type="float" office:value="20743875" calcext:value-type="float">
            <text:p>20743875</text:p>
          </table:table-cell>
          <table:table-cell office:value-type="float" office:value="19684947" calcext:value-type="float">
            <text:p>19684947</text:p>
          </table:table-cell>
          <table:table-cell office:value-type="float" office:value="18209402" calcext:value-type="float">
            <text:p>18209402</text:p>
          </table:table-cell>
          <table:table-cell office:value-type="float" office:value="18040748" calcext:value-type="float">
            <text:p>18040748</text:p>
          </table:table-cell>
          <table:table-cell office:value-type="float" office:value="16417988" calcext:value-type="float">
            <text:p>16417988</text:p>
          </table:table-cell>
          <table:table-cell office:value-type="float" office:value="15816608" calcext:value-type="float">
            <text:p>15816608</text:p>
          </table:table-cell>
          <table:table-cell office:value-type="float" office:value="15795158" calcext:value-type="float">
            <text:p>15795158</text:p>
          </table:table-cell>
          <table:table-cell office:value-type="float" office:value="14901674" calcext:value-type="float">
            <text:p>14901674</text:p>
          </table:table-cell>
          <table:table-cell office:value-type="float" office:value="14158389" calcext:value-type="float">
            <text:p>14158389</text:p>
          </table:table-cell>
          <table:table-cell office:value-type="float" office:value="13825040" calcext:value-type="float">
            <text:p>13825040</text:p>
          </table:table-cell>
          <table:table-cell office:value-type="float" office:value="13644527" calcext:value-type="float">
            <text:p>13644527</text:p>
          </table:table-cell>
          <table:table-cell office:value-type="float" office:value="12571373" calcext:value-type="float">
            <text:p>12571373</text:p>
          </table:table-cell>
          <table:table-cell office:value-type="float" office:value="12039665" calcext:value-type="float">
            <text:p>12039665</text:p>
          </table:table-cell>
          <table:table-cell office:value-type="float" office:value="11866829" calcext:value-type="float">
            <text:p>11866829</text:p>
          </table:table-cell>
          <table:table-cell office:value-type="float" office:value="10988939" calcext:value-type="float">
            <text:p>10988939</text:p>
          </table:table-cell>
          <table:table-cell office:value-type="float" office:value="10428642" calcext:value-type="float">
            <text:p>10428642</text:p>
          </table:table-cell>
          <table:table-cell office:value-type="float" office:value="9362125" calcext:value-type="float">
            <text:p>9362125</text:p>
          </table:table-cell>
          <table:table-cell office:value-type="float" office:value="8896431" calcext:value-type="float">
            <text:p>8896431</text:p>
          </table:table-cell>
          <table:table-cell office:value-type="float" office:value="8323765" calcext:value-type="float">
            <text:p>8323765</text:p>
          </table:table-cell>
          <table:table-cell office:value-type="float" office:value="7079155" calcext:value-type="float">
            <text:p>7079155</text:p>
          </table:table-cell>
          <table:table-cell office:value-type="float" office:value="6836983" calcext:value-type="float">
            <text:p>6836983</text:p>
          </table:table-cell>
          <table:table-cell office:value-type="float" office:value="6213480" calcext:value-type="float">
            <text:p>6213480</text:p>
          </table:table-cell>
          <table:table-cell office:value-type="float" office:value="5833398" calcext:value-type="float">
            <text:p>5833398</text:p>
          </table:table-cell>
          <table:table-cell office:value-type="float" office:value="5141918" calcext:value-type="float">
            <text:p>5141918</text:p>
          </table:table-cell>
          <table:table-cell office:value-type="float" office:value="4963067" calcext:value-type="float">
            <text:p>4963067</text:p>
          </table:table-cell>
          <table:table-cell office:value-type="float" office:value="4588545" calcext:value-type="float">
            <text:p>4588545</text:p>
          </table:table-cell>
          <table:table-cell office:value-type="float" office:value="4222430" calcext:value-type="float">
            <text:p>4222430</text:p>
          </table:table-cell>
          <table:table-cell office:value-type="float" office:value="3587762" calcext:value-type="float">
            <text:p>3587762</text:p>
          </table:table-cell>
          <table:table-cell office:value-type="float" office:value="3211023" calcext:value-type="float">
            <text:p>3211023</text:p>
          </table:table-cell>
          <table:table-cell office:value-type="float" office:value="2835245" calcext:value-type="float">
            <text:p>2835245</text:p>
          </table:table-cell>
          <table:table-cell office:value-type="float" office:value="2187607" calcext:value-type="float">
            <text:p>2187607</text:p>
          </table:table-cell>
          <table:table-cell office:value-type="float" office:value="1771498" calcext:value-type="float">
            <text:p>1771498</text:p>
          </table:table-cell>
          <table:table-cell office:value-type="float" office:value="1397755" calcext:value-type="float">
            <text:p>1397755</text:p>
          </table:table-cell>
          <table:table-cell office:value-type="float" office:value="1146885" calcext:value-type="float">
            <text:p>1146885</text:p>
          </table:table-cell>
          <table:table-cell office:value-type="float" office:value="773814" calcext:value-type="float">
            <text:p>773814</text:p>
          </table:table-cell>
          <table:table-cell office:value-type="float" office:value="476296" calcext:value-type="float">
            <text:p>476296</text:p>
          </table:table-cell>
          <table:table-cell office:value-type="float" office:value="166601" calcext:value-type="float">
            <text:p>166601</text:p>
          </table:table-cell>
          <table:table-cell office:value-type="float" office:value="82964" calcext:value-type="float">
            <text:p>82964</text:p>
          </table:table-cell>
          <table:table-cell office:value-type="float" office:value="52858" calcext:value-type="float">
            <text:p>52858</text:p>
          </table:table-cell>
          <table:table-cell office:value-type="float" office:value="37700" calcext:value-type="float">
            <text:p>37700</text:p>
          </table:table-cell>
          <table:table-cell office:value-type="float" office:value="27474" calcext:value-type="float">
            <text:p>27474</text:p>
          </table:table-cell>
          <table:table-cell office:value-type="float" office:value="19503" calcext:value-type="float">
            <text:p>19503</text:p>
          </table:table-cell>
        </table:table-row>
        <table:table-row table:style-name="ro1">
          <table:table-cell office:value-type="string" calcext:value-type="string">
            <text:p>Offspring wtdbg2</text:p>
          </table:table-cell>
          <table:table-cell table:number-columns-repeated="2" office:value-type="float" office:value="70660114" calcext:value-type="float">
            <text:p>70660114</text:p>
          </table:table-cell>
          <table:table-cell table:number-columns-repeated="3" office:value-type="float" office:value="68172670" calcext:value-type="float">
            <text:p>68172670</text:p>
          </table:table-cell>
          <table:table-cell table:number-columns-repeated="2" office:value-type="float" office:value="64479263" calcext:value-type="float">
            <text:p>64479263</text:p>
          </table:table-cell>
          <table:table-cell table:number-columns-repeated="2" office:value-type="float" office:value="58727374" calcext:value-type="float">
            <text:p>58727374</text:p>
          </table:table-cell>
          <table:table-cell table:number-columns-repeated="2" office:value-type="float" office:value="58012523" calcext:value-type="float">
            <text:p>58012523</text:p>
          </table:table-cell>
          <table:table-cell table:number-columns-repeated="2" office:value-type="float" office:value="55856493" calcext:value-type="float">
            <text:p>55856493</text:p>
          </table:table-cell>
          <table:table-cell table:number-columns-repeated="2" office:value-type="float" office:value="50390664" calcext:value-type="float">
            <text:p>50390664</text:p>
          </table:table-cell>
          <table:table-cell table:number-columns-repeated="2" office:value-type="float" office:value="45411727" calcext:value-type="float">
            <text:p>45411727</text:p>
          </table:table-cell>
          <table:table-cell table:number-columns-repeated="2" office:value-type="float" office:value="44601496" calcext:value-type="float">
            <text:p>44601496</text:p>
          </table:table-cell>
          <table:table-cell office:value-type="float" office:value="43834726" calcext:value-type="float">
            <text:p>43834726</text:p>
          </table:table-cell>
          <table:table-cell table:number-columns-repeated="2" office:value-type="float" office:value="41974199" calcext:value-type="float">
            <text:p>41974199</text:p>
          </table:table-cell>
          <table:table-cell office:value-type="float" office:value="41811592" calcext:value-type="float">
            <text:p>41811592</text:p>
          </table:table-cell>
          <table:table-cell table:number-columns-repeated="2" office:value-type="float" office:value="40816280" calcext:value-type="float">
            <text:p>40816280</text:p>
          </table:table-cell>
          <table:table-cell office:value-type="float" office:value="40431968" calcext:value-type="float">
            <text:p>40431968</text:p>
          </table:table-cell>
          <table:table-cell table:number-columns-repeated="2" office:value-type="float" office:value="39737951" calcext:value-type="float">
            <text:p>39737951</text:p>
          </table:table-cell>
          <table:table-cell office:value-type="float" office:value="38485726" calcext:value-type="float">
            <text:p>38485726</text:p>
          </table:table-cell>
          <table:table-cell table:number-columns-repeated="2" office:value-type="float" office:value="38383710" calcext:value-type="float">
            <text:p>38383710</text:p>
          </table:table-cell>
          <table:table-cell office:value-type="float" office:value="38023865" calcext:value-type="float">
            <text:p>38023865</text:p>
          </table:table-cell>
          <table:table-cell office:value-type="float" office:value="37451564" calcext:value-type="float">
            <text:p>37451564</text:p>
          </table:table-cell>
          <table:table-cell table:number-columns-repeated="2" office:value-type="float" office:value="37282502" calcext:value-type="float">
            <text:p>37282502</text:p>
          </table:table-cell>
          <table:table-cell office:value-type="float" office:value="32797450" calcext:value-type="float">
            <text:p>32797450</text:p>
          </table:table-cell>
          <table:table-cell office:value-type="float" office:value="30857572" calcext:value-type="float">
            <text:p>30857572</text:p>
          </table:table-cell>
          <table:table-cell office:value-type="float" office:value="30150024" calcext:value-type="float">
            <text:p>30150024</text:p>
          </table:table-cell>
          <table:table-cell office:value-type="float" office:value="29917895" calcext:value-type="float">
            <text:p>29917895</text:p>
          </table:table-cell>
          <table:table-cell table:number-columns-repeated="2" office:value-type="float" office:value="29311419" calcext:value-type="float">
            <text:p>29311419</text:p>
          </table:table-cell>
          <table:table-cell office:value-type="float" office:value="29119091" calcext:value-type="float">
            <text:p>29119091</text:p>
          </table:table-cell>
          <table:table-cell office:value-type="float" office:value="28646922" calcext:value-type="float">
            <text:p>28646922</text:p>
          </table:table-cell>
          <table:table-cell office:value-type="float" office:value="28196972" calcext:value-type="float">
            <text:p>28196972</text:p>
          </table:table-cell>
          <table:table-cell office:value-type="float" office:value="27163599" calcext:value-type="float">
            <text:p>27163599</text:p>
          </table:table-cell>
          <table:table-cell office:value-type="float" office:value="26476850" calcext:value-type="float">
            <text:p>26476850</text:p>
          </table:table-cell>
          <table:table-cell office:value-type="float" office:value="24855471" calcext:value-type="float">
            <text:p>24855471</text:p>
          </table:table-cell>
          <table:table-cell office:value-type="float" office:value="24547333" calcext:value-type="float">
            <text:p>24547333</text:p>
          </table:table-cell>
          <table:table-cell office:value-type="float" office:value="23866941" calcext:value-type="float">
            <text:p>23866941</text:p>
          </table:table-cell>
          <table:table-cell office:value-type="float" office:value="23641545" calcext:value-type="float">
            <text:p>23641545</text:p>
          </table:table-cell>
          <table:table-cell office:value-type="float" office:value="22637589" calcext:value-type="float">
            <text:p>22637589</text:p>
          </table:table-cell>
          <table:table-cell office:value-type="float" office:value="22347164" calcext:value-type="float">
            <text:p>22347164</text:p>
          </table:table-cell>
          <table:table-cell office:value-type="float" office:value="21882432" calcext:value-type="float">
            <text:p>21882432</text:p>
          </table:table-cell>
          <table:table-cell office:value-type="float" office:value="19959208" calcext:value-type="float">
            <text:p>19959208</text:p>
          </table:table-cell>
          <table:table-cell office:value-type="float" office:value="19801307" calcext:value-type="float">
            <text:p>19801307</text:p>
          </table:table-cell>
          <table:table-cell office:value-type="float" office:value="19279655" calcext:value-type="float">
            <text:p>19279655</text:p>
          </table:table-cell>
          <table:table-cell office:value-type="float" office:value="18227146" calcext:value-type="float">
            <text:p>18227146</text:p>
          </table:table-cell>
          <table:table-cell office:value-type="float" office:value="18162762" calcext:value-type="float">
            <text:p>18162762</text:p>
          </table:table-cell>
          <table:table-cell office:value-type="float" office:value="16813681" calcext:value-type="float">
            <text:p>16813681</text:p>
          </table:table-cell>
          <table:table-cell office:value-type="float" office:value="16537409" calcext:value-type="float">
            <text:p>16537409</text:p>
          </table:table-cell>
          <table:table-cell office:value-type="float" office:value="15441178" calcext:value-type="float">
            <text:p>15441178</text:p>
          </table:table-cell>
          <table:table-cell office:value-type="float" office:value="14848457" calcext:value-type="float">
            <text:p>14848457</text:p>
          </table:table-cell>
          <table:table-cell office:value-type="float" office:value="14117999" calcext:value-type="float">
            <text:p>14117999</text:p>
          </table:table-cell>
          <table:table-cell office:value-type="float" office:value="13884331" calcext:value-type="float">
            <text:p>13884331</text:p>
          </table:table-cell>
          <table:table-cell office:value-type="float" office:value="12777956" calcext:value-type="float">
            <text:p>12777956</text:p>
          </table:table-cell>
          <table:table-cell office:value-type="float" office:value="12285236" calcext:value-type="float">
            <text:p>12285236</text:p>
          </table:table-cell>
          <table:table-cell office:value-type="float" office:value="12090387" calcext:value-type="float">
            <text:p>12090387</text:p>
          </table:table-cell>
          <table:table-cell office:value-type="float" office:value="11960424" calcext:value-type="float">
            <text:p>11960424</text:p>
          </table:table-cell>
          <table:table-cell office:value-type="float" office:value="10870935" calcext:value-type="float">
            <text:p>10870935</text:p>
          </table:table-cell>
          <table:table-cell office:value-type="float" office:value="10058923" calcext:value-type="float">
            <text:p>10058923</text:p>
          </table:table-cell>
          <table:table-cell office:value-type="float" office:value="9056030" calcext:value-type="float">
            <text:p>9056030</text:p>
          </table:table-cell>
          <table:table-cell office:value-type="float" office:value="8445159" calcext:value-type="float">
            <text:p>8445159</text:p>
          </table:table-cell>
          <table:table-cell office:value-type="float" office:value="7354447" calcext:value-type="float">
            <text:p>7354447</text:p>
          </table:table-cell>
          <table:table-cell office:value-type="float" office:value="6913862" calcext:value-type="float">
            <text:p>6913862</text:p>
          </table:table-cell>
          <table:table-cell office:value-type="float" office:value="6727791" calcext:value-type="float">
            <text:p>6727791</text:p>
          </table:table-cell>
          <table:table-cell office:value-type="float" office:value="6434510" calcext:value-type="float">
            <text:p>6434510</text:p>
          </table:table-cell>
          <table:table-cell office:value-type="float" office:value="6312323" calcext:value-type="float">
            <text:p>6312323</text:p>
          </table:table-cell>
          <table:table-cell office:value-type="float" office:value="5979663" calcext:value-type="float">
            <text:p>5979663</text:p>
          </table:table-cell>
          <table:table-cell office:value-type="float" office:value="5527067" calcext:value-type="float">
            <text:p>5527067</text:p>
          </table:table-cell>
          <table:table-cell office:value-type="float" office:value="5284983" calcext:value-type="float">
            <text:p>5284983</text:p>
          </table:table-cell>
          <table:table-cell office:value-type="float" office:value="4814659" calcext:value-type="float">
            <text:p>4814659</text:p>
          </table:table-cell>
          <table:table-cell office:value-type="float" office:value="4541876" calcext:value-type="float">
            <text:p>4541876</text:p>
          </table:table-cell>
          <table:table-cell office:value-type="float" office:value="4076496" calcext:value-type="float">
            <text:p>4076496</text:p>
          </table:table-cell>
          <table:table-cell office:value-type="float" office:value="3626778" calcext:value-type="float">
            <text:p>3626778</text:p>
          </table:table-cell>
          <table:table-cell office:value-type="float" office:value="3271885" calcext:value-type="float">
            <text:p>3271885</text:p>
          </table:table-cell>
          <table:table-cell office:value-type="float" office:value="2945365" calcext:value-type="float">
            <text:p>2945365</text:p>
          </table:table-cell>
          <table:table-cell office:value-type="float" office:value="2483673" calcext:value-type="float">
            <text:p>2483673</text:p>
          </table:table-cell>
          <table:table-cell office:value-type="float" office:value="2223509" calcext:value-type="float">
            <text:p>2223509</text:p>
          </table:table-cell>
          <table:table-cell office:value-type="float" office:value="1792631" calcext:value-type="float">
            <text:p>1792631</text:p>
          </table:table-cell>
          <table:table-cell office:value-type="float" office:value="1533915" calcext:value-type="float">
            <text:p>1533915</text:p>
          </table:table-cell>
          <table:table-cell office:value-type="float" office:value="1267128" calcext:value-type="float">
            <text:p>1267128</text:p>
          </table:table-cell>
          <table:table-cell office:value-type="float" office:value="804518" calcext:value-type="float">
            <text:p>804518</text:p>
          </table:table-cell>
          <table:table-cell office:value-type="float" office:value="480610" calcext:value-type="float">
            <text:p>480610</text:p>
          </table:table-cell>
          <table:table-cell office:value-type="float" office:value="153628" calcext:value-type="float">
            <text:p>153628</text:p>
          </table:table-cell>
          <table:table-cell office:value-type="float" office:value="72885" calcext:value-type="float">
            <text:p>72885</text:p>
          </table:table-cell>
          <table:table-cell office:value-type="float" office:value="46624" calcext:value-type="float">
            <text:p>46624</text:p>
          </table:table-cell>
          <table:table-cell office:value-type="float" office:value="33711" calcext:value-type="float">
            <text:p>33711</text:p>
          </table:table-cell>
          <table:table-cell office:value-type="float" office:value="24137" calcext:value-type="float">
            <text:p>24137</text:p>
          </table:table-cell>
          <table:table-cell office:value-type="float" office:value="15383" calcext:value-type="float">
            <text:p>15383</text:p>
          </table:table-cell>
        </table:table-row>
        <table:table-row table:style-name="ro1">
          <table:table-cell office:value-type="string" calcext:value-type="string">
            <text:p>Offspring2_Simple consensus</text:p>
          </table:table-cell>
          <table:table-cell table:number-columns-repeated="5" office:value-type="float" office:value="158432916" calcext:value-type="float">
            <text:p>158432916</text:p>
          </table:table-cell>
          <table:table-cell table:number-columns-repeated="5" office:value-type="float" office:value="138626663" calcext:value-type="float">
            <text:p>138626663</text:p>
          </table:table-cell>
          <table:table-cell table:number-columns-repeated="5" office:value-type="float" office:value="124824225" calcext:value-type="float">
            <text:p>124824225</text:p>
          </table:table-cell>
          <table:table-cell table:number-columns-repeated="4" office:value-type="float" office:value="122947849" calcext:value-type="float">
            <text:p>122947849</text:p>
          </table:table-cell>
          <table:table-cell table:number-columns-repeated="4" office:value-type="float" office:value="118810076" calcext:value-type="float">
            <text:p>118810076</text:p>
          </table:table-cell>
          <table:table-cell table:number-columns-repeated="4" office:value-type="float" office:value="114946149" calcext:value-type="float">
            <text:p>114946149</text:p>
          </table:table-cell>
          <table:table-cell table:number-columns-repeated="4" office:value-type="float" office:value="114010472" calcext:value-type="float">
            <text:p>114010472</text:p>
          </table:table-cell>
          <table:table-cell table:number-columns-repeated="4" office:value-type="float" office:value="111084237" calcext:value-type="float">
            <text:p>111084237</text:p>
          </table:table-cell>
          <table:table-cell table:number-columns-repeated="4" office:value-type="float" office:value="110455934" calcext:value-type="float">
            <text:p>110455934</text:p>
          </table:table-cell>
          <table:table-cell table:number-columns-repeated="4" office:value-type="float" office:value="104374036" calcext:value-type="float">
            <text:p>104374036</text:p>
          </table:table-cell>
          <table:table-cell table:number-columns-repeated="3" office:value-type="float" office:value="92013210" calcext:value-type="float">
            <text:p>92013210</text:p>
          </table:table-cell>
          <table:table-cell table:number-columns-repeated="3" office:value-type="float" office:value="87697707" calcext:value-type="float">
            <text:p>87697707</text:p>
          </table:table-cell>
          <table:table-cell table:number-columns-repeated="4" office:value-type="float" office:value="86778592" calcext:value-type="float">
            <text:p>86778592</text:p>
          </table:table-cell>
          <table:table-cell table:number-columns-repeated="3" office:value-type="float" office:value="86634506" calcext:value-type="float">
            <text:p>86634506</text:p>
          </table:table-cell>
          <table:table-cell table:number-columns-repeated="3" office:value-type="float" office:value="84059894" calcext:value-type="float">
            <text:p>84059894</text:p>
          </table:table-cell>
          <table:table-cell table:number-columns-repeated="2" office:value-type="float" office:value="76672541" calcext:value-type="float">
            <text:p>76672541</text:p>
          </table:table-cell>
          <table:table-cell table:number-columns-repeated="3" office:value-type="float" office:value="71719019" calcext:value-type="float">
            <text:p>71719019</text:p>
          </table:table-cell>
          <table:table-cell table:number-columns-repeated="2" office:value-type="float" office:value="69737996" calcext:value-type="float">
            <text:p>69737996</text:p>
          </table:table-cell>
          <table:table-cell table:number-columns-repeated="3" office:value-type="float" office:value="68929445" calcext:value-type="float">
            <text:p>68929445</text:p>
          </table:table-cell>
          <table:table-cell table:number-columns-repeated="2" office:value-type="float" office:value="68517581" calcext:value-type="float">
            <text:p>68517581</text:p>
          </table:table-cell>
          <table:table-cell table:number-columns-repeated="3" office:value-type="float" office:value="68225796" calcext:value-type="float">
            <text:p>68225796</text:p>
          </table:table-cell>
          <table:table-cell table:number-columns-repeated="2" office:value-type="float" office:value="64228157" calcext:value-type="float">
            <text:p>64228157</text:p>
          </table:table-cell>
          <table:table-cell table:number-columns-repeated="2" office:value-type="float" office:value="61876999" calcext:value-type="float">
            <text:p>61876999</text:p>
          </table:table-cell>
          <table:table-cell table:number-columns-repeated="2" office:value-type="float" office:value="53841443" calcext:value-type="float">
            <text:p>53841443</text:p>
          </table:table-cell>
          <table:table-cell table:number-columns-repeated="2" office:value-type="float" office:value="53235364" calcext:value-type="float">
            <text:p>53235364</text:p>
          </table:table-cell>
          <table:table-cell table:number-columns-repeated="2" office:value-type="float" office:value="47285692" calcext:value-type="float">
            <text:p>47285692</text:p>
          </table:table-cell>
          <table:table-cell office:value-type="float" office:value="46911972" calcext:value-type="float">
            <text:p>46911972</text:p>
          </table:table-cell>
          <table:table-cell table:number-columns-repeated="2" office:value-type="float" office:value="46804439" calcext:value-type="float">
            <text:p>46804439</text:p>
          </table:table-cell>
          <table:table-cell office:value-type="float" office:value="36044365" calcext:value-type="float">
            <text:p>36044365</text:p>
          </table:table-cell>
          <table:table-cell table:number-columns-repeated="2" office:value-type="float" office:value="31758825" calcext:value-type="float">
            <text:p>31758825</text:p>
          </table:table-cell>
          <table:table-cell office:value-type="float" office:value="22014381" calcext:value-type="float">
            <text:p>22014381</text:p>
          </table:table-cell>
          <table:table-cell office:value-type="float" office:value="20177491" calcext:value-type="float">
            <text:p>20177491</text:p>
          </table:table-cell>
          <table:table-cell office:value-type="float" office:value="18155356" calcext:value-type="float">
            <text:p>18155356</text:p>
          </table:table-cell>
          <table:table-cell office:value-type="float" office:value="16043767" calcext:value-type="float">
            <text:p>16043767</text:p>
          </table:table-cell>
          <table:table-cell office:value-type="float" office:value="12357507" calcext:value-type="float">
            <text:p>12357507</text:p>
          </table:table-cell>
          <table:table-cell office:value-type="float" office:value="12025120" calcext:value-type="float">
            <text:p>12025120</text:p>
          </table:table-cell>
          <table:table-cell office:value-type="float" office:value="7455632" calcext:value-type="float">
            <text:p>7455632</text:p>
          </table:table-cell>
          <table:table-cell office:value-type="float" office:value="6765691" calcext:value-type="float">
            <text:p>6765691</text:p>
          </table:table-cell>
          <table:table-cell office:value-type="float" office:value="5457176" calcext:value-type="float">
            <text:p>5457176</text:p>
          </table:table-cell>
        </table:table-row>
        <table:table-row table:style-name="ro1">
          <table:table-cell office:value-type="string" calcext:value-type="string">
            <text:p>Offspring2_Simple hap1</text:p>
          </table:table-cell>
          <table:table-cell table:number-columns-repeated="5" office:value-type="float" office:value="158432916" calcext:value-type="float">
            <text:p>158432916</text:p>
          </table:table-cell>
          <table:table-cell table:number-columns-repeated="5" office:value-type="float" office:value="137123040" calcext:value-type="float">
            <text:p>137123040</text:p>
          </table:table-cell>
          <table:table-cell table:number-columns-repeated="4" office:value-type="float" office:value="118810076" calcext:value-type="float">
            <text:p>118810076</text:p>
          </table:table-cell>
          <table:table-cell table:number-columns-repeated="4" office:value-type="float" office:value="114562576" calcext:value-type="float">
            <text:p>114562576</text:p>
          </table:table-cell>
          <table:table-cell table:number-columns-repeated="4" office:value-type="float" office:value="111084237" calcext:value-type="float">
            <text:p>111084237</text:p>
          </table:table-cell>
          <table:table-cell table:number-columns-repeated="4" office:value-type="float" office:value="104474940" calcext:value-type="float">
            <text:p>104474940</text:p>
          </table:table-cell>
          <table:table-cell table:number-columns-repeated="4" office:value-type="float" office:value="99430454" calcext:value-type="float">
            <text:p>99430454</text:p>
          </table:table-cell>
          <table:table-cell table:number-columns-repeated="3" office:value-type="float" office:value="96627820" calcext:value-type="float">
            <text:p>96627820</text:p>
          </table:table-cell>
          <table:table-cell table:number-columns-repeated="3" office:value-type="float" office:value="93435072" calcext:value-type="float">
            <text:p>93435072</text:p>
          </table:table-cell>
          <table:table-cell table:number-columns-repeated="4" office:value-type="float" office:value="92013210" calcext:value-type="float">
            <text:p>92013210</text:p>
          </table:table-cell>
          <table:table-cell table:number-columns-repeated="3" office:value-type="float" office:value="87426916" calcext:value-type="float">
            <text:p>87426916</text:p>
          </table:table-cell>
          <table:table-cell table:number-columns-repeated="3" office:value-type="float" office:value="86778592" calcext:value-type="float">
            <text:p>86778592</text:p>
          </table:table-cell>
          <table:table-cell table:number-columns-repeated="3" office:value-type="float" office:value="84714934" calcext:value-type="float">
            <text:p>84714934</text:p>
          </table:table-cell>
          <table:table-cell table:number-columns-repeated="3" office:value-type="float" office:value="81374089" calcext:value-type="float">
            <text:p>81374089</text:p>
          </table:table-cell>
          <table:table-cell table:number-columns-repeated="3" office:value-type="float" office:value="79560950" calcext:value-type="float">
            <text:p>79560950</text:p>
          </table:table-cell>
          <table:table-cell table:number-columns-repeated="2" office:value-type="float" office:value="73598770" calcext:value-type="float">
            <text:p>73598770</text:p>
          </table:table-cell>
          <table:table-cell table:number-columns-repeated="3" office:value-type="float" office:value="71719019" calcext:value-type="float">
            <text:p>71719019</text:p>
          </table:table-cell>
          <table:table-cell table:number-columns-repeated="2" office:value-type="float" office:value="69737998" calcext:value-type="float">
            <text:p>69737998</text:p>
          </table:table-cell>
          <table:table-cell table:number-columns-repeated="3" office:value-type="float" office:value="68929445" calcext:value-type="float">
            <text:p>68929445</text:p>
          </table:table-cell>
          <table:table-cell table:number-columns-repeated="2" office:value-type="float" office:value="68517581" calcext:value-type="float">
            <text:p>68517581</text:p>
          </table:table-cell>
          <table:table-cell table:number-columns-repeated="3" office:value-type="float" office:value="67151771" calcext:value-type="float">
            <text:p>67151771</text:p>
          </table:table-cell>
          <table:table-cell table:number-columns-repeated="2" office:value-type="float" office:value="62608346" calcext:value-type="float">
            <text:p>62608346</text:p>
          </table:table-cell>
          <table:table-cell table:number-columns-repeated="2" office:value-type="float" office:value="60846441" calcext:value-type="float">
            <text:p>60846441</text:p>
          </table:table-cell>
          <table:table-cell table:number-columns-repeated="2" office:value-type="float" office:value="53238488" calcext:value-type="float">
            <text:p>53238488</text:p>
          </table:table-cell>
          <table:table-cell table:number-columns-repeated="2" office:value-type="float" office:value="53235364" calcext:value-type="float">
            <text:p>53235364</text:p>
          </table:table-cell>
          <table:table-cell table:number-columns-repeated="2" office:value-type="float" office:value="46911972" calcext:value-type="float">
            <text:p>46911972</text:p>
          </table:table-cell>
          <table:table-cell office:value-type="float" office:value="46622571" calcext:value-type="float">
            <text:p>46622571</text:p>
          </table:table-cell>
          <table:table-cell table:number-columns-repeated="2" office:value-type="float" office:value="46505837" calcext:value-type="float">
            <text:p>46505837</text:p>
          </table:table-cell>
          <table:table-cell office:value-type="float" office:value="36044365" calcext:value-type="float">
            <text:p>36044365</text:p>
          </table:table-cell>
          <table:table-cell office:value-type="float" office:value="26460571" calcext:value-type="float">
            <text:p>26460571</text:p>
          </table:table-cell>
          <table:table-cell office:value-type="float" office:value="25811941" calcext:value-type="float">
            <text:p>25811941</text:p>
          </table:table-cell>
          <table:table-cell office:value-type="float" office:value="24617967" calcext:value-type="float">
            <text:p>24617967</text:p>
          </table:table-cell>
          <table:table-cell office:value-type="float" office:value="22014381" calcext:value-type="float">
            <text:p>22014381</text:p>
          </table:table-cell>
          <table:table-cell office:value-type="float" office:value="19839668" calcext:value-type="float">
            <text:p>19839668</text:p>
          </table:table-cell>
          <table:table-cell office:value-type="float" office:value="16587020" calcext:value-type="float">
            <text:p>16587020</text:p>
          </table:table-cell>
          <table:table-cell office:value-type="float" office:value="13581031" calcext:value-type="float">
            <text:p>13581031</text:p>
          </table:table-cell>
          <table:table-cell office:value-type="float" office:value="12026902" calcext:value-type="float">
            <text:p>12026902</text:p>
          </table:table-cell>
          <table:table-cell office:value-type="float" office:value="10368814" calcext:value-type="float">
            <text:p>10368814</text:p>
          </table:table-cell>
          <table:table-cell office:value-type="float" office:value="7616299" calcext:value-type="float">
            <text:p>7616299</text:p>
          </table:table-cell>
          <table:table-cell office:value-type="float" office:value="6731172" calcext:value-type="float">
            <text:p>6731172</text:p>
          </table:table-cell>
          <table:table-cell office:value-type="float" office:value="5422173" calcext:value-type="float">
            <text:p>5422173</text:p>
          </table:table-cell>
          <table:table-cell office:value-type="float" office:value="4264967" calcext:value-type="float">
            <text:p>4264967</text:p>
          </table:table-cell>
          <table:table-cell office:value-type="float" office:value="3450866" calcext:value-type="float">
            <text:p>3450866</text:p>
          </table:table-cell>
          <table:table-cell office:value-type="float" office:value="2397398" calcext:value-type="float">
            <text:p>2397398</text:p>
          </table:table-cell>
        </table:table-row>
        <table:table-row table:style-name="ro1">
          <table:table-cell office:value-type="string" calcext:value-type="string">
            <text:p>Offspring2_Simple hap2</text:p>
          </table:table-cell>
          <table:table-cell table:number-columns-repeated="5" office:value-type="float" office:value="159372490" calcext:value-type="float">
            <text:p>159372490</text:p>
          </table:table-cell>
          <table:table-cell table:number-columns-repeated="5" office:value-type="float" office:value="138099447" calcext:value-type="float">
            <text:p>138099447</text:p>
          </table:table-cell>
          <table:table-cell table:number-columns-repeated="4" office:value-type="float" office:value="119511236" calcext:value-type="float">
            <text:p>119511236</text:p>
          </table:table-cell>
          <table:table-cell table:number-columns-repeated="4" office:value-type="float" office:value="114017641" calcext:value-type="float">
            <text:p>114017641</text:p>
          </table:table-cell>
          <table:table-cell table:number-columns-repeated="4" office:value-type="float" office:value="110990690" calcext:value-type="float">
            <text:p>110990690</text:p>
          </table:table-cell>
          <table:table-cell table:number-columns-repeated="4" office:value-type="float" office:value="108500075" calcext:value-type="float">
            <text:p>108500075</text:p>
          </table:table-cell>
          <table:table-cell table:number-columns-repeated="4" office:value-type="float" office:value="103699993" calcext:value-type="float">
            <text:p>103699993</text:p>
          </table:table-cell>
          <table:table-cell table:number-columns-repeated="4" office:value-type="float" office:value="101614610" calcext:value-type="float">
            <text:p>101614610</text:p>
          </table:table-cell>
          <table:table-cell table:number-columns-repeated="3" office:value-type="float" office:value="100275162" calcext:value-type="float">
            <text:p>100275162</text:p>
          </table:table-cell>
          <table:table-cell table:number-columns-repeated="3" office:value-type="float" office:value="90490307" calcext:value-type="float">
            <text:p>90490307</text:p>
          </table:table-cell>
          <table:table-cell table:number-columns-repeated="4" office:value-type="float" office:value="86634506" calcext:value-type="float">
            <text:p>86634506</text:p>
          </table:table-cell>
          <table:table-cell table:number-columns-repeated="3" office:value-type="float" office:value="85756229" calcext:value-type="float">
            <text:p>85756229</text:p>
          </table:table-cell>
          <table:table-cell table:number-columns-repeated="3" office:value-type="float" office:value="83821804" calcext:value-type="float">
            <text:p>83821804</text:p>
          </table:table-cell>
          <table:table-cell table:number-columns-repeated="3" office:value-type="float" office:value="82306714" calcext:value-type="float">
            <text:p>82306714</text:p>
          </table:table-cell>
          <table:table-cell table:number-columns-repeated="2" office:value-type="float" office:value="80620856" calcext:value-type="float">
            <text:p>80620856</text:p>
          </table:table-cell>
          <table:table-cell table:number-columns-repeated="3" office:value-type="float" office:value="71602495" calcext:value-type="float">
            <text:p>71602495</text:p>
          </table:table-cell>
          <table:table-cell table:number-columns-repeated="2" office:value-type="float" office:value="68202939" calcext:value-type="float">
            <text:p>68202939</text:p>
          </table:table-cell>
          <table:table-cell table:number-columns-repeated="3" office:value-type="float" office:value="68067642" calcext:value-type="float">
            <text:p>68067642</text:p>
          </table:table-cell>
          <table:table-cell table:number-columns-repeated="2" office:value-type="float" office:value="63300837" calcext:value-type="float">
            <text:p>63300837</text:p>
          </table:table-cell>
          <table:table-cell table:number-columns-repeated="2" office:value-type="float" office:value="61362231" calcext:value-type="float">
            <text:p>61362231</text:p>
          </table:table-cell>
          <table:table-cell table:number-columns-repeated="2" office:value-type="float" office:value="59066690" calcext:value-type="float">
            <text:p>59066690</text:p>
          </table:table-cell>
          <table:table-cell table:number-columns-repeated="2" office:value-type="float" office:value="58109988" calcext:value-type="float">
            <text:p>58109988</text:p>
          </table:table-cell>
          <table:table-cell table:number-columns-repeated="2" office:value-type="float" office:value="53841443" calcext:value-type="float">
            <text:p>53841443</text:p>
          </table:table-cell>
          <table:table-cell table:number-columns-repeated="2" office:value-type="float" office:value="46274792" calcext:value-type="float">
            <text:p>46274792</text:p>
          </table:table-cell>
          <table:table-cell table:number-columns-repeated="2" office:value-type="float" office:value="45836928" calcext:value-type="float">
            <text:p>45836928</text:p>
          </table:table-cell>
          <table:table-cell office:value-type="float" office:value="44938077" calcext:value-type="float">
            <text:p>44938077</text:p>
          </table:table-cell>
          <table:table-cell table:number-columns-repeated="2" office:value-type="float" office:value="42648853" calcext:value-type="float">
            <text:p>42648853</text:p>
          </table:table-cell>
          <table:table-cell office:value-type="float" office:value="27160021" calcext:value-type="float">
            <text:p>27160021</text:p>
          </table:table-cell>
          <table:table-cell office:value-type="float" office:value="26888400" calcext:value-type="float">
            <text:p>26888400</text:p>
          </table:table-cell>
          <table:table-cell office:value-type="float" office:value="26172970" calcext:value-type="float">
            <text:p>26172970</text:p>
          </table:table-cell>
          <table:table-cell office:value-type="float" office:value="23187222" calcext:value-type="float">
            <text:p>23187222</text:p>
          </table:table-cell>
          <table:table-cell office:value-type="float" office:value="22846267" calcext:value-type="float">
            <text:p>22846267</text:p>
          </table:table-cell>
          <table:table-cell office:value-type="float" office:value="21261579" calcext:value-type="float">
            <text:p>21261579</text:p>
          </table:table-cell>
          <table:table-cell office:value-type="float" office:value="20126505" calcext:value-type="float">
            <text:p>20126505</text:p>
          </table:table-cell>
          <table:table-cell office:value-type="float" office:value="15561195" calcext:value-type="float">
            <text:p>15561195</text:p>
          </table:table-cell>
          <table:table-cell office:value-type="float" office:value="14052756" calcext:value-type="float">
            <text:p>14052756</text:p>
          </table:table-cell>
          <table:table-cell office:value-type="float" office:value="12002169" calcext:value-type="float">
            <text:p>12002169</text:p>
          </table:table-cell>
          <table:table-cell office:value-type="float" office:value="9811256" calcext:value-type="float">
            <text:p>9811256</text:p>
          </table:table-cell>
          <table:table-cell office:value-type="float" office:value="8834604" calcext:value-type="float">
            <text:p>8834604</text:p>
          </table:table-cell>
          <table:table-cell office:value-type="float" office:value="6949834" calcext:value-type="float">
            <text:p>6949834</text:p>
          </table:table-cell>
          <table:table-cell office:value-type="float" office:value="5696624" calcext:value-type="float">
            <text:p>5696624</text:p>
          </table:table-cell>
          <table:table-cell office:value-type="float" office:value="4567900" calcext:value-type="float">
            <text:p>4567900</text:p>
          </table:table-cell>
          <table:table-cell office:value-type="float" office:value="4115795" calcext:value-type="float">
            <text:p>4115795</text:p>
          </table:table-cell>
          <table:table-cell office:value-type="float" office:value="2952579" calcext:value-type="float">
            <text:p>2952579</text:p>
          </table:table-cell>
          <table:table-cell office:value-type="float" office:value="2145213" calcext:value-type="float">
            <text:p>2145213</text:p>
          </table:table-cell>
          <table:table-cell office:value-type="float" office:value="1531894" calcext:value-type="float">
            <text:p>1531894</text:p>
          </table:table-cell>
        </table:table-row>
        <table:table-row table:style-name="ro1">
          <table:table-cell office:value-type="string" calcext:value-type="string">
            <text:p>Offspring2_TrioHiC hap1</text:p>
          </table:table-cell>
          <table:table-cell table:number-columns-repeated="5" office:value-type="float" office:value="159802830" calcext:value-type="float">
            <text:p>159802830</text:p>
          </table:table-cell>
          <table:table-cell table:number-columns-repeated="5" office:value-type="float" office:value="138137776" calcext:value-type="float">
            <text:p>138137776</text:p>
          </table:table-cell>
          <table:table-cell table:number-columns-repeated="4" office:value-type="float" office:value="111127832" calcext:value-type="float">
            <text:p>111127832</text:p>
          </table:table-cell>
          <table:table-cell table:number-columns-repeated="4" office:value-type="float" office:value="109948343" calcext:value-type="float">
            <text:p>109948343</text:p>
          </table:table-cell>
          <table:table-cell table:number-columns-repeated="4" office:value-type="float" office:value="104266912" calcext:value-type="float">
            <text:p>104266912</text:p>
          </table:table-cell>
          <table:table-cell table:number-columns-repeated="3" office:value-type="float" office:value="103694039" calcext:value-type="float">
            <text:p>103694039</text:p>
          </table:table-cell>
          <table:table-cell table:number-columns-repeated="4" office:value-type="float" office:value="101431900" calcext:value-type="float">
            <text:p>101431900</text:p>
          </table:table-cell>
          <table:table-cell table:number-columns-repeated="4" office:value-type="float" office:value="99891190" calcext:value-type="float">
            <text:p>99891190</text:p>
          </table:table-cell>
          <table:table-cell table:number-columns-repeated="3" office:value-type="float" office:value="97900681" calcext:value-type="float">
            <text:p>97900681</text:p>
          </table:table-cell>
          <table:table-cell table:number-columns-repeated="4" office:value-type="float" office:value="96747308" calcext:value-type="float">
            <text:p>96747308</text:p>
          </table:table-cell>
          <table:table-cell table:number-columns-repeated="3" office:value-type="float" office:value="92020215" calcext:value-type="float">
            <text:p>92020215</text:p>
          </table:table-cell>
          <table:table-cell table:number-columns-repeated="3" office:value-type="float" office:value="86424191" calcext:value-type="float">
            <text:p>86424191</text:p>
          </table:table-cell>
          <table:table-cell table:number-columns-repeated="3" office:value-type="float" office:value="86253281" calcext:value-type="float">
            <text:p>86253281</text:p>
          </table:table-cell>
          <table:table-cell table:number-columns-repeated="3" office:value-type="float" office:value="83042744" calcext:value-type="float">
            <text:p>83042744</text:p>
          </table:table-cell>
          <table:table-cell table:number-columns-repeated="3" office:value-type="float" office:value="80106842" calcext:value-type="float">
            <text:p>80106842</text:p>
          </table:table-cell>
          <table:table-cell table:number-columns-repeated="3" office:value-type="float" office:value="73551343" calcext:value-type="float">
            <text:p>73551343</text:p>
          </table:table-cell>
          <table:table-cell table:number-columns-repeated="2" office:value-type="float" office:value="71677143" calcext:value-type="float">
            <text:p>71677143</text:p>
          </table:table-cell>
          <table:table-cell table:number-columns-repeated="3" office:value-type="float" office:value="68901367" calcext:value-type="float">
            <text:p>68901367</text:p>
          </table:table-cell>
          <table:table-cell table:number-columns-repeated="2" office:value-type="float" office:value="68217526" calcext:value-type="float">
            <text:p>68217526</text:p>
          </table:table-cell>
          <table:table-cell table:number-columns-repeated="2" office:value-type="float" office:value="63283581" calcext:value-type="float">
            <text:p>63283581</text:p>
          </table:table-cell>
          <table:table-cell table:number-columns-repeated="2" office:value-type="float" office:value="61239582" calcext:value-type="float">
            <text:p>61239582</text:p>
          </table:table-cell>
          <table:table-cell table:number-columns-repeated="3" office:value-type="float" office:value="59082458" calcext:value-type="float">
            <text:p>59082458</text:p>
          </table:table-cell>
          <table:table-cell office:value-type="float" office:value="53739385" calcext:value-type="float">
            <text:p>53739385</text:p>
          </table:table-cell>
          <table:table-cell table:number-columns-repeated="2" office:value-type="float" office:value="47117802" calcext:value-type="float">
            <text:p>47117802</text:p>
          </table:table-cell>
          <table:table-cell table:number-columns-repeated="2" office:value-type="float" office:value="46437322" calcext:value-type="float">
            <text:p>46437322</text:p>
          </table:table-cell>
          <table:table-cell office:value-type="float" office:value="46395632" calcext:value-type="float">
            <text:p>46395632</text:p>
          </table:table-cell>
          <table:table-cell table:number-columns-repeated="2" office:value-type="float" office:value="44959813" calcext:value-type="float">
            <text:p>44959813</text:p>
          </table:table-cell>
          <table:table-cell office:value-type="float" office:value="36016679" calcext:value-type="float">
            <text:p>36016679</text:p>
          </table:table-cell>
          <table:table-cell office:value-type="float" office:value="28360711" calcext:value-type="float">
            <text:p>28360711</text:p>
          </table:table-cell>
          <table:table-cell office:value-type="float" office:value="26682327" calcext:value-type="float">
            <text:p>26682327</text:p>
          </table:table-cell>
          <table:table-cell office:value-type="float" office:value="26336743" calcext:value-type="float">
            <text:p>26336743</text:p>
          </table:table-cell>
          <table:table-cell office:value-type="float" office:value="23433976" calcext:value-type="float">
            <text:p>23433976</text:p>
          </table:table-cell>
          <table:table-cell office:value-type="float" office:value="23030126" calcext:value-type="float">
            <text:p>23030126</text:p>
          </table:table-cell>
          <table:table-cell office:value-type="float" office:value="21977788" calcext:value-type="float">
            <text:p>21977788</text:p>
          </table:table-cell>
          <table:table-cell office:value-type="float" office:value="20173997" calcext:value-type="float">
            <text:p>20173997</text:p>
          </table:table-cell>
          <table:table-cell office:value-type="float" office:value="15935988" calcext:value-type="float">
            <text:p>15935988</text:p>
          </table:table-cell>
          <table:table-cell office:value-type="float" office:value="13186418" calcext:value-type="float">
            <text:p>13186418</text:p>
          </table:table-cell>
          <table:table-cell office:value-type="float" office:value="12008307" calcext:value-type="float">
            <text:p>12008307</text:p>
          </table:table-cell>
          <table:table-cell office:value-type="float" office:value="11186920" calcext:value-type="float">
            <text:p>11186920</text:p>
          </table:table-cell>
          <table:table-cell office:value-type="float" office:value="10397258" calcext:value-type="float">
            <text:p>10397258</text:p>
          </table:table-cell>
          <table:table-cell office:value-type="float" office:value="7023468" calcext:value-type="float">
            <text:p>7023468</text:p>
          </table:table-cell>
          <table:table-cell office:value-type="float" office:value="4721231" calcext:value-type="float">
            <text:p>4721231</text:p>
          </table:table-cell>
          <table:table-cell office:value-type="float" office:value="3812539" calcext:value-type="float">
            <text:p>3812539</text:p>
          </table:table-cell>
          <table:table-cell office:value-type="float" office:value="2382713" calcext:value-type="float">
            <text:p>2382713</text:p>
          </table:table-cell>
          <table:table-cell office:value-type="float" office:value="1480900" calcext:value-type="float">
            <text:p>1480900</text:p>
          </table:table-cell>
          <table:table-cell office:value-type="float" office:value="928228" calcext:value-type="float">
            <text:p>928228</text:p>
          </table:table-cell>
        </table:table-row>
        <table:table-row table:style-name="ro1">
          <table:table-cell office:value-type="string" calcext:value-type="string">
            <text:p>Offspring2_TrioHiC hap2</text:p>
          </table:table-cell>
          <table:table-cell table:number-columns-repeated="5" office:value-type="float" office:value="159189228" calcext:value-type="float">
            <text:p>159189228</text:p>
          </table:table-cell>
          <table:table-cell table:number-columns-repeated="5" office:value-type="float" office:value="137083559" calcext:value-type="float">
            <text:p>137083559</text:p>
          </table:table-cell>
          <table:table-cell table:number-columns-repeated="4" office:value-type="float" office:value="121776897" calcext:value-type="float">
            <text:p>121776897</text:p>
          </table:table-cell>
          <table:table-cell table:number-columns-repeated="4" office:value-type="float" office:value="111325225" calcext:value-type="float">
            <text:p>111325225</text:p>
          </table:table-cell>
          <table:table-cell table:number-columns-repeated="4" office:value-type="float" office:value="110788773" calcext:value-type="float">
            <text:p>110788773</text:p>
          </table:table-cell>
          <table:table-cell table:number-columns-repeated="4" office:value-type="float" office:value="110087405" calcext:value-type="float">
            <text:p>110087405</text:p>
          </table:table-cell>
          <table:table-cell table:number-columns-repeated="4" office:value-type="float" office:value="105834662" calcext:value-type="float">
            <text:p>105834662</text:p>
          </table:table-cell>
          <table:table-cell table:number-columns-repeated="4" office:value-type="float" office:value="99895037" calcext:value-type="float">
            <text:p>99895037</text:p>
          </table:table-cell>
          <table:table-cell table:number-columns-repeated="3" office:value-type="float" office:value="90483070" calcext:value-type="float">
            <text:p>90483070</text:p>
          </table:table-cell>
          <table:table-cell table:number-columns-repeated="3" office:value-type="float" office:value="87910426" calcext:value-type="float">
            <text:p>87910426</text:p>
          </table:table-cell>
          <table:table-cell table:number-columns-repeated="3" office:value-type="float" office:value="86701104" calcext:value-type="float">
            <text:p>86701104</text:p>
          </table:table-cell>
          <table:table-cell table:number-columns-repeated="3" office:value-type="float" office:value="86197316" calcext:value-type="float">
            <text:p>86197316</text:p>
          </table:table-cell>
          <table:table-cell table:number-columns-repeated="3" office:value-type="float" office:value="85819589" calcext:value-type="float">
            <text:p>85819589</text:p>
          </table:table-cell>
          <table:table-cell table:number-columns-repeated="3" office:value-type="float" office:value="80711880" calcext:value-type="float">
            <text:p>80711880</text:p>
          </table:table-cell>
          <table:table-cell table:number-columns-repeated="3" office:value-type="float" office:value="72360819" calcext:value-type="float">
            <text:p>72360819</text:p>
          </table:table-cell>
          <table:table-cell table:number-columns-repeated="2" office:value-type="float" office:value="71644334" calcext:value-type="float">
            <text:p>71644334</text:p>
          </table:table-cell>
          <table:table-cell table:number-columns-repeated="3" office:value-type="float" office:value="69165111" calcext:value-type="float">
            <text:p>69165111</text:p>
          </table:table-cell>
          <table:table-cell table:number-columns-repeated="2" office:value-type="float" office:value="68438831" calcext:value-type="float">
            <text:p>68438831</text:p>
          </table:table-cell>
          <table:table-cell table:number-columns-repeated="3" office:value-type="float" office:value="68095505" calcext:value-type="float">
            <text:p>68095505</text:p>
          </table:table-cell>
          <table:table-cell table:number-columns-repeated="2" office:value-type="float" office:value="62635666" calcext:value-type="float">
            <text:p>62635666</text:p>
          </table:table-cell>
          <table:table-cell table:number-columns-repeated="2" office:value-type="float" office:value="61017596" calcext:value-type="float">
            <text:p>61017596</text:p>
          </table:table-cell>
          <table:table-cell table:number-columns-repeated="2" office:value-type="float" office:value="58358217" calcext:value-type="float">
            <text:p>58358217</text:p>
          </table:table-cell>
          <table:table-cell table:number-columns-repeated="2" office:value-type="float" office:value="53339385" calcext:value-type="float">
            <text:p>53339385</text:p>
          </table:table-cell>
          <table:table-cell table:number-columns-repeated="2" office:value-type="float" office:value="53191418" calcext:value-type="float">
            <text:p>53191418</text:p>
          </table:table-cell>
          <table:table-cell table:number-columns-repeated="2" office:value-type="float" office:value="46459399" calcext:value-type="float">
            <text:p>46459399</text:p>
          </table:table-cell>
          <table:table-cell office:value-type="float" office:value="45946539" calcext:value-type="float">
            <text:p>45946539</text:p>
          </table:table-cell>
          <table:table-cell table:number-columns-repeated="2" office:value-type="float" office:value="42692868" calcext:value-type="float">
            <text:p>42692868</text:p>
          </table:table-cell>
          <table:table-cell office:value-type="float" office:value="33922191" calcext:value-type="float">
            <text:p>33922191</text:p>
          </table:table-cell>
          <table:table-cell office:value-type="float" office:value="30995815" calcext:value-type="float">
            <text:p>30995815</text:p>
          </table:table-cell>
          <table:table-cell office:value-type="float" office:value="26937584" calcext:value-type="float">
            <text:p>26937584</text:p>
          </table:table-cell>
          <table:table-cell office:value-type="float" office:value="26201858" calcext:value-type="float">
            <text:p>26201858</text:p>
          </table:table-cell>
          <table:table-cell office:value-type="float" office:value="24612532" calcext:value-type="float">
            <text:p>24612532</text:p>
          </table:table-cell>
          <table:table-cell office:value-type="float" office:value="23433051" calcext:value-type="float">
            <text:p>23433051</text:p>
          </table:table-cell>
          <table:table-cell office:value-type="float" office:value="20123757" calcext:value-type="float">
            <text:p>20123757</text:p>
          </table:table-cell>
          <table:table-cell office:value-type="float" office:value="16769063" calcext:value-type="float">
            <text:p>16769063</text:p>
          </table:table-cell>
          <table:table-cell office:value-type="float" office:value="14041436" calcext:value-type="float">
            <text:p>14041436</text:p>
          </table:table-cell>
          <table:table-cell office:value-type="float" office:value="13296166" calcext:value-type="float">
            <text:p>13296166</text:p>
          </table:table-cell>
          <table:table-cell office:value-type="float" office:value="12008571" calcext:value-type="float">
            <text:p>12008571</text:p>
          </table:table-cell>
          <table:table-cell office:value-type="float" office:value="11426572" calcext:value-type="float">
            <text:p>11426572</text:p>
          </table:table-cell>
          <table:table-cell office:value-type="float" office:value="9048974" calcext:value-type="float">
            <text:p>9048974</text:p>
          </table:table-cell>
          <table:table-cell office:value-type="float" office:value="6831664" calcext:value-type="float">
            <text:p>6831664</text:p>
          </table:table-cell>
          <table:table-cell office:value-type="float" office:value="5809646" calcext:value-type="float">
            <text:p>5809646</text:p>
          </table:table-cell>
          <table:table-cell office:value-type="float" office:value="4503383" calcext:value-type="float">
            <text:p>4503383</text:p>
          </table:table-cell>
          <table:table-cell office:value-type="float" office:value="3422223" calcext:value-type="float">
            <text:p>3422223</text:p>
          </table:table-cell>
          <table:table-cell office:value-type="float" office:value="2754069" calcext:value-type="float">
            <text:p>2754069</text:p>
          </table:table-cell>
          <table:table-cell office:value-type="float" office:value="2000903" calcext:value-type="float">
            <text:p>2000903</text:p>
          </table:table-cell>
        </table:table-row>
        <table:table-row table:style-name="ro1">
          <table:table-cell office:value-type="string" calcext:value-type="string">
            <text:p>Offspring2_TrioKmer hap1</text:p>
          </table:table-cell>
          <table:table-cell table:number-columns-repeated="5" office:value-type="float" office:value="158635831" calcext:value-type="float">
            <text:p>158635831</text:p>
          </table:table-cell>
          <table:table-cell table:number-columns-repeated="5" office:value-type="float" office:value="137080151" calcext:value-type="float">
            <text:p>137080151</text:p>
          </table:table-cell>
          <table:table-cell table:number-columns-repeated="4" office:value-type="float" office:value="121824677" calcext:value-type="float">
            <text:p>121824677</text:p>
          </table:table-cell>
          <table:table-cell table:number-columns-repeated="4" office:value-type="float" office:value="113971193" calcext:value-type="float">
            <text:p>113971193</text:p>
          </table:table-cell>
          <table:table-cell table:number-columns-repeated="4" office:value-type="float" office:value="110525691" calcext:value-type="float">
            <text:p>110525691</text:p>
          </table:table-cell>
          <table:table-cell table:number-columns-repeated="4" office:value-type="float" office:value="110087483" calcext:value-type="float">
            <text:p>110087483</text:p>
          </table:table-cell>
          <table:table-cell table:number-columns-repeated="4" office:value-type="float" office:value="104269652" calcext:value-type="float">
            <text:p>104269652</text:p>
          </table:table-cell>
          <table:table-cell table:number-columns-repeated="4" office:value-type="float" office:value="103942084" calcext:value-type="float">
            <text:p>103942084</text:p>
          </table:table-cell>
          <table:table-cell table:number-columns-repeated="3" office:value-type="float" office:value="99919734" calcext:value-type="float">
            <text:p>99919734</text:p>
          </table:table-cell>
          <table:table-cell table:number-columns-repeated="4" office:value-type="float" office:value="91997377" calcext:value-type="float">
            <text:p>91997377</text:p>
          </table:table-cell>
          <table:table-cell table:number-columns-repeated="3" office:value-type="float" office:value="86202948" calcext:value-type="float">
            <text:p>86202948</text:p>
          </table:table-cell>
          <table:table-cell table:number-columns-repeated="3" office:value-type="float" office:value="84902160" calcext:value-type="float">
            <text:p>84902160</text:p>
          </table:table-cell>
          <table:table-cell table:number-columns-repeated="3" office:value-type="float" office:value="80144984" calcext:value-type="float">
            <text:p>80144984</text:p>
          </table:table-cell>
          <table:table-cell table:number-columns-repeated="2" office:value-type="float" office:value="75429980" calcext:value-type="float">
            <text:p>75429980</text:p>
          </table:table-cell>
          <table:table-cell table:number-columns-repeated="3" office:value-type="float" office:value="72355549" calcext:value-type="float">
            <text:p>72355549</text:p>
          </table:table-cell>
          <table:table-cell table:number-columns-repeated="2" office:value-type="float" office:value="71619842" calcext:value-type="float">
            <text:p>71619842</text:p>
          </table:table-cell>
          <table:table-cell table:number-columns-repeated="3" office:value-type="float" office:value="68914042" calcext:value-type="float">
            <text:p>68914042</text:p>
          </table:table-cell>
          <table:table-cell table:number-columns-repeated="2" office:value-type="float" office:value="63294271" calcext:value-type="float">
            <text:p>63294271</text:p>
          </table:table-cell>
          <table:table-cell table:number-columns-repeated="2" office:value-type="float" office:value="60857837" calcext:value-type="float">
            <text:p>60857837</text:p>
          </table:table-cell>
          <table:table-cell table:number-columns-repeated="3" office:value-type="float" office:value="60423272" calcext:value-type="float">
            <text:p>60423272</text:p>
          </table:table-cell>
          <table:table-cell table:number-columns-repeated="2" office:value-type="float" office:value="58350317" calcext:value-type="float">
            <text:p>58350317</text:p>
          </table:table-cell>
          <table:table-cell table:number-columns-repeated="2" office:value-type="float" office:value="53359087" calcext:value-type="float">
            <text:p>53359087</text:p>
          </table:table-cell>
          <table:table-cell office:value-type="float" office:value="53196338" calcext:value-type="float">
            <text:p>53196338</text:p>
          </table:table-cell>
          <table:table-cell table:number-columns-repeated="2" office:value-type="float" office:value="52751733" calcext:value-type="float">
            <text:p>52751733</text:p>
          </table:table-cell>
          <table:table-cell table:number-columns-repeated="2" office:value-type="float" office:value="47119229" calcext:value-type="float">
            <text:p>47119229</text:p>
          </table:table-cell>
          <table:table-cell table:number-columns-repeated="2" office:value-type="float" office:value="47097919" calcext:value-type="float">
            <text:p>47097919</text:p>
          </table:table-cell>
          <table:table-cell office:value-type="float" office:value="46460380" calcext:value-type="float">
            <text:p>46460380</text:p>
          </table:table-cell>
          <table:table-cell table:number-columns-repeated="2" office:value-type="float" office:value="44214069" calcext:value-type="float">
            <text:p>44214069</text:p>
          </table:table-cell>
          <table:table-cell office:value-type="float" office:value="39273564" calcext:value-type="float">
            <text:p>39273564</text:p>
          </table:table-cell>
          <table:table-cell table:number-columns-repeated="2" office:value-type="float" office:value="36018241" calcext:value-type="float">
            <text:p>36018241</text:p>
          </table:table-cell>
          <table:table-cell office:value-type="float" office:value="33922458" calcext:value-type="float">
            <text:p>33922458</text:p>
          </table:table-cell>
          <table:table-cell office:value-type="float" office:value="26670031" calcext:value-type="float">
            <text:p>26670031</text:p>
          </table:table-cell>
          <table:table-cell office:value-type="float" office:value="23030173" calcext:value-type="float">
            <text:p>23030173</text:p>
          </table:table-cell>
          <table:table-cell office:value-type="float" office:value="15602396" calcext:value-type="float">
            <text:p>15602396</text:p>
          </table:table-cell>
          <table:table-cell office:value-type="float" office:value="13897790" calcext:value-type="float">
            <text:p>13897790</text:p>
          </table:table-cell>
          <table:table-cell office:value-type="float" office:value="12008320" calcext:value-type="float">
            <text:p>12008320</text:p>
          </table:table-cell>
          <table:table-cell office:value-type="float" office:value="10973594" calcext:value-type="float">
            <text:p>10973594</text:p>
          </table:table-cell>
          <table:table-cell office:value-type="float" office:value="10545253" calcext:value-type="float">
            <text:p>10545253</text:p>
          </table:table-cell>
          <table:table-cell office:value-type="float" office:value="9075066" calcext:value-type="float">
            <text:p>9075066</text:p>
          </table:table-cell>
          <table:table-cell office:value-type="float" office:value="7146524" calcext:value-type="float">
            <text:p>7146524</text:p>
          </table:table-cell>
          <table:table-cell office:value-type="float" office:value="5861900" calcext:value-type="float">
            <text:p>5861900</text:p>
          </table:table-cell>
          <table:table-cell office:value-type="float" office:value="4264967" calcext:value-type="float">
            <text:p>4264967</text:p>
          </table:table-cell>
          <table:table-cell office:value-type="float" office:value="3004859" calcext:value-type="float">
            <text:p>3004859</text:p>
          </table:table-cell>
          <table:table-cell office:value-type="float" office:value="2213205" calcext:value-type="float">
            <text:p>2213205</text:p>
          </table:table-cell>
          <table:table-cell office:value-type="float" office:value="1497879" calcext:value-type="float">
            <text:p>1497879</text:p>
          </table:table-cell>
        </table:table-row>
        <table:table-row table:style-name="ro1">
          <table:table-cell office:value-type="string" calcext:value-type="string">
            <text:p>Offspring2_TrioKmer hap2</text:p>
          </table:table-cell>
          <table:table-cell table:number-columns-repeated="5" office:value-type="float" office:value="159192497" calcext:value-type="float">
            <text:p>159192497</text:p>
          </table:table-cell>
          <table:table-cell table:number-columns-repeated="5" office:value-type="float" office:value="138138637" calcext:value-type="float">
            <text:p>138138637</text:p>
          </table:table-cell>
          <table:table-cell table:number-columns-repeated="4" office:value-type="float" office:value="113397155" calcext:value-type="float">
            <text:p>113397155</text:p>
          </table:table-cell>
          <table:table-cell table:number-columns-repeated="4" office:value-type="float" office:value="111490751" calcext:value-type="float">
            <text:p>111490751</text:p>
          </table:table-cell>
          <table:table-cell table:number-columns-repeated="4" office:value-type="float" office:value="110977388" calcext:value-type="float">
            <text:p>110977388</text:p>
          </table:table-cell>
          <table:table-cell table:number-columns-repeated="4" office:value-type="float" office:value="105834899" calcext:value-type="float">
            <text:p>105834899</text:p>
          </table:table-cell>
          <table:table-cell table:number-columns-repeated="4" office:value-type="float" office:value="101432608" calcext:value-type="float">
            <text:p>101432608</text:p>
          </table:table-cell>
          <table:table-cell table:number-columns-repeated="3" office:value-type="float" office:value="96729007" calcext:value-type="float">
            <text:p>96729007</text:p>
          </table:table-cell>
          <table:table-cell table:number-columns-repeated="3" office:value-type="float" office:value="90512730" calcext:value-type="float">
            <text:p>90512730</text:p>
          </table:table-cell>
          <table:table-cell table:number-columns-repeated="3" office:value-type="float" office:value="87905574" calcext:value-type="float">
            <text:p>87905574</text:p>
          </table:table-cell>
          <table:table-cell table:number-columns-repeated="3" office:value-type="float" office:value="86611575" calcext:value-type="float">
            <text:p>86611575</text:p>
          </table:table-cell>
          <table:table-cell table:number-columns-repeated="3" office:value-type="float" office:value="85634306" calcext:value-type="float">
            <text:p>85634306</text:p>
          </table:table-cell>
          <table:table-cell table:number-columns-repeated="3" office:value-type="float" office:value="78447989" calcext:value-type="float">
            <text:p>78447989</text:p>
          </table:table-cell>
          <table:table-cell table:number-columns-repeated="3" office:value-type="float" office:value="73605303" calcext:value-type="float">
            <text:p>73605303</text:p>
          </table:table-cell>
          <table:table-cell table:number-columns-repeated="2" office:value-type="float" office:value="71653630" calcext:value-type="float">
            <text:p>71653630</text:p>
          </table:table-cell>
          <table:table-cell table:number-columns-repeated="3" office:value-type="float" office:value="69165538" calcext:value-type="float">
            <text:p>69165538</text:p>
          </table:table-cell>
          <table:table-cell table:number-columns-repeated="2" office:value-type="float" office:value="68219477" calcext:value-type="float">
            <text:p>68219477</text:p>
          </table:table-cell>
          <table:table-cell table:number-columns-repeated="3" office:value-type="float" office:value="68080809" calcext:value-type="float">
            <text:p>68080809</text:p>
          </table:table-cell>
          <table:table-cell table:number-columns-repeated="2" office:value-type="float" office:value="65511517" calcext:value-type="float">
            <text:p>65511517</text:p>
          </table:table-cell>
          <table:table-cell table:number-columns-repeated="2" office:value-type="float" office:value="62248294" calcext:value-type="float">
            <text:p>62248294</text:p>
          </table:table-cell>
          <table:table-cell table:number-columns-repeated="3" office:value-type="float" office:value="61860965" calcext:value-type="float">
            <text:p>61860965</text:p>
          </table:table-cell>
          <table:table-cell table:number-columns-repeated="2" office:value-type="float" office:value="61356050" calcext:value-type="float">
            <text:p>61356050</text:p>
          </table:table-cell>
          <table:table-cell office:value-type="float" office:value="45876991" calcext:value-type="float">
            <text:p>45876991</text:p>
          </table:table-cell>
          <table:table-cell table:number-columns-repeated="2" office:value-type="float" office:value="44960084" calcext:value-type="float">
            <text:p>44960084</text:p>
          </table:table-cell>
          <table:table-cell table:number-columns-repeated="2" office:value-type="float" office:value="43083685" calcext:value-type="float">
            <text:p>43083685</text:p>
          </table:table-cell>
          <table:table-cell office:value-type="float" office:value="40307534" calcext:value-type="float">
            <text:p>40307534</text:p>
          </table:table-cell>
          <table:table-cell office:value-type="float" office:value="38397708" calcext:value-type="float">
            <text:p>38397708</text:p>
          </table:table-cell>
          <table:table-cell table:number-columns-repeated="2" office:value-type="float" office:value="37627587" calcext:value-type="float">
            <text:p>37627587</text:p>
          </table:table-cell>
          <table:table-cell office:value-type="float" office:value="27140299" calcext:value-type="float">
            <text:p>27140299</text:p>
          </table:table-cell>
          <table:table-cell office:value-type="float" office:value="26201852" calcext:value-type="float">
            <text:p>26201852</text:p>
          </table:table-cell>
          <table:table-cell office:value-type="float" office:value="25846759" calcext:value-type="float">
            <text:p>25846759</text:p>
          </table:table-cell>
          <table:table-cell office:value-type="float" office:value="23211499" calcext:value-type="float">
            <text:p>23211499</text:p>
          </table:table-cell>
          <table:table-cell office:value-type="float" office:value="21658410" calcext:value-type="float">
            <text:p>21658410</text:p>
          </table:table-cell>
          <table:table-cell office:value-type="float" office:value="21454395" calcext:value-type="float">
            <text:p>21454395</text:p>
          </table:table-cell>
          <table:table-cell office:value-type="float" office:value="20510059" calcext:value-type="float">
            <text:p>20510059</text:p>
          </table:table-cell>
          <table:table-cell office:value-type="float" office:value="16627189" calcext:value-type="float">
            <text:p>16627189</text:p>
          </table:table-cell>
          <table:table-cell office:value-type="float" office:value="14323149" calcext:value-type="float">
            <text:p>14323149</text:p>
          </table:table-cell>
          <table:table-cell office:value-type="float" office:value="12978550" calcext:value-type="float">
            <text:p>12978550</text:p>
          </table:table-cell>
          <table:table-cell office:value-type="float" office:value="11554132" calcext:value-type="float">
            <text:p>11554132</text:p>
          </table:table-cell>
          <table:table-cell office:value-type="float" office:value="11186892" calcext:value-type="float">
            <text:p>11186892</text:p>
          </table:table-cell>
          <table:table-cell office:value-type="float" office:value="8080790" calcext:value-type="float">
            <text:p>8080790</text:p>
          </table:table-cell>
          <table:table-cell office:value-type="float" office:value="6831730" calcext:value-type="float">
            <text:p>6831730</text:p>
          </table:table-cell>
          <table:table-cell office:value-type="float" office:value="5145862" calcext:value-type="float">
            <text:p>5145862</text:p>
          </table:table-cell>
          <table:table-cell office:value-type="float" office:value="3486695" calcext:value-type="float">
            <text:p>3486695</text:p>
          </table:table-cell>
          <table:table-cell office:value-type="float" office:value="2260696" calcext:value-type="float">
            <text:p>2260696</text:p>
          </table:table-cell>
          <table:table-cell office:value-type="float" office:value="1759887" calcext:value-type="float">
            <text:p>1759887</text:p>
          </table:table-cell>
          <table:table-cell office:value-type="float" office:value="1347152" calcext:value-type="float">
            <text:p>1347152</text:p>
          </table:table-cell>
          <table:table-cell office:value-type="float" office:value="1038722" calcext:value-type="float">
            <text:p>1038722</text:p>
          </table:table-cell>
        </table:table-row>
        <table:table-row table:style-name="ro1">
          <table:table-cell table:number-columns-repeated="1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ther wtdbg2</text:p>
          </table:table-cell>
          <table:table-cell table:formula="of:=[.B2]/1000000" office:value-type="float" office:value="73.447159" calcext:value-type="float">
            <text:p>73,447159</text:p>
          </table:table-cell>
          <table:table-cell table:formula="of:=[.C2]/1000000" office:value-type="float" office:value="73.447159" calcext:value-type="float">
            <text:p>73,447159</text:p>
          </table:table-cell>
          <table:table-cell table:formula="of:=[.D2]/1000000" office:value-type="float" office:value="73.163559" calcext:value-type="float">
            <text:p>73,163559</text:p>
          </table:table-cell>
          <table:table-cell table:formula="of:=[.E2]/1000000" office:value-type="float" office:value="73.163559" calcext:value-type="float">
            <text:p>73,163559</text:p>
          </table:table-cell>
          <table:table-cell table:formula="of:=[.F2]/1000000" office:value-type="float" office:value="73.163559" calcext:value-type="float">
            <text:p>73,163559</text:p>
          </table:table-cell>
          <table:table-cell table:formula="of:=[.G2]/1000000" office:value-type="float" office:value="69.902468" calcext:value-type="float">
            <text:p>69,902468</text:p>
          </table:table-cell>
          <table:table-cell table:formula="of:=[.H2]/1000000" office:value-type="float" office:value="69.902468" calcext:value-type="float">
            <text:p>69,902468</text:p>
          </table:table-cell>
          <table:table-cell table:formula="of:=[.I2]/1000000" office:value-type="float" office:value="69.902468" calcext:value-type="float">
            <text:p>69,902468</text:p>
          </table:table-cell>
          <table:table-cell table:formula="of:=[.J2]/1000000" office:value-type="float" office:value="67.891459" calcext:value-type="float">
            <text:p>67,891459</text:p>
          </table:table-cell>
          <table:table-cell table:formula="of:=[.K2]/1000000" office:value-type="float" office:value="67.891459" calcext:value-type="float">
            <text:p>67,891459</text:p>
          </table:table-cell>
          <table:table-cell table:formula="of:=[.L2]/1000000" office:value-type="float" office:value="64.561451" calcext:value-type="float">
            <text:p>64,561451</text:p>
          </table:table-cell>
          <table:table-cell table:formula="of:=[.M2]/1000000" office:value-type="float" office:value="64.561451" calcext:value-type="float">
            <text:p>64,561451</text:p>
          </table:table-cell>
          <table:table-cell table:formula="of:=[.N2]/1000000" office:value-type="float" office:value="63.570759" calcext:value-type="float">
            <text:p>63,570759</text:p>
          </table:table-cell>
          <table:table-cell table:formula="of:=[.O2]/1000000" office:value-type="float" office:value="63.570759" calcext:value-type="float">
            <text:p>63,570759</text:p>
          </table:table-cell>
          <table:table-cell table:formula="of:=[.P2]/1000000" office:value-type="float" office:value="63.570759" calcext:value-type="float">
            <text:p>63,570759</text:p>
          </table:table-cell>
          <table:table-cell table:formula="of:=[.Q2]/1000000" office:value-type="float" office:value="59.504842" calcext:value-type="float">
            <text:p>59,504842</text:p>
          </table:table-cell>
          <table:table-cell table:formula="of:=[.R2]/1000000" office:value-type="float" office:value="59.504842" calcext:value-type="float">
            <text:p>59,504842</text:p>
          </table:table-cell>
          <table:table-cell table:formula="of:=[.S2]/1000000" office:value-type="float" office:value="58.522401" calcext:value-type="float">
            <text:p>58,522401</text:p>
          </table:table-cell>
          <table:table-cell table:formula="of:=[.T2]/1000000" office:value-type="float" office:value="58.522401" calcext:value-type="float">
            <text:p>58,522401</text:p>
          </table:table-cell>
          <table:table-cell table:formula="of:=[.U2]/1000000" office:value-type="float" office:value="56.44637" calcext:value-type="float">
            <text:p>56,44637</text:p>
          </table:table-cell>
          <table:table-cell table:formula="of:=[.V2]/1000000" office:value-type="float" office:value="56.44637" calcext:value-type="float">
            <text:p>56,44637</text:p>
          </table:table-cell>
          <table:table-cell table:formula="of:=[.W2]/1000000" office:value-type="float" office:value="56.238223" calcext:value-type="float">
            <text:p>56,238223</text:p>
          </table:table-cell>
          <table:table-cell table:formula="of:=[.X2]/1000000" office:value-type="float" office:value="56.238223" calcext:value-type="float">
            <text:p>56,238223</text:p>
          </table:table-cell>
          <table:table-cell table:formula="of:=[.Y2]/1000000" office:value-type="float" office:value="47.13745" calcext:value-type="float">
            <text:p>47,13745</text:p>
          </table:table-cell>
          <table:table-cell table:formula="of:=[.Z2]/1000000" office:value-type="float" office:value="47.13745" calcext:value-type="float">
            <text:p>47,13745</text:p>
          </table:table-cell>
          <table:table-cell table:formula="of:=[.AA2]/1000000" office:value-type="float" office:value="46.623605" calcext:value-type="float">
            <text:p>46,623605</text:p>
          </table:table-cell>
          <table:table-cell table:formula="of:=[.AB2]/1000000" office:value-type="float" office:value="46.623605" calcext:value-type="float">
            <text:p>46,623605</text:p>
          </table:table-cell>
          <table:table-cell table:formula="of:=[.AC2]/1000000" office:value-type="float" office:value="42.941377" calcext:value-type="float">
            <text:p>42,941377</text:p>
          </table:table-cell>
          <table:table-cell table:formula="of:=[.AD2]/1000000" office:value-type="float" office:value="41.638787" calcext:value-type="float">
            <text:p>41,638787</text:p>
          </table:table-cell>
          <table:table-cell table:formula="of:=[.AE2]/1000000" office:value-type="float" office:value="41.638787" calcext:value-type="float">
            <text:p>41,638787</text:p>
          </table:table-cell>
          <table:table-cell table:formula="of:=[.AF2]/1000000" office:value-type="float" office:value="39.847058" calcext:value-type="float">
            <text:p>39,847058</text:p>
          </table:table-cell>
          <table:table-cell table:formula="of:=[.AG2]/1000000" office:value-type="float" office:value="38.756478" calcext:value-type="float">
            <text:p>38,756478</text:p>
          </table:table-cell>
          <table:table-cell table:formula="of:=[.AH2]/1000000" office:value-type="float" office:value="38.756478" calcext:value-type="float">
            <text:p>38,756478</text:p>
          </table:table-cell>
          <table:table-cell table:formula="of:=[.AI2]/1000000" office:value-type="float" office:value="36.257446" calcext:value-type="float">
            <text:p>36,257446</text:p>
          </table:table-cell>
          <table:table-cell table:formula="of:=[.AJ2]/1000000" office:value-type="float" office:value="35.383034" calcext:value-type="float">
            <text:p>35,383034</text:p>
          </table:table-cell>
          <table:table-cell table:formula="of:=[.AK2]/1000000" office:value-type="float" office:value="30.230434" calcext:value-type="float">
            <text:p>30,230434</text:p>
          </table:table-cell>
          <table:table-cell table:formula="of:=[.AL2]/1000000" office:value-type="float" office:value="30.230434" calcext:value-type="float">
            <text:p>30,230434</text:p>
          </table:table-cell>
          <table:table-cell table:formula="of:=[.AM2]/1000000" office:value-type="float" office:value="27.604829" calcext:value-type="float">
            <text:p>27,604829</text:p>
          </table:table-cell>
          <table:table-cell table:formula="of:=[.AN2]/1000000" office:value-type="float" office:value="27.188469" calcext:value-type="float">
            <text:p>27,188469</text:p>
          </table:table-cell>
          <table:table-cell table:formula="of:=[.AO2]/1000000" office:value-type="float" office:value="26.320046" calcext:value-type="float">
            <text:p>26,320046</text:p>
          </table:table-cell>
          <table:table-cell table:formula="of:=[.AP2]/1000000" office:value-type="float" office:value="26.129327" calcext:value-type="float">
            <text:p>26,129327</text:p>
          </table:table-cell>
          <table:table-cell table:formula="of:=[.AQ2]/1000000" office:value-type="float" office:value="26.005022" calcext:value-type="float">
            <text:p>26,005022</text:p>
          </table:table-cell>
          <table:table-cell table:formula="of:=[.AR2]/1000000" office:value-type="float" office:value="25.040246" calcext:value-type="float">
            <text:p>25,040246</text:p>
          </table:table-cell>
          <table:table-cell table:formula="of:=[.AS2]/1000000" office:value-type="float" office:value="24.867152" calcext:value-type="float">
            <text:p>24,867152</text:p>
          </table:table-cell>
          <table:table-cell table:formula="of:=[.AT2]/1000000" office:value-type="float" office:value="24.777241" calcext:value-type="float">
            <text:p>24,777241</text:p>
          </table:table-cell>
          <table:table-cell table:formula="of:=[.AU2]/1000000" office:value-type="float" office:value="24.722254" calcext:value-type="float">
            <text:p>24,722254</text:p>
          </table:table-cell>
          <table:table-cell table:formula="of:=[.AV2]/1000000" office:value-type="float" office:value="23.975179" calcext:value-type="float">
            <text:p>23,975179</text:p>
          </table:table-cell>
          <table:table-cell table:formula="of:=[.AW2]/1000000" office:value-type="float" office:value="23.952741" calcext:value-type="float">
            <text:p>23,952741</text:p>
          </table:table-cell>
          <table:table-cell table:formula="of:=[.AX2]/1000000" office:value-type="float" office:value="23.578163" calcext:value-type="float">
            <text:p>23,578163</text:p>
          </table:table-cell>
          <table:table-cell table:formula="of:=[.AY2]/1000000" office:value-type="float" office:value="23.343626" calcext:value-type="float">
            <text:p>23,343626</text:p>
          </table:table-cell>
          <table:table-cell table:formula="of:=[.AZ2]/1000000" office:value-type="float" office:value="23.169418" calcext:value-type="float">
            <text:p>23,169418</text:p>
          </table:table-cell>
          <table:table-cell table:formula="of:=[.BA2]/1000000" office:value-type="float" office:value="21.785933" calcext:value-type="float">
            <text:p>21,785933</text:p>
          </table:table-cell>
          <table:table-cell table:formula="of:=[.BB2]/1000000" office:value-type="float" office:value="21.739404" calcext:value-type="float">
            <text:p>21,739404</text:p>
          </table:table-cell>
          <table:table-cell table:formula="of:=[.BC2]/1000000" office:value-type="float" office:value="21.33703" calcext:value-type="float">
            <text:p>21,33703</text:p>
          </table:table-cell>
          <table:table-cell table:formula="of:=[.BD2]/1000000" office:value-type="float" office:value="19.351137" calcext:value-type="float">
            <text:p>19,351137</text:p>
          </table:table-cell>
          <table:table-cell table:formula="of:=[.BE2]/1000000" office:value-type="float" office:value="19.065086" calcext:value-type="float">
            <text:p>19,065086</text:p>
          </table:table-cell>
          <table:table-cell table:formula="of:=[.BF2]/1000000" office:value-type="float" office:value="18.544197" calcext:value-type="float">
            <text:p>18,544197</text:p>
          </table:table-cell>
          <table:table-cell table:formula="of:=[.BG2]/1000000" office:value-type="float" office:value="17.396971" calcext:value-type="float">
            <text:p>17,396971</text:p>
          </table:table-cell>
          <table:table-cell table:formula="of:=[.BH2]/1000000" office:value-type="float" office:value="16.974156" calcext:value-type="float">
            <text:p>16,974156</text:p>
          </table:table-cell>
          <table:table-cell table:formula="of:=[.BI2]/1000000" office:value-type="float" office:value="16.76331" calcext:value-type="float">
            <text:p>16,76331</text:p>
          </table:table-cell>
          <table:table-cell table:formula="of:=[.BJ2]/1000000" office:value-type="float" office:value="16.237159" calcext:value-type="float">
            <text:p>16,237159</text:p>
          </table:table-cell>
          <table:table-cell table:formula="of:=[.BK2]/1000000" office:value-type="float" office:value="16.022138" calcext:value-type="float">
            <text:p>16,022138</text:p>
          </table:table-cell>
          <table:table-cell table:formula="of:=[.BL2]/1000000" office:value-type="float" office:value="15.893951" calcext:value-type="float">
            <text:p>15,893951</text:p>
          </table:table-cell>
          <table:table-cell table:formula="of:=[.BM2]/1000000" office:value-type="float" office:value="15.284081" calcext:value-type="float">
            <text:p>15,284081</text:p>
          </table:table-cell>
          <table:table-cell table:formula="of:=[.BN2]/1000000" office:value-type="float" office:value="14.859189" calcext:value-type="float">
            <text:p>14,859189</text:p>
          </table:table-cell>
          <table:table-cell table:formula="of:=[.BO2]/1000000" office:value-type="float" office:value="14.451991" calcext:value-type="float">
            <text:p>14,451991</text:p>
          </table:table-cell>
          <table:table-cell table:formula="of:=[.BP2]/1000000" office:value-type="float" office:value="13.962199" calcext:value-type="float">
            <text:p>13,962199</text:p>
          </table:table-cell>
          <table:table-cell table:formula="of:=[.BQ2]/1000000" office:value-type="float" office:value="13.908343" calcext:value-type="float">
            <text:p>13,908343</text:p>
          </table:table-cell>
          <table:table-cell table:formula="of:=[.BR2]/1000000" office:value-type="float" office:value="13.631395" calcext:value-type="float">
            <text:p>13,631395</text:p>
          </table:table-cell>
          <table:table-cell table:formula="of:=[.BS2]/1000000" office:value-type="float" office:value="12.824267" calcext:value-type="float">
            <text:p>12,824267</text:p>
          </table:table-cell>
          <table:table-cell table:formula="of:=[.BT2]/1000000" office:value-type="float" office:value="12.052351" calcext:value-type="float">
            <text:p>12,052351</text:p>
          </table:table-cell>
          <table:table-cell table:formula="of:=[.BU2]/1000000" office:value-type="float" office:value="11.438396" calcext:value-type="float">
            <text:p>11,438396</text:p>
          </table:table-cell>
          <table:table-cell table:formula="of:=[.BV2]/1000000" office:value-type="float" office:value="10.600721" calcext:value-type="float">
            <text:p>10,600721</text:p>
          </table:table-cell>
          <table:table-cell table:formula="of:=[.BW2]/1000000" office:value-type="float" office:value="9.116204" calcext:value-type="float">
            <text:p>9,116204</text:p>
          </table:table-cell>
          <table:table-cell table:formula="of:=[.BX2]/1000000" office:value-type="float" office:value="8.447259" calcext:value-type="float">
            <text:p>8,447259</text:p>
          </table:table-cell>
          <table:table-cell table:formula="of:=[.BY2]/1000000" office:value-type="float" office:value="7.945152" calcext:value-type="float">
            <text:p>7,945152</text:p>
          </table:table-cell>
          <table:table-cell table:formula="of:=[.BZ2]/1000000" office:value-type="float" office:value="6.999018" calcext:value-type="float">
            <text:p>6,999018</text:p>
          </table:table-cell>
          <table:table-cell table:formula="of:=[.CA2]/1000000" office:value-type="float" office:value="6.402505" calcext:value-type="float">
            <text:p>6,402505</text:p>
          </table:table-cell>
          <table:table-cell table:formula="of:=[.CB2]/1000000" office:value-type="float" office:value="5.743437" calcext:value-type="float">
            <text:p>5,743437</text:p>
          </table:table-cell>
          <table:table-cell table:formula="of:=[.CC2]/1000000" office:value-type="float" office:value="5.136" calcext:value-type="float">
            <text:p>5,136</text:p>
          </table:table-cell>
          <table:table-cell table:formula="of:=[.CD2]/1000000" office:value-type="float" office:value="4.733007" calcext:value-type="float">
            <text:p>4,733007</text:p>
          </table:table-cell>
          <table:table-cell table:formula="of:=[.CE2]/1000000" office:value-type="float" office:value="4.235597" calcext:value-type="float">
            <text:p>4,235597</text:p>
          </table:table-cell>
          <table:table-cell table:formula="of:=[.CF2]/1000000" office:value-type="float" office:value="3.528848" calcext:value-type="float">
            <text:p>3,528848</text:p>
          </table:table-cell>
          <table:table-cell table:formula="of:=[.CG2]/1000000" office:value-type="float" office:value="3.329964" calcext:value-type="float">
            <text:p>3,329964</text:p>
          </table:table-cell>
          <table:table-cell table:formula="of:=[.CH2]/1000000" office:value-type="float" office:value="2.901199" calcext:value-type="float">
            <text:p>2,901199</text:p>
          </table:table-cell>
          <table:table-cell table:formula="of:=[.CI2]/1000000" office:value-type="float" office:value="2.602399" calcext:value-type="float">
            <text:p>2,602399</text:p>
          </table:table-cell>
          <table:table-cell table:formula="of:=[.CJ2]/1000000" office:value-type="float" office:value="2.276946" calcext:value-type="float">
            <text:p>2,276946</text:p>
          </table:table-cell>
          <table:table-cell table:formula="of:=[.CK2]/1000000" office:value-type="float" office:value="2.009976" calcext:value-type="float">
            <text:p>2,009976</text:p>
          </table:table-cell>
          <table:table-cell table:formula="of:=[.CL2]/1000000" office:value-type="float" office:value="1.665523" calcext:value-type="float">
            <text:p>1,665523</text:p>
          </table:table-cell>
          <table:table-cell table:formula="of:=[.CM2]/1000000" office:value-type="float" office:value="1.32552" calcext:value-type="float">
            <text:p>1,32552</text:p>
          </table:table-cell>
          <table:table-cell table:formula="of:=[.CN2]/1000000" office:value-type="float" office:value="0.859712" calcext:value-type="float">
            <text:p>0,859712</text:p>
          </table:table-cell>
          <table:table-cell table:formula="of:=[.CO2]/1000000" office:value-type="float" office:value="0.504405" calcext:value-type="float">
            <text:p>0,504405</text:p>
          </table:table-cell>
          <table:table-cell table:formula="of:=[.CP2]/1000000" office:value-type="float" office:value="0.260107" calcext:value-type="float">
            <text:p>0,260107</text:p>
          </table:table-cell>
          <table:table-cell table:formula="of:=[.CQ2]/1000000" office:value-type="float" office:value="0.102798" calcext:value-type="float">
            <text:p>0,102798</text:p>
          </table:table-cell>
          <table:table-cell table:formula="of:=[.CR2]/1000000" office:value-type="float" office:value="0.057677" calcext:value-type="float">
            <text:p>0,057677</text:p>
          </table:table-cell>
          <table:table-cell table:formula="of:=[.CS2]/1000000" office:value-type="float" office:value="0.038497" calcext:value-type="float">
            <text:p>0,038497</text:p>
          </table:table-cell>
          <table:table-cell table:formula="of:=[.CT2]/1000000" office:value-type="float" office:value="0.026392" calcext:value-type="float">
            <text:p>0,026392</text:p>
          </table:table-cell>
          <table:table-cell table:formula="of:=[.CU2]/1000000" office:value-type="float" office:value="0.017286" calcext:value-type="float">
            <text:p>0,017286</text:p>
          </table:table-cell>
          <table:table-cell table:formula="of:=[.CV2]/1000000" office:value-type="float" office:value="0.00689" calcext:value-type="float">
            <text:p>0,00689</text:p>
          </table:table-cell>
        </table:table-row>
        <table:table-row table:style-name="ro1">
          <table:table-cell office:value-type="string" calcext:value-type="string">
            <text:p>Mother wtdbg2</text:p>
          </table:table-cell>
          <table:table-cell table:formula="of:=[.B3]/1000000" office:value-type="float" office:value="106.352596" calcext:value-type="float">
            <text:p>106,352596</text:p>
          </table:table-cell>
          <table:table-cell table:formula="of:=[.C3]/1000000" office:value-type="float" office:value="106.352596" calcext:value-type="float">
            <text:p>106,352596</text:p>
          </table:table-cell>
          <table:table-cell table:formula="of:=[.D3]/1000000" office:value-type="float" office:value="106.352596" calcext:value-type="float">
            <text:p>106,352596</text:p>
          </table:table-cell>
          <table:table-cell table:formula="of:=[.E3]/1000000" office:value-type="float" office:value="76.315117" calcext:value-type="float">
            <text:p>76,315117</text:p>
          </table:table-cell>
          <table:table-cell table:formula="of:=[.F3]/1000000" office:value-type="float" office:value="76.315117" calcext:value-type="float">
            <text:p>76,315117</text:p>
          </table:table-cell>
          <table:table-cell table:formula="of:=[.G3]/1000000" office:value-type="float" office:value="76.315117" calcext:value-type="float">
            <text:p>76,315117</text:p>
          </table:table-cell>
          <table:table-cell table:formula="of:=[.H3]/1000000" office:value-type="float" office:value="64.553955" calcext:value-type="float">
            <text:p>64,553955</text:p>
          </table:table-cell>
          <table:table-cell table:formula="of:=[.I3]/1000000" office:value-type="float" office:value="64.553955" calcext:value-type="float">
            <text:p>64,553955</text:p>
          </table:table-cell>
          <table:table-cell table:formula="of:=[.J3]/1000000" office:value-type="float" office:value="64.553955" calcext:value-type="float">
            <text:p>64,553955</text:p>
          </table:table-cell>
          <table:table-cell table:formula="of:=[.K3]/1000000" office:value-type="float" office:value="60.895652" calcext:value-type="float">
            <text:p>60,895652</text:p>
          </table:table-cell>
          <table:table-cell table:formula="of:=[.L3]/1000000" office:value-type="float" office:value="60.895652" calcext:value-type="float">
            <text:p>60,895652</text:p>
          </table:table-cell>
          <table:table-cell table:formula="of:=[.M3]/1000000" office:value-type="float" office:value="58.769978" calcext:value-type="float">
            <text:p>58,769978</text:p>
          </table:table-cell>
          <table:table-cell table:formula="of:=[.N3]/1000000" office:value-type="float" office:value="58.769978" calcext:value-type="float">
            <text:p>58,769978</text:p>
          </table:table-cell>
          <table:table-cell table:formula="of:=[.O3]/1000000" office:value-type="float" office:value="58.26793" calcext:value-type="float">
            <text:p>58,26793</text:p>
          </table:table-cell>
          <table:table-cell table:formula="of:=[.P3]/1000000" office:value-type="float" office:value="58.26793" calcext:value-type="float">
            <text:p>58,26793</text:p>
          </table:table-cell>
          <table:table-cell table:formula="of:=[.Q3]/1000000" office:value-type="float" office:value="56.274319" calcext:value-type="float">
            <text:p>56,274319</text:p>
          </table:table-cell>
          <table:table-cell table:formula="of:=[.R3]/1000000" office:value-type="float" office:value="56.274319" calcext:value-type="float">
            <text:p>56,274319</text:p>
          </table:table-cell>
          <table:table-cell table:formula="of:=[.S3]/1000000" office:value-type="float" office:value="47.243546" calcext:value-type="float">
            <text:p>47,243546</text:p>
          </table:table-cell>
          <table:table-cell table:formula="of:=[.T3]/1000000" office:value-type="float" office:value="47.243546" calcext:value-type="float">
            <text:p>47,243546</text:p>
          </table:table-cell>
          <table:table-cell table:formula="of:=[.U3]/1000000" office:value-type="float" office:value="44.852319" calcext:value-type="float">
            <text:p>44,852319</text:p>
          </table:table-cell>
          <table:table-cell table:formula="of:=[.V3]/1000000" office:value-type="float" office:value="44.852319" calcext:value-type="float">
            <text:p>44,852319</text:p>
          </table:table-cell>
          <table:table-cell table:formula="of:=[.W3]/1000000" office:value-type="float" office:value="42.262407" calcext:value-type="float">
            <text:p>42,262407</text:p>
          </table:table-cell>
          <table:table-cell table:formula="of:=[.X3]/1000000" office:value-type="float" office:value="41.342227" calcext:value-type="float">
            <text:p>41,342227</text:p>
          </table:table-cell>
          <table:table-cell table:formula="of:=[.Y3]/1000000" office:value-type="float" office:value="41.342227" calcext:value-type="float">
            <text:p>41,342227</text:p>
          </table:table-cell>
          <table:table-cell table:formula="of:=[.Z3]/1000000" office:value-type="float" office:value="39.83326" calcext:value-type="float">
            <text:p>39,83326</text:p>
          </table:table-cell>
          <table:table-cell table:formula="of:=[.AA3]/1000000" office:value-type="float" office:value="38.106111" calcext:value-type="float">
            <text:p>38,106111</text:p>
          </table:table-cell>
          <table:table-cell table:formula="of:=[.AB3]/1000000" office:value-type="float" office:value="38.106111" calcext:value-type="float">
            <text:p>38,106111</text:p>
          </table:table-cell>
          <table:table-cell table:formula="of:=[.AC3]/1000000" office:value-type="float" office:value="36.968939" calcext:value-type="float">
            <text:p>36,968939</text:p>
          </table:table-cell>
          <table:table-cell table:formula="of:=[.AD3]/1000000" office:value-type="float" office:value="36.714685" calcext:value-type="float">
            <text:p>36,714685</text:p>
          </table:table-cell>
          <table:table-cell table:formula="of:=[.AE3]/1000000" office:value-type="float" office:value="34.660913" calcext:value-type="float">
            <text:p>34,660913</text:p>
          </table:table-cell>
          <table:table-cell table:formula="of:=[.AF3]/1000000" office:value-type="float" office:value="34.660913" calcext:value-type="float">
            <text:p>34,660913</text:p>
          </table:table-cell>
          <table:table-cell table:formula="of:=[.AG3]/1000000" office:value-type="float" office:value="32.722365" calcext:value-type="float">
            <text:p>32,722365</text:p>
          </table:table-cell>
          <table:table-cell table:formula="of:=[.AH3]/1000000" office:value-type="float" office:value="32.649922" calcext:value-type="float">
            <text:p>32,649922</text:p>
          </table:table-cell>
          <table:table-cell table:formula="of:=[.AI3]/1000000" office:value-type="float" office:value="32.34571" calcext:value-type="float">
            <text:p>32,34571</text:p>
          </table:table-cell>
          <table:table-cell table:formula="of:=[.AJ3]/1000000" office:value-type="float" office:value="31.68989" calcext:value-type="float">
            <text:p>31,68989</text:p>
          </table:table-cell>
          <table:table-cell table:formula="of:=[.AK3]/1000000" office:value-type="float" office:value="31.68989" calcext:value-type="float">
            <text:p>31,68989</text:p>
          </table:table-cell>
          <table:table-cell table:formula="of:=[.AL3]/1000000" office:value-type="float" office:value="31.437444" calcext:value-type="float">
            <text:p>31,437444</text:p>
          </table:table-cell>
          <table:table-cell table:formula="of:=[.AM3]/1000000" office:value-type="float" office:value="31.345135" calcext:value-type="float">
            <text:p>31,345135</text:p>
          </table:table-cell>
          <table:table-cell table:formula="of:=[.AN3]/1000000" office:value-type="float" office:value="30.097433" calcext:value-type="float">
            <text:p>30,097433</text:p>
          </table:table-cell>
          <table:table-cell table:formula="of:=[.AO3]/1000000" office:value-type="float" office:value="29.040384" calcext:value-type="float">
            <text:p>29,040384</text:p>
          </table:table-cell>
          <table:table-cell table:formula="of:=[.AP3]/1000000" office:value-type="float" office:value="28.856985" calcext:value-type="float">
            <text:p>28,856985</text:p>
          </table:table-cell>
          <table:table-cell table:formula="of:=[.AQ3]/1000000" office:value-type="float" office:value="28.571312" calcext:value-type="float">
            <text:p>28,571312</text:p>
          </table:table-cell>
          <table:table-cell table:formula="of:=[.AR3]/1000000" office:value-type="float" office:value="28.480008" calcext:value-type="float">
            <text:p>28,480008</text:p>
          </table:table-cell>
          <table:table-cell table:formula="of:=[.AS3]/1000000" office:value-type="float" office:value="26.791142" calcext:value-type="float">
            <text:p>26,791142</text:p>
          </table:table-cell>
          <table:table-cell table:formula="of:=[.AT3]/1000000" office:value-type="float" office:value="26.076322" calcext:value-type="float">
            <text:p>26,076322</text:p>
          </table:table-cell>
          <table:table-cell table:formula="of:=[.AU3]/1000000" office:value-type="float" office:value="25.287708" calcext:value-type="float">
            <text:p>25,287708</text:p>
          </table:table-cell>
          <table:table-cell table:formula="of:=[.AV3]/1000000" office:value-type="float" office:value="24.828752" calcext:value-type="float">
            <text:p>24,828752</text:p>
          </table:table-cell>
          <table:table-cell table:formula="of:=[.AW3]/1000000" office:value-type="float" office:value="24.109885" calcext:value-type="float">
            <text:p>24,109885</text:p>
          </table:table-cell>
          <table:table-cell table:formula="of:=[.AX3]/1000000" office:value-type="float" office:value="23.915206" calcext:value-type="float">
            <text:p>23,915206</text:p>
          </table:table-cell>
          <table:table-cell table:formula="of:=[.AY3]/1000000" office:value-type="float" office:value="23.7701" calcext:value-type="float">
            <text:p>23,7701</text:p>
          </table:table-cell>
          <table:table-cell table:formula="of:=[.AZ3]/1000000" office:value-type="float" office:value="23.061806" calcext:value-type="float">
            <text:p>23,061806</text:p>
          </table:table-cell>
          <table:table-cell table:formula="of:=[.BA3]/1000000" office:value-type="float" office:value="22.688862" calcext:value-type="float">
            <text:p>22,688862</text:p>
          </table:table-cell>
          <table:table-cell table:formula="of:=[.BB3]/1000000" office:value-type="float" office:value="22.425646" calcext:value-type="float">
            <text:p>22,425646</text:p>
          </table:table-cell>
          <table:table-cell table:formula="of:=[.BC3]/1000000" office:value-type="float" office:value="22.319388" calcext:value-type="float">
            <text:p>22,319388</text:p>
          </table:table-cell>
          <table:table-cell table:formula="of:=[.BD3]/1000000" office:value-type="float" office:value="21.905163" calcext:value-type="float">
            <text:p>21,905163</text:p>
          </table:table-cell>
          <table:table-cell table:formula="of:=[.BE3]/1000000" office:value-type="float" office:value="21.621515" calcext:value-type="float">
            <text:p>21,621515</text:p>
          </table:table-cell>
          <table:table-cell table:formula="of:=[.BF3]/1000000" office:value-type="float" office:value="20.937602" calcext:value-type="float">
            <text:p>20,937602</text:p>
          </table:table-cell>
          <table:table-cell table:formula="of:=[.BG3]/1000000" office:value-type="float" office:value="20.743875" calcext:value-type="float">
            <text:p>20,743875</text:p>
          </table:table-cell>
          <table:table-cell table:formula="of:=[.BH3]/1000000" office:value-type="float" office:value="19.684947" calcext:value-type="float">
            <text:p>19,684947</text:p>
          </table:table-cell>
          <table:table-cell table:formula="of:=[.BI3]/1000000" office:value-type="float" office:value="18.209402" calcext:value-type="float">
            <text:p>18,209402</text:p>
          </table:table-cell>
          <table:table-cell table:formula="of:=[.BJ3]/1000000" office:value-type="float" office:value="18.040748" calcext:value-type="float">
            <text:p>18,040748</text:p>
          </table:table-cell>
          <table:table-cell table:formula="of:=[.BK3]/1000000" office:value-type="float" office:value="16.417988" calcext:value-type="float">
            <text:p>16,417988</text:p>
          </table:table-cell>
          <table:table-cell table:formula="of:=[.BL3]/1000000" office:value-type="float" office:value="15.816608" calcext:value-type="float">
            <text:p>15,816608</text:p>
          </table:table-cell>
          <table:table-cell table:formula="of:=[.BM3]/1000000" office:value-type="float" office:value="15.795158" calcext:value-type="float">
            <text:p>15,795158</text:p>
          </table:table-cell>
          <table:table-cell table:formula="of:=[.BN3]/1000000" office:value-type="float" office:value="14.901674" calcext:value-type="float">
            <text:p>14,901674</text:p>
          </table:table-cell>
          <table:table-cell table:formula="of:=[.BO3]/1000000" office:value-type="float" office:value="14.158389" calcext:value-type="float">
            <text:p>14,158389</text:p>
          </table:table-cell>
          <table:table-cell table:formula="of:=[.BP3]/1000000" office:value-type="float" office:value="13.82504" calcext:value-type="float">
            <text:p>13,82504</text:p>
          </table:table-cell>
          <table:table-cell table:formula="of:=[.BQ3]/1000000" office:value-type="float" office:value="13.644527" calcext:value-type="float">
            <text:p>13,644527</text:p>
          </table:table-cell>
          <table:table-cell table:formula="of:=[.BR3]/1000000" office:value-type="float" office:value="12.571373" calcext:value-type="float">
            <text:p>12,571373</text:p>
          </table:table-cell>
          <table:table-cell table:formula="of:=[.BS3]/1000000" office:value-type="float" office:value="12.039665" calcext:value-type="float">
            <text:p>12,039665</text:p>
          </table:table-cell>
          <table:table-cell table:formula="of:=[.BT3]/1000000" office:value-type="float" office:value="11.866829" calcext:value-type="float">
            <text:p>11,866829</text:p>
          </table:table-cell>
          <table:table-cell table:formula="of:=[.BU3]/1000000" office:value-type="float" office:value="10.988939" calcext:value-type="float">
            <text:p>10,988939</text:p>
          </table:table-cell>
          <table:table-cell table:formula="of:=[.BV3]/1000000" office:value-type="float" office:value="10.428642" calcext:value-type="float">
            <text:p>10,428642</text:p>
          </table:table-cell>
          <table:table-cell table:formula="of:=[.BW3]/1000000" office:value-type="float" office:value="9.362125" calcext:value-type="float">
            <text:p>9,362125</text:p>
          </table:table-cell>
          <table:table-cell table:formula="of:=[.BX3]/1000000" office:value-type="float" office:value="8.896431" calcext:value-type="float">
            <text:p>8,896431</text:p>
          </table:table-cell>
          <table:table-cell table:formula="of:=[.BY3]/1000000" office:value-type="float" office:value="8.323765" calcext:value-type="float">
            <text:p>8,323765</text:p>
          </table:table-cell>
          <table:table-cell table:formula="of:=[.BZ3]/1000000" office:value-type="float" office:value="7.079155" calcext:value-type="float">
            <text:p>7,079155</text:p>
          </table:table-cell>
          <table:table-cell table:formula="of:=[.CA3]/1000000" office:value-type="float" office:value="6.836983" calcext:value-type="float">
            <text:p>6,836983</text:p>
          </table:table-cell>
          <table:table-cell table:formula="of:=[.CB3]/1000000" office:value-type="float" office:value="6.21348" calcext:value-type="float">
            <text:p>6,21348</text:p>
          </table:table-cell>
          <table:table-cell table:formula="of:=[.CC3]/1000000" office:value-type="float" office:value="5.833398" calcext:value-type="float">
            <text:p>5,833398</text:p>
          </table:table-cell>
          <table:table-cell table:formula="of:=[.CD3]/1000000" office:value-type="float" office:value="5.141918" calcext:value-type="float">
            <text:p>5,141918</text:p>
          </table:table-cell>
          <table:table-cell table:formula="of:=[.CE3]/1000000" office:value-type="float" office:value="4.963067" calcext:value-type="float">
            <text:p>4,963067</text:p>
          </table:table-cell>
          <table:table-cell table:formula="of:=[.CF3]/1000000" office:value-type="float" office:value="4.588545" calcext:value-type="float">
            <text:p>4,588545</text:p>
          </table:table-cell>
          <table:table-cell table:formula="of:=[.CG3]/1000000" office:value-type="float" office:value="4.22243" calcext:value-type="float">
            <text:p>4,22243</text:p>
          </table:table-cell>
          <table:table-cell table:formula="of:=[.CH3]/1000000" office:value-type="float" office:value="3.587762" calcext:value-type="float">
            <text:p>3,587762</text:p>
          </table:table-cell>
          <table:table-cell table:formula="of:=[.CI3]/1000000" office:value-type="float" office:value="3.211023" calcext:value-type="float">
            <text:p>3,211023</text:p>
          </table:table-cell>
          <table:table-cell table:formula="of:=[.CJ3]/1000000" office:value-type="float" office:value="2.835245" calcext:value-type="float">
            <text:p>2,835245</text:p>
          </table:table-cell>
          <table:table-cell table:formula="of:=[.CK3]/1000000" office:value-type="float" office:value="2.187607" calcext:value-type="float">
            <text:p>2,187607</text:p>
          </table:table-cell>
          <table:table-cell table:formula="of:=[.CL3]/1000000" office:value-type="float" office:value="1.771498" calcext:value-type="float">
            <text:p>1,771498</text:p>
          </table:table-cell>
          <table:table-cell table:formula="of:=[.CM3]/1000000" office:value-type="float" office:value="1.397755" calcext:value-type="float">
            <text:p>1,397755</text:p>
          </table:table-cell>
          <table:table-cell table:formula="of:=[.CN3]/1000000" office:value-type="float" office:value="1.146885" calcext:value-type="float">
            <text:p>1,146885</text:p>
          </table:table-cell>
          <table:table-cell table:formula="of:=[.CO3]/1000000" office:value-type="float" office:value="0.773814" calcext:value-type="float">
            <text:p>0,773814</text:p>
          </table:table-cell>
          <table:table-cell table:formula="of:=[.CP3]/1000000" office:value-type="float" office:value="0.476296" calcext:value-type="float">
            <text:p>0,476296</text:p>
          </table:table-cell>
          <table:table-cell table:formula="of:=[.CQ3]/1000000" office:value-type="float" office:value="0.166601" calcext:value-type="float">
            <text:p>0,166601</text:p>
          </table:table-cell>
          <table:table-cell table:formula="of:=[.CR3]/1000000" office:value-type="float" office:value="0.082964" calcext:value-type="float">
            <text:p>0,082964</text:p>
          </table:table-cell>
          <table:table-cell table:formula="of:=[.CS3]/1000000" office:value-type="float" office:value="0.052858" calcext:value-type="float">
            <text:p>0,052858</text:p>
          </table:table-cell>
          <table:table-cell table:formula="of:=[.CT3]/1000000" office:value-type="float" office:value="0.0377" calcext:value-type="float">
            <text:p>0,0377</text:p>
          </table:table-cell>
          <table:table-cell table:formula="of:=[.CU3]/1000000" office:value-type="float" office:value="0.027474" calcext:value-type="float">
            <text:p>0,027474</text:p>
          </table:table-cell>
          <table:table-cell table:formula="of:=[.CV3]/1000000" office:value-type="float" office:value="0.019503" calcext:value-type="float">
            <text:p>0,019503</text:p>
          </table:table-cell>
        </table:table-row>
        <table:table-row table:style-name="ro1">
          <table:table-cell office:value-type="string" calcext:value-type="string">
            <text:p>Offspring wtdbg2</text:p>
          </table:table-cell>
          <table:table-cell table:formula="of:=[.B4]/1000000" office:value-type="float" office:value="70.660114" calcext:value-type="float">
            <text:p>70,660114</text:p>
          </table:table-cell>
          <table:table-cell table:formula="of:=[.C4]/1000000" office:value-type="float" office:value="70.660114" calcext:value-type="float">
            <text:p>70,660114</text:p>
          </table:table-cell>
          <table:table-cell table:formula="of:=[.D4]/1000000" office:value-type="float" office:value="68.17267" calcext:value-type="float">
            <text:p>68,17267</text:p>
          </table:table-cell>
          <table:table-cell table:formula="of:=[.E4]/1000000" office:value-type="float" office:value="68.17267" calcext:value-type="float">
            <text:p>68,17267</text:p>
          </table:table-cell>
          <table:table-cell table:formula="of:=[.F4]/1000000" office:value-type="float" office:value="68.17267" calcext:value-type="float">
            <text:p>68,17267</text:p>
          </table:table-cell>
          <table:table-cell table:formula="of:=[.G4]/1000000" office:value-type="float" office:value="64.479263" calcext:value-type="float">
            <text:p>64,479263</text:p>
          </table:table-cell>
          <table:table-cell table:formula="of:=[.H4]/1000000" office:value-type="float" office:value="64.479263" calcext:value-type="float">
            <text:p>64,479263</text:p>
          </table:table-cell>
          <table:table-cell table:formula="of:=[.I4]/1000000" office:value-type="float" office:value="58.727374" calcext:value-type="float">
            <text:p>58,727374</text:p>
          </table:table-cell>
          <table:table-cell table:formula="of:=[.J4]/1000000" office:value-type="float" office:value="58.727374" calcext:value-type="float">
            <text:p>58,727374</text:p>
          </table:table-cell>
          <table:table-cell table:formula="of:=[.K4]/1000000" office:value-type="float" office:value="58.012523" calcext:value-type="float">
            <text:p>58,012523</text:p>
          </table:table-cell>
          <table:table-cell table:formula="of:=[.L4]/1000000" office:value-type="float" office:value="58.012523" calcext:value-type="float">
            <text:p>58,012523</text:p>
          </table:table-cell>
          <table:table-cell table:formula="of:=[.M4]/1000000" office:value-type="float" office:value="55.856493" calcext:value-type="float">
            <text:p>55,856493</text:p>
          </table:table-cell>
          <table:table-cell table:formula="of:=[.N4]/1000000" office:value-type="float" office:value="55.856493" calcext:value-type="float">
            <text:p>55,856493</text:p>
          </table:table-cell>
          <table:table-cell table:formula="of:=[.O4]/1000000" office:value-type="float" office:value="50.390664" calcext:value-type="float">
            <text:p>50,390664</text:p>
          </table:table-cell>
          <table:table-cell table:formula="of:=[.P4]/1000000" office:value-type="float" office:value="50.390664" calcext:value-type="float">
            <text:p>50,390664</text:p>
          </table:table-cell>
          <table:table-cell table:formula="of:=[.Q4]/1000000" office:value-type="float" office:value="45.411727" calcext:value-type="float">
            <text:p>45,411727</text:p>
          </table:table-cell>
          <table:table-cell table:formula="of:=[.R4]/1000000" office:value-type="float" office:value="45.411727" calcext:value-type="float">
            <text:p>45,411727</text:p>
          </table:table-cell>
          <table:table-cell table:formula="of:=[.S4]/1000000" office:value-type="float" office:value="44.601496" calcext:value-type="float">
            <text:p>44,601496</text:p>
          </table:table-cell>
          <table:table-cell table:formula="of:=[.T4]/1000000" office:value-type="float" office:value="44.601496" calcext:value-type="float">
            <text:p>44,601496</text:p>
          </table:table-cell>
          <table:table-cell table:formula="of:=[.U4]/1000000" office:value-type="float" office:value="43.834726" calcext:value-type="float">
            <text:p>43,834726</text:p>
          </table:table-cell>
          <table:table-cell table:formula="of:=[.V4]/1000000" office:value-type="float" office:value="41.974199" calcext:value-type="float">
            <text:p>41,974199</text:p>
          </table:table-cell>
          <table:table-cell table:formula="of:=[.W4]/1000000" office:value-type="float" office:value="41.974199" calcext:value-type="float">
            <text:p>41,974199</text:p>
          </table:table-cell>
          <table:table-cell table:formula="of:=[.X4]/1000000" office:value-type="float" office:value="41.811592" calcext:value-type="float">
            <text:p>41,811592</text:p>
          </table:table-cell>
          <table:table-cell table:formula="of:=[.Y4]/1000000" office:value-type="float" office:value="40.81628" calcext:value-type="float">
            <text:p>40,81628</text:p>
          </table:table-cell>
          <table:table-cell table:formula="of:=[.Z4]/1000000" office:value-type="float" office:value="40.81628" calcext:value-type="float">
            <text:p>40,81628</text:p>
          </table:table-cell>
          <table:table-cell table:formula="of:=[.AA4]/1000000" office:value-type="float" office:value="40.431968" calcext:value-type="float">
            <text:p>40,431968</text:p>
          </table:table-cell>
          <table:table-cell table:formula="of:=[.AB4]/1000000" office:value-type="float" office:value="39.737951" calcext:value-type="float">
            <text:p>39,737951</text:p>
          </table:table-cell>
          <table:table-cell table:formula="of:=[.AC4]/1000000" office:value-type="float" office:value="39.737951" calcext:value-type="float">
            <text:p>39,737951</text:p>
          </table:table-cell>
          <table:table-cell table:formula="of:=[.AD4]/1000000" office:value-type="float" office:value="38.485726" calcext:value-type="float">
            <text:p>38,485726</text:p>
          </table:table-cell>
          <table:table-cell table:formula="of:=[.AE4]/1000000" office:value-type="float" office:value="38.38371" calcext:value-type="float">
            <text:p>38,38371</text:p>
          </table:table-cell>
          <table:table-cell table:formula="of:=[.AF4]/1000000" office:value-type="float" office:value="38.38371" calcext:value-type="float">
            <text:p>38,38371</text:p>
          </table:table-cell>
          <table:table-cell table:formula="of:=[.AG4]/1000000" office:value-type="float" office:value="38.023865" calcext:value-type="float">
            <text:p>38,023865</text:p>
          </table:table-cell>
          <table:table-cell table:formula="of:=[.AH4]/1000000" office:value-type="float" office:value="37.451564" calcext:value-type="float">
            <text:p>37,451564</text:p>
          </table:table-cell>
          <table:table-cell table:formula="of:=[.AI4]/1000000" office:value-type="float" office:value="37.282502" calcext:value-type="float">
            <text:p>37,282502</text:p>
          </table:table-cell>
          <table:table-cell table:formula="of:=[.AJ4]/1000000" office:value-type="float" office:value="37.282502" calcext:value-type="float">
            <text:p>37,282502</text:p>
          </table:table-cell>
          <table:table-cell table:formula="of:=[.AK4]/1000000" office:value-type="float" office:value="32.79745" calcext:value-type="float">
            <text:p>32,79745</text:p>
          </table:table-cell>
          <table:table-cell table:formula="of:=[.AL4]/1000000" office:value-type="float" office:value="30.857572" calcext:value-type="float">
            <text:p>30,857572</text:p>
          </table:table-cell>
          <table:table-cell table:formula="of:=[.AM4]/1000000" office:value-type="float" office:value="30.150024" calcext:value-type="float">
            <text:p>30,150024</text:p>
          </table:table-cell>
          <table:table-cell table:formula="of:=[.AN4]/1000000" office:value-type="float" office:value="29.917895" calcext:value-type="float">
            <text:p>29,917895</text:p>
          </table:table-cell>
          <table:table-cell table:formula="of:=[.AO4]/1000000" office:value-type="float" office:value="29.311419" calcext:value-type="float">
            <text:p>29,311419</text:p>
          </table:table-cell>
          <table:table-cell table:formula="of:=[.AP4]/1000000" office:value-type="float" office:value="29.311419" calcext:value-type="float">
            <text:p>29,311419</text:p>
          </table:table-cell>
          <table:table-cell table:formula="of:=[.AQ4]/1000000" office:value-type="float" office:value="29.119091" calcext:value-type="float">
            <text:p>29,119091</text:p>
          </table:table-cell>
          <table:table-cell table:formula="of:=[.AR4]/1000000" office:value-type="float" office:value="28.646922" calcext:value-type="float">
            <text:p>28,646922</text:p>
          </table:table-cell>
          <table:table-cell table:formula="of:=[.AS4]/1000000" office:value-type="float" office:value="28.196972" calcext:value-type="float">
            <text:p>28,196972</text:p>
          </table:table-cell>
          <table:table-cell table:formula="of:=[.AT4]/1000000" office:value-type="float" office:value="27.163599" calcext:value-type="float">
            <text:p>27,163599</text:p>
          </table:table-cell>
          <table:table-cell table:formula="of:=[.AU4]/1000000" office:value-type="float" office:value="26.47685" calcext:value-type="float">
            <text:p>26,47685</text:p>
          </table:table-cell>
          <table:table-cell table:formula="of:=[.AV4]/1000000" office:value-type="float" office:value="24.855471" calcext:value-type="float">
            <text:p>24,855471</text:p>
          </table:table-cell>
          <table:table-cell table:formula="of:=[.AW4]/1000000" office:value-type="float" office:value="24.547333" calcext:value-type="float">
            <text:p>24,547333</text:p>
          </table:table-cell>
          <table:table-cell table:formula="of:=[.AX4]/1000000" office:value-type="float" office:value="23.866941" calcext:value-type="float">
            <text:p>23,866941</text:p>
          </table:table-cell>
          <table:table-cell table:formula="of:=[.AY4]/1000000" office:value-type="float" office:value="23.641545" calcext:value-type="float">
            <text:p>23,641545</text:p>
          </table:table-cell>
          <table:table-cell table:formula="of:=[.AZ4]/1000000" office:value-type="float" office:value="22.637589" calcext:value-type="float">
            <text:p>22,637589</text:p>
          </table:table-cell>
          <table:table-cell table:formula="of:=[.BA4]/1000000" office:value-type="float" office:value="22.347164" calcext:value-type="float">
            <text:p>22,347164</text:p>
          </table:table-cell>
          <table:table-cell table:formula="of:=[.BB4]/1000000" office:value-type="float" office:value="21.882432" calcext:value-type="float">
            <text:p>21,882432</text:p>
          </table:table-cell>
          <table:table-cell table:formula="of:=[.BC4]/1000000" office:value-type="float" office:value="19.959208" calcext:value-type="float">
            <text:p>19,959208</text:p>
          </table:table-cell>
          <table:table-cell table:formula="of:=[.BD4]/1000000" office:value-type="float" office:value="19.801307" calcext:value-type="float">
            <text:p>19,801307</text:p>
          </table:table-cell>
          <table:table-cell table:formula="of:=[.BE4]/1000000" office:value-type="float" office:value="19.279655" calcext:value-type="float">
            <text:p>19,279655</text:p>
          </table:table-cell>
          <table:table-cell table:formula="of:=[.BF4]/1000000" office:value-type="float" office:value="18.227146" calcext:value-type="float">
            <text:p>18,227146</text:p>
          </table:table-cell>
          <table:table-cell table:formula="of:=[.BG4]/1000000" office:value-type="float" office:value="18.162762" calcext:value-type="float">
            <text:p>18,162762</text:p>
          </table:table-cell>
          <table:table-cell table:formula="of:=[.BH4]/1000000" office:value-type="float" office:value="16.813681" calcext:value-type="float">
            <text:p>16,813681</text:p>
          </table:table-cell>
          <table:table-cell table:formula="of:=[.BI4]/1000000" office:value-type="float" office:value="16.537409" calcext:value-type="float">
            <text:p>16,537409</text:p>
          </table:table-cell>
          <table:table-cell table:formula="of:=[.BJ4]/1000000" office:value-type="float" office:value="15.441178" calcext:value-type="float">
            <text:p>15,441178</text:p>
          </table:table-cell>
          <table:table-cell table:formula="of:=[.BK4]/1000000" office:value-type="float" office:value="14.848457" calcext:value-type="float">
            <text:p>14,848457</text:p>
          </table:table-cell>
          <table:table-cell table:formula="of:=[.BL4]/1000000" office:value-type="float" office:value="14.117999" calcext:value-type="float">
            <text:p>14,117999</text:p>
          </table:table-cell>
          <table:table-cell table:formula="of:=[.BM4]/1000000" office:value-type="float" office:value="13.884331" calcext:value-type="float">
            <text:p>13,884331</text:p>
          </table:table-cell>
          <table:table-cell table:formula="of:=[.BN4]/1000000" office:value-type="float" office:value="12.777956" calcext:value-type="float">
            <text:p>12,777956</text:p>
          </table:table-cell>
          <table:table-cell table:formula="of:=[.BO4]/1000000" office:value-type="float" office:value="12.285236" calcext:value-type="float">
            <text:p>12,285236</text:p>
          </table:table-cell>
          <table:table-cell table:formula="of:=[.BP4]/1000000" office:value-type="float" office:value="12.090387" calcext:value-type="float">
            <text:p>12,090387</text:p>
          </table:table-cell>
          <table:table-cell table:formula="of:=[.BQ4]/1000000" office:value-type="float" office:value="11.960424" calcext:value-type="float">
            <text:p>11,960424</text:p>
          </table:table-cell>
          <table:table-cell table:formula="of:=[.BR4]/1000000" office:value-type="float" office:value="10.870935" calcext:value-type="float">
            <text:p>10,870935</text:p>
          </table:table-cell>
          <table:table-cell table:formula="of:=[.BS4]/1000000" office:value-type="float" office:value="10.058923" calcext:value-type="float">
            <text:p>10,058923</text:p>
          </table:table-cell>
          <table:table-cell table:formula="of:=[.BT4]/1000000" office:value-type="float" office:value="9.05603" calcext:value-type="float">
            <text:p>9,05603</text:p>
          </table:table-cell>
          <table:table-cell table:formula="of:=[.BU4]/1000000" office:value-type="float" office:value="8.445159" calcext:value-type="float">
            <text:p>8,445159</text:p>
          </table:table-cell>
          <table:table-cell table:formula="of:=[.BV4]/1000000" office:value-type="float" office:value="7.354447" calcext:value-type="float">
            <text:p>7,354447</text:p>
          </table:table-cell>
          <table:table-cell table:formula="of:=[.BW4]/1000000" office:value-type="float" office:value="6.913862" calcext:value-type="float">
            <text:p>6,913862</text:p>
          </table:table-cell>
          <table:table-cell table:formula="of:=[.BX4]/1000000" office:value-type="float" office:value="6.727791" calcext:value-type="float">
            <text:p>6,727791</text:p>
          </table:table-cell>
          <table:table-cell table:formula="of:=[.BY4]/1000000" office:value-type="float" office:value="6.43451" calcext:value-type="float">
            <text:p>6,43451</text:p>
          </table:table-cell>
          <table:table-cell table:formula="of:=[.BZ4]/1000000" office:value-type="float" office:value="6.312323" calcext:value-type="float">
            <text:p>6,312323</text:p>
          </table:table-cell>
          <table:table-cell table:formula="of:=[.CA4]/1000000" office:value-type="float" office:value="5.979663" calcext:value-type="float">
            <text:p>5,979663</text:p>
          </table:table-cell>
          <table:table-cell table:formula="of:=[.CB4]/1000000" office:value-type="float" office:value="5.527067" calcext:value-type="float">
            <text:p>5,527067</text:p>
          </table:table-cell>
          <table:table-cell table:formula="of:=[.CC4]/1000000" office:value-type="float" office:value="5.284983" calcext:value-type="float">
            <text:p>5,284983</text:p>
          </table:table-cell>
          <table:table-cell table:formula="of:=[.CD4]/1000000" office:value-type="float" office:value="4.814659" calcext:value-type="float">
            <text:p>4,814659</text:p>
          </table:table-cell>
          <table:table-cell table:formula="of:=[.CE4]/1000000" office:value-type="float" office:value="4.541876" calcext:value-type="float">
            <text:p>4,541876</text:p>
          </table:table-cell>
          <table:table-cell table:formula="of:=[.CF4]/1000000" office:value-type="float" office:value="4.076496" calcext:value-type="float">
            <text:p>4,076496</text:p>
          </table:table-cell>
          <table:table-cell table:formula="of:=[.CG4]/1000000" office:value-type="float" office:value="3.626778" calcext:value-type="float">
            <text:p>3,626778</text:p>
          </table:table-cell>
          <table:table-cell table:formula="of:=[.CH4]/1000000" office:value-type="float" office:value="3.271885" calcext:value-type="float">
            <text:p>3,271885</text:p>
          </table:table-cell>
          <table:table-cell table:formula="of:=[.CI4]/1000000" office:value-type="float" office:value="2.945365" calcext:value-type="float">
            <text:p>2,945365</text:p>
          </table:table-cell>
          <table:table-cell table:formula="of:=[.CJ4]/1000000" office:value-type="float" office:value="2.483673" calcext:value-type="float">
            <text:p>2,483673</text:p>
          </table:table-cell>
          <table:table-cell table:formula="of:=[.CK4]/1000000" office:value-type="float" office:value="2.223509" calcext:value-type="float">
            <text:p>2,223509</text:p>
          </table:table-cell>
          <table:table-cell table:formula="of:=[.CL4]/1000000" office:value-type="float" office:value="1.792631" calcext:value-type="float">
            <text:p>1,792631</text:p>
          </table:table-cell>
          <table:table-cell table:formula="of:=[.CM4]/1000000" office:value-type="float" office:value="1.533915" calcext:value-type="float">
            <text:p>1,533915</text:p>
          </table:table-cell>
          <table:table-cell table:formula="of:=[.CN4]/1000000" office:value-type="float" office:value="1.267128" calcext:value-type="float">
            <text:p>1,267128</text:p>
          </table:table-cell>
          <table:table-cell table:formula="of:=[.CO4]/1000000" office:value-type="float" office:value="0.804518" calcext:value-type="float">
            <text:p>0,804518</text:p>
          </table:table-cell>
          <table:table-cell table:formula="of:=[.CP4]/1000000" office:value-type="float" office:value="0.48061" calcext:value-type="float">
            <text:p>0,48061</text:p>
          </table:table-cell>
          <table:table-cell table:formula="of:=[.CQ4]/1000000" office:value-type="float" office:value="0.153628" calcext:value-type="float">
            <text:p>0,153628</text:p>
          </table:table-cell>
          <table:table-cell table:formula="of:=[.CR4]/1000000" office:value-type="float" office:value="0.072885" calcext:value-type="float">
            <text:p>0,072885</text:p>
          </table:table-cell>
          <table:table-cell table:formula="of:=[.CS4]/1000000" office:value-type="float" office:value="0.046624" calcext:value-type="float">
            <text:p>0,046624</text:p>
          </table:table-cell>
          <table:table-cell table:formula="of:=[.CT4]/1000000" office:value-type="float" office:value="0.033711" calcext:value-type="float">
            <text:p>0,033711</text:p>
          </table:table-cell>
          <table:table-cell table:formula="of:=[.CU4]/1000000" office:value-type="float" office:value="0.024137" calcext:value-type="float">
            <text:p>0,024137</text:p>
          </table:table-cell>
          <table:table-cell table:formula="of:=[.CV4]/1000000" office:value-type="float" office:value="0.015383" calcext:value-type="float">
            <text:p>0,015383</text:p>
          </table:table-cell>
        </table:table-row>
        <table:table-row table:style-name="ro1">
          <table:table-cell office:value-type="string" calcext:value-type="string">
            <text:p>Offspring2 HiFi consensus</text:p>
          </table:table-cell>
          <table:table-cell table:formula="of:=[.B5]/1000000" office:value-type="float" office:value="158.432916" calcext:value-type="float">
            <text:p>158,432916</text:p>
          </table:table-cell>
          <table:table-cell table:formula="of:=[.C5]/1000000" office:value-type="float" office:value="158.432916" calcext:value-type="float">
            <text:p>158,432916</text:p>
          </table:table-cell>
          <table:table-cell table:formula="of:=[.D5]/1000000" office:value-type="float" office:value="158.432916" calcext:value-type="float">
            <text:p>158,432916</text:p>
          </table:table-cell>
          <table:table-cell table:formula="of:=[.E5]/1000000" office:value-type="float" office:value="158.432916" calcext:value-type="float">
            <text:p>158,432916</text:p>
          </table:table-cell>
          <table:table-cell table:formula="of:=[.F5]/1000000" office:value-type="float" office:value="158.432916" calcext:value-type="float">
            <text:p>158,432916</text:p>
          </table:table-cell>
          <table:table-cell table:formula="of:=[.G5]/1000000" office:value-type="float" office:value="138.626663" calcext:value-type="float">
            <text:p>138,626663</text:p>
          </table:table-cell>
          <table:table-cell table:formula="of:=[.H5]/1000000" office:value-type="float" office:value="138.626663" calcext:value-type="float">
            <text:p>138,626663</text:p>
          </table:table-cell>
          <table:table-cell table:formula="of:=[.I5]/1000000" office:value-type="float" office:value="138.626663" calcext:value-type="float">
            <text:p>138,626663</text:p>
          </table:table-cell>
          <table:table-cell table:formula="of:=[.J5]/1000000" office:value-type="float" office:value="138.626663" calcext:value-type="float">
            <text:p>138,626663</text:p>
          </table:table-cell>
          <table:table-cell table:formula="of:=[.K5]/1000000" office:value-type="float" office:value="138.626663" calcext:value-type="float">
            <text:p>138,626663</text:p>
          </table:table-cell>
          <table:table-cell table:formula="of:=[.L5]/1000000" office:value-type="float" office:value="124.824225" calcext:value-type="float">
            <text:p>124,824225</text:p>
          </table:table-cell>
          <table:table-cell table:formula="of:=[.M5]/1000000" office:value-type="float" office:value="124.824225" calcext:value-type="float">
            <text:p>124,824225</text:p>
          </table:table-cell>
          <table:table-cell table:formula="of:=[.N5]/1000000" office:value-type="float" office:value="124.824225" calcext:value-type="float">
            <text:p>124,824225</text:p>
          </table:table-cell>
          <table:table-cell table:formula="of:=[.O5]/1000000" office:value-type="float" office:value="124.824225" calcext:value-type="float">
            <text:p>124,824225</text:p>
          </table:table-cell>
          <table:table-cell table:formula="of:=[.P5]/1000000" office:value-type="float" office:value="124.824225" calcext:value-type="float">
            <text:p>124,824225</text:p>
          </table:table-cell>
          <table:table-cell table:formula="of:=[.Q5]/1000000" office:value-type="float" office:value="122.947849" calcext:value-type="float">
            <text:p>122,947849</text:p>
          </table:table-cell>
          <table:table-cell table:formula="of:=[.R5]/1000000" office:value-type="float" office:value="122.947849" calcext:value-type="float">
            <text:p>122,947849</text:p>
          </table:table-cell>
          <table:table-cell table:formula="of:=[.S5]/1000000" office:value-type="float" office:value="122.947849" calcext:value-type="float">
            <text:p>122,947849</text:p>
          </table:table-cell>
          <table:table-cell table:formula="of:=[.T5]/1000000" office:value-type="float" office:value="122.947849" calcext:value-type="float">
            <text:p>122,947849</text:p>
          </table:table-cell>
          <table:table-cell table:formula="of:=[.U5]/1000000" office:value-type="float" office:value="118.810076" calcext:value-type="float">
            <text:p>118,810076</text:p>
          </table:table-cell>
          <table:table-cell table:formula="of:=[.V5]/1000000" office:value-type="float" office:value="118.810076" calcext:value-type="float">
            <text:p>118,810076</text:p>
          </table:table-cell>
          <table:table-cell table:formula="of:=[.W5]/1000000" office:value-type="float" office:value="118.810076" calcext:value-type="float">
            <text:p>118,810076</text:p>
          </table:table-cell>
          <table:table-cell table:formula="of:=[.X5]/1000000" office:value-type="float" office:value="118.810076" calcext:value-type="float">
            <text:p>118,810076</text:p>
          </table:table-cell>
          <table:table-cell table:formula="of:=[.Y5]/1000000" office:value-type="float" office:value="114.946149" calcext:value-type="float">
            <text:p>114,946149</text:p>
          </table:table-cell>
          <table:table-cell table:formula="of:=[.Z5]/1000000" office:value-type="float" office:value="114.946149" calcext:value-type="float">
            <text:p>114,946149</text:p>
          </table:table-cell>
          <table:table-cell table:formula="of:=[.AA5]/1000000" office:value-type="float" office:value="114.946149" calcext:value-type="float">
            <text:p>114,946149</text:p>
          </table:table-cell>
          <table:table-cell table:formula="of:=[.AB5]/1000000" office:value-type="float" office:value="114.946149" calcext:value-type="float">
            <text:p>114,946149</text:p>
          </table:table-cell>
          <table:table-cell table:formula="of:=[.AC5]/1000000" office:value-type="float" office:value="114.010472" calcext:value-type="float">
            <text:p>114,010472</text:p>
          </table:table-cell>
          <table:table-cell table:formula="of:=[.AD5]/1000000" office:value-type="float" office:value="114.010472" calcext:value-type="float">
            <text:p>114,010472</text:p>
          </table:table-cell>
          <table:table-cell table:formula="of:=[.AE5]/1000000" office:value-type="float" office:value="114.010472" calcext:value-type="float">
            <text:p>114,010472</text:p>
          </table:table-cell>
          <table:table-cell table:formula="of:=[.AF5]/1000000" office:value-type="float" office:value="114.010472" calcext:value-type="float">
            <text:p>114,010472</text:p>
          </table:table-cell>
          <table:table-cell table:formula="of:=[.AG5]/1000000" office:value-type="float" office:value="111.084237" calcext:value-type="float">
            <text:p>111,084237</text:p>
          </table:table-cell>
          <table:table-cell table:formula="of:=[.AH5]/1000000" office:value-type="float" office:value="111.084237" calcext:value-type="float">
            <text:p>111,084237</text:p>
          </table:table-cell>
          <table:table-cell table:formula="of:=[.AI5]/1000000" office:value-type="float" office:value="111.084237" calcext:value-type="float">
            <text:p>111,084237</text:p>
          </table:table-cell>
          <table:table-cell table:formula="of:=[.AJ5]/1000000" office:value-type="float" office:value="111.084237" calcext:value-type="float">
            <text:p>111,084237</text:p>
          </table:table-cell>
          <table:table-cell table:formula="of:=[.AK5]/1000000" office:value-type="float" office:value="110.455934" calcext:value-type="float">
            <text:p>110,455934</text:p>
          </table:table-cell>
          <table:table-cell table:formula="of:=[.AL5]/1000000" office:value-type="float" office:value="110.455934" calcext:value-type="float">
            <text:p>110,455934</text:p>
          </table:table-cell>
          <table:table-cell table:formula="of:=[.AM5]/1000000" office:value-type="float" office:value="110.455934" calcext:value-type="float">
            <text:p>110,455934</text:p>
          </table:table-cell>
          <table:table-cell table:formula="of:=[.AN5]/1000000" office:value-type="float" office:value="110.455934" calcext:value-type="float">
            <text:p>110,455934</text:p>
          </table:table-cell>
          <table:table-cell table:formula="of:=[.AO5]/1000000" office:value-type="float" office:value="104.374036" calcext:value-type="float">
            <text:p>104,374036</text:p>
          </table:table-cell>
          <table:table-cell table:formula="of:=[.AP5]/1000000" office:value-type="float" office:value="104.374036" calcext:value-type="float">
            <text:p>104,374036</text:p>
          </table:table-cell>
          <table:table-cell table:formula="of:=[.AQ5]/1000000" office:value-type="float" office:value="104.374036" calcext:value-type="float">
            <text:p>104,374036</text:p>
          </table:table-cell>
          <table:table-cell table:formula="of:=[.AR5]/1000000" office:value-type="float" office:value="104.374036" calcext:value-type="float">
            <text:p>104,374036</text:p>
          </table:table-cell>
          <table:table-cell table:formula="of:=[.AS5]/1000000" office:value-type="float" office:value="92.01321" calcext:value-type="float">
            <text:p>92,01321</text:p>
          </table:table-cell>
          <table:table-cell table:formula="of:=[.AT5]/1000000" office:value-type="float" office:value="92.01321" calcext:value-type="float">
            <text:p>92,01321</text:p>
          </table:table-cell>
          <table:table-cell table:formula="of:=[.AU5]/1000000" office:value-type="float" office:value="92.01321" calcext:value-type="float">
            <text:p>92,01321</text:p>
          </table:table-cell>
          <table:table-cell table:formula="of:=[.AV5]/1000000" office:value-type="float" office:value="87.697707" calcext:value-type="float">
            <text:p>87,697707</text:p>
          </table:table-cell>
          <table:table-cell table:formula="of:=[.AW5]/1000000" office:value-type="float" office:value="87.697707" calcext:value-type="float">
            <text:p>87,697707</text:p>
          </table:table-cell>
          <table:table-cell table:formula="of:=[.AX5]/1000000" office:value-type="float" office:value="87.697707" calcext:value-type="float">
            <text:p>87,697707</text:p>
          </table:table-cell>
          <table:table-cell table:formula="of:=[.AY5]/1000000" office:value-type="float" office:value="86.778592" calcext:value-type="float">
            <text:p>86,778592</text:p>
          </table:table-cell>
          <table:table-cell table:formula="of:=[.AZ5]/1000000" office:value-type="float" office:value="86.778592" calcext:value-type="float">
            <text:p>86,778592</text:p>
          </table:table-cell>
          <table:table-cell table:formula="of:=[.BA5]/1000000" office:value-type="float" office:value="86.778592" calcext:value-type="float">
            <text:p>86,778592</text:p>
          </table:table-cell>
          <table:table-cell table:formula="of:=[.BB5]/1000000" office:value-type="float" office:value="86.778592" calcext:value-type="float">
            <text:p>86,778592</text:p>
          </table:table-cell>
          <table:table-cell table:formula="of:=[.BC5]/1000000" office:value-type="float" office:value="86.634506" calcext:value-type="float">
            <text:p>86,634506</text:p>
          </table:table-cell>
          <table:table-cell table:formula="of:=[.BD5]/1000000" office:value-type="float" office:value="86.634506" calcext:value-type="float">
            <text:p>86,634506</text:p>
          </table:table-cell>
          <table:table-cell table:formula="of:=[.BE5]/1000000" office:value-type="float" office:value="86.634506" calcext:value-type="float">
            <text:p>86,634506</text:p>
          </table:table-cell>
          <table:table-cell table:formula="of:=[.BF5]/1000000" office:value-type="float" office:value="84.059894" calcext:value-type="float">
            <text:p>84,059894</text:p>
          </table:table-cell>
          <table:table-cell table:formula="of:=[.BG5]/1000000" office:value-type="float" office:value="84.059894" calcext:value-type="float">
            <text:p>84,059894</text:p>
          </table:table-cell>
          <table:table-cell table:formula="of:=[.BH5]/1000000" office:value-type="float" office:value="84.059894" calcext:value-type="float">
            <text:p>84,059894</text:p>
          </table:table-cell>
          <table:table-cell table:formula="of:=[.BI5]/1000000" office:value-type="float" office:value="76.672541" calcext:value-type="float">
            <text:p>76,672541</text:p>
          </table:table-cell>
          <table:table-cell table:formula="of:=[.BJ5]/1000000" office:value-type="float" office:value="76.672541" calcext:value-type="float">
            <text:p>76,672541</text:p>
          </table:table-cell>
          <table:table-cell table:formula="of:=[.BK5]/1000000" office:value-type="float" office:value="71.719019" calcext:value-type="float">
            <text:p>71,719019</text:p>
          </table:table-cell>
          <table:table-cell table:formula="of:=[.BL5]/1000000" office:value-type="float" office:value="71.719019" calcext:value-type="float">
            <text:p>71,719019</text:p>
          </table:table-cell>
          <table:table-cell table:formula="of:=[.BM5]/1000000" office:value-type="float" office:value="71.719019" calcext:value-type="float">
            <text:p>71,719019</text:p>
          </table:table-cell>
          <table:table-cell table:formula="of:=[.BN5]/1000000" office:value-type="float" office:value="69.737996" calcext:value-type="float">
            <text:p>69,737996</text:p>
          </table:table-cell>
          <table:table-cell table:formula="of:=[.BO5]/1000000" office:value-type="float" office:value="69.737996" calcext:value-type="float">
            <text:p>69,737996</text:p>
          </table:table-cell>
          <table:table-cell table:formula="of:=[.BP5]/1000000" office:value-type="float" office:value="68.929445" calcext:value-type="float">
            <text:p>68,929445</text:p>
          </table:table-cell>
          <table:table-cell table:formula="of:=[.BQ5]/1000000" office:value-type="float" office:value="68.929445" calcext:value-type="float">
            <text:p>68,929445</text:p>
          </table:table-cell>
          <table:table-cell table:formula="of:=[.BR5]/1000000" office:value-type="float" office:value="68.929445" calcext:value-type="float">
            <text:p>68,929445</text:p>
          </table:table-cell>
          <table:table-cell table:formula="of:=[.BS5]/1000000" office:value-type="float" office:value="68.517581" calcext:value-type="float">
            <text:p>68,517581</text:p>
          </table:table-cell>
          <table:table-cell table:formula="of:=[.BT5]/1000000" office:value-type="float" office:value="68.517581" calcext:value-type="float">
            <text:p>68,517581</text:p>
          </table:table-cell>
          <table:table-cell table:formula="of:=[.BU5]/1000000" office:value-type="float" office:value="68.225796" calcext:value-type="float">
            <text:p>68,225796</text:p>
          </table:table-cell>
          <table:table-cell table:formula="of:=[.BV5]/1000000" office:value-type="float" office:value="68.225796" calcext:value-type="float">
            <text:p>68,225796</text:p>
          </table:table-cell>
          <table:table-cell table:formula="of:=[.BW5]/1000000" office:value-type="float" office:value="68.225796" calcext:value-type="float">
            <text:p>68,225796</text:p>
          </table:table-cell>
          <table:table-cell table:formula="of:=[.BX5]/1000000" office:value-type="float" office:value="64.228157" calcext:value-type="float">
            <text:p>64,228157</text:p>
          </table:table-cell>
          <table:table-cell table:formula="of:=[.BY5]/1000000" office:value-type="float" office:value="64.228157" calcext:value-type="float">
            <text:p>64,228157</text:p>
          </table:table-cell>
          <table:table-cell table:formula="of:=[.BZ5]/1000000" office:value-type="float" office:value="61.876999" calcext:value-type="float">
            <text:p>61,876999</text:p>
          </table:table-cell>
          <table:table-cell table:formula="of:=[.CA5]/1000000" office:value-type="float" office:value="61.876999" calcext:value-type="float">
            <text:p>61,876999</text:p>
          </table:table-cell>
          <table:table-cell table:formula="of:=[.CB5]/1000000" office:value-type="float" office:value="53.841443" calcext:value-type="float">
            <text:p>53,841443</text:p>
          </table:table-cell>
          <table:table-cell table:formula="of:=[.CC5]/1000000" office:value-type="float" office:value="53.841443" calcext:value-type="float">
            <text:p>53,841443</text:p>
          </table:table-cell>
          <table:table-cell table:formula="of:=[.CD5]/1000000" office:value-type="float" office:value="53.235364" calcext:value-type="float">
            <text:p>53,235364</text:p>
          </table:table-cell>
          <table:table-cell table:formula="of:=[.CE5]/1000000" office:value-type="float" office:value="53.235364" calcext:value-type="float">
            <text:p>53,235364</text:p>
          </table:table-cell>
          <table:table-cell table:formula="of:=[.CF5]/1000000" office:value-type="float" office:value="47.285692" calcext:value-type="float">
            <text:p>47,285692</text:p>
          </table:table-cell>
          <table:table-cell table:formula="of:=[.CG5]/1000000" office:value-type="float" office:value="47.285692" calcext:value-type="float">
            <text:p>47,285692</text:p>
          </table:table-cell>
          <table:table-cell table:formula="of:=[.CH5]/1000000" office:value-type="float" office:value="46.911972" calcext:value-type="float">
            <text:p>46,911972</text:p>
          </table:table-cell>
          <table:table-cell table:formula="of:=[.CI5]/1000000" office:value-type="float" office:value="46.804439" calcext:value-type="float">
            <text:p>46,804439</text:p>
          </table:table-cell>
          <table:table-cell table:formula="of:=[.CJ5]/1000000" office:value-type="float" office:value="46.804439" calcext:value-type="float">
            <text:p>46,804439</text:p>
          </table:table-cell>
          <table:table-cell table:formula="of:=[.CK5]/1000000" office:value-type="float" office:value="36.044365" calcext:value-type="float">
            <text:p>36,044365</text:p>
          </table:table-cell>
          <table:table-cell table:formula="of:=[.CL5]/1000000" office:value-type="float" office:value="31.758825" calcext:value-type="float">
            <text:p>31,758825</text:p>
          </table:table-cell>
          <table:table-cell table:formula="of:=[.CM5]/1000000" office:value-type="float" office:value="31.758825" calcext:value-type="float">
            <text:p>31,758825</text:p>
          </table:table-cell>
          <table:table-cell table:formula="of:=[.CN5]/1000000" office:value-type="float" office:value="22.014381" calcext:value-type="float">
            <text:p>22,014381</text:p>
          </table:table-cell>
          <table:table-cell table:formula="of:=[.CO5]/1000000" office:value-type="float" office:value="20.177491" calcext:value-type="float">
            <text:p>20,177491</text:p>
          </table:table-cell>
          <table:table-cell table:formula="of:=[.CP5]/1000000" office:value-type="float" office:value="18.155356" calcext:value-type="float">
            <text:p>18,155356</text:p>
          </table:table-cell>
          <table:table-cell table:formula="of:=[.CQ5]/1000000" office:value-type="float" office:value="16.043767" calcext:value-type="float">
            <text:p>16,043767</text:p>
          </table:table-cell>
          <table:table-cell table:formula="of:=[.CR5]/1000000" office:value-type="float" office:value="12.357507" calcext:value-type="float">
            <text:p>12,357507</text:p>
          </table:table-cell>
          <table:table-cell table:formula="of:=[.CS5]/1000000" office:value-type="float" office:value="12.02512" calcext:value-type="float">
            <text:p>12,02512</text:p>
          </table:table-cell>
          <table:table-cell table:formula="of:=[.CT5]/1000000" office:value-type="float" office:value="7.455632" calcext:value-type="float">
            <text:p>7,455632</text:p>
          </table:table-cell>
          <table:table-cell table:formula="of:=[.CU5]/1000000" office:value-type="float" office:value="6.765691" calcext:value-type="float">
            <text:p>6,765691</text:p>
          </table:table-cell>
          <table:table-cell table:formula="of:=[.CV5]/1000000" office:value-type="float" office:value="5.457176" calcext:value-type="float">
            <text:p>5,457176</text:p>
          </table:table-cell>
        </table:table-row>
        <table:table-row table:style-name="ro1">
          <table:table-cell office:value-type="string" calcext:value-type="string">
            <text:p>Offspring2 HiFi hap1</text:p>
          </table:table-cell>
          <table:table-cell table:formula="of:=[.B6]/1000000" office:value-type="float" office:value="158.432916" calcext:value-type="float">
            <text:p>158,432916</text:p>
          </table:table-cell>
          <table:table-cell table:formula="of:=[.C6]/1000000" office:value-type="float" office:value="158.432916" calcext:value-type="float">
            <text:p>158,432916</text:p>
          </table:table-cell>
          <table:table-cell table:formula="of:=[.D6]/1000000" office:value-type="float" office:value="158.432916" calcext:value-type="float">
            <text:p>158,432916</text:p>
          </table:table-cell>
          <table:table-cell table:formula="of:=[.E6]/1000000" office:value-type="float" office:value="158.432916" calcext:value-type="float">
            <text:p>158,432916</text:p>
          </table:table-cell>
          <table:table-cell table:formula="of:=[.F6]/1000000" office:value-type="float" office:value="158.432916" calcext:value-type="float">
            <text:p>158,432916</text:p>
          </table:table-cell>
          <table:table-cell table:formula="of:=[.G6]/1000000" office:value-type="float" office:value="137.12304" calcext:value-type="float">
            <text:p>137,12304</text:p>
          </table:table-cell>
          <table:table-cell table:formula="of:=[.H6]/1000000" office:value-type="float" office:value="137.12304" calcext:value-type="float">
            <text:p>137,12304</text:p>
          </table:table-cell>
          <table:table-cell table:formula="of:=[.I6]/1000000" office:value-type="float" office:value="137.12304" calcext:value-type="float">
            <text:p>137,12304</text:p>
          </table:table-cell>
          <table:table-cell table:formula="of:=[.J6]/1000000" office:value-type="float" office:value="137.12304" calcext:value-type="float">
            <text:p>137,12304</text:p>
          </table:table-cell>
          <table:table-cell table:formula="of:=[.K6]/1000000" office:value-type="float" office:value="137.12304" calcext:value-type="float">
            <text:p>137,12304</text:p>
          </table:table-cell>
          <table:table-cell table:formula="of:=[.L6]/1000000" office:value-type="float" office:value="118.810076" calcext:value-type="float">
            <text:p>118,810076</text:p>
          </table:table-cell>
          <table:table-cell table:formula="of:=[.M6]/1000000" office:value-type="float" office:value="118.810076" calcext:value-type="float">
            <text:p>118,810076</text:p>
          </table:table-cell>
          <table:table-cell table:formula="of:=[.N6]/1000000" office:value-type="float" office:value="118.810076" calcext:value-type="float">
            <text:p>118,810076</text:p>
          </table:table-cell>
          <table:table-cell table:formula="of:=[.O6]/1000000" office:value-type="float" office:value="118.810076" calcext:value-type="float">
            <text:p>118,810076</text:p>
          </table:table-cell>
          <table:table-cell table:formula="of:=[.P6]/1000000" office:value-type="float" office:value="114.562576" calcext:value-type="float">
            <text:p>114,562576</text:p>
          </table:table-cell>
          <table:table-cell table:formula="of:=[.Q6]/1000000" office:value-type="float" office:value="114.562576" calcext:value-type="float">
            <text:p>114,562576</text:p>
          </table:table-cell>
          <table:table-cell table:formula="of:=[.R6]/1000000" office:value-type="float" office:value="114.562576" calcext:value-type="float">
            <text:p>114,562576</text:p>
          </table:table-cell>
          <table:table-cell table:formula="of:=[.S6]/1000000" office:value-type="float" office:value="114.562576" calcext:value-type="float">
            <text:p>114,562576</text:p>
          </table:table-cell>
          <table:table-cell table:formula="of:=[.T6]/1000000" office:value-type="float" office:value="111.084237" calcext:value-type="float">
            <text:p>111,084237</text:p>
          </table:table-cell>
          <table:table-cell table:formula="of:=[.U6]/1000000" office:value-type="float" office:value="111.084237" calcext:value-type="float">
            <text:p>111,084237</text:p>
          </table:table-cell>
          <table:table-cell table:formula="of:=[.V6]/1000000" office:value-type="float" office:value="111.084237" calcext:value-type="float">
            <text:p>111,084237</text:p>
          </table:table-cell>
          <table:table-cell table:formula="of:=[.W6]/1000000" office:value-type="float" office:value="111.084237" calcext:value-type="float">
            <text:p>111,084237</text:p>
          </table:table-cell>
          <table:table-cell table:formula="of:=[.X6]/1000000" office:value-type="float" office:value="104.47494" calcext:value-type="float">
            <text:p>104,47494</text:p>
          </table:table-cell>
          <table:table-cell table:formula="of:=[.Y6]/1000000" office:value-type="float" office:value="104.47494" calcext:value-type="float">
            <text:p>104,47494</text:p>
          </table:table-cell>
          <table:table-cell table:formula="of:=[.Z6]/1000000" office:value-type="float" office:value="104.47494" calcext:value-type="float">
            <text:p>104,47494</text:p>
          </table:table-cell>
          <table:table-cell table:formula="of:=[.AA6]/1000000" office:value-type="float" office:value="104.47494" calcext:value-type="float">
            <text:p>104,47494</text:p>
          </table:table-cell>
          <table:table-cell table:formula="of:=[.AB6]/1000000" office:value-type="float" office:value="99.430454" calcext:value-type="float">
            <text:p>99,430454</text:p>
          </table:table-cell>
          <table:table-cell table:formula="of:=[.AC6]/1000000" office:value-type="float" office:value="99.430454" calcext:value-type="float">
            <text:p>99,430454</text:p>
          </table:table-cell>
          <table:table-cell table:formula="of:=[.AD6]/1000000" office:value-type="float" office:value="99.430454" calcext:value-type="float">
            <text:p>99,430454</text:p>
          </table:table-cell>
          <table:table-cell table:formula="of:=[.AE6]/1000000" office:value-type="float" office:value="99.430454" calcext:value-type="float">
            <text:p>99,430454</text:p>
          </table:table-cell>
          <table:table-cell table:formula="of:=[.AF6]/1000000" office:value-type="float" office:value="96.62782" calcext:value-type="float">
            <text:p>96,62782</text:p>
          </table:table-cell>
          <table:table-cell table:formula="of:=[.AG6]/1000000" office:value-type="float" office:value="96.62782" calcext:value-type="float">
            <text:p>96,62782</text:p>
          </table:table-cell>
          <table:table-cell table:formula="of:=[.AH6]/1000000" office:value-type="float" office:value="96.62782" calcext:value-type="float">
            <text:p>96,62782</text:p>
          </table:table-cell>
          <table:table-cell table:formula="of:=[.AI6]/1000000" office:value-type="float" office:value="93.435072" calcext:value-type="float">
            <text:p>93,435072</text:p>
          </table:table-cell>
          <table:table-cell table:formula="of:=[.AJ6]/1000000" office:value-type="float" office:value="93.435072" calcext:value-type="float">
            <text:p>93,435072</text:p>
          </table:table-cell>
          <table:table-cell table:formula="of:=[.AK6]/1000000" office:value-type="float" office:value="93.435072" calcext:value-type="float">
            <text:p>93,435072</text:p>
          </table:table-cell>
          <table:table-cell table:formula="of:=[.AL6]/1000000" office:value-type="float" office:value="92.01321" calcext:value-type="float">
            <text:p>92,01321</text:p>
          </table:table-cell>
          <table:table-cell table:formula="of:=[.AM6]/1000000" office:value-type="float" office:value="92.01321" calcext:value-type="float">
            <text:p>92,01321</text:p>
          </table:table-cell>
          <table:table-cell table:formula="of:=[.AN6]/1000000" office:value-type="float" office:value="92.01321" calcext:value-type="float">
            <text:p>92,01321</text:p>
          </table:table-cell>
          <table:table-cell table:formula="of:=[.AO6]/1000000" office:value-type="float" office:value="92.01321" calcext:value-type="float">
            <text:p>92,01321</text:p>
          </table:table-cell>
          <table:table-cell table:formula="of:=[.AP6]/1000000" office:value-type="float" office:value="87.426916" calcext:value-type="float">
            <text:p>87,426916</text:p>
          </table:table-cell>
          <table:table-cell table:formula="of:=[.AQ6]/1000000" office:value-type="float" office:value="87.426916" calcext:value-type="float">
            <text:p>87,426916</text:p>
          </table:table-cell>
          <table:table-cell table:formula="of:=[.AR6]/1000000" office:value-type="float" office:value="87.426916" calcext:value-type="float">
            <text:p>87,426916</text:p>
          </table:table-cell>
          <table:table-cell table:formula="of:=[.AS6]/1000000" office:value-type="float" office:value="86.778592" calcext:value-type="float">
            <text:p>86,778592</text:p>
          </table:table-cell>
          <table:table-cell table:formula="of:=[.AT6]/1000000" office:value-type="float" office:value="86.778592" calcext:value-type="float">
            <text:p>86,778592</text:p>
          </table:table-cell>
          <table:table-cell table:formula="of:=[.AU6]/1000000" office:value-type="float" office:value="86.778592" calcext:value-type="float">
            <text:p>86,778592</text:p>
          </table:table-cell>
          <table:table-cell table:formula="of:=[.AV6]/1000000" office:value-type="float" office:value="84.714934" calcext:value-type="float">
            <text:p>84,714934</text:p>
          </table:table-cell>
          <table:table-cell table:formula="of:=[.AW6]/1000000" office:value-type="float" office:value="84.714934" calcext:value-type="float">
            <text:p>84,714934</text:p>
          </table:table-cell>
          <table:table-cell table:formula="of:=[.AX6]/1000000" office:value-type="float" office:value="84.714934" calcext:value-type="float">
            <text:p>84,714934</text:p>
          </table:table-cell>
          <table:table-cell table:formula="of:=[.AY6]/1000000" office:value-type="float" office:value="81.374089" calcext:value-type="float">
            <text:p>81,374089</text:p>
          </table:table-cell>
          <table:table-cell table:formula="of:=[.AZ6]/1000000" office:value-type="float" office:value="81.374089" calcext:value-type="float">
            <text:p>81,374089</text:p>
          </table:table-cell>
          <table:table-cell table:formula="of:=[.BA6]/1000000" office:value-type="float" office:value="81.374089" calcext:value-type="float">
            <text:p>81,374089</text:p>
          </table:table-cell>
          <table:table-cell table:formula="of:=[.BB6]/1000000" office:value-type="float" office:value="79.56095" calcext:value-type="float">
            <text:p>79,56095</text:p>
          </table:table-cell>
          <table:table-cell table:formula="of:=[.BC6]/1000000" office:value-type="float" office:value="79.56095" calcext:value-type="float">
            <text:p>79,56095</text:p>
          </table:table-cell>
          <table:table-cell table:formula="of:=[.BD6]/1000000" office:value-type="float" office:value="79.56095" calcext:value-type="float">
            <text:p>79,56095</text:p>
          </table:table-cell>
          <table:table-cell table:formula="of:=[.BE6]/1000000" office:value-type="float" office:value="73.59877" calcext:value-type="float">
            <text:p>73,59877</text:p>
          </table:table-cell>
          <table:table-cell table:formula="of:=[.BF6]/1000000" office:value-type="float" office:value="73.59877" calcext:value-type="float">
            <text:p>73,59877</text:p>
          </table:table-cell>
          <table:table-cell table:formula="of:=[.BG6]/1000000" office:value-type="float" office:value="71.719019" calcext:value-type="float">
            <text:p>71,719019</text:p>
          </table:table-cell>
          <table:table-cell table:formula="of:=[.BH6]/1000000" office:value-type="float" office:value="71.719019" calcext:value-type="float">
            <text:p>71,719019</text:p>
          </table:table-cell>
          <table:table-cell table:formula="of:=[.BI6]/1000000" office:value-type="float" office:value="71.719019" calcext:value-type="float">
            <text:p>71,719019</text:p>
          </table:table-cell>
          <table:table-cell table:formula="of:=[.BJ6]/1000000" office:value-type="float" office:value="69.737998" calcext:value-type="float">
            <text:p>69,737998</text:p>
          </table:table-cell>
          <table:table-cell table:formula="of:=[.BK6]/1000000" office:value-type="float" office:value="69.737998" calcext:value-type="float">
            <text:p>69,737998</text:p>
          </table:table-cell>
          <table:table-cell table:formula="of:=[.BL6]/1000000" office:value-type="float" office:value="68.929445" calcext:value-type="float">
            <text:p>68,929445</text:p>
          </table:table-cell>
          <table:table-cell table:formula="of:=[.BM6]/1000000" office:value-type="float" office:value="68.929445" calcext:value-type="float">
            <text:p>68,929445</text:p>
          </table:table-cell>
          <table:table-cell table:formula="of:=[.BN6]/1000000" office:value-type="float" office:value="68.929445" calcext:value-type="float">
            <text:p>68,929445</text:p>
          </table:table-cell>
          <table:table-cell table:formula="of:=[.BO6]/1000000" office:value-type="float" office:value="68.517581" calcext:value-type="float">
            <text:p>68,517581</text:p>
          </table:table-cell>
          <table:table-cell table:formula="of:=[.BP6]/1000000" office:value-type="float" office:value="68.517581" calcext:value-type="float">
            <text:p>68,517581</text:p>
          </table:table-cell>
          <table:table-cell table:formula="of:=[.BQ6]/1000000" office:value-type="float" office:value="67.151771" calcext:value-type="float">
            <text:p>67,151771</text:p>
          </table:table-cell>
          <table:table-cell table:formula="of:=[.BR6]/1000000" office:value-type="float" office:value="67.151771" calcext:value-type="float">
            <text:p>67,151771</text:p>
          </table:table-cell>
          <table:table-cell table:formula="of:=[.BS6]/1000000" office:value-type="float" office:value="67.151771" calcext:value-type="float">
            <text:p>67,151771</text:p>
          </table:table-cell>
          <table:table-cell table:formula="of:=[.BT6]/1000000" office:value-type="float" office:value="62.608346" calcext:value-type="float">
            <text:p>62,608346</text:p>
          </table:table-cell>
          <table:table-cell table:formula="of:=[.BU6]/1000000" office:value-type="float" office:value="62.608346" calcext:value-type="float">
            <text:p>62,608346</text:p>
          </table:table-cell>
          <table:table-cell table:formula="of:=[.BV6]/1000000" office:value-type="float" office:value="60.846441" calcext:value-type="float">
            <text:p>60,846441</text:p>
          </table:table-cell>
          <table:table-cell table:formula="of:=[.BW6]/1000000" office:value-type="float" office:value="60.846441" calcext:value-type="float">
            <text:p>60,846441</text:p>
          </table:table-cell>
          <table:table-cell table:formula="of:=[.BX6]/1000000" office:value-type="float" office:value="53.238488" calcext:value-type="float">
            <text:p>53,238488</text:p>
          </table:table-cell>
          <table:table-cell table:formula="of:=[.BY6]/1000000" office:value-type="float" office:value="53.238488" calcext:value-type="float">
            <text:p>53,238488</text:p>
          </table:table-cell>
          <table:table-cell table:formula="of:=[.BZ6]/1000000" office:value-type="float" office:value="53.235364" calcext:value-type="float">
            <text:p>53,235364</text:p>
          </table:table-cell>
          <table:table-cell table:formula="of:=[.CA6]/1000000" office:value-type="float" office:value="53.235364" calcext:value-type="float">
            <text:p>53,235364</text:p>
          </table:table-cell>
          <table:table-cell table:formula="of:=[.CB6]/1000000" office:value-type="float" office:value="46.911972" calcext:value-type="float">
            <text:p>46,911972</text:p>
          </table:table-cell>
          <table:table-cell table:formula="of:=[.CC6]/1000000" office:value-type="float" office:value="46.911972" calcext:value-type="float">
            <text:p>46,911972</text:p>
          </table:table-cell>
          <table:table-cell table:formula="of:=[.CD6]/1000000" office:value-type="float" office:value="46.622571" calcext:value-type="float">
            <text:p>46,622571</text:p>
          </table:table-cell>
          <table:table-cell table:formula="of:=[.CE6]/1000000" office:value-type="float" office:value="46.505837" calcext:value-type="float">
            <text:p>46,505837</text:p>
          </table:table-cell>
          <table:table-cell table:formula="of:=[.CF6]/1000000" office:value-type="float" office:value="46.505837" calcext:value-type="float">
            <text:p>46,505837</text:p>
          </table:table-cell>
          <table:table-cell table:formula="of:=[.CG6]/1000000" office:value-type="float" office:value="36.044365" calcext:value-type="float">
            <text:p>36,044365</text:p>
          </table:table-cell>
          <table:table-cell table:formula="of:=[.CH6]/1000000" office:value-type="float" office:value="26.460571" calcext:value-type="float">
            <text:p>26,460571</text:p>
          </table:table-cell>
          <table:table-cell table:formula="of:=[.CI6]/1000000" office:value-type="float" office:value="25.811941" calcext:value-type="float">
            <text:p>25,811941</text:p>
          </table:table-cell>
          <table:table-cell table:formula="of:=[.CJ6]/1000000" office:value-type="float" office:value="24.617967" calcext:value-type="float">
            <text:p>24,617967</text:p>
          </table:table-cell>
          <table:table-cell table:formula="of:=[.CK6]/1000000" office:value-type="float" office:value="22.014381" calcext:value-type="float">
            <text:p>22,014381</text:p>
          </table:table-cell>
          <table:table-cell table:formula="of:=[.CL6]/1000000" office:value-type="float" office:value="19.839668" calcext:value-type="float">
            <text:p>19,839668</text:p>
          </table:table-cell>
          <table:table-cell table:formula="of:=[.CM6]/1000000" office:value-type="float" office:value="16.58702" calcext:value-type="float">
            <text:p>16,58702</text:p>
          </table:table-cell>
          <table:table-cell table:formula="of:=[.CN6]/1000000" office:value-type="float" office:value="13.581031" calcext:value-type="float">
            <text:p>13,581031</text:p>
          </table:table-cell>
          <table:table-cell table:formula="of:=[.CO6]/1000000" office:value-type="float" office:value="12.026902" calcext:value-type="float">
            <text:p>12,026902</text:p>
          </table:table-cell>
          <table:table-cell table:formula="of:=[.CP6]/1000000" office:value-type="float" office:value="10.368814" calcext:value-type="float">
            <text:p>10,368814</text:p>
          </table:table-cell>
          <table:table-cell table:formula="of:=[.CQ6]/1000000" office:value-type="float" office:value="7.616299" calcext:value-type="float">
            <text:p>7,616299</text:p>
          </table:table-cell>
          <table:table-cell table:formula="of:=[.CR6]/1000000" office:value-type="float" office:value="6.731172" calcext:value-type="float">
            <text:p>6,731172</text:p>
          </table:table-cell>
          <table:table-cell table:formula="of:=[.CS6]/1000000" office:value-type="float" office:value="5.422173" calcext:value-type="float">
            <text:p>5,422173</text:p>
          </table:table-cell>
          <table:table-cell table:formula="of:=[.CT6]/1000000" office:value-type="float" office:value="4.264967" calcext:value-type="float">
            <text:p>4,264967</text:p>
          </table:table-cell>
          <table:table-cell table:formula="of:=[.CU6]/1000000" office:value-type="float" office:value="3.450866" calcext:value-type="float">
            <text:p>3,450866</text:p>
          </table:table-cell>
          <table:table-cell table:formula="of:=[.CV6]/1000000" office:value-type="float" office:value="2.397398" calcext:value-type="float">
            <text:p>2,397398</text:p>
          </table:table-cell>
        </table:table-row>
        <table:table-row table:style-name="ro1">
          <table:table-cell office:value-type="string" calcext:value-type="string">
            <text:p>Offspring2 HiFi hap2</text:p>
          </table:table-cell>
          <table:table-cell table:formula="of:=[.B7]/1000000" office:value-type="float" office:value="159.37249" calcext:value-type="float">
            <text:p>159,37249</text:p>
          </table:table-cell>
          <table:table-cell table:formula="of:=[.C7]/1000000" office:value-type="float" office:value="159.37249" calcext:value-type="float">
            <text:p>159,37249</text:p>
          </table:table-cell>
          <table:table-cell table:formula="of:=[.D7]/1000000" office:value-type="float" office:value="159.37249" calcext:value-type="float">
            <text:p>159,37249</text:p>
          </table:table-cell>
          <table:table-cell table:formula="of:=[.E7]/1000000" office:value-type="float" office:value="159.37249" calcext:value-type="float">
            <text:p>159,37249</text:p>
          </table:table-cell>
          <table:table-cell table:formula="of:=[.F7]/1000000" office:value-type="float" office:value="159.37249" calcext:value-type="float">
            <text:p>159,37249</text:p>
          </table:table-cell>
          <table:table-cell table:formula="of:=[.G7]/1000000" office:value-type="float" office:value="138.099447" calcext:value-type="float">
            <text:p>138,099447</text:p>
          </table:table-cell>
          <table:table-cell table:formula="of:=[.H7]/1000000" office:value-type="float" office:value="138.099447" calcext:value-type="float">
            <text:p>138,099447</text:p>
          </table:table-cell>
          <table:table-cell table:formula="of:=[.I7]/1000000" office:value-type="float" office:value="138.099447" calcext:value-type="float">
            <text:p>138,099447</text:p>
          </table:table-cell>
          <table:table-cell table:formula="of:=[.J7]/1000000" office:value-type="float" office:value="138.099447" calcext:value-type="float">
            <text:p>138,099447</text:p>
          </table:table-cell>
          <table:table-cell table:formula="of:=[.K7]/1000000" office:value-type="float" office:value="138.099447" calcext:value-type="float">
            <text:p>138,099447</text:p>
          </table:table-cell>
          <table:table-cell table:formula="of:=[.L7]/1000000" office:value-type="float" office:value="119.511236" calcext:value-type="float">
            <text:p>119,511236</text:p>
          </table:table-cell>
          <table:table-cell table:formula="of:=[.M7]/1000000" office:value-type="float" office:value="119.511236" calcext:value-type="float">
            <text:p>119,511236</text:p>
          </table:table-cell>
          <table:table-cell table:formula="of:=[.N7]/1000000" office:value-type="float" office:value="119.511236" calcext:value-type="float">
            <text:p>119,511236</text:p>
          </table:table-cell>
          <table:table-cell table:formula="of:=[.O7]/1000000" office:value-type="float" office:value="119.511236" calcext:value-type="float">
            <text:p>119,511236</text:p>
          </table:table-cell>
          <table:table-cell table:formula="of:=[.P7]/1000000" office:value-type="float" office:value="114.017641" calcext:value-type="float">
            <text:p>114,017641</text:p>
          </table:table-cell>
          <table:table-cell table:formula="of:=[.Q7]/1000000" office:value-type="float" office:value="114.017641" calcext:value-type="float">
            <text:p>114,017641</text:p>
          </table:table-cell>
          <table:table-cell table:formula="of:=[.R7]/1000000" office:value-type="float" office:value="114.017641" calcext:value-type="float">
            <text:p>114,017641</text:p>
          </table:table-cell>
          <table:table-cell table:formula="of:=[.S7]/1000000" office:value-type="float" office:value="114.017641" calcext:value-type="float">
            <text:p>114,017641</text:p>
          </table:table-cell>
          <table:table-cell table:formula="of:=[.T7]/1000000" office:value-type="float" office:value="110.99069" calcext:value-type="float">
            <text:p>110,99069</text:p>
          </table:table-cell>
          <table:table-cell table:formula="of:=[.U7]/1000000" office:value-type="float" office:value="110.99069" calcext:value-type="float">
            <text:p>110,99069</text:p>
          </table:table-cell>
          <table:table-cell table:formula="of:=[.V7]/1000000" office:value-type="float" office:value="110.99069" calcext:value-type="float">
            <text:p>110,99069</text:p>
          </table:table-cell>
          <table:table-cell table:formula="of:=[.W7]/1000000" office:value-type="float" office:value="110.99069" calcext:value-type="float">
            <text:p>110,99069</text:p>
          </table:table-cell>
          <table:table-cell table:formula="of:=[.X7]/1000000" office:value-type="float" office:value="108.500075" calcext:value-type="float">
            <text:p>108,500075</text:p>
          </table:table-cell>
          <table:table-cell table:formula="of:=[.Y7]/1000000" office:value-type="float" office:value="108.500075" calcext:value-type="float">
            <text:p>108,500075</text:p>
          </table:table-cell>
          <table:table-cell table:formula="of:=[.Z7]/1000000" office:value-type="float" office:value="108.500075" calcext:value-type="float">
            <text:p>108,500075</text:p>
          </table:table-cell>
          <table:table-cell table:formula="of:=[.AA7]/1000000" office:value-type="float" office:value="108.500075" calcext:value-type="float">
            <text:p>108,500075</text:p>
          </table:table-cell>
          <table:table-cell table:formula="of:=[.AB7]/1000000" office:value-type="float" office:value="103.699993" calcext:value-type="float">
            <text:p>103,699993</text:p>
          </table:table-cell>
          <table:table-cell table:formula="of:=[.AC7]/1000000" office:value-type="float" office:value="103.699993" calcext:value-type="float">
            <text:p>103,699993</text:p>
          </table:table-cell>
          <table:table-cell table:formula="of:=[.AD7]/1000000" office:value-type="float" office:value="103.699993" calcext:value-type="float">
            <text:p>103,699993</text:p>
          </table:table-cell>
          <table:table-cell table:formula="of:=[.AE7]/1000000" office:value-type="float" office:value="103.699993" calcext:value-type="float">
            <text:p>103,699993</text:p>
          </table:table-cell>
          <table:table-cell table:formula="of:=[.AF7]/1000000" office:value-type="float" office:value="101.61461" calcext:value-type="float">
            <text:p>101,61461</text:p>
          </table:table-cell>
          <table:table-cell table:formula="of:=[.AG7]/1000000" office:value-type="float" office:value="101.61461" calcext:value-type="float">
            <text:p>101,61461</text:p>
          </table:table-cell>
          <table:table-cell table:formula="of:=[.AH7]/1000000" office:value-type="float" office:value="101.61461" calcext:value-type="float">
            <text:p>101,61461</text:p>
          </table:table-cell>
          <table:table-cell table:formula="of:=[.AI7]/1000000" office:value-type="float" office:value="101.61461" calcext:value-type="float">
            <text:p>101,61461</text:p>
          </table:table-cell>
          <table:table-cell table:formula="of:=[.AJ7]/1000000" office:value-type="float" office:value="100.275162" calcext:value-type="float">
            <text:p>100,275162</text:p>
          </table:table-cell>
          <table:table-cell table:formula="of:=[.AK7]/1000000" office:value-type="float" office:value="100.275162" calcext:value-type="float">
            <text:p>100,275162</text:p>
          </table:table-cell>
          <table:table-cell table:formula="of:=[.AL7]/1000000" office:value-type="float" office:value="100.275162" calcext:value-type="float">
            <text:p>100,275162</text:p>
          </table:table-cell>
          <table:table-cell table:formula="of:=[.AM7]/1000000" office:value-type="float" office:value="90.490307" calcext:value-type="float">
            <text:p>90,490307</text:p>
          </table:table-cell>
          <table:table-cell table:formula="of:=[.AN7]/1000000" office:value-type="float" office:value="90.490307" calcext:value-type="float">
            <text:p>90,490307</text:p>
          </table:table-cell>
          <table:table-cell table:formula="of:=[.AO7]/1000000" office:value-type="float" office:value="90.490307" calcext:value-type="float">
            <text:p>90,490307</text:p>
          </table:table-cell>
          <table:table-cell table:formula="of:=[.AP7]/1000000" office:value-type="float" office:value="86.634506" calcext:value-type="float">
            <text:p>86,634506</text:p>
          </table:table-cell>
          <table:table-cell table:formula="of:=[.AQ7]/1000000" office:value-type="float" office:value="86.634506" calcext:value-type="float">
            <text:p>86,634506</text:p>
          </table:table-cell>
          <table:table-cell table:formula="of:=[.AR7]/1000000" office:value-type="float" office:value="86.634506" calcext:value-type="float">
            <text:p>86,634506</text:p>
          </table:table-cell>
          <table:table-cell table:formula="of:=[.AS7]/1000000" office:value-type="float" office:value="86.634506" calcext:value-type="float">
            <text:p>86,634506</text:p>
          </table:table-cell>
          <table:table-cell table:formula="of:=[.AT7]/1000000" office:value-type="float" office:value="85.756229" calcext:value-type="float">
            <text:p>85,756229</text:p>
          </table:table-cell>
          <table:table-cell table:formula="of:=[.AU7]/1000000" office:value-type="float" office:value="85.756229" calcext:value-type="float">
            <text:p>85,756229</text:p>
          </table:table-cell>
          <table:table-cell table:formula="of:=[.AV7]/1000000" office:value-type="float" office:value="85.756229" calcext:value-type="float">
            <text:p>85,756229</text:p>
          </table:table-cell>
          <table:table-cell table:formula="of:=[.AW7]/1000000" office:value-type="float" office:value="83.821804" calcext:value-type="float">
            <text:p>83,821804</text:p>
          </table:table-cell>
          <table:table-cell table:formula="of:=[.AX7]/1000000" office:value-type="float" office:value="83.821804" calcext:value-type="float">
            <text:p>83,821804</text:p>
          </table:table-cell>
          <table:table-cell table:formula="of:=[.AY7]/1000000" office:value-type="float" office:value="83.821804" calcext:value-type="float">
            <text:p>83,821804</text:p>
          </table:table-cell>
          <table:table-cell table:formula="of:=[.AZ7]/1000000" office:value-type="float" office:value="82.306714" calcext:value-type="float">
            <text:p>82,306714</text:p>
          </table:table-cell>
          <table:table-cell table:formula="of:=[.BA7]/1000000" office:value-type="float" office:value="82.306714" calcext:value-type="float">
            <text:p>82,306714</text:p>
          </table:table-cell>
          <table:table-cell table:formula="of:=[.BB7]/1000000" office:value-type="float" office:value="82.306714" calcext:value-type="float">
            <text:p>82,306714</text:p>
          </table:table-cell>
          <table:table-cell table:formula="of:=[.BC7]/1000000" office:value-type="float" office:value="80.620856" calcext:value-type="float">
            <text:p>80,620856</text:p>
          </table:table-cell>
          <table:table-cell table:formula="of:=[.BD7]/1000000" office:value-type="float" office:value="80.620856" calcext:value-type="float">
            <text:p>80,620856</text:p>
          </table:table-cell>
          <table:table-cell table:formula="of:=[.BE7]/1000000" office:value-type="float" office:value="71.602495" calcext:value-type="float">
            <text:p>71,602495</text:p>
          </table:table-cell>
          <table:table-cell table:formula="of:=[.BF7]/1000000" office:value-type="float" office:value="71.602495" calcext:value-type="float">
            <text:p>71,602495</text:p>
          </table:table-cell>
          <table:table-cell table:formula="of:=[.BG7]/1000000" office:value-type="float" office:value="71.602495" calcext:value-type="float">
            <text:p>71,602495</text:p>
          </table:table-cell>
          <table:table-cell table:formula="of:=[.BH7]/1000000" office:value-type="float" office:value="68.202939" calcext:value-type="float">
            <text:p>68,202939</text:p>
          </table:table-cell>
          <table:table-cell table:formula="of:=[.BI7]/1000000" office:value-type="float" office:value="68.202939" calcext:value-type="float">
            <text:p>68,202939</text:p>
          </table:table-cell>
          <table:table-cell table:formula="of:=[.BJ7]/1000000" office:value-type="float" office:value="68.067642" calcext:value-type="float">
            <text:p>68,067642</text:p>
          </table:table-cell>
          <table:table-cell table:formula="of:=[.BK7]/1000000" office:value-type="float" office:value="68.067642" calcext:value-type="float">
            <text:p>68,067642</text:p>
          </table:table-cell>
          <table:table-cell table:formula="of:=[.BL7]/1000000" office:value-type="float" office:value="68.067642" calcext:value-type="float">
            <text:p>68,067642</text:p>
          </table:table-cell>
          <table:table-cell table:formula="of:=[.BM7]/1000000" office:value-type="float" office:value="63.300837" calcext:value-type="float">
            <text:p>63,300837</text:p>
          </table:table-cell>
          <table:table-cell table:formula="of:=[.BN7]/1000000" office:value-type="float" office:value="63.300837" calcext:value-type="float">
            <text:p>63,300837</text:p>
          </table:table-cell>
          <table:table-cell table:formula="of:=[.BO7]/1000000" office:value-type="float" office:value="61.362231" calcext:value-type="float">
            <text:p>61,362231</text:p>
          </table:table-cell>
          <table:table-cell table:formula="of:=[.BP7]/1000000" office:value-type="float" office:value="61.362231" calcext:value-type="float">
            <text:p>61,362231</text:p>
          </table:table-cell>
          <table:table-cell table:formula="of:=[.BQ7]/1000000" office:value-type="float" office:value="59.06669" calcext:value-type="float">
            <text:p>59,06669</text:p>
          </table:table-cell>
          <table:table-cell table:formula="of:=[.BR7]/1000000" office:value-type="float" office:value="59.06669" calcext:value-type="float">
            <text:p>59,06669</text:p>
          </table:table-cell>
          <table:table-cell table:formula="of:=[.BS7]/1000000" office:value-type="float" office:value="58.109988" calcext:value-type="float">
            <text:p>58,109988</text:p>
          </table:table-cell>
          <table:table-cell table:formula="of:=[.BT7]/1000000" office:value-type="float" office:value="58.109988" calcext:value-type="float">
            <text:p>58,109988</text:p>
          </table:table-cell>
          <table:table-cell table:formula="of:=[.BU7]/1000000" office:value-type="float" office:value="53.841443" calcext:value-type="float">
            <text:p>53,841443</text:p>
          </table:table-cell>
          <table:table-cell table:formula="of:=[.BV7]/1000000" office:value-type="float" office:value="53.841443" calcext:value-type="float">
            <text:p>53,841443</text:p>
          </table:table-cell>
          <table:table-cell table:formula="of:=[.BW7]/1000000" office:value-type="float" office:value="46.274792" calcext:value-type="float">
            <text:p>46,274792</text:p>
          </table:table-cell>
          <table:table-cell table:formula="of:=[.BX7]/1000000" office:value-type="float" office:value="46.274792" calcext:value-type="float">
            <text:p>46,274792</text:p>
          </table:table-cell>
          <table:table-cell table:formula="of:=[.BY7]/1000000" office:value-type="float" office:value="45.836928" calcext:value-type="float">
            <text:p>45,836928</text:p>
          </table:table-cell>
          <table:table-cell table:formula="of:=[.BZ7]/1000000" office:value-type="float" office:value="45.836928" calcext:value-type="float">
            <text:p>45,836928</text:p>
          </table:table-cell>
          <table:table-cell table:formula="of:=[.CA7]/1000000" office:value-type="float" office:value="44.938077" calcext:value-type="float">
            <text:p>44,938077</text:p>
          </table:table-cell>
          <table:table-cell table:formula="of:=[.CB7]/1000000" office:value-type="float" office:value="42.648853" calcext:value-type="float">
            <text:p>42,648853</text:p>
          </table:table-cell>
          <table:table-cell table:formula="of:=[.CC7]/1000000" office:value-type="float" office:value="42.648853" calcext:value-type="float">
            <text:p>42,648853</text:p>
          </table:table-cell>
          <table:table-cell table:formula="of:=[.CD7]/1000000" office:value-type="float" office:value="27.160021" calcext:value-type="float">
            <text:p>27,160021</text:p>
          </table:table-cell>
          <table:table-cell table:formula="of:=[.CE7]/1000000" office:value-type="float" office:value="26.8884" calcext:value-type="float">
            <text:p>26,8884</text:p>
          </table:table-cell>
          <table:table-cell table:formula="of:=[.CF7]/1000000" office:value-type="float" office:value="26.17297" calcext:value-type="float">
            <text:p>26,17297</text:p>
          </table:table-cell>
          <table:table-cell table:formula="of:=[.CG7]/1000000" office:value-type="float" office:value="23.187222" calcext:value-type="float">
            <text:p>23,187222</text:p>
          </table:table-cell>
          <table:table-cell table:formula="of:=[.CH7]/1000000" office:value-type="float" office:value="22.846267" calcext:value-type="float">
            <text:p>22,846267</text:p>
          </table:table-cell>
          <table:table-cell table:formula="of:=[.CI7]/1000000" office:value-type="float" office:value="21.261579" calcext:value-type="float">
            <text:p>21,261579</text:p>
          </table:table-cell>
          <table:table-cell table:formula="of:=[.CJ7]/1000000" office:value-type="float" office:value="20.126505" calcext:value-type="float">
            <text:p>20,126505</text:p>
          </table:table-cell>
          <table:table-cell table:formula="of:=[.CK7]/1000000" office:value-type="float" office:value="15.561195" calcext:value-type="float">
            <text:p>15,561195</text:p>
          </table:table-cell>
          <table:table-cell table:formula="of:=[.CL7]/1000000" office:value-type="float" office:value="14.052756" calcext:value-type="float">
            <text:p>14,052756</text:p>
          </table:table-cell>
          <table:table-cell table:formula="of:=[.CM7]/1000000" office:value-type="float" office:value="12.002169" calcext:value-type="float">
            <text:p>12,002169</text:p>
          </table:table-cell>
          <table:table-cell table:formula="of:=[.CN7]/1000000" office:value-type="float" office:value="9.811256" calcext:value-type="float">
            <text:p>9,811256</text:p>
          </table:table-cell>
          <table:table-cell table:formula="of:=[.CO7]/1000000" office:value-type="float" office:value="8.834604" calcext:value-type="float">
            <text:p>8,834604</text:p>
          </table:table-cell>
          <table:table-cell table:formula="of:=[.CP7]/1000000" office:value-type="float" office:value="6.949834" calcext:value-type="float">
            <text:p>6,949834</text:p>
          </table:table-cell>
          <table:table-cell table:formula="of:=[.CQ7]/1000000" office:value-type="float" office:value="5.696624" calcext:value-type="float">
            <text:p>5,696624</text:p>
          </table:table-cell>
          <table:table-cell table:formula="of:=[.CR7]/1000000" office:value-type="float" office:value="4.5679" calcext:value-type="float">
            <text:p>4,5679</text:p>
          </table:table-cell>
          <table:table-cell table:formula="of:=[.CS7]/1000000" office:value-type="float" office:value="4.115795" calcext:value-type="float">
            <text:p>4,115795</text:p>
          </table:table-cell>
          <table:table-cell table:formula="of:=[.CT7]/1000000" office:value-type="float" office:value="2.952579" calcext:value-type="float">
            <text:p>2,952579</text:p>
          </table:table-cell>
          <table:table-cell table:formula="of:=[.CU7]/1000000" office:value-type="float" office:value="2.145213" calcext:value-type="float">
            <text:p>2,145213</text:p>
          </table:table-cell>
          <table:table-cell table:formula="of:=[.CV7]/1000000" office:value-type="float" office:value="1.531894" calcext:value-type="float">
            <text:p>1,531894</text:p>
          </table:table-cell>
        </table:table-row>
        <table:table-row table:style-name="ro1">
          <table:table-cell office:value-type="string" calcext:value-type="string">
            <text:p>Offspring2 HiFi + HiC hap1</text:p>
          </table:table-cell>
          <table:table-cell table:formula="of:=[.B8]/1000000" office:value-type="float" office:value="159.80283" calcext:value-type="float">
            <text:p>159,80283</text:p>
          </table:table-cell>
          <table:table-cell table:formula="of:=[.C8]/1000000" office:value-type="float" office:value="159.80283" calcext:value-type="float">
            <text:p>159,80283</text:p>
          </table:table-cell>
          <table:table-cell table:formula="of:=[.D8]/1000000" office:value-type="float" office:value="159.80283" calcext:value-type="float">
            <text:p>159,80283</text:p>
          </table:table-cell>
          <table:table-cell table:formula="of:=[.E8]/1000000" office:value-type="float" office:value="159.80283" calcext:value-type="float">
            <text:p>159,80283</text:p>
          </table:table-cell>
          <table:table-cell table:formula="of:=[.F8]/1000000" office:value-type="float" office:value="159.80283" calcext:value-type="float">
            <text:p>159,80283</text:p>
          </table:table-cell>
          <table:table-cell table:formula="of:=[.G8]/1000000" office:value-type="float" office:value="138.137776" calcext:value-type="float">
            <text:p>138,137776</text:p>
          </table:table-cell>
          <table:table-cell table:formula="of:=[.H8]/1000000" office:value-type="float" office:value="138.137776" calcext:value-type="float">
            <text:p>138,137776</text:p>
          </table:table-cell>
          <table:table-cell table:formula="of:=[.I8]/1000000" office:value-type="float" office:value="138.137776" calcext:value-type="float">
            <text:p>138,137776</text:p>
          </table:table-cell>
          <table:table-cell table:formula="of:=[.J8]/1000000" office:value-type="float" office:value="138.137776" calcext:value-type="float">
            <text:p>138,137776</text:p>
          </table:table-cell>
          <table:table-cell table:formula="of:=[.K8]/1000000" office:value-type="float" office:value="138.137776" calcext:value-type="float">
            <text:p>138,137776</text:p>
          </table:table-cell>
          <table:table-cell table:formula="of:=[.L8]/1000000" office:value-type="float" office:value="111.127832" calcext:value-type="float">
            <text:p>111,127832</text:p>
          </table:table-cell>
          <table:table-cell table:formula="of:=[.M8]/1000000" office:value-type="float" office:value="111.127832" calcext:value-type="float">
            <text:p>111,127832</text:p>
          </table:table-cell>
          <table:table-cell table:formula="of:=[.N8]/1000000" office:value-type="float" office:value="111.127832" calcext:value-type="float">
            <text:p>111,127832</text:p>
          </table:table-cell>
          <table:table-cell table:formula="of:=[.O8]/1000000" office:value-type="float" office:value="111.127832" calcext:value-type="float">
            <text:p>111,127832</text:p>
          </table:table-cell>
          <table:table-cell table:formula="of:=[.P8]/1000000" office:value-type="float" office:value="109.948343" calcext:value-type="float">
            <text:p>109,948343</text:p>
          </table:table-cell>
          <table:table-cell table:formula="of:=[.Q8]/1000000" office:value-type="float" office:value="109.948343" calcext:value-type="float">
            <text:p>109,948343</text:p>
          </table:table-cell>
          <table:table-cell table:formula="of:=[.R8]/1000000" office:value-type="float" office:value="109.948343" calcext:value-type="float">
            <text:p>109,948343</text:p>
          </table:table-cell>
          <table:table-cell table:formula="of:=[.S8]/1000000" office:value-type="float" office:value="109.948343" calcext:value-type="float">
            <text:p>109,948343</text:p>
          </table:table-cell>
          <table:table-cell table:formula="of:=[.T8]/1000000" office:value-type="float" office:value="104.266912" calcext:value-type="float">
            <text:p>104,266912</text:p>
          </table:table-cell>
          <table:table-cell table:formula="of:=[.U8]/1000000" office:value-type="float" office:value="104.266912" calcext:value-type="float">
            <text:p>104,266912</text:p>
          </table:table-cell>
          <table:table-cell table:formula="of:=[.V8]/1000000" office:value-type="float" office:value="104.266912" calcext:value-type="float">
            <text:p>104,266912</text:p>
          </table:table-cell>
          <table:table-cell table:formula="of:=[.W8]/1000000" office:value-type="float" office:value="104.266912" calcext:value-type="float">
            <text:p>104,266912</text:p>
          </table:table-cell>
          <table:table-cell table:formula="of:=[.X8]/1000000" office:value-type="float" office:value="103.694039" calcext:value-type="float">
            <text:p>103,694039</text:p>
          </table:table-cell>
          <table:table-cell table:formula="of:=[.Y8]/1000000" office:value-type="float" office:value="103.694039" calcext:value-type="float">
            <text:p>103,694039</text:p>
          </table:table-cell>
          <table:table-cell table:formula="of:=[.Z8]/1000000" office:value-type="float" office:value="103.694039" calcext:value-type="float">
            <text:p>103,694039</text:p>
          </table:table-cell>
          <table:table-cell table:formula="of:=[.AA8]/1000000" office:value-type="float" office:value="101.4319" calcext:value-type="float">
            <text:p>101,4319</text:p>
          </table:table-cell>
          <table:table-cell table:formula="of:=[.AB8]/1000000" office:value-type="float" office:value="101.4319" calcext:value-type="float">
            <text:p>101,4319</text:p>
          </table:table-cell>
          <table:table-cell table:formula="of:=[.AC8]/1000000" office:value-type="float" office:value="101.4319" calcext:value-type="float">
            <text:p>101,4319</text:p>
          </table:table-cell>
          <table:table-cell table:formula="of:=[.AD8]/1000000" office:value-type="float" office:value="101.4319" calcext:value-type="float">
            <text:p>101,4319</text:p>
          </table:table-cell>
          <table:table-cell table:formula="of:=[.AE8]/1000000" office:value-type="float" office:value="99.89119" calcext:value-type="float">
            <text:p>99,89119</text:p>
          </table:table-cell>
          <table:table-cell table:formula="of:=[.AF8]/1000000" office:value-type="float" office:value="99.89119" calcext:value-type="float">
            <text:p>99,89119</text:p>
          </table:table-cell>
          <table:table-cell table:formula="of:=[.AG8]/1000000" office:value-type="float" office:value="99.89119" calcext:value-type="float">
            <text:p>99,89119</text:p>
          </table:table-cell>
          <table:table-cell table:formula="of:=[.AH8]/1000000" office:value-type="float" office:value="99.89119" calcext:value-type="float">
            <text:p>99,89119</text:p>
          </table:table-cell>
          <table:table-cell table:formula="of:=[.AI8]/1000000" office:value-type="float" office:value="97.900681" calcext:value-type="float">
            <text:p>97,900681</text:p>
          </table:table-cell>
          <table:table-cell table:formula="of:=[.AJ8]/1000000" office:value-type="float" office:value="97.900681" calcext:value-type="float">
            <text:p>97,900681</text:p>
          </table:table-cell>
          <table:table-cell table:formula="of:=[.AK8]/1000000" office:value-type="float" office:value="97.900681" calcext:value-type="float">
            <text:p>97,900681</text:p>
          </table:table-cell>
          <table:table-cell table:formula="of:=[.AL8]/1000000" office:value-type="float" office:value="96.747308" calcext:value-type="float">
            <text:p>96,747308</text:p>
          </table:table-cell>
          <table:table-cell table:formula="of:=[.AM8]/1000000" office:value-type="float" office:value="96.747308" calcext:value-type="float">
            <text:p>96,747308</text:p>
          </table:table-cell>
          <table:table-cell table:formula="of:=[.AN8]/1000000" office:value-type="float" office:value="96.747308" calcext:value-type="float">
            <text:p>96,747308</text:p>
          </table:table-cell>
          <table:table-cell table:formula="of:=[.AO8]/1000000" office:value-type="float" office:value="96.747308" calcext:value-type="float">
            <text:p>96,747308</text:p>
          </table:table-cell>
          <table:table-cell table:formula="of:=[.AP8]/1000000" office:value-type="float" office:value="92.020215" calcext:value-type="float">
            <text:p>92,020215</text:p>
          </table:table-cell>
          <table:table-cell table:formula="of:=[.AQ8]/1000000" office:value-type="float" office:value="92.020215" calcext:value-type="float">
            <text:p>92,020215</text:p>
          </table:table-cell>
          <table:table-cell table:formula="of:=[.AR8]/1000000" office:value-type="float" office:value="92.020215" calcext:value-type="float">
            <text:p>92,020215</text:p>
          </table:table-cell>
          <table:table-cell table:formula="of:=[.AS8]/1000000" office:value-type="float" office:value="86.424191" calcext:value-type="float">
            <text:p>86,424191</text:p>
          </table:table-cell>
          <table:table-cell table:formula="of:=[.AT8]/1000000" office:value-type="float" office:value="86.424191" calcext:value-type="float">
            <text:p>86,424191</text:p>
          </table:table-cell>
          <table:table-cell table:formula="of:=[.AU8]/1000000" office:value-type="float" office:value="86.424191" calcext:value-type="float">
            <text:p>86,424191</text:p>
          </table:table-cell>
          <table:table-cell table:formula="of:=[.AV8]/1000000" office:value-type="float" office:value="86.253281" calcext:value-type="float">
            <text:p>86,253281</text:p>
          </table:table-cell>
          <table:table-cell table:formula="of:=[.AW8]/1000000" office:value-type="float" office:value="86.253281" calcext:value-type="float">
            <text:p>86,253281</text:p>
          </table:table-cell>
          <table:table-cell table:formula="of:=[.AX8]/1000000" office:value-type="float" office:value="86.253281" calcext:value-type="float">
            <text:p>86,253281</text:p>
          </table:table-cell>
          <table:table-cell table:formula="of:=[.AY8]/1000000" office:value-type="float" office:value="83.042744" calcext:value-type="float">
            <text:p>83,042744</text:p>
          </table:table-cell>
          <table:table-cell table:formula="of:=[.AZ8]/1000000" office:value-type="float" office:value="83.042744" calcext:value-type="float">
            <text:p>83,042744</text:p>
          </table:table-cell>
          <table:table-cell table:formula="of:=[.BA8]/1000000" office:value-type="float" office:value="83.042744" calcext:value-type="float">
            <text:p>83,042744</text:p>
          </table:table-cell>
          <table:table-cell table:formula="of:=[.BB8]/1000000" office:value-type="float" office:value="80.106842" calcext:value-type="float">
            <text:p>80,106842</text:p>
          </table:table-cell>
          <table:table-cell table:formula="of:=[.BC8]/1000000" office:value-type="float" office:value="80.106842" calcext:value-type="float">
            <text:p>80,106842</text:p>
          </table:table-cell>
          <table:table-cell table:formula="of:=[.BD8]/1000000" office:value-type="float" office:value="80.106842" calcext:value-type="float">
            <text:p>80,106842</text:p>
          </table:table-cell>
          <table:table-cell table:formula="of:=[.BE8]/1000000" office:value-type="float" office:value="73.551343" calcext:value-type="float">
            <text:p>73,551343</text:p>
          </table:table-cell>
          <table:table-cell table:formula="of:=[.BF8]/1000000" office:value-type="float" office:value="73.551343" calcext:value-type="float">
            <text:p>73,551343</text:p>
          </table:table-cell>
          <table:table-cell table:formula="of:=[.BG8]/1000000" office:value-type="float" office:value="73.551343" calcext:value-type="float">
            <text:p>73,551343</text:p>
          </table:table-cell>
          <table:table-cell table:formula="of:=[.BH8]/1000000" office:value-type="float" office:value="71.677143" calcext:value-type="float">
            <text:p>71,677143</text:p>
          </table:table-cell>
          <table:table-cell table:formula="of:=[.BI8]/1000000" office:value-type="float" office:value="71.677143" calcext:value-type="float">
            <text:p>71,677143</text:p>
          </table:table-cell>
          <table:table-cell table:formula="of:=[.BJ8]/1000000" office:value-type="float" office:value="68.901367" calcext:value-type="float">
            <text:p>68,901367</text:p>
          </table:table-cell>
          <table:table-cell table:formula="of:=[.BK8]/1000000" office:value-type="float" office:value="68.901367" calcext:value-type="float">
            <text:p>68,901367</text:p>
          </table:table-cell>
          <table:table-cell table:formula="of:=[.BL8]/1000000" office:value-type="float" office:value="68.901367" calcext:value-type="float">
            <text:p>68,901367</text:p>
          </table:table-cell>
          <table:table-cell table:formula="of:=[.BM8]/1000000" office:value-type="float" office:value="68.217526" calcext:value-type="float">
            <text:p>68,217526</text:p>
          </table:table-cell>
          <table:table-cell table:formula="of:=[.BN8]/1000000" office:value-type="float" office:value="68.217526" calcext:value-type="float">
            <text:p>68,217526</text:p>
          </table:table-cell>
          <table:table-cell table:formula="of:=[.BO8]/1000000" office:value-type="float" office:value="63.283581" calcext:value-type="float">
            <text:p>63,283581</text:p>
          </table:table-cell>
          <table:table-cell table:formula="of:=[.BP8]/1000000" office:value-type="float" office:value="63.283581" calcext:value-type="float">
            <text:p>63,283581</text:p>
          </table:table-cell>
          <table:table-cell table:formula="of:=[.BQ8]/1000000" office:value-type="float" office:value="61.239582" calcext:value-type="float">
            <text:p>61,239582</text:p>
          </table:table-cell>
          <table:table-cell table:formula="of:=[.BR8]/1000000" office:value-type="float" office:value="61.239582" calcext:value-type="float">
            <text:p>61,239582</text:p>
          </table:table-cell>
          <table:table-cell table:formula="of:=[.BS8]/1000000" office:value-type="float" office:value="59.082458" calcext:value-type="float">
            <text:p>59,082458</text:p>
          </table:table-cell>
          <table:table-cell table:formula="of:=[.BT8]/1000000" office:value-type="float" office:value="59.082458" calcext:value-type="float">
            <text:p>59,082458</text:p>
          </table:table-cell>
          <table:table-cell table:formula="of:=[.BU8]/1000000" office:value-type="float" office:value="59.082458" calcext:value-type="float">
            <text:p>59,082458</text:p>
          </table:table-cell>
          <table:table-cell table:formula="of:=[.BV8]/1000000" office:value-type="float" office:value="53.739385" calcext:value-type="float">
            <text:p>53,739385</text:p>
          </table:table-cell>
          <table:table-cell table:formula="of:=[.BW8]/1000000" office:value-type="float" office:value="47.117802" calcext:value-type="float">
            <text:p>47,117802</text:p>
          </table:table-cell>
          <table:table-cell table:formula="of:=[.BX8]/1000000" office:value-type="float" office:value="47.117802" calcext:value-type="float">
            <text:p>47,117802</text:p>
          </table:table-cell>
          <table:table-cell table:formula="of:=[.BY8]/1000000" office:value-type="float" office:value="46.437322" calcext:value-type="float">
            <text:p>46,437322</text:p>
          </table:table-cell>
          <table:table-cell table:formula="of:=[.BZ8]/1000000" office:value-type="float" office:value="46.437322" calcext:value-type="float">
            <text:p>46,437322</text:p>
          </table:table-cell>
          <table:table-cell table:formula="of:=[.CA8]/1000000" office:value-type="float" office:value="46.395632" calcext:value-type="float">
            <text:p>46,395632</text:p>
          </table:table-cell>
          <table:table-cell table:formula="of:=[.CB8]/1000000" office:value-type="float" office:value="44.959813" calcext:value-type="float">
            <text:p>44,959813</text:p>
          </table:table-cell>
          <table:table-cell table:formula="of:=[.CC8]/1000000" office:value-type="float" office:value="44.959813" calcext:value-type="float">
            <text:p>44,959813</text:p>
          </table:table-cell>
          <table:table-cell table:formula="of:=[.CD8]/1000000" office:value-type="float" office:value="36.016679" calcext:value-type="float">
            <text:p>36,016679</text:p>
          </table:table-cell>
          <table:table-cell table:formula="of:=[.CE8]/1000000" office:value-type="float" office:value="28.360711" calcext:value-type="float">
            <text:p>28,360711</text:p>
          </table:table-cell>
          <table:table-cell table:formula="of:=[.CF8]/1000000" office:value-type="float" office:value="26.682327" calcext:value-type="float">
            <text:p>26,682327</text:p>
          </table:table-cell>
          <table:table-cell table:formula="of:=[.CG8]/1000000" office:value-type="float" office:value="26.336743" calcext:value-type="float">
            <text:p>26,336743</text:p>
          </table:table-cell>
          <table:table-cell table:formula="of:=[.CH8]/1000000" office:value-type="float" office:value="23.433976" calcext:value-type="float">
            <text:p>23,433976</text:p>
          </table:table-cell>
          <table:table-cell table:formula="of:=[.CI8]/1000000" office:value-type="float" office:value="23.030126" calcext:value-type="float">
            <text:p>23,030126</text:p>
          </table:table-cell>
          <table:table-cell table:formula="of:=[.CJ8]/1000000" office:value-type="float" office:value="21.977788" calcext:value-type="float">
            <text:p>21,977788</text:p>
          </table:table-cell>
          <table:table-cell table:formula="of:=[.CK8]/1000000" office:value-type="float" office:value="20.173997" calcext:value-type="float">
            <text:p>20,173997</text:p>
          </table:table-cell>
          <table:table-cell table:formula="of:=[.CL8]/1000000" office:value-type="float" office:value="15.935988" calcext:value-type="float">
            <text:p>15,935988</text:p>
          </table:table-cell>
          <table:table-cell table:formula="of:=[.CM8]/1000000" office:value-type="float" office:value="13.186418" calcext:value-type="float">
            <text:p>13,186418</text:p>
          </table:table-cell>
          <table:table-cell table:formula="of:=[.CN8]/1000000" office:value-type="float" office:value="12.008307" calcext:value-type="float">
            <text:p>12,008307</text:p>
          </table:table-cell>
          <table:table-cell table:formula="of:=[.CO8]/1000000" office:value-type="float" office:value="11.18692" calcext:value-type="float">
            <text:p>11,18692</text:p>
          </table:table-cell>
          <table:table-cell table:formula="of:=[.CP8]/1000000" office:value-type="float" office:value="10.397258" calcext:value-type="float">
            <text:p>10,397258</text:p>
          </table:table-cell>
          <table:table-cell table:formula="of:=[.CQ8]/1000000" office:value-type="float" office:value="7.023468" calcext:value-type="float">
            <text:p>7,023468</text:p>
          </table:table-cell>
          <table:table-cell table:formula="of:=[.CR8]/1000000" office:value-type="float" office:value="4.721231" calcext:value-type="float">
            <text:p>4,721231</text:p>
          </table:table-cell>
          <table:table-cell table:formula="of:=[.CS8]/1000000" office:value-type="float" office:value="3.812539" calcext:value-type="float">
            <text:p>3,812539</text:p>
          </table:table-cell>
          <table:table-cell table:formula="of:=[.CT8]/1000000" office:value-type="float" office:value="2.382713" calcext:value-type="float">
            <text:p>2,382713</text:p>
          </table:table-cell>
          <table:table-cell table:formula="of:=[.CU8]/1000000" office:value-type="float" office:value="1.4809" calcext:value-type="float">
            <text:p>1,4809</text:p>
          </table:table-cell>
          <table:table-cell table:formula="of:=[.CV8]/1000000" office:value-type="float" office:value="0.928228" calcext:value-type="float">
            <text:p>0,928228</text:p>
          </table:table-cell>
        </table:table-row>
        <table:table-row table:style-name="ro1">
          <table:table-cell office:value-type="string" calcext:value-type="string">
            <text:p>Offspring2 HiFi + HiC hap2</text:p>
          </table:table-cell>
          <table:table-cell table:formula="of:=[.B9]/1000000" office:value-type="float" office:value="159.189228" calcext:value-type="float">
            <text:p>159,189228</text:p>
          </table:table-cell>
          <table:table-cell table:formula="of:=[.C9]/1000000" office:value-type="float" office:value="159.189228" calcext:value-type="float">
            <text:p>159,189228</text:p>
          </table:table-cell>
          <table:table-cell table:formula="of:=[.D9]/1000000" office:value-type="float" office:value="159.189228" calcext:value-type="float">
            <text:p>159,189228</text:p>
          </table:table-cell>
          <table:table-cell table:formula="of:=[.E9]/1000000" office:value-type="float" office:value="159.189228" calcext:value-type="float">
            <text:p>159,189228</text:p>
          </table:table-cell>
          <table:table-cell table:formula="of:=[.F9]/1000000" office:value-type="float" office:value="159.189228" calcext:value-type="float">
            <text:p>159,189228</text:p>
          </table:table-cell>
          <table:table-cell table:formula="of:=[.G9]/1000000" office:value-type="float" office:value="137.083559" calcext:value-type="float">
            <text:p>137,083559</text:p>
          </table:table-cell>
          <table:table-cell table:formula="of:=[.H9]/1000000" office:value-type="float" office:value="137.083559" calcext:value-type="float">
            <text:p>137,083559</text:p>
          </table:table-cell>
          <table:table-cell table:formula="of:=[.I9]/1000000" office:value-type="float" office:value="137.083559" calcext:value-type="float">
            <text:p>137,083559</text:p>
          </table:table-cell>
          <table:table-cell table:formula="of:=[.J9]/1000000" office:value-type="float" office:value="137.083559" calcext:value-type="float">
            <text:p>137,083559</text:p>
          </table:table-cell>
          <table:table-cell table:formula="of:=[.K9]/1000000" office:value-type="float" office:value="137.083559" calcext:value-type="float">
            <text:p>137,083559</text:p>
          </table:table-cell>
          <table:table-cell table:formula="of:=[.L9]/1000000" office:value-type="float" office:value="121.776897" calcext:value-type="float">
            <text:p>121,776897</text:p>
          </table:table-cell>
          <table:table-cell table:formula="of:=[.M9]/1000000" office:value-type="float" office:value="121.776897" calcext:value-type="float">
            <text:p>121,776897</text:p>
          </table:table-cell>
          <table:table-cell table:formula="of:=[.N9]/1000000" office:value-type="float" office:value="121.776897" calcext:value-type="float">
            <text:p>121,776897</text:p>
          </table:table-cell>
          <table:table-cell table:formula="of:=[.O9]/1000000" office:value-type="float" office:value="121.776897" calcext:value-type="float">
            <text:p>121,776897</text:p>
          </table:table-cell>
          <table:table-cell table:formula="of:=[.P9]/1000000" office:value-type="float" office:value="111.325225" calcext:value-type="float">
            <text:p>111,325225</text:p>
          </table:table-cell>
          <table:table-cell table:formula="of:=[.Q9]/1000000" office:value-type="float" office:value="111.325225" calcext:value-type="float">
            <text:p>111,325225</text:p>
          </table:table-cell>
          <table:table-cell table:formula="of:=[.R9]/1000000" office:value-type="float" office:value="111.325225" calcext:value-type="float">
            <text:p>111,325225</text:p>
          </table:table-cell>
          <table:table-cell table:formula="of:=[.S9]/1000000" office:value-type="float" office:value="111.325225" calcext:value-type="float">
            <text:p>111,325225</text:p>
          </table:table-cell>
          <table:table-cell table:formula="of:=[.T9]/1000000" office:value-type="float" office:value="110.788773" calcext:value-type="float">
            <text:p>110,788773</text:p>
          </table:table-cell>
          <table:table-cell table:formula="of:=[.U9]/1000000" office:value-type="float" office:value="110.788773" calcext:value-type="float">
            <text:p>110,788773</text:p>
          </table:table-cell>
          <table:table-cell table:formula="of:=[.V9]/1000000" office:value-type="float" office:value="110.788773" calcext:value-type="float">
            <text:p>110,788773</text:p>
          </table:table-cell>
          <table:table-cell table:formula="of:=[.W9]/1000000" office:value-type="float" office:value="110.788773" calcext:value-type="float">
            <text:p>110,788773</text:p>
          </table:table-cell>
          <table:table-cell table:formula="of:=[.X9]/1000000" office:value-type="float" office:value="110.087405" calcext:value-type="float">
            <text:p>110,087405</text:p>
          </table:table-cell>
          <table:table-cell table:formula="of:=[.Y9]/1000000" office:value-type="float" office:value="110.087405" calcext:value-type="float">
            <text:p>110,087405</text:p>
          </table:table-cell>
          <table:table-cell table:formula="of:=[.Z9]/1000000" office:value-type="float" office:value="110.087405" calcext:value-type="float">
            <text:p>110,087405</text:p>
          </table:table-cell>
          <table:table-cell table:formula="of:=[.AA9]/1000000" office:value-type="float" office:value="110.087405" calcext:value-type="float">
            <text:p>110,087405</text:p>
          </table:table-cell>
          <table:table-cell table:formula="of:=[.AB9]/1000000" office:value-type="float" office:value="105.834662" calcext:value-type="float">
            <text:p>105,834662</text:p>
          </table:table-cell>
          <table:table-cell table:formula="of:=[.AC9]/1000000" office:value-type="float" office:value="105.834662" calcext:value-type="float">
            <text:p>105,834662</text:p>
          </table:table-cell>
          <table:table-cell table:formula="of:=[.AD9]/1000000" office:value-type="float" office:value="105.834662" calcext:value-type="float">
            <text:p>105,834662</text:p>
          </table:table-cell>
          <table:table-cell table:formula="of:=[.AE9]/1000000" office:value-type="float" office:value="105.834662" calcext:value-type="float">
            <text:p>105,834662</text:p>
          </table:table-cell>
          <table:table-cell table:formula="of:=[.AF9]/1000000" office:value-type="float" office:value="99.895037" calcext:value-type="float">
            <text:p>99,895037</text:p>
          </table:table-cell>
          <table:table-cell table:formula="of:=[.AG9]/1000000" office:value-type="float" office:value="99.895037" calcext:value-type="float">
            <text:p>99,895037</text:p>
          </table:table-cell>
          <table:table-cell table:formula="of:=[.AH9]/1000000" office:value-type="float" office:value="99.895037" calcext:value-type="float">
            <text:p>99,895037</text:p>
          </table:table-cell>
          <table:table-cell table:formula="of:=[.AI9]/1000000" office:value-type="float" office:value="99.895037" calcext:value-type="float">
            <text:p>99,895037</text:p>
          </table:table-cell>
          <table:table-cell table:formula="of:=[.AJ9]/1000000" office:value-type="float" office:value="90.48307" calcext:value-type="float">
            <text:p>90,48307</text:p>
          </table:table-cell>
          <table:table-cell table:formula="of:=[.AK9]/1000000" office:value-type="float" office:value="90.48307" calcext:value-type="float">
            <text:p>90,48307</text:p>
          </table:table-cell>
          <table:table-cell table:formula="of:=[.AL9]/1000000" office:value-type="float" office:value="90.48307" calcext:value-type="float">
            <text:p>90,48307</text:p>
          </table:table-cell>
          <table:table-cell table:formula="of:=[.AM9]/1000000" office:value-type="float" office:value="87.910426" calcext:value-type="float">
            <text:p>87,910426</text:p>
          </table:table-cell>
          <table:table-cell table:formula="of:=[.AN9]/1000000" office:value-type="float" office:value="87.910426" calcext:value-type="float">
            <text:p>87,910426</text:p>
          </table:table-cell>
          <table:table-cell table:formula="of:=[.AO9]/1000000" office:value-type="float" office:value="87.910426" calcext:value-type="float">
            <text:p>87,910426</text:p>
          </table:table-cell>
          <table:table-cell table:formula="of:=[.AP9]/1000000" office:value-type="float" office:value="86.701104" calcext:value-type="float">
            <text:p>86,701104</text:p>
          </table:table-cell>
          <table:table-cell table:formula="of:=[.AQ9]/1000000" office:value-type="float" office:value="86.701104" calcext:value-type="float">
            <text:p>86,701104</text:p>
          </table:table-cell>
          <table:table-cell table:formula="of:=[.AR9]/1000000" office:value-type="float" office:value="86.701104" calcext:value-type="float">
            <text:p>86,701104</text:p>
          </table:table-cell>
          <table:table-cell table:formula="of:=[.AS9]/1000000" office:value-type="float" office:value="86.197316" calcext:value-type="float">
            <text:p>86,197316</text:p>
          </table:table-cell>
          <table:table-cell table:formula="of:=[.AT9]/1000000" office:value-type="float" office:value="86.197316" calcext:value-type="float">
            <text:p>86,197316</text:p>
          </table:table-cell>
          <table:table-cell table:formula="of:=[.AU9]/1000000" office:value-type="float" office:value="86.197316" calcext:value-type="float">
            <text:p>86,197316</text:p>
          </table:table-cell>
          <table:table-cell table:formula="of:=[.AV9]/1000000" office:value-type="float" office:value="85.819589" calcext:value-type="float">
            <text:p>85,819589</text:p>
          </table:table-cell>
          <table:table-cell table:formula="of:=[.AW9]/1000000" office:value-type="float" office:value="85.819589" calcext:value-type="float">
            <text:p>85,819589</text:p>
          </table:table-cell>
          <table:table-cell table:formula="of:=[.AX9]/1000000" office:value-type="float" office:value="85.819589" calcext:value-type="float">
            <text:p>85,819589</text:p>
          </table:table-cell>
          <table:table-cell table:formula="of:=[.AY9]/1000000" office:value-type="float" office:value="80.71188" calcext:value-type="float">
            <text:p>80,71188</text:p>
          </table:table-cell>
          <table:table-cell table:formula="of:=[.AZ9]/1000000" office:value-type="float" office:value="80.71188" calcext:value-type="float">
            <text:p>80,71188</text:p>
          </table:table-cell>
          <table:table-cell table:formula="of:=[.BA9]/1000000" office:value-type="float" office:value="80.71188" calcext:value-type="float">
            <text:p>80,71188</text:p>
          </table:table-cell>
          <table:table-cell table:formula="of:=[.BB9]/1000000" office:value-type="float" office:value="72.360819" calcext:value-type="float">
            <text:p>72,360819</text:p>
          </table:table-cell>
          <table:table-cell table:formula="of:=[.BC9]/1000000" office:value-type="float" office:value="72.360819" calcext:value-type="float">
            <text:p>72,360819</text:p>
          </table:table-cell>
          <table:table-cell table:formula="of:=[.BD9]/1000000" office:value-type="float" office:value="72.360819" calcext:value-type="float">
            <text:p>72,360819</text:p>
          </table:table-cell>
          <table:table-cell table:formula="of:=[.BE9]/1000000" office:value-type="float" office:value="71.644334" calcext:value-type="float">
            <text:p>71,644334</text:p>
          </table:table-cell>
          <table:table-cell table:formula="of:=[.BF9]/1000000" office:value-type="float" office:value="71.644334" calcext:value-type="float">
            <text:p>71,644334</text:p>
          </table:table-cell>
          <table:table-cell table:formula="of:=[.BG9]/1000000" office:value-type="float" office:value="69.165111" calcext:value-type="float">
            <text:p>69,165111</text:p>
          </table:table-cell>
          <table:table-cell table:formula="of:=[.BH9]/1000000" office:value-type="float" office:value="69.165111" calcext:value-type="float">
            <text:p>69,165111</text:p>
          </table:table-cell>
          <table:table-cell table:formula="of:=[.BI9]/1000000" office:value-type="float" office:value="69.165111" calcext:value-type="float">
            <text:p>69,165111</text:p>
          </table:table-cell>
          <table:table-cell table:formula="of:=[.BJ9]/1000000" office:value-type="float" office:value="68.438831" calcext:value-type="float">
            <text:p>68,438831</text:p>
          </table:table-cell>
          <table:table-cell table:formula="of:=[.BK9]/1000000" office:value-type="float" office:value="68.438831" calcext:value-type="float">
            <text:p>68,438831</text:p>
          </table:table-cell>
          <table:table-cell table:formula="of:=[.BL9]/1000000" office:value-type="float" office:value="68.095505" calcext:value-type="float">
            <text:p>68,095505</text:p>
          </table:table-cell>
          <table:table-cell table:formula="of:=[.BM9]/1000000" office:value-type="float" office:value="68.095505" calcext:value-type="float">
            <text:p>68,095505</text:p>
          </table:table-cell>
          <table:table-cell table:formula="of:=[.BN9]/1000000" office:value-type="float" office:value="68.095505" calcext:value-type="float">
            <text:p>68,095505</text:p>
          </table:table-cell>
          <table:table-cell table:formula="of:=[.BO9]/1000000" office:value-type="float" office:value="62.635666" calcext:value-type="float">
            <text:p>62,635666</text:p>
          </table:table-cell>
          <table:table-cell table:formula="of:=[.BP9]/1000000" office:value-type="float" office:value="62.635666" calcext:value-type="float">
            <text:p>62,635666</text:p>
          </table:table-cell>
          <table:table-cell table:formula="of:=[.BQ9]/1000000" office:value-type="float" office:value="61.017596" calcext:value-type="float">
            <text:p>61,017596</text:p>
          </table:table-cell>
          <table:table-cell table:formula="of:=[.BR9]/1000000" office:value-type="float" office:value="61.017596" calcext:value-type="float">
            <text:p>61,017596</text:p>
          </table:table-cell>
          <table:table-cell table:formula="of:=[.BS9]/1000000" office:value-type="float" office:value="58.358217" calcext:value-type="float">
            <text:p>58,358217</text:p>
          </table:table-cell>
          <table:table-cell table:formula="of:=[.BT9]/1000000" office:value-type="float" office:value="58.358217" calcext:value-type="float">
            <text:p>58,358217</text:p>
          </table:table-cell>
          <table:table-cell table:formula="of:=[.BU9]/1000000" office:value-type="float" office:value="53.339385" calcext:value-type="float">
            <text:p>53,339385</text:p>
          </table:table-cell>
          <table:table-cell table:formula="of:=[.BV9]/1000000" office:value-type="float" office:value="53.339385" calcext:value-type="float">
            <text:p>53,339385</text:p>
          </table:table-cell>
          <table:table-cell table:formula="of:=[.BW9]/1000000" office:value-type="float" office:value="53.191418" calcext:value-type="float">
            <text:p>53,191418</text:p>
          </table:table-cell>
          <table:table-cell table:formula="of:=[.BX9]/1000000" office:value-type="float" office:value="53.191418" calcext:value-type="float">
            <text:p>53,191418</text:p>
          </table:table-cell>
          <table:table-cell table:formula="of:=[.BY9]/1000000" office:value-type="float" office:value="46.459399" calcext:value-type="float">
            <text:p>46,459399</text:p>
          </table:table-cell>
          <table:table-cell table:formula="of:=[.BZ9]/1000000" office:value-type="float" office:value="46.459399" calcext:value-type="float">
            <text:p>46,459399</text:p>
          </table:table-cell>
          <table:table-cell table:formula="of:=[.CA9]/1000000" office:value-type="float" office:value="45.946539" calcext:value-type="float">
            <text:p>45,946539</text:p>
          </table:table-cell>
          <table:table-cell table:formula="of:=[.CB9]/1000000" office:value-type="float" office:value="42.692868" calcext:value-type="float">
            <text:p>42,692868</text:p>
          </table:table-cell>
          <table:table-cell table:formula="of:=[.CC9]/1000000" office:value-type="float" office:value="42.692868" calcext:value-type="float">
            <text:p>42,692868</text:p>
          </table:table-cell>
          <table:table-cell table:formula="of:=[.CD9]/1000000" office:value-type="float" office:value="33.922191" calcext:value-type="float">
            <text:p>33,922191</text:p>
          </table:table-cell>
          <table:table-cell table:formula="of:=[.CE9]/1000000" office:value-type="float" office:value="30.995815" calcext:value-type="float">
            <text:p>30,995815</text:p>
          </table:table-cell>
          <table:table-cell table:formula="of:=[.CF9]/1000000" office:value-type="float" office:value="26.937584" calcext:value-type="float">
            <text:p>26,937584</text:p>
          </table:table-cell>
          <table:table-cell table:formula="of:=[.CG9]/1000000" office:value-type="float" office:value="26.201858" calcext:value-type="float">
            <text:p>26,201858</text:p>
          </table:table-cell>
          <table:table-cell table:formula="of:=[.CH9]/1000000" office:value-type="float" office:value="24.612532" calcext:value-type="float">
            <text:p>24,612532</text:p>
          </table:table-cell>
          <table:table-cell table:formula="of:=[.CI9]/1000000" office:value-type="float" office:value="23.433051" calcext:value-type="float">
            <text:p>23,433051</text:p>
          </table:table-cell>
          <table:table-cell table:formula="of:=[.CJ9]/1000000" office:value-type="float" office:value="20.123757" calcext:value-type="float">
            <text:p>20,123757</text:p>
          </table:table-cell>
          <table:table-cell table:formula="of:=[.CK9]/1000000" office:value-type="float" office:value="16.769063" calcext:value-type="float">
            <text:p>16,769063</text:p>
          </table:table-cell>
          <table:table-cell table:formula="of:=[.CL9]/1000000" office:value-type="float" office:value="14.041436" calcext:value-type="float">
            <text:p>14,041436</text:p>
          </table:table-cell>
          <table:table-cell table:formula="of:=[.CM9]/1000000" office:value-type="float" office:value="13.296166" calcext:value-type="float">
            <text:p>13,296166</text:p>
          </table:table-cell>
          <table:table-cell table:formula="of:=[.CN9]/1000000" office:value-type="float" office:value="12.008571" calcext:value-type="float">
            <text:p>12,008571</text:p>
          </table:table-cell>
          <table:table-cell table:formula="of:=[.CO9]/1000000" office:value-type="float" office:value="11.426572" calcext:value-type="float">
            <text:p>11,426572</text:p>
          </table:table-cell>
          <table:table-cell table:formula="of:=[.CP9]/1000000" office:value-type="float" office:value="9.048974" calcext:value-type="float">
            <text:p>9,048974</text:p>
          </table:table-cell>
          <table:table-cell table:formula="of:=[.CQ9]/1000000" office:value-type="float" office:value="6.831664" calcext:value-type="float">
            <text:p>6,831664</text:p>
          </table:table-cell>
          <table:table-cell table:formula="of:=[.CR9]/1000000" office:value-type="float" office:value="5.809646" calcext:value-type="float">
            <text:p>5,809646</text:p>
          </table:table-cell>
          <table:table-cell table:formula="of:=[.CS9]/1000000" office:value-type="float" office:value="4.503383" calcext:value-type="float">
            <text:p>4,503383</text:p>
          </table:table-cell>
          <table:table-cell table:formula="of:=[.CT9]/1000000" office:value-type="float" office:value="3.422223" calcext:value-type="float">
            <text:p>3,422223</text:p>
          </table:table-cell>
          <table:table-cell table:formula="of:=[.CU9]/1000000" office:value-type="float" office:value="2.754069" calcext:value-type="float">
            <text:p>2,754069</text:p>
          </table:table-cell>
          <table:table-cell table:formula="of:=[.CV9]/1000000" office:value-type="float" office:value="2.000903" calcext:value-type="float">
            <text:p>2,000903</text:p>
          </table:table-cell>
        </table:table-row>
        <table:table-row table:style-name="ro1">
          <table:table-cell office:value-type="string" calcext:value-type="string">
            <text:p>Offspring2 Hifi + Parent hap1</text:p>
          </table:table-cell>
          <table:table-cell table:formula="of:=[.B10]/1000000" office:value-type="float" office:value="158.635831" calcext:value-type="float">
            <text:p>158,635831</text:p>
          </table:table-cell>
          <table:table-cell table:formula="of:=[.C10]/1000000" office:value-type="float" office:value="158.635831" calcext:value-type="float">
            <text:p>158,635831</text:p>
          </table:table-cell>
          <table:table-cell table:formula="of:=[.D10]/1000000" office:value-type="float" office:value="158.635831" calcext:value-type="float">
            <text:p>158,635831</text:p>
          </table:table-cell>
          <table:table-cell table:formula="of:=[.E10]/1000000" office:value-type="float" office:value="158.635831" calcext:value-type="float">
            <text:p>158,635831</text:p>
          </table:table-cell>
          <table:table-cell table:formula="of:=[.F10]/1000000" office:value-type="float" office:value="158.635831" calcext:value-type="float">
            <text:p>158,635831</text:p>
          </table:table-cell>
          <table:table-cell table:formula="of:=[.G10]/1000000" office:value-type="float" office:value="137.080151" calcext:value-type="float">
            <text:p>137,080151</text:p>
          </table:table-cell>
          <table:table-cell table:formula="of:=[.H10]/1000000" office:value-type="float" office:value="137.080151" calcext:value-type="float">
            <text:p>137,080151</text:p>
          </table:table-cell>
          <table:table-cell table:formula="of:=[.I10]/1000000" office:value-type="float" office:value="137.080151" calcext:value-type="float">
            <text:p>137,080151</text:p>
          </table:table-cell>
          <table:table-cell table:formula="of:=[.J10]/1000000" office:value-type="float" office:value="137.080151" calcext:value-type="float">
            <text:p>137,080151</text:p>
          </table:table-cell>
          <table:table-cell table:formula="of:=[.K10]/1000000" office:value-type="float" office:value="137.080151" calcext:value-type="float">
            <text:p>137,080151</text:p>
          </table:table-cell>
          <table:table-cell table:formula="of:=[.L10]/1000000" office:value-type="float" office:value="121.824677" calcext:value-type="float">
            <text:p>121,824677</text:p>
          </table:table-cell>
          <table:table-cell table:formula="of:=[.M10]/1000000" office:value-type="float" office:value="121.824677" calcext:value-type="float">
            <text:p>121,824677</text:p>
          </table:table-cell>
          <table:table-cell table:formula="of:=[.N10]/1000000" office:value-type="float" office:value="121.824677" calcext:value-type="float">
            <text:p>121,824677</text:p>
          </table:table-cell>
          <table:table-cell table:formula="of:=[.O10]/1000000" office:value-type="float" office:value="121.824677" calcext:value-type="float">
            <text:p>121,824677</text:p>
          </table:table-cell>
          <table:table-cell table:formula="of:=[.P10]/1000000" office:value-type="float" office:value="113.971193" calcext:value-type="float">
            <text:p>113,971193</text:p>
          </table:table-cell>
          <table:table-cell table:formula="of:=[.Q10]/1000000" office:value-type="float" office:value="113.971193" calcext:value-type="float">
            <text:p>113,971193</text:p>
          </table:table-cell>
          <table:table-cell table:formula="of:=[.R10]/1000000" office:value-type="float" office:value="113.971193" calcext:value-type="float">
            <text:p>113,971193</text:p>
          </table:table-cell>
          <table:table-cell table:formula="of:=[.S10]/1000000" office:value-type="float" office:value="113.971193" calcext:value-type="float">
            <text:p>113,971193</text:p>
          </table:table-cell>
          <table:table-cell table:formula="of:=[.T10]/1000000" office:value-type="float" office:value="110.525691" calcext:value-type="float">
            <text:p>110,525691</text:p>
          </table:table-cell>
          <table:table-cell table:formula="of:=[.U10]/1000000" office:value-type="float" office:value="110.525691" calcext:value-type="float">
            <text:p>110,525691</text:p>
          </table:table-cell>
          <table:table-cell table:formula="of:=[.V10]/1000000" office:value-type="float" office:value="110.525691" calcext:value-type="float">
            <text:p>110,525691</text:p>
          </table:table-cell>
          <table:table-cell table:formula="of:=[.W10]/1000000" office:value-type="float" office:value="110.525691" calcext:value-type="float">
            <text:p>110,525691</text:p>
          </table:table-cell>
          <table:table-cell table:formula="of:=[.X10]/1000000" office:value-type="float" office:value="110.087483" calcext:value-type="float">
            <text:p>110,087483</text:p>
          </table:table-cell>
          <table:table-cell table:formula="of:=[.Y10]/1000000" office:value-type="float" office:value="110.087483" calcext:value-type="float">
            <text:p>110,087483</text:p>
          </table:table-cell>
          <table:table-cell table:formula="of:=[.Z10]/1000000" office:value-type="float" office:value="110.087483" calcext:value-type="float">
            <text:p>110,087483</text:p>
          </table:table-cell>
          <table:table-cell table:formula="of:=[.AA10]/1000000" office:value-type="float" office:value="110.087483" calcext:value-type="float">
            <text:p>110,087483</text:p>
          </table:table-cell>
          <table:table-cell table:formula="of:=[.AB10]/1000000" office:value-type="float" office:value="104.269652" calcext:value-type="float">
            <text:p>104,269652</text:p>
          </table:table-cell>
          <table:table-cell table:formula="of:=[.AC10]/1000000" office:value-type="float" office:value="104.269652" calcext:value-type="float">
            <text:p>104,269652</text:p>
          </table:table-cell>
          <table:table-cell table:formula="of:=[.AD10]/1000000" office:value-type="float" office:value="104.269652" calcext:value-type="float">
            <text:p>104,269652</text:p>
          </table:table-cell>
          <table:table-cell table:formula="of:=[.AE10]/1000000" office:value-type="float" office:value="104.269652" calcext:value-type="float">
            <text:p>104,269652</text:p>
          </table:table-cell>
          <table:table-cell table:formula="of:=[.AF10]/1000000" office:value-type="float" office:value="103.942084" calcext:value-type="float">
            <text:p>103,942084</text:p>
          </table:table-cell>
          <table:table-cell table:formula="of:=[.AG10]/1000000" office:value-type="float" office:value="103.942084" calcext:value-type="float">
            <text:p>103,942084</text:p>
          </table:table-cell>
          <table:table-cell table:formula="of:=[.AH10]/1000000" office:value-type="float" office:value="103.942084" calcext:value-type="float">
            <text:p>103,942084</text:p>
          </table:table-cell>
          <table:table-cell table:formula="of:=[.AI10]/1000000" office:value-type="float" office:value="103.942084" calcext:value-type="float">
            <text:p>103,942084</text:p>
          </table:table-cell>
          <table:table-cell table:formula="of:=[.AJ10]/1000000" office:value-type="float" office:value="99.919734" calcext:value-type="float">
            <text:p>99,919734</text:p>
          </table:table-cell>
          <table:table-cell table:formula="of:=[.AK10]/1000000" office:value-type="float" office:value="99.919734" calcext:value-type="float">
            <text:p>99,919734</text:p>
          </table:table-cell>
          <table:table-cell table:formula="of:=[.AL10]/1000000" office:value-type="float" office:value="99.919734" calcext:value-type="float">
            <text:p>99,919734</text:p>
          </table:table-cell>
          <table:table-cell table:formula="of:=[.AM10]/1000000" office:value-type="float" office:value="91.997377" calcext:value-type="float">
            <text:p>91,997377</text:p>
          </table:table-cell>
          <table:table-cell table:formula="of:=[.AN10]/1000000" office:value-type="float" office:value="91.997377" calcext:value-type="float">
            <text:p>91,997377</text:p>
          </table:table-cell>
          <table:table-cell table:formula="of:=[.AO10]/1000000" office:value-type="float" office:value="91.997377" calcext:value-type="float">
            <text:p>91,997377</text:p>
          </table:table-cell>
          <table:table-cell table:formula="of:=[.AP10]/1000000" office:value-type="float" office:value="91.997377" calcext:value-type="float">
            <text:p>91,997377</text:p>
          </table:table-cell>
          <table:table-cell table:formula="of:=[.AQ10]/1000000" office:value-type="float" office:value="86.202948" calcext:value-type="float">
            <text:p>86,202948</text:p>
          </table:table-cell>
          <table:table-cell table:formula="of:=[.AR10]/1000000" office:value-type="float" office:value="86.202948" calcext:value-type="float">
            <text:p>86,202948</text:p>
          </table:table-cell>
          <table:table-cell table:formula="of:=[.AS10]/1000000" office:value-type="float" office:value="86.202948" calcext:value-type="float">
            <text:p>86,202948</text:p>
          </table:table-cell>
          <table:table-cell table:formula="of:=[.AT10]/1000000" office:value-type="float" office:value="84.90216" calcext:value-type="float">
            <text:p>84,90216</text:p>
          </table:table-cell>
          <table:table-cell table:formula="of:=[.AU10]/1000000" office:value-type="float" office:value="84.90216" calcext:value-type="float">
            <text:p>84,90216</text:p>
          </table:table-cell>
          <table:table-cell table:formula="of:=[.AV10]/1000000" office:value-type="float" office:value="84.90216" calcext:value-type="float">
            <text:p>84,90216</text:p>
          </table:table-cell>
          <table:table-cell table:formula="of:=[.AW10]/1000000" office:value-type="float" office:value="80.144984" calcext:value-type="float">
            <text:p>80,144984</text:p>
          </table:table-cell>
          <table:table-cell table:formula="of:=[.AX10]/1000000" office:value-type="float" office:value="80.144984" calcext:value-type="float">
            <text:p>80,144984</text:p>
          </table:table-cell>
          <table:table-cell table:formula="of:=[.AY10]/1000000" office:value-type="float" office:value="80.144984" calcext:value-type="float">
            <text:p>80,144984</text:p>
          </table:table-cell>
          <table:table-cell table:formula="of:=[.AZ10]/1000000" office:value-type="float" office:value="75.42998" calcext:value-type="float">
            <text:p>75,42998</text:p>
          </table:table-cell>
          <table:table-cell table:formula="of:=[.BA10]/1000000" office:value-type="float" office:value="75.42998" calcext:value-type="float">
            <text:p>75,42998</text:p>
          </table:table-cell>
          <table:table-cell table:formula="of:=[.BB10]/1000000" office:value-type="float" office:value="72.355549" calcext:value-type="float">
            <text:p>72,355549</text:p>
          </table:table-cell>
          <table:table-cell table:formula="of:=[.BC10]/1000000" office:value-type="float" office:value="72.355549" calcext:value-type="float">
            <text:p>72,355549</text:p>
          </table:table-cell>
          <table:table-cell table:formula="of:=[.BD10]/1000000" office:value-type="float" office:value="72.355549" calcext:value-type="float">
            <text:p>72,355549</text:p>
          </table:table-cell>
          <table:table-cell table:formula="of:=[.BE10]/1000000" office:value-type="float" office:value="71.619842" calcext:value-type="float">
            <text:p>71,619842</text:p>
          </table:table-cell>
          <table:table-cell table:formula="of:=[.BF10]/1000000" office:value-type="float" office:value="71.619842" calcext:value-type="float">
            <text:p>71,619842</text:p>
          </table:table-cell>
          <table:table-cell table:formula="of:=[.BG10]/1000000" office:value-type="float" office:value="68.914042" calcext:value-type="float">
            <text:p>68,914042</text:p>
          </table:table-cell>
          <table:table-cell table:formula="of:=[.BH10]/1000000" office:value-type="float" office:value="68.914042" calcext:value-type="float">
            <text:p>68,914042</text:p>
          </table:table-cell>
          <table:table-cell table:formula="of:=[.BI10]/1000000" office:value-type="float" office:value="68.914042" calcext:value-type="float">
            <text:p>68,914042</text:p>
          </table:table-cell>
          <table:table-cell table:formula="of:=[.BJ10]/1000000" office:value-type="float" office:value="63.294271" calcext:value-type="float">
            <text:p>63,294271</text:p>
          </table:table-cell>
          <table:table-cell table:formula="of:=[.BK10]/1000000" office:value-type="float" office:value="63.294271" calcext:value-type="float">
            <text:p>63,294271</text:p>
          </table:table-cell>
          <table:table-cell table:formula="of:=[.BL10]/1000000" office:value-type="float" office:value="60.857837" calcext:value-type="float">
            <text:p>60,857837</text:p>
          </table:table-cell>
          <table:table-cell table:formula="of:=[.BM10]/1000000" office:value-type="float" office:value="60.857837" calcext:value-type="float">
            <text:p>60,857837</text:p>
          </table:table-cell>
          <table:table-cell table:formula="of:=[.BN10]/1000000" office:value-type="float" office:value="60.423272" calcext:value-type="float">
            <text:p>60,423272</text:p>
          </table:table-cell>
          <table:table-cell table:formula="of:=[.BO10]/1000000" office:value-type="float" office:value="60.423272" calcext:value-type="float">
            <text:p>60,423272</text:p>
          </table:table-cell>
          <table:table-cell table:formula="of:=[.BP10]/1000000" office:value-type="float" office:value="60.423272" calcext:value-type="float">
            <text:p>60,423272</text:p>
          </table:table-cell>
          <table:table-cell table:formula="of:=[.BQ10]/1000000" office:value-type="float" office:value="58.350317" calcext:value-type="float">
            <text:p>58,350317</text:p>
          </table:table-cell>
          <table:table-cell table:formula="of:=[.BR10]/1000000" office:value-type="float" office:value="58.350317" calcext:value-type="float">
            <text:p>58,350317</text:p>
          </table:table-cell>
          <table:table-cell table:formula="of:=[.BS10]/1000000" office:value-type="float" office:value="53.359087" calcext:value-type="float">
            <text:p>53,359087</text:p>
          </table:table-cell>
          <table:table-cell table:formula="of:=[.BT10]/1000000" office:value-type="float" office:value="53.359087" calcext:value-type="float">
            <text:p>53,359087</text:p>
          </table:table-cell>
          <table:table-cell table:formula="of:=[.BU10]/1000000" office:value-type="float" office:value="53.196338" calcext:value-type="float">
            <text:p>53,196338</text:p>
          </table:table-cell>
          <table:table-cell table:formula="of:=[.BV10]/1000000" office:value-type="float" office:value="52.751733" calcext:value-type="float">
            <text:p>52,751733</text:p>
          </table:table-cell>
          <table:table-cell table:formula="of:=[.BW10]/1000000" office:value-type="float" office:value="52.751733" calcext:value-type="float">
            <text:p>52,751733</text:p>
          </table:table-cell>
          <table:table-cell table:formula="of:=[.BX10]/1000000" office:value-type="float" office:value="47.119229" calcext:value-type="float">
            <text:p>47,119229</text:p>
          </table:table-cell>
          <table:table-cell table:formula="of:=[.BY10]/1000000" office:value-type="float" office:value="47.119229" calcext:value-type="float">
            <text:p>47,119229</text:p>
          </table:table-cell>
          <table:table-cell table:formula="of:=[.BZ10]/1000000" office:value-type="float" office:value="47.097919" calcext:value-type="float">
            <text:p>47,097919</text:p>
          </table:table-cell>
          <table:table-cell table:formula="of:=[.CA10]/1000000" office:value-type="float" office:value="47.097919" calcext:value-type="float">
            <text:p>47,097919</text:p>
          </table:table-cell>
          <table:table-cell table:formula="of:=[.CB10]/1000000" office:value-type="float" office:value="46.46038" calcext:value-type="float">
            <text:p>46,46038</text:p>
          </table:table-cell>
          <table:table-cell table:formula="of:=[.CC10]/1000000" office:value-type="float" office:value="44.214069" calcext:value-type="float">
            <text:p>44,214069</text:p>
          </table:table-cell>
          <table:table-cell table:formula="of:=[.CD10]/1000000" office:value-type="float" office:value="44.214069" calcext:value-type="float">
            <text:p>44,214069</text:p>
          </table:table-cell>
          <table:table-cell table:formula="of:=[.CE10]/1000000" office:value-type="float" office:value="39.273564" calcext:value-type="float">
            <text:p>39,273564</text:p>
          </table:table-cell>
          <table:table-cell table:formula="of:=[.CF10]/1000000" office:value-type="float" office:value="36.018241" calcext:value-type="float">
            <text:p>36,018241</text:p>
          </table:table-cell>
          <table:table-cell table:formula="of:=[.CG10]/1000000" office:value-type="float" office:value="36.018241" calcext:value-type="float">
            <text:p>36,018241</text:p>
          </table:table-cell>
          <table:table-cell table:formula="of:=[.CH10]/1000000" office:value-type="float" office:value="33.922458" calcext:value-type="float">
            <text:p>33,922458</text:p>
          </table:table-cell>
          <table:table-cell table:formula="of:=[.CI10]/1000000" office:value-type="float" office:value="26.670031" calcext:value-type="float">
            <text:p>26,670031</text:p>
          </table:table-cell>
          <table:table-cell table:formula="of:=[.CJ10]/1000000" office:value-type="float" office:value="23.030173" calcext:value-type="float">
            <text:p>23,030173</text:p>
          </table:table-cell>
          <table:table-cell table:formula="of:=[.CK10]/1000000" office:value-type="float" office:value="15.602396" calcext:value-type="float">
            <text:p>15,602396</text:p>
          </table:table-cell>
          <table:table-cell table:formula="of:=[.CL10]/1000000" office:value-type="float" office:value="13.89779" calcext:value-type="float">
            <text:p>13,89779</text:p>
          </table:table-cell>
          <table:table-cell table:formula="of:=[.CM10]/1000000" office:value-type="float" office:value="12.00832" calcext:value-type="float">
            <text:p>12,00832</text:p>
          </table:table-cell>
          <table:table-cell table:formula="of:=[.CN10]/1000000" office:value-type="float" office:value="10.973594" calcext:value-type="float">
            <text:p>10,973594</text:p>
          </table:table-cell>
          <table:table-cell table:formula="of:=[.CO10]/1000000" office:value-type="float" office:value="10.545253" calcext:value-type="float">
            <text:p>10,545253</text:p>
          </table:table-cell>
          <table:table-cell table:formula="of:=[.CP10]/1000000" office:value-type="float" office:value="9.075066" calcext:value-type="float">
            <text:p>9,075066</text:p>
          </table:table-cell>
          <table:table-cell table:formula="of:=[.CQ10]/1000000" office:value-type="float" office:value="7.146524" calcext:value-type="float">
            <text:p>7,146524</text:p>
          </table:table-cell>
          <table:table-cell table:formula="of:=[.CR10]/1000000" office:value-type="float" office:value="5.8619" calcext:value-type="float">
            <text:p>5,8619</text:p>
          </table:table-cell>
          <table:table-cell table:formula="of:=[.CS10]/1000000" office:value-type="float" office:value="4.264967" calcext:value-type="float">
            <text:p>4,264967</text:p>
          </table:table-cell>
          <table:table-cell table:formula="of:=[.CT10]/1000000" office:value-type="float" office:value="3.004859" calcext:value-type="float">
            <text:p>3,004859</text:p>
          </table:table-cell>
          <table:table-cell table:formula="of:=[.CU10]/1000000" office:value-type="float" office:value="2.213205" calcext:value-type="float">
            <text:p>2,213205</text:p>
          </table:table-cell>
          <table:table-cell table:formula="of:=[.CV10]/1000000" office:value-type="float" office:value="1.497879" calcext:value-type="float">
            <text:p>1,497879</text:p>
          </table:table-cell>
        </table:table-row>
        <table:table-row table:style-name="ro1">
          <table:table-cell office:value-type="string" calcext:value-type="string">
            <text:p>Offspring2 HiFi + Parent hap2</text:p>
          </table:table-cell>
          <table:table-cell table:formula="of:=[.B11]/1000000" office:value-type="float" office:value="159.192497" calcext:value-type="float">
            <text:p>159,192497</text:p>
          </table:table-cell>
          <table:table-cell table:formula="of:=[.C11]/1000000" office:value-type="float" office:value="159.192497" calcext:value-type="float">
            <text:p>159,192497</text:p>
          </table:table-cell>
          <table:table-cell table:formula="of:=[.D11]/1000000" office:value-type="float" office:value="159.192497" calcext:value-type="float">
            <text:p>159,192497</text:p>
          </table:table-cell>
          <table:table-cell table:formula="of:=[.E11]/1000000" office:value-type="float" office:value="159.192497" calcext:value-type="float">
            <text:p>159,192497</text:p>
          </table:table-cell>
          <table:table-cell table:formula="of:=[.F11]/1000000" office:value-type="float" office:value="159.192497" calcext:value-type="float">
            <text:p>159,192497</text:p>
          </table:table-cell>
          <table:table-cell table:formula="of:=[.G11]/1000000" office:value-type="float" office:value="138.138637" calcext:value-type="float">
            <text:p>138,138637</text:p>
          </table:table-cell>
          <table:table-cell table:formula="of:=[.H11]/1000000" office:value-type="float" office:value="138.138637" calcext:value-type="float">
            <text:p>138,138637</text:p>
          </table:table-cell>
          <table:table-cell table:formula="of:=[.I11]/1000000" office:value-type="float" office:value="138.138637" calcext:value-type="float">
            <text:p>138,138637</text:p>
          </table:table-cell>
          <table:table-cell table:formula="of:=[.J11]/1000000" office:value-type="float" office:value="138.138637" calcext:value-type="float">
            <text:p>138,138637</text:p>
          </table:table-cell>
          <table:table-cell table:formula="of:=[.K11]/1000000" office:value-type="float" office:value="138.138637" calcext:value-type="float">
            <text:p>138,138637</text:p>
          </table:table-cell>
          <table:table-cell table:formula="of:=[.L11]/1000000" office:value-type="float" office:value="113.397155" calcext:value-type="float">
            <text:p>113,397155</text:p>
          </table:table-cell>
          <table:table-cell table:formula="of:=[.M11]/1000000" office:value-type="float" office:value="113.397155" calcext:value-type="float">
            <text:p>113,397155</text:p>
          </table:table-cell>
          <table:table-cell table:formula="of:=[.N11]/1000000" office:value-type="float" office:value="113.397155" calcext:value-type="float">
            <text:p>113,397155</text:p>
          </table:table-cell>
          <table:table-cell table:formula="of:=[.O11]/1000000" office:value-type="float" office:value="113.397155" calcext:value-type="float">
            <text:p>113,397155</text:p>
          </table:table-cell>
          <table:table-cell table:formula="of:=[.P11]/1000000" office:value-type="float" office:value="111.490751" calcext:value-type="float">
            <text:p>111,490751</text:p>
          </table:table-cell>
          <table:table-cell table:formula="of:=[.Q11]/1000000" office:value-type="float" office:value="111.490751" calcext:value-type="float">
            <text:p>111,490751</text:p>
          </table:table-cell>
          <table:table-cell table:formula="of:=[.R11]/1000000" office:value-type="float" office:value="111.490751" calcext:value-type="float">
            <text:p>111,490751</text:p>
          </table:table-cell>
          <table:table-cell table:formula="of:=[.S11]/1000000" office:value-type="float" office:value="111.490751" calcext:value-type="float">
            <text:p>111,490751</text:p>
          </table:table-cell>
          <table:table-cell table:formula="of:=[.T11]/1000000" office:value-type="float" office:value="110.977388" calcext:value-type="float">
            <text:p>110,977388</text:p>
          </table:table-cell>
          <table:table-cell table:formula="of:=[.U11]/1000000" office:value-type="float" office:value="110.977388" calcext:value-type="float">
            <text:p>110,977388</text:p>
          </table:table-cell>
          <table:table-cell table:formula="of:=[.V11]/1000000" office:value-type="float" office:value="110.977388" calcext:value-type="float">
            <text:p>110,977388</text:p>
          </table:table-cell>
          <table:table-cell table:formula="of:=[.W11]/1000000" office:value-type="float" office:value="110.977388" calcext:value-type="float">
            <text:p>110,977388</text:p>
          </table:table-cell>
          <table:table-cell table:formula="of:=[.X11]/1000000" office:value-type="float" office:value="105.834899" calcext:value-type="float">
            <text:p>105,834899</text:p>
          </table:table-cell>
          <table:table-cell table:formula="of:=[.Y11]/1000000" office:value-type="float" office:value="105.834899" calcext:value-type="float">
            <text:p>105,834899</text:p>
          </table:table-cell>
          <table:table-cell table:formula="of:=[.Z11]/1000000" office:value-type="float" office:value="105.834899" calcext:value-type="float">
            <text:p>105,834899</text:p>
          </table:table-cell>
          <table:table-cell table:formula="of:=[.AA11]/1000000" office:value-type="float" office:value="105.834899" calcext:value-type="float">
            <text:p>105,834899</text:p>
          </table:table-cell>
          <table:table-cell table:formula="of:=[.AB11]/1000000" office:value-type="float" office:value="101.432608" calcext:value-type="float">
            <text:p>101,432608</text:p>
          </table:table-cell>
          <table:table-cell table:formula="of:=[.AC11]/1000000" office:value-type="float" office:value="101.432608" calcext:value-type="float">
            <text:p>101,432608</text:p>
          </table:table-cell>
          <table:table-cell table:formula="of:=[.AD11]/1000000" office:value-type="float" office:value="101.432608" calcext:value-type="float">
            <text:p>101,432608</text:p>
          </table:table-cell>
          <table:table-cell table:formula="of:=[.AE11]/1000000" office:value-type="float" office:value="101.432608" calcext:value-type="float">
            <text:p>101,432608</text:p>
          </table:table-cell>
          <table:table-cell table:formula="of:=[.AF11]/1000000" office:value-type="float" office:value="96.729007" calcext:value-type="float">
            <text:p>96,729007</text:p>
          </table:table-cell>
          <table:table-cell table:formula="of:=[.AG11]/1000000" office:value-type="float" office:value="96.729007" calcext:value-type="float">
            <text:p>96,729007</text:p>
          </table:table-cell>
          <table:table-cell table:formula="of:=[.AH11]/1000000" office:value-type="float" office:value="96.729007" calcext:value-type="float">
            <text:p>96,729007</text:p>
          </table:table-cell>
          <table:table-cell table:formula="of:=[.AI11]/1000000" office:value-type="float" office:value="90.51273" calcext:value-type="float">
            <text:p>90,51273</text:p>
          </table:table-cell>
          <table:table-cell table:formula="of:=[.AJ11]/1000000" office:value-type="float" office:value="90.51273" calcext:value-type="float">
            <text:p>90,51273</text:p>
          </table:table-cell>
          <table:table-cell table:formula="of:=[.AK11]/1000000" office:value-type="float" office:value="90.51273" calcext:value-type="float">
            <text:p>90,51273</text:p>
          </table:table-cell>
          <table:table-cell table:formula="of:=[.AL11]/1000000" office:value-type="float" office:value="87.905574" calcext:value-type="float">
            <text:p>87,905574</text:p>
          </table:table-cell>
          <table:table-cell table:formula="of:=[.AM11]/1000000" office:value-type="float" office:value="87.905574" calcext:value-type="float">
            <text:p>87,905574</text:p>
          </table:table-cell>
          <table:table-cell table:formula="of:=[.AN11]/1000000" office:value-type="float" office:value="87.905574" calcext:value-type="float">
            <text:p>87,905574</text:p>
          </table:table-cell>
          <table:table-cell table:formula="of:=[.AO11]/1000000" office:value-type="float" office:value="86.611575" calcext:value-type="float">
            <text:p>86,611575</text:p>
          </table:table-cell>
          <table:table-cell table:formula="of:=[.AP11]/1000000" office:value-type="float" office:value="86.611575" calcext:value-type="float">
            <text:p>86,611575</text:p>
          </table:table-cell>
          <table:table-cell table:formula="of:=[.AQ11]/1000000" office:value-type="float" office:value="86.611575" calcext:value-type="float">
            <text:p>86,611575</text:p>
          </table:table-cell>
          <table:table-cell table:formula="of:=[.AR11]/1000000" office:value-type="float" office:value="85.634306" calcext:value-type="float">
            <text:p>85,634306</text:p>
          </table:table-cell>
          <table:table-cell table:formula="of:=[.AS11]/1000000" office:value-type="float" office:value="85.634306" calcext:value-type="float">
            <text:p>85,634306</text:p>
          </table:table-cell>
          <table:table-cell table:formula="of:=[.AT11]/1000000" office:value-type="float" office:value="85.634306" calcext:value-type="float">
            <text:p>85,634306</text:p>
          </table:table-cell>
          <table:table-cell table:formula="of:=[.AU11]/1000000" office:value-type="float" office:value="78.447989" calcext:value-type="float">
            <text:p>78,447989</text:p>
          </table:table-cell>
          <table:table-cell table:formula="of:=[.AV11]/1000000" office:value-type="float" office:value="78.447989" calcext:value-type="float">
            <text:p>78,447989</text:p>
          </table:table-cell>
          <table:table-cell table:formula="of:=[.AW11]/1000000" office:value-type="float" office:value="78.447989" calcext:value-type="float">
            <text:p>78,447989</text:p>
          </table:table-cell>
          <table:table-cell table:formula="of:=[.AX11]/1000000" office:value-type="float" office:value="73.605303" calcext:value-type="float">
            <text:p>73,605303</text:p>
          </table:table-cell>
          <table:table-cell table:formula="of:=[.AY11]/1000000" office:value-type="float" office:value="73.605303" calcext:value-type="float">
            <text:p>73,605303</text:p>
          </table:table-cell>
          <table:table-cell table:formula="of:=[.AZ11]/1000000" office:value-type="float" office:value="73.605303" calcext:value-type="float">
            <text:p>73,605303</text:p>
          </table:table-cell>
          <table:table-cell table:formula="of:=[.BA11]/1000000" office:value-type="float" office:value="71.65363" calcext:value-type="float">
            <text:p>71,65363</text:p>
          </table:table-cell>
          <table:table-cell table:formula="of:=[.BB11]/1000000" office:value-type="float" office:value="71.65363" calcext:value-type="float">
            <text:p>71,65363</text:p>
          </table:table-cell>
          <table:table-cell table:formula="of:=[.BC11]/1000000" office:value-type="float" office:value="69.165538" calcext:value-type="float">
            <text:p>69,165538</text:p>
          </table:table-cell>
          <table:table-cell table:formula="of:=[.BD11]/1000000" office:value-type="float" office:value="69.165538" calcext:value-type="float">
            <text:p>69,165538</text:p>
          </table:table-cell>
          <table:table-cell table:formula="of:=[.BE11]/1000000" office:value-type="float" office:value="69.165538" calcext:value-type="float">
            <text:p>69,165538</text:p>
          </table:table-cell>
          <table:table-cell table:formula="of:=[.BF11]/1000000" office:value-type="float" office:value="68.219477" calcext:value-type="float">
            <text:p>68,219477</text:p>
          </table:table-cell>
          <table:table-cell table:formula="of:=[.BG11]/1000000" office:value-type="float" office:value="68.219477" calcext:value-type="float">
            <text:p>68,219477</text:p>
          </table:table-cell>
          <table:table-cell table:formula="of:=[.BH11]/1000000" office:value-type="float" office:value="68.080809" calcext:value-type="float">
            <text:p>68,080809</text:p>
          </table:table-cell>
          <table:table-cell table:formula="of:=[.BI11]/1000000" office:value-type="float" office:value="68.080809" calcext:value-type="float">
            <text:p>68,080809</text:p>
          </table:table-cell>
          <table:table-cell table:formula="of:=[.BJ11]/1000000" office:value-type="float" office:value="68.080809" calcext:value-type="float">
            <text:p>68,080809</text:p>
          </table:table-cell>
          <table:table-cell table:formula="of:=[.BK11]/1000000" office:value-type="float" office:value="65.511517" calcext:value-type="float">
            <text:p>65,511517</text:p>
          </table:table-cell>
          <table:table-cell table:formula="of:=[.BL11]/1000000" office:value-type="float" office:value="65.511517" calcext:value-type="float">
            <text:p>65,511517</text:p>
          </table:table-cell>
          <table:table-cell table:formula="of:=[.BM11]/1000000" office:value-type="float" office:value="62.248294" calcext:value-type="float">
            <text:p>62,248294</text:p>
          </table:table-cell>
          <table:table-cell table:formula="of:=[.BN11]/1000000" office:value-type="float" office:value="62.248294" calcext:value-type="float">
            <text:p>62,248294</text:p>
          </table:table-cell>
          <table:table-cell table:formula="of:=[.BO11]/1000000" office:value-type="float" office:value="61.860965" calcext:value-type="float">
            <text:p>61,860965</text:p>
          </table:table-cell>
          <table:table-cell table:formula="of:=[.BP11]/1000000" office:value-type="float" office:value="61.860965" calcext:value-type="float">
            <text:p>61,860965</text:p>
          </table:table-cell>
          <table:table-cell table:formula="of:=[.BQ11]/1000000" office:value-type="float" office:value="61.860965" calcext:value-type="float">
            <text:p>61,860965</text:p>
          </table:table-cell>
          <table:table-cell table:formula="of:=[.BR11]/1000000" office:value-type="float" office:value="61.35605" calcext:value-type="float">
            <text:p>61,35605</text:p>
          </table:table-cell>
          <table:table-cell table:formula="of:=[.BS11]/1000000" office:value-type="float" office:value="61.35605" calcext:value-type="float">
            <text:p>61,35605</text:p>
          </table:table-cell>
          <table:table-cell table:formula="of:=[.BT11]/1000000" office:value-type="float" office:value="45.876991" calcext:value-type="float">
            <text:p>45,876991</text:p>
          </table:table-cell>
          <table:table-cell table:formula="of:=[.BU11]/1000000" office:value-type="float" office:value="44.960084" calcext:value-type="float">
            <text:p>44,960084</text:p>
          </table:table-cell>
          <table:table-cell table:formula="of:=[.BV11]/1000000" office:value-type="float" office:value="44.960084" calcext:value-type="float">
            <text:p>44,960084</text:p>
          </table:table-cell>
          <table:table-cell table:formula="of:=[.BW11]/1000000" office:value-type="float" office:value="43.083685" calcext:value-type="float">
            <text:p>43,083685</text:p>
          </table:table-cell>
          <table:table-cell table:formula="of:=[.BX11]/1000000" office:value-type="float" office:value="43.083685" calcext:value-type="float">
            <text:p>43,083685</text:p>
          </table:table-cell>
          <table:table-cell table:formula="of:=[.BY11]/1000000" office:value-type="float" office:value="40.307534" calcext:value-type="float">
            <text:p>40,307534</text:p>
          </table:table-cell>
          <table:table-cell table:formula="of:=[.BZ11]/1000000" office:value-type="float" office:value="38.397708" calcext:value-type="float">
            <text:p>38,397708</text:p>
          </table:table-cell>
          <table:table-cell table:formula="of:=[.CA11]/1000000" office:value-type="float" office:value="37.627587" calcext:value-type="float">
            <text:p>37,627587</text:p>
          </table:table-cell>
          <table:table-cell table:formula="of:=[.CB11]/1000000" office:value-type="float" office:value="37.627587" calcext:value-type="float">
            <text:p>37,627587</text:p>
          </table:table-cell>
          <table:table-cell table:formula="of:=[.CC11]/1000000" office:value-type="float" office:value="27.140299" calcext:value-type="float">
            <text:p>27,140299</text:p>
          </table:table-cell>
          <table:table-cell table:formula="of:=[.CD11]/1000000" office:value-type="float" office:value="26.201852" calcext:value-type="float">
            <text:p>26,201852</text:p>
          </table:table-cell>
          <table:table-cell table:formula="of:=[.CE11]/1000000" office:value-type="float" office:value="25.846759" calcext:value-type="float">
            <text:p>25,846759</text:p>
          </table:table-cell>
          <table:table-cell table:formula="of:=[.CF11]/1000000" office:value-type="float" office:value="23.211499" calcext:value-type="float">
            <text:p>23,211499</text:p>
          </table:table-cell>
          <table:table-cell table:formula="of:=[.CG11]/1000000" office:value-type="float" office:value="21.65841" calcext:value-type="float">
            <text:p>21,65841</text:p>
          </table:table-cell>
          <table:table-cell table:formula="of:=[.CH11]/1000000" office:value-type="float" office:value="21.454395" calcext:value-type="float">
            <text:p>21,454395</text:p>
          </table:table-cell>
          <table:table-cell table:formula="of:=[.CI11]/1000000" office:value-type="float" office:value="20.510059" calcext:value-type="float">
            <text:p>20,510059</text:p>
          </table:table-cell>
          <table:table-cell table:formula="of:=[.CJ11]/1000000" office:value-type="float" office:value="16.627189" calcext:value-type="float">
            <text:p>16,627189</text:p>
          </table:table-cell>
          <table:table-cell table:formula="of:=[.CK11]/1000000" office:value-type="float" office:value="14.323149" calcext:value-type="float">
            <text:p>14,323149</text:p>
          </table:table-cell>
          <table:table-cell table:formula="of:=[.CL11]/1000000" office:value-type="float" office:value="12.97855" calcext:value-type="float">
            <text:p>12,97855</text:p>
          </table:table-cell>
          <table:table-cell table:formula="of:=[.CM11]/1000000" office:value-type="float" office:value="11.554132" calcext:value-type="float">
            <text:p>11,554132</text:p>
          </table:table-cell>
          <table:table-cell table:formula="of:=[.CN11]/1000000" office:value-type="float" office:value="11.186892" calcext:value-type="float">
            <text:p>11,186892</text:p>
          </table:table-cell>
          <table:table-cell table:formula="of:=[.CO11]/1000000" office:value-type="float" office:value="8.08079" calcext:value-type="float">
            <text:p>8,08079</text:p>
          </table:table-cell>
          <table:table-cell table:formula="of:=[.CP11]/1000000" office:value-type="float" office:value="6.83173" calcext:value-type="float">
            <text:p>6,83173</text:p>
          </table:table-cell>
          <table:table-cell table:formula="of:=[.CQ11]/1000000" office:value-type="float" office:value="5.145862" calcext:value-type="float">
            <text:p>5,145862</text:p>
          </table:table-cell>
          <table:table-cell table:formula="of:=[.CR11]/1000000" office:value-type="float" office:value="3.486695" calcext:value-type="float">
            <text:p>3,486695</text:p>
          </table:table-cell>
          <table:table-cell table:formula="of:=[.CS11]/1000000" office:value-type="float" office:value="2.260696" calcext:value-type="float">
            <text:p>2,260696</text:p>
          </table:table-cell>
          <table:table-cell table:formula="of:=[.CT11]/1000000" office:value-type="float" office:value="1.759887" calcext:value-type="float">
            <text:p>1,759887</text:p>
          </table:table-cell>
          <table:table-cell table:formula="of:=[.CU11]/1000000" office:value-type="float" office:value="1.347152" calcext:value-type="float">
            <text:p>1,347152</text:p>
          </table:table-cell>
          <table:table-cell table:formula="of:=[.CV11]/1000000" office:value-type="float" office:value="1.038722" calcext:value-type="float">
            <text:p>1,0387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18:19:01.999936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1T18:21:31.797224254</dc:date>
    <meta:editing-duration>PT13M</meta:editing-duration>
    <meta:editing-cycles>3</meta:editing-cycles>
    <meta:generator>LibreOffice/6.0.7.3$Linux_X86_64 LibreOffice_project/00m0$Build-3</meta:generator>
    <meta:document-statistic meta:table-count="1" meta:cell-count="2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50"/>
      <style:graphic-properties draw:stroke="dash" draw:stroke-dash="Fine_20_Dashed" svg:stroke-width="0.05cm"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5.376cm" svg:height="15.063cm" xlink:href=".." xlink:type="simple" chart:class="chart:line" chart:style-name="ch1">
        <chart:title svg:x="14.046cm" svg:y="0.437cm" chart:style-name="ch2">
          <text:p>SeqOccIn bovine - Contigs NG(X)%</text:p>
        </chart:title>
        <chart:legend svg:x="27.366cm" svg:y="1.756cm" style:legend-expansion="custom" chartooo:width="7.226cm" chartooo:height="5.961cm" style:legend-expansion-aspect-ratio="1.21221271598725" chart:style-name="ch3"/>
        <chart:plot-area chart:style-name="ch4" table:cell-range-address="'father_raw.cgt.contig.NG50'.A13:'father_raw.cgt.contig.NG50'.CV23" chart:data-source-has-labels="both" svg:x="1.718cm" svg:y="1.517cm" svg:width="32.951cm" svg:height="12.264cm">
          <chartooo:coordinate-region svg:x="2.525cm" svg:y="1.716cm" svg:width="32.144cm" svg:height="11.418cm"/>
          <chart:axis chart:dimension="x" chart:name="primary-x" chart:style-name="ch5" chartooo:axis-type="auto">
            <chartooo:date-scale/>
            <chart:title svg:x="17.54cm" svg:y="14.082cm" chart:style-name="ch6">
              <text:p>NG(X)%</text:p>
            </chart:title>
            <chart:categories table:cell-range-address="'father_raw.cgt.contig.NG50'.B13:'father_raw.cgt.contig.NG50'.CV13"/>
          </chart:axis>
          <chart:axis chart:dimension="y" chart:name="primary-y" chart:style-name="ch5">
            <chart:title svg:x="0.451cm" svg:y="9.307cm" chart:style-name="ch7">
              <text:p>Sequence length (Mb)</text:p>
            </chart:title>
          </chart:axis>
          <chart:axis chart:dimension="y" chart:name="secondary-y" chart:style-name="ch8"/>
          <chart:series chart:attached-axis="primary-y" chart:style-name="ch9" chart:values-cell-range-address="'father_raw.cgt.contig.NG50'.B14:'father_raw.cgt.contig.NG50'.CV14" chart:label-cell-address="'father_raw.cgt.contig.NG50'.A14:'father_raw.cgt.contig.NG50'.A14" chart:class="chart:line">
            <chart:data-point chart:repeated="99"/>
          </chart:series>
          <chart:series chart:attached-axis="primary-y" chart:style-name="ch10" chart:values-cell-range-address="'father_raw.cgt.contig.NG50'.B15:'father_raw.cgt.contig.NG50'.CV15" chart:label-cell-address="'father_raw.cgt.contig.NG50'.A15:'father_raw.cgt.contig.NG50'.A15" chart:class="chart:line">
            <chart:data-point chart:repeated="99"/>
          </chart:series>
          <chart:series chart:attached-axis="primary-y" chart:style-name="ch11" chart:values-cell-range-address="'father_raw.cgt.contig.NG50'.B16:'father_raw.cgt.contig.NG50'.CV16" chart:label-cell-address="'father_raw.cgt.contig.NG50'.A16:'father_raw.cgt.contig.NG50'.A16" chart:class="chart:line">
            <chart:data-point chart:repeated="99"/>
          </chart:series>
          <chart:series chart:attached-axis="primary-y" chart:style-name="ch12" chart:values-cell-range-address="'father_raw.cgt.contig.NG50'.B17:'father_raw.cgt.contig.NG50'.CV17" chart:label-cell-address="'father_raw.cgt.contig.NG50'.A17:'father_raw.cgt.contig.NG50'.A17" chart:class="chart:line">
            <chart:data-point chart:repeated="99"/>
          </chart:series>
          <chart:series chart:attached-axis="primary-y" chart:style-name="ch13" chart:values-cell-range-address="'father_raw.cgt.contig.NG50'.B18:'father_raw.cgt.contig.NG50'.CV18" chart:label-cell-address="'father_raw.cgt.contig.NG50'.A18:'father_raw.cgt.contig.NG50'.A18" chart:class="chart:line">
            <chart:data-point chart:repeated="99"/>
          </chart:series>
          <chart:series chart:attached-axis="primary-y" chart:style-name="ch14" chart:values-cell-range-address="'father_raw.cgt.contig.NG50'.B19:'father_raw.cgt.contig.NG50'.CV19" chart:label-cell-address="'father_raw.cgt.contig.NG50'.A19:'father_raw.cgt.contig.NG50'.A19" chart:class="chart:line">
            <chart:data-point chart:repeated="99"/>
          </chart:series>
          <chart:series chart:attached-axis="primary-y" chart:style-name="ch15" chart:values-cell-range-address="'father_raw.cgt.contig.NG50'.B20:'father_raw.cgt.contig.NG50'.CV20" chart:label-cell-address="'father_raw.cgt.contig.NG50'.A20:'father_raw.cgt.contig.NG50'.A20" chart:class="chart:line">
            <chart:data-point chart:repeated="99"/>
          </chart:series>
          <chart:series chart:attached-axis="primary-y" chart:style-name="ch16" chart:values-cell-range-address="'father_raw.cgt.contig.NG50'.B21:'father_raw.cgt.contig.NG50'.CV21" chart:label-cell-address="'father_raw.cgt.contig.NG50'.A21:'father_raw.cgt.contig.NG50'.A21" chart:class="chart:line">
            <chart:data-point chart:repeated="99"/>
          </chart:series>
          <chart:series chart:attached-axis="primary-y" chart:style-name="ch17" chart:values-cell-range-address="'father_raw.cgt.contig.NG50'.B22:'father_raw.cgt.contig.NG50'.CV22" chart:label-cell-address="'father_raw.cgt.contig.NG50'.A22:'father_raw.cgt.contig.NG50'.A22" chart:class="chart:line">
            <chart:data-point chart:repeated="99"/>
          </chart:series>
          <chart:series chart:attached-axis="primary-y" chart:style-name="ch18" chart:values-cell-range-address="'father_raw.cgt.contig.NG50'.B23:'father_raw.cgt.contig.NG50'.CV23" chart:label-cell-address="'father_raw.cgt.contig.NG50'.A23:'father_raw.cgt.contig.NG50'.A23" chart:class="chart:line">
            <chart:data-point chart:repeated="9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9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ather_raw.cgt.contig.NG50'.B13:'father_raw.cgt.contig.NG50'.CV13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5">
                <text:p>4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55">
                <text:p>5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5">
                <text:p>6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70">
                <text:p>7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75">
                <text:p>7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5">
                <text:p>8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90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95">
                <text:p>9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ather wtdbg2</text:p>
                <draw:g>
                  <svg:desc>'father_raw.cgt.contig.NG50'.A14:'father_raw.cgt.contig.NG50'.A14</svg:desc>
                </draw:g>
              </table:table-cell>
              <table:table-cell office:value-type="float" office:value="73.447159">
                <text:p>73.447159</text:p>
                <draw:g>
                  <svg:desc>'father_raw.cgt.contig.NG50'.B14:'father_raw.cgt.contig.NG50'.CV14</svg:desc>
                </draw:g>
              </table:table-cell>
              <table:table-cell office:value-type="float" office:value="73.447159">
                <text:p>73.447159</text:p>
              </table:table-cell>
              <table:table-cell office:value-type="float" office:value="73.163559">
                <text:p>73.163559</text:p>
              </table:table-cell>
              <table:table-cell office:value-type="float" office:value="73.163559">
                <text:p>73.163559</text:p>
              </table:table-cell>
              <table:table-cell office:value-type="float" office:value="73.163559">
                <text:p>73.163559</text:p>
              </table:table-cell>
              <table:table-cell office:value-type="float" office:value="69.902468">
                <text:p>69.902468</text:p>
              </table:table-cell>
              <table:table-cell office:value-type="float" office:value="69.902468">
                <text:p>69.902468</text:p>
              </table:table-cell>
              <table:table-cell office:value-type="float" office:value="69.902468">
                <text:p>69.902468</text:p>
              </table:table-cell>
              <table:table-cell office:value-type="float" office:value="67.891459">
                <text:p>67.891459</text:p>
              </table:table-cell>
              <table:table-cell office:value-type="float" office:value="67.891459">
                <text:p>67.891459</text:p>
              </table:table-cell>
              <table:table-cell office:value-type="float" office:value="64.561451">
                <text:p>64.561451</text:p>
              </table:table-cell>
              <table:table-cell office:value-type="float" office:value="64.561451">
                <text:p>64.561451</text:p>
              </table:table-cell>
              <table:table-cell office:value-type="float" office:value="63.570759">
                <text:p>63.570759</text:p>
              </table:table-cell>
              <table:table-cell office:value-type="float" office:value="63.570759">
                <text:p>63.570759</text:p>
              </table:table-cell>
              <table:table-cell office:value-type="float" office:value="63.570759">
                <text:p>63.570759</text:p>
              </table:table-cell>
              <table:table-cell office:value-type="float" office:value="59.504842">
                <text:p>59.504842</text:p>
              </table:table-cell>
              <table:table-cell office:value-type="float" office:value="59.504842">
                <text:p>59.504842</text:p>
              </table:table-cell>
              <table:table-cell office:value-type="float" office:value="58.522401">
                <text:p>58.522401</text:p>
              </table:table-cell>
              <table:table-cell office:value-type="float" office:value="58.522401">
                <text:p>58.522401</text:p>
              </table:table-cell>
              <table:table-cell office:value-type="float" office:value="56.44637">
                <text:p>56.44637</text:p>
              </table:table-cell>
              <table:table-cell office:value-type="float" office:value="56.44637">
                <text:p>56.44637</text:p>
              </table:table-cell>
              <table:table-cell office:value-type="float" office:value="56.238223">
                <text:p>56.238223</text:p>
              </table:table-cell>
              <table:table-cell office:value-type="float" office:value="56.238223">
                <text:p>56.238223</text:p>
              </table:table-cell>
              <table:table-cell office:value-type="float" office:value="47.13745">
                <text:p>47.13745</text:p>
              </table:table-cell>
              <table:table-cell office:value-type="float" office:value="47.13745">
                <text:p>47.13745</text:p>
              </table:table-cell>
              <table:table-cell office:value-type="float" office:value="46.623605">
                <text:p>46.623605</text:p>
              </table:table-cell>
              <table:table-cell office:value-type="float" office:value="46.623605">
                <text:p>46.623605</text:p>
              </table:table-cell>
              <table:table-cell office:value-type="float" office:value="42.941377">
                <text:p>42.941377</text:p>
              </table:table-cell>
              <table:table-cell office:value-type="float" office:value="41.638787">
                <text:p>41.638787</text:p>
              </table:table-cell>
              <table:table-cell office:value-type="float" office:value="41.638787">
                <text:p>41.638787</text:p>
              </table:table-cell>
              <table:table-cell office:value-type="float" office:value="39.847058">
                <text:p>39.847058</text:p>
              </table:table-cell>
              <table:table-cell office:value-type="float" office:value="38.756478">
                <text:p>38.756478</text:p>
              </table:table-cell>
              <table:table-cell office:value-type="float" office:value="38.756478">
                <text:p>38.756478</text:p>
              </table:table-cell>
              <table:table-cell office:value-type="float" office:value="36.257446">
                <text:p>36.257446</text:p>
              </table:table-cell>
              <table:table-cell office:value-type="float" office:value="35.383034">
                <text:p>35.383034</text:p>
              </table:table-cell>
              <table:table-cell office:value-type="float" office:value="30.230434">
                <text:p>30.230434</text:p>
              </table:table-cell>
              <table:table-cell office:value-type="float" office:value="30.230434">
                <text:p>30.230434</text:p>
              </table:table-cell>
              <table:table-cell office:value-type="float" office:value="27.604829">
                <text:p>27.604829</text:p>
              </table:table-cell>
              <table:table-cell office:value-type="float" office:value="27.188469">
                <text:p>27.188469</text:p>
              </table:table-cell>
              <table:table-cell office:value-type="float" office:value="26.320046">
                <text:p>26.320046</text:p>
              </table:table-cell>
              <table:table-cell office:value-type="float" office:value="26.129327">
                <text:p>26.129327</text:p>
              </table:table-cell>
              <table:table-cell office:value-type="float" office:value="26.005022">
                <text:p>26.005022</text:p>
              </table:table-cell>
              <table:table-cell office:value-type="float" office:value="25.040246">
                <text:p>25.040246</text:p>
              </table:table-cell>
              <table:table-cell office:value-type="float" office:value="24.867152">
                <text:p>24.867152</text:p>
              </table:table-cell>
              <table:table-cell office:value-type="float" office:value="24.777241">
                <text:p>24.777241</text:p>
              </table:table-cell>
              <table:table-cell office:value-type="float" office:value="24.722254">
                <text:p>24.722254</text:p>
              </table:table-cell>
              <table:table-cell office:value-type="float" office:value="23.975179">
                <text:p>23.975179</text:p>
              </table:table-cell>
              <table:table-cell office:value-type="float" office:value="23.952741">
                <text:p>23.952741</text:p>
              </table:table-cell>
              <table:table-cell office:value-type="float" office:value="23.578163">
                <text:p>23.578163</text:p>
              </table:table-cell>
              <table:table-cell office:value-type="float" office:value="23.343626">
                <text:p>23.343626</text:p>
              </table:table-cell>
              <table:table-cell office:value-type="float" office:value="23.169418">
                <text:p>23.169418</text:p>
              </table:table-cell>
              <table:table-cell office:value-type="float" office:value="21.785933">
                <text:p>21.785933</text:p>
              </table:table-cell>
              <table:table-cell office:value-type="float" office:value="21.739404">
                <text:p>21.739404</text:p>
              </table:table-cell>
              <table:table-cell office:value-type="float" office:value="21.33703">
                <text:p>21.33703</text:p>
              </table:table-cell>
              <table:table-cell office:value-type="float" office:value="19.351137">
                <text:p>19.351137</text:p>
              </table:table-cell>
              <table:table-cell office:value-type="float" office:value="19.065086">
                <text:p>19.065086</text:p>
              </table:table-cell>
              <table:table-cell office:value-type="float" office:value="18.544197">
                <text:p>18.544197</text:p>
              </table:table-cell>
              <table:table-cell office:value-type="float" office:value="17.396971">
                <text:p>17.396971</text:p>
              </table:table-cell>
              <table:table-cell office:value-type="float" office:value="16.974156">
                <text:p>16.974156</text:p>
              </table:table-cell>
              <table:table-cell office:value-type="float" office:value="16.76331">
                <text:p>16.76331</text:p>
              </table:table-cell>
              <table:table-cell office:value-type="float" office:value="16.237159">
                <text:p>16.237159</text:p>
              </table:table-cell>
              <table:table-cell office:value-type="float" office:value="16.022138">
                <text:p>16.022138</text:p>
              </table:table-cell>
              <table:table-cell office:value-type="float" office:value="15.893951">
                <text:p>15.893951</text:p>
              </table:table-cell>
              <table:table-cell office:value-type="float" office:value="15.284081">
                <text:p>15.284081</text:p>
              </table:table-cell>
              <table:table-cell office:value-type="float" office:value="14.859189">
                <text:p>14.859189</text:p>
              </table:table-cell>
              <table:table-cell office:value-type="float" office:value="14.451991">
                <text:p>14.451991</text:p>
              </table:table-cell>
              <table:table-cell office:value-type="float" office:value="13.962199">
                <text:p>13.962199</text:p>
              </table:table-cell>
              <table:table-cell office:value-type="float" office:value="13.908343">
                <text:p>13.908343</text:p>
              </table:table-cell>
              <table:table-cell office:value-type="float" office:value="13.631395">
                <text:p>13.631395</text:p>
              </table:table-cell>
              <table:table-cell office:value-type="float" office:value="12.824267">
                <text:p>12.824267</text:p>
              </table:table-cell>
              <table:table-cell office:value-type="float" office:value="12.052351">
                <text:p>12.052351</text:p>
              </table:table-cell>
              <table:table-cell office:value-type="float" office:value="11.438396">
                <text:p>11.438396</text:p>
              </table:table-cell>
              <table:table-cell office:value-type="float" office:value="10.600721">
                <text:p>10.600721</text:p>
              </table:table-cell>
              <table:table-cell office:value-type="float" office:value="9.116204">
                <text:p>9.116204</text:p>
              </table:table-cell>
              <table:table-cell office:value-type="float" office:value="8.447259">
                <text:p>8.447259</text:p>
              </table:table-cell>
              <table:table-cell office:value-type="float" office:value="7.945152">
                <text:p>7.945152</text:p>
              </table:table-cell>
              <table:table-cell office:value-type="float" office:value="6.999018">
                <text:p>6.999018</text:p>
              </table:table-cell>
              <table:table-cell office:value-type="float" office:value="6.402505">
                <text:p>6.402505</text:p>
              </table:table-cell>
              <table:table-cell office:value-type="float" office:value="5.743437">
                <text:p>5.743437</text:p>
              </table:table-cell>
              <table:table-cell office:value-type="float" office:value="5.136">
                <text:p>5.136</text:p>
              </table:table-cell>
              <table:table-cell office:value-type="float" office:value="4.733007">
                <text:p>4.733007</text:p>
              </table:table-cell>
              <table:table-cell office:value-type="float" office:value="4.235597">
                <text:p>4.235597</text:p>
              </table:table-cell>
              <table:table-cell office:value-type="float" office:value="3.528848">
                <text:p>3.528848</text:p>
              </table:table-cell>
              <table:table-cell office:value-type="float" office:value="3.329964">
                <text:p>3.329964</text:p>
              </table:table-cell>
              <table:table-cell office:value-type="float" office:value="2.901199">
                <text:p>2.901199</text:p>
              </table:table-cell>
              <table:table-cell office:value-type="float" office:value="2.602399">
                <text:p>2.602399</text:p>
              </table:table-cell>
              <table:table-cell office:value-type="float" office:value="2.276946">
                <text:p>2.276946</text:p>
              </table:table-cell>
              <table:table-cell office:value-type="float" office:value="2.009976">
                <text:p>2.009976</text:p>
              </table:table-cell>
              <table:table-cell office:value-type="float" office:value="1.665523">
                <text:p>1.665523</text:p>
              </table:table-cell>
              <table:table-cell office:value-type="float" office:value="1.32552">
                <text:p>1.32552</text:p>
              </table:table-cell>
              <table:table-cell office:value-type="float" office:value="0.859712">
                <text:p>0.859712</text:p>
              </table:table-cell>
              <table:table-cell office:value-type="float" office:value="0.504405">
                <text:p>0.504405</text:p>
              </table:table-cell>
              <table:table-cell office:value-type="float" office:value="0.260107">
                <text:p>0.260107</text:p>
              </table:table-cell>
              <table:table-cell office:value-type="float" office:value="0.102798">
                <text:p>0.102798</text:p>
              </table:table-cell>
              <table:table-cell office:value-type="float" office:value="0.057677">
                <text:p>0.057677</text:p>
              </table:table-cell>
              <table:table-cell office:value-type="float" office:value="0.038497">
                <text:p>0.038497</text:p>
              </table:table-cell>
              <table:table-cell office:value-type="float" office:value="0.026392">
                <text:p>0.026392</text:p>
              </table:table-cell>
              <table:table-cell office:value-type="float" office:value="0.017286">
                <text:p>0.017286</text:p>
              </table:table-cell>
              <table:table-cell office:value-type="float" office:value="0.00689">
                <text:p>0.00689</text:p>
              </table:table-cell>
            </table:table-row>
            <table:table-row>
              <table:table-cell office:value-type="string">
                <text:p>Mother wtdbg2</text:p>
                <draw:g>
                  <svg:desc>'father_raw.cgt.contig.NG50'.A15:'father_raw.cgt.contig.NG50'.A15</svg:desc>
                </draw:g>
              </table:table-cell>
              <table:table-cell office:value-type="float" office:value="106.352596">
                <text:p>106.352596</text:p>
                <draw:g>
                  <svg:desc>'father_raw.cgt.contig.NG50'.B15:'father_raw.cgt.contig.NG50'.CV15</svg:desc>
                </draw:g>
              </table:table-cell>
              <table:table-cell office:value-type="float" office:value="106.352596">
                <text:p>106.352596</text:p>
              </table:table-cell>
              <table:table-cell office:value-type="float" office:value="106.352596">
                <text:p>106.352596</text:p>
              </table:table-cell>
              <table:table-cell office:value-type="float" office:value="76.315117">
                <text:p>76.315117</text:p>
              </table:table-cell>
              <table:table-cell office:value-type="float" office:value="76.315117">
                <text:p>76.315117</text:p>
              </table:table-cell>
              <table:table-cell office:value-type="float" office:value="76.315117">
                <text:p>76.315117</text:p>
              </table:table-cell>
              <table:table-cell office:value-type="float" office:value="64.553955">
                <text:p>64.553955</text:p>
              </table:table-cell>
              <table:table-cell office:value-type="float" office:value="64.553955">
                <text:p>64.553955</text:p>
              </table:table-cell>
              <table:table-cell office:value-type="float" office:value="64.553955">
                <text:p>64.553955</text:p>
              </table:table-cell>
              <table:table-cell office:value-type="float" office:value="60.895652">
                <text:p>60.895652</text:p>
              </table:table-cell>
              <table:table-cell office:value-type="float" office:value="60.895652">
                <text:p>60.895652</text:p>
              </table:table-cell>
              <table:table-cell office:value-type="float" office:value="58.769978">
                <text:p>58.769978</text:p>
              </table:table-cell>
              <table:table-cell office:value-type="float" office:value="58.769978">
                <text:p>58.769978</text:p>
              </table:table-cell>
              <table:table-cell office:value-type="float" office:value="58.26793">
                <text:p>58.26793</text:p>
              </table:table-cell>
              <table:table-cell office:value-type="float" office:value="58.26793">
                <text:p>58.26793</text:p>
              </table:table-cell>
              <table:table-cell office:value-type="float" office:value="56.274319">
                <text:p>56.274319</text:p>
              </table:table-cell>
              <table:table-cell office:value-type="float" office:value="56.274319">
                <text:p>56.274319</text:p>
              </table:table-cell>
              <table:table-cell office:value-type="float" office:value="47.243546">
                <text:p>47.243546</text:p>
              </table:table-cell>
              <table:table-cell office:value-type="float" office:value="47.243546">
                <text:p>47.243546</text:p>
              </table:table-cell>
              <table:table-cell office:value-type="float" office:value="44.852319">
                <text:p>44.852319</text:p>
              </table:table-cell>
              <table:table-cell office:value-type="float" office:value="44.852319">
                <text:p>44.852319</text:p>
              </table:table-cell>
              <table:table-cell office:value-type="float" office:value="42.262407">
                <text:p>42.262407</text:p>
              </table:table-cell>
              <table:table-cell office:value-type="float" office:value="41.342227">
                <text:p>41.342227</text:p>
              </table:table-cell>
              <table:table-cell office:value-type="float" office:value="41.342227">
                <text:p>41.342227</text:p>
              </table:table-cell>
              <table:table-cell office:value-type="float" office:value="39.83326">
                <text:p>39.83326</text:p>
              </table:table-cell>
              <table:table-cell office:value-type="float" office:value="38.106111">
                <text:p>38.106111</text:p>
              </table:table-cell>
              <table:table-cell office:value-type="float" office:value="38.106111">
                <text:p>38.106111</text:p>
              </table:table-cell>
              <table:table-cell office:value-type="float" office:value="36.968939">
                <text:p>36.968939</text:p>
              </table:table-cell>
              <table:table-cell office:value-type="float" office:value="36.714685">
                <text:p>36.714685</text:p>
              </table:table-cell>
              <table:table-cell office:value-type="float" office:value="34.660913">
                <text:p>34.660913</text:p>
              </table:table-cell>
              <table:table-cell office:value-type="float" office:value="34.660913">
                <text:p>34.660913</text:p>
              </table:table-cell>
              <table:table-cell office:value-type="float" office:value="32.722365">
                <text:p>32.722365</text:p>
              </table:table-cell>
              <table:table-cell office:value-type="float" office:value="32.649922">
                <text:p>32.649922</text:p>
              </table:table-cell>
              <table:table-cell office:value-type="float" office:value="32.34571">
                <text:p>32.34571</text:p>
              </table:table-cell>
              <table:table-cell office:value-type="float" office:value="31.68989">
                <text:p>31.68989</text:p>
              </table:table-cell>
              <table:table-cell office:value-type="float" office:value="31.68989">
                <text:p>31.68989</text:p>
              </table:table-cell>
              <table:table-cell office:value-type="float" office:value="31.437444">
                <text:p>31.437444</text:p>
              </table:table-cell>
              <table:table-cell office:value-type="float" office:value="31.345135">
                <text:p>31.345135</text:p>
              </table:table-cell>
              <table:table-cell office:value-type="float" office:value="30.097433">
                <text:p>30.097433</text:p>
              </table:table-cell>
              <table:table-cell office:value-type="float" office:value="29.040384">
                <text:p>29.040384</text:p>
              </table:table-cell>
              <table:table-cell office:value-type="float" office:value="28.856985">
                <text:p>28.856985</text:p>
              </table:table-cell>
              <table:table-cell office:value-type="float" office:value="28.571312">
                <text:p>28.571312</text:p>
              </table:table-cell>
              <table:table-cell office:value-type="float" office:value="28.480008">
                <text:p>28.480008</text:p>
              </table:table-cell>
              <table:table-cell office:value-type="float" office:value="26.791142">
                <text:p>26.791142</text:p>
              </table:table-cell>
              <table:table-cell office:value-type="float" office:value="26.076322">
                <text:p>26.076322</text:p>
              </table:table-cell>
              <table:table-cell office:value-type="float" office:value="25.287708">
                <text:p>25.287708</text:p>
              </table:table-cell>
              <table:table-cell office:value-type="float" office:value="24.828752">
                <text:p>24.828752</text:p>
              </table:table-cell>
              <table:table-cell office:value-type="float" office:value="24.109885">
                <text:p>24.109885</text:p>
              </table:table-cell>
              <table:table-cell office:value-type="float" office:value="23.915206">
                <text:p>23.915206</text:p>
              </table:table-cell>
              <table:table-cell office:value-type="float" office:value="23.7701">
                <text:p>23.7701</text:p>
              </table:table-cell>
              <table:table-cell office:value-type="float" office:value="23.061806">
                <text:p>23.061806</text:p>
              </table:table-cell>
              <table:table-cell office:value-type="float" office:value="22.688862">
                <text:p>22.688862</text:p>
              </table:table-cell>
              <table:table-cell office:value-type="float" office:value="22.425646">
                <text:p>22.425646</text:p>
              </table:table-cell>
              <table:table-cell office:value-type="float" office:value="22.319388">
                <text:p>22.319388</text:p>
              </table:table-cell>
              <table:table-cell office:value-type="float" office:value="21.905163">
                <text:p>21.905163</text:p>
              </table:table-cell>
              <table:table-cell office:value-type="float" office:value="21.621515">
                <text:p>21.621515</text:p>
              </table:table-cell>
              <table:table-cell office:value-type="float" office:value="20.937602">
                <text:p>20.937602</text:p>
              </table:table-cell>
              <table:table-cell office:value-type="float" office:value="20.743875">
                <text:p>20.743875</text:p>
              </table:table-cell>
              <table:table-cell office:value-type="float" office:value="19.684947">
                <text:p>19.684947</text:p>
              </table:table-cell>
              <table:table-cell office:value-type="float" office:value="18.209402">
                <text:p>18.209402</text:p>
              </table:table-cell>
              <table:table-cell office:value-type="float" office:value="18.040748">
                <text:p>18.040748</text:p>
              </table:table-cell>
              <table:table-cell office:value-type="float" office:value="16.417988">
                <text:p>16.417988</text:p>
              </table:table-cell>
              <table:table-cell office:value-type="float" office:value="15.816608">
                <text:p>15.816608</text:p>
              </table:table-cell>
              <table:table-cell office:value-type="float" office:value="15.795158">
                <text:p>15.795158</text:p>
              </table:table-cell>
              <table:table-cell office:value-type="float" office:value="14.901674">
                <text:p>14.901674</text:p>
              </table:table-cell>
              <table:table-cell office:value-type="float" office:value="14.158389">
                <text:p>14.158389</text:p>
              </table:table-cell>
              <table:table-cell office:value-type="float" office:value="13.82504">
                <text:p>13.82504</text:p>
              </table:table-cell>
              <table:table-cell office:value-type="float" office:value="13.644527">
                <text:p>13.644527</text:p>
              </table:table-cell>
              <table:table-cell office:value-type="float" office:value="12.571373">
                <text:p>12.571373</text:p>
              </table:table-cell>
              <table:table-cell office:value-type="float" office:value="12.039665">
                <text:p>12.039665</text:p>
              </table:table-cell>
              <table:table-cell office:value-type="float" office:value="11.866829">
                <text:p>11.866829</text:p>
              </table:table-cell>
              <table:table-cell office:value-type="float" office:value="10.988939">
                <text:p>10.988939</text:p>
              </table:table-cell>
              <table:table-cell office:value-type="float" office:value="10.428642">
                <text:p>10.428642</text:p>
              </table:table-cell>
              <table:table-cell office:value-type="float" office:value="9.362125">
                <text:p>9.362125</text:p>
              </table:table-cell>
              <table:table-cell office:value-type="float" office:value="8.896431">
                <text:p>8.896431</text:p>
              </table:table-cell>
              <table:table-cell office:value-type="float" office:value="8.323765">
                <text:p>8.323765</text:p>
              </table:table-cell>
              <table:table-cell office:value-type="float" office:value="7.079155">
                <text:p>7.079155</text:p>
              </table:table-cell>
              <table:table-cell office:value-type="float" office:value="6.836983">
                <text:p>6.836983</text:p>
              </table:table-cell>
              <table:table-cell office:value-type="float" office:value="6.21348">
                <text:p>6.21348</text:p>
              </table:table-cell>
              <table:table-cell office:value-type="float" office:value="5.833398">
                <text:p>5.833398</text:p>
              </table:table-cell>
              <table:table-cell office:value-type="float" office:value="5.141918">
                <text:p>5.141918</text:p>
              </table:table-cell>
              <table:table-cell office:value-type="float" office:value="4.963067">
                <text:p>4.963067</text:p>
              </table:table-cell>
              <table:table-cell office:value-type="float" office:value="4.588545">
                <text:p>4.588545</text:p>
              </table:table-cell>
              <table:table-cell office:value-type="float" office:value="4.22243">
                <text:p>4.22243</text:p>
              </table:table-cell>
              <table:table-cell office:value-type="float" office:value="3.587762">
                <text:p>3.587762</text:p>
              </table:table-cell>
              <table:table-cell office:value-type="float" office:value="3.211023">
                <text:p>3.211023</text:p>
              </table:table-cell>
              <table:table-cell office:value-type="float" office:value="2.835245">
                <text:p>2.835245</text:p>
              </table:table-cell>
              <table:table-cell office:value-type="float" office:value="2.187607">
                <text:p>2.187607</text:p>
              </table:table-cell>
              <table:table-cell office:value-type="float" office:value="1.771498">
                <text:p>1.771498</text:p>
              </table:table-cell>
              <table:table-cell office:value-type="float" office:value="1.397755">
                <text:p>1.397755</text:p>
              </table:table-cell>
              <table:table-cell office:value-type="float" office:value="1.146885">
                <text:p>1.146885</text:p>
              </table:table-cell>
              <table:table-cell office:value-type="float" office:value="0.773814">
                <text:p>0.773814</text:p>
              </table:table-cell>
              <table:table-cell office:value-type="float" office:value="0.476296">
                <text:p>0.476296</text:p>
              </table:table-cell>
              <table:table-cell office:value-type="float" office:value="0.166601">
                <text:p>0.166601</text:p>
              </table:table-cell>
              <table:table-cell office:value-type="float" office:value="0.082964">
                <text:p>0.082964</text:p>
              </table:table-cell>
              <table:table-cell office:value-type="float" office:value="0.052858">
                <text:p>0.052858</text:p>
              </table:table-cell>
              <table:table-cell office:value-type="float" office:value="0.0377">
                <text:p>0.0377</text:p>
              </table:table-cell>
              <table:table-cell office:value-type="float" office:value="0.027474">
                <text:p>0.027474</text:p>
              </table:table-cell>
              <table:table-cell office:value-type="float" office:value="0.019503">
                <text:p>0.019503</text:p>
              </table:table-cell>
            </table:table-row>
            <table:table-row>
              <table:table-cell office:value-type="string">
                <text:p>Offspring wtdbg2</text:p>
                <draw:g>
                  <svg:desc>'father_raw.cgt.contig.NG50'.A16:'father_raw.cgt.contig.NG50'.A16</svg:desc>
                </draw:g>
              </table:table-cell>
              <table:table-cell office:value-type="float" office:value="70.660114">
                <text:p>70.660114</text:p>
                <draw:g>
                  <svg:desc>'father_raw.cgt.contig.NG50'.B16:'father_raw.cgt.contig.NG50'.CV16</svg:desc>
                </draw:g>
              </table:table-cell>
              <table:table-cell office:value-type="float" office:value="70.660114">
                <text:p>70.660114</text:p>
              </table:table-cell>
              <table:table-cell office:value-type="float" office:value="68.17267">
                <text:p>68.17267</text:p>
              </table:table-cell>
              <table:table-cell office:value-type="float" office:value="68.17267">
                <text:p>68.17267</text:p>
              </table:table-cell>
              <table:table-cell office:value-type="float" office:value="68.17267">
                <text:p>68.17267</text:p>
              </table:table-cell>
              <table:table-cell office:value-type="float" office:value="64.479263">
                <text:p>64.479263</text:p>
              </table:table-cell>
              <table:table-cell office:value-type="float" office:value="64.479263">
                <text:p>64.479263</text:p>
              </table:table-cell>
              <table:table-cell office:value-type="float" office:value="58.727374">
                <text:p>58.727374</text:p>
              </table:table-cell>
              <table:table-cell office:value-type="float" office:value="58.727374">
                <text:p>58.727374</text:p>
              </table:table-cell>
              <table:table-cell office:value-type="float" office:value="58.012523">
                <text:p>58.012523</text:p>
              </table:table-cell>
              <table:table-cell office:value-type="float" office:value="58.012523">
                <text:p>58.012523</text:p>
              </table:table-cell>
              <table:table-cell office:value-type="float" office:value="55.856493">
                <text:p>55.856493</text:p>
              </table:table-cell>
              <table:table-cell office:value-type="float" office:value="55.856493">
                <text:p>55.856493</text:p>
              </table:table-cell>
              <table:table-cell office:value-type="float" office:value="50.390664">
                <text:p>50.390664</text:p>
              </table:table-cell>
              <table:table-cell office:value-type="float" office:value="50.390664">
                <text:p>50.390664</text:p>
              </table:table-cell>
              <table:table-cell office:value-type="float" office:value="45.411727">
                <text:p>45.411727</text:p>
              </table:table-cell>
              <table:table-cell office:value-type="float" office:value="45.411727">
                <text:p>45.411727</text:p>
              </table:table-cell>
              <table:table-cell office:value-type="float" office:value="44.601496">
                <text:p>44.601496</text:p>
              </table:table-cell>
              <table:table-cell office:value-type="float" office:value="44.601496">
                <text:p>44.601496</text:p>
              </table:table-cell>
              <table:table-cell office:value-type="float" office:value="43.834726">
                <text:p>43.834726</text:p>
              </table:table-cell>
              <table:table-cell office:value-type="float" office:value="41.974199">
                <text:p>41.974199</text:p>
              </table:table-cell>
              <table:table-cell office:value-type="float" office:value="41.974199">
                <text:p>41.974199</text:p>
              </table:table-cell>
              <table:table-cell office:value-type="float" office:value="41.811592">
                <text:p>41.811592</text:p>
              </table:table-cell>
              <table:table-cell office:value-type="float" office:value="40.81628">
                <text:p>40.81628</text:p>
              </table:table-cell>
              <table:table-cell office:value-type="float" office:value="40.81628">
                <text:p>40.81628</text:p>
              </table:table-cell>
              <table:table-cell office:value-type="float" office:value="40.431968">
                <text:p>40.431968</text:p>
              </table:table-cell>
              <table:table-cell office:value-type="float" office:value="39.737951">
                <text:p>39.737951</text:p>
              </table:table-cell>
              <table:table-cell office:value-type="float" office:value="39.737951">
                <text:p>39.737951</text:p>
              </table:table-cell>
              <table:table-cell office:value-type="float" office:value="38.485726">
                <text:p>38.485726</text:p>
              </table:table-cell>
              <table:table-cell office:value-type="float" office:value="38.38371">
                <text:p>38.38371</text:p>
              </table:table-cell>
              <table:table-cell office:value-type="float" office:value="38.38371">
                <text:p>38.38371</text:p>
              </table:table-cell>
              <table:table-cell office:value-type="float" office:value="38.023865">
                <text:p>38.023865</text:p>
              </table:table-cell>
              <table:table-cell office:value-type="float" office:value="37.451564">
                <text:p>37.451564</text:p>
              </table:table-cell>
              <table:table-cell office:value-type="float" office:value="37.282502">
                <text:p>37.282502</text:p>
              </table:table-cell>
              <table:table-cell office:value-type="float" office:value="37.282502">
                <text:p>37.282502</text:p>
              </table:table-cell>
              <table:table-cell office:value-type="float" office:value="32.79745">
                <text:p>32.79745</text:p>
              </table:table-cell>
              <table:table-cell office:value-type="float" office:value="30.857572">
                <text:p>30.857572</text:p>
              </table:table-cell>
              <table:table-cell office:value-type="float" office:value="30.150024">
                <text:p>30.150024</text:p>
              </table:table-cell>
              <table:table-cell office:value-type="float" office:value="29.917895">
                <text:p>29.917895</text:p>
              </table:table-cell>
              <table:table-cell office:value-type="float" office:value="29.311419">
                <text:p>29.311419</text:p>
              </table:table-cell>
              <table:table-cell office:value-type="float" office:value="29.311419">
                <text:p>29.311419</text:p>
              </table:table-cell>
              <table:table-cell office:value-type="float" office:value="29.119091">
                <text:p>29.119091</text:p>
              </table:table-cell>
              <table:table-cell office:value-type="float" office:value="28.646922">
                <text:p>28.646922</text:p>
              </table:table-cell>
              <table:table-cell office:value-type="float" office:value="28.196972">
                <text:p>28.196972</text:p>
              </table:table-cell>
              <table:table-cell office:value-type="float" office:value="27.163599">
                <text:p>27.163599</text:p>
              </table:table-cell>
              <table:table-cell office:value-type="float" office:value="26.47685">
                <text:p>26.47685</text:p>
              </table:table-cell>
              <table:table-cell office:value-type="float" office:value="24.855471">
                <text:p>24.855471</text:p>
              </table:table-cell>
              <table:table-cell office:value-type="float" office:value="24.547333">
                <text:p>24.547333</text:p>
              </table:table-cell>
              <table:table-cell office:value-type="float" office:value="23.866941">
                <text:p>23.866941</text:p>
              </table:table-cell>
              <table:table-cell office:value-type="float" office:value="23.641545">
                <text:p>23.641545</text:p>
              </table:table-cell>
              <table:table-cell office:value-type="float" office:value="22.637589">
                <text:p>22.637589</text:p>
              </table:table-cell>
              <table:table-cell office:value-type="float" office:value="22.347164">
                <text:p>22.347164</text:p>
              </table:table-cell>
              <table:table-cell office:value-type="float" office:value="21.882432">
                <text:p>21.882432</text:p>
              </table:table-cell>
              <table:table-cell office:value-type="float" office:value="19.959208">
                <text:p>19.959208</text:p>
              </table:table-cell>
              <table:table-cell office:value-type="float" office:value="19.801307">
                <text:p>19.801307</text:p>
              </table:table-cell>
              <table:table-cell office:value-type="float" office:value="19.279655">
                <text:p>19.279655</text:p>
              </table:table-cell>
              <table:table-cell office:value-type="float" office:value="18.227146">
                <text:p>18.227146</text:p>
              </table:table-cell>
              <table:table-cell office:value-type="float" office:value="18.162762">
                <text:p>18.162762</text:p>
              </table:table-cell>
              <table:table-cell office:value-type="float" office:value="16.813681">
                <text:p>16.813681</text:p>
              </table:table-cell>
              <table:table-cell office:value-type="float" office:value="16.537409">
                <text:p>16.537409</text:p>
              </table:table-cell>
              <table:table-cell office:value-type="float" office:value="15.441178">
                <text:p>15.441178</text:p>
              </table:table-cell>
              <table:table-cell office:value-type="float" office:value="14.848457">
                <text:p>14.848457</text:p>
              </table:table-cell>
              <table:table-cell office:value-type="float" office:value="14.117999">
                <text:p>14.117999</text:p>
              </table:table-cell>
              <table:table-cell office:value-type="float" office:value="13.884331">
                <text:p>13.884331</text:p>
              </table:table-cell>
              <table:table-cell office:value-type="float" office:value="12.777956">
                <text:p>12.777956</text:p>
              </table:table-cell>
              <table:table-cell office:value-type="float" office:value="12.285236">
                <text:p>12.285236</text:p>
              </table:table-cell>
              <table:table-cell office:value-type="float" office:value="12.090387">
                <text:p>12.090387</text:p>
              </table:table-cell>
              <table:table-cell office:value-type="float" office:value="11.960424">
                <text:p>11.960424</text:p>
              </table:table-cell>
              <table:table-cell office:value-type="float" office:value="10.870935">
                <text:p>10.870935</text:p>
              </table:table-cell>
              <table:table-cell office:value-type="float" office:value="10.058923">
                <text:p>10.058923</text:p>
              </table:table-cell>
              <table:table-cell office:value-type="float" office:value="9.05603">
                <text:p>9.05603</text:p>
              </table:table-cell>
              <table:table-cell office:value-type="float" office:value="8.445159">
                <text:p>8.445159</text:p>
              </table:table-cell>
              <table:table-cell office:value-type="float" office:value="7.354447">
                <text:p>7.354447</text:p>
              </table:table-cell>
              <table:table-cell office:value-type="float" office:value="6.913862">
                <text:p>6.913862</text:p>
              </table:table-cell>
              <table:table-cell office:value-type="float" office:value="6.727791">
                <text:p>6.727791</text:p>
              </table:table-cell>
              <table:table-cell office:value-type="float" office:value="6.43451">
                <text:p>6.43451</text:p>
              </table:table-cell>
              <table:table-cell office:value-type="float" office:value="6.312323">
                <text:p>6.312323</text:p>
              </table:table-cell>
              <table:table-cell office:value-type="float" office:value="5.979663">
                <text:p>5.979663</text:p>
              </table:table-cell>
              <table:table-cell office:value-type="float" office:value="5.527067">
                <text:p>5.527067</text:p>
              </table:table-cell>
              <table:table-cell office:value-type="float" office:value="5.284983">
                <text:p>5.284983</text:p>
              </table:table-cell>
              <table:table-cell office:value-type="float" office:value="4.814659">
                <text:p>4.814659</text:p>
              </table:table-cell>
              <table:table-cell office:value-type="float" office:value="4.541876">
                <text:p>4.541876</text:p>
              </table:table-cell>
              <table:table-cell office:value-type="float" office:value="4.076496">
                <text:p>4.076496</text:p>
              </table:table-cell>
              <table:table-cell office:value-type="float" office:value="3.626778">
                <text:p>3.626778</text:p>
              </table:table-cell>
              <table:table-cell office:value-type="float" office:value="3.271885">
                <text:p>3.271885</text:p>
              </table:table-cell>
              <table:table-cell office:value-type="float" office:value="2.945365">
                <text:p>2.945365</text:p>
              </table:table-cell>
              <table:table-cell office:value-type="float" office:value="2.483673">
                <text:p>2.483673</text:p>
              </table:table-cell>
              <table:table-cell office:value-type="float" office:value="2.223509">
                <text:p>2.223509</text:p>
              </table:table-cell>
              <table:table-cell office:value-type="float" office:value="1.792631">
                <text:p>1.792631</text:p>
              </table:table-cell>
              <table:table-cell office:value-type="float" office:value="1.533915">
                <text:p>1.533915</text:p>
              </table:table-cell>
              <table:table-cell office:value-type="float" office:value="1.267128">
                <text:p>1.267128</text:p>
              </table:table-cell>
              <table:table-cell office:value-type="float" office:value="0.804518">
                <text:p>0.804518</text:p>
              </table:table-cell>
              <table:table-cell office:value-type="float" office:value="0.48061">
                <text:p>0.48061</text:p>
              </table:table-cell>
              <table:table-cell office:value-type="float" office:value="0.153628">
                <text:p>0.153628</text:p>
              </table:table-cell>
              <table:table-cell office:value-type="float" office:value="0.072885">
                <text:p>0.072885</text:p>
              </table:table-cell>
              <table:table-cell office:value-type="float" office:value="0.046624">
                <text:p>0.046624</text:p>
              </table:table-cell>
              <table:table-cell office:value-type="float" office:value="0.033711">
                <text:p>0.033711</text:p>
              </table:table-cell>
              <table:table-cell office:value-type="float" office:value="0.024137">
                <text:p>0.024137</text:p>
              </table:table-cell>
              <table:table-cell office:value-type="float" office:value="0.015383">
                <text:p>0.015383</text:p>
              </table:table-cell>
            </table:table-row>
            <table:table-row>
              <table:table-cell office:value-type="string">
                <text:p>Offspring2 HiFi consensus</text:p>
                <draw:g>
                  <svg:desc>'father_raw.cgt.contig.NG50'.A17:'father_raw.cgt.contig.NG50'.A17</svg:desc>
                </draw:g>
              </table:table-cell>
              <table:table-cell office:value-type="float" office:value="158.432916">
                <text:p>158.432916</text:p>
                <draw:g>
                  <svg:desc>'father_raw.cgt.contig.NG50'.B17:'father_raw.cgt.contig.NG50'.CV17</svg:desc>
                </draw:g>
              </table:table-cell>
              <table:table-cell office:value-type="float" office:value="158.432916">
                <text:p>158.432916</text:p>
              </table:table-cell>
              <table:table-cell office:value-type="float" office:value="158.432916">
                <text:p>158.432916</text:p>
              </table:table-cell>
              <table:table-cell office:value-type="float" office:value="158.432916">
                <text:p>158.432916</text:p>
              </table:table-cell>
              <table:table-cell office:value-type="float" office:value="158.432916">
                <text:p>158.432916</text:p>
              </table:table-cell>
              <table:table-cell office:value-type="float" office:value="138.626663">
                <text:p>138.626663</text:p>
              </table:table-cell>
              <table:table-cell office:value-type="float" office:value="138.626663">
                <text:p>138.626663</text:p>
              </table:table-cell>
              <table:table-cell office:value-type="float" office:value="138.626663">
                <text:p>138.626663</text:p>
              </table:table-cell>
              <table:table-cell office:value-type="float" office:value="138.626663">
                <text:p>138.626663</text:p>
              </table:table-cell>
              <table:table-cell office:value-type="float" office:value="138.626663">
                <text:p>138.626663</text:p>
              </table:table-cell>
              <table:table-cell office:value-type="float" office:value="124.824225">
                <text:p>124.824225</text:p>
              </table:table-cell>
              <table:table-cell office:value-type="float" office:value="124.824225">
                <text:p>124.824225</text:p>
              </table:table-cell>
              <table:table-cell office:value-type="float" office:value="124.824225">
                <text:p>124.824225</text:p>
              </table:table-cell>
              <table:table-cell office:value-type="float" office:value="124.824225">
                <text:p>124.824225</text:p>
              </table:table-cell>
              <table:table-cell office:value-type="float" office:value="124.824225">
                <text:p>124.824225</text:p>
              </table:table-cell>
              <table:table-cell office:value-type="float" office:value="122.947849">
                <text:p>122.947849</text:p>
              </table:table-cell>
              <table:table-cell office:value-type="float" office:value="122.947849">
                <text:p>122.947849</text:p>
              </table:table-cell>
              <table:table-cell office:value-type="float" office:value="122.947849">
                <text:p>122.947849</text:p>
              </table:table-cell>
              <table:table-cell office:value-type="float" office:value="122.947849">
                <text:p>122.947849</text:p>
              </table:table-cell>
              <table:table-cell office:value-type="float" office:value="118.810076">
                <text:p>118.810076</text:p>
              </table:table-cell>
              <table:table-cell office:value-type="float" office:value="118.810076">
                <text:p>118.810076</text:p>
              </table:table-cell>
              <table:table-cell office:value-type="float" office:value="118.810076">
                <text:p>118.810076</text:p>
              </table:table-cell>
              <table:table-cell office:value-type="float" office:value="118.810076">
                <text:p>118.810076</text:p>
              </table:table-cell>
              <table:table-cell office:value-type="float" office:value="114.946149">
                <text:p>114.946149</text:p>
              </table:table-cell>
              <table:table-cell office:value-type="float" office:value="114.946149">
                <text:p>114.946149</text:p>
              </table:table-cell>
              <table:table-cell office:value-type="float" office:value="114.946149">
                <text:p>114.946149</text:p>
              </table:table-cell>
              <table:table-cell office:value-type="float" office:value="114.946149">
                <text:p>114.946149</text:p>
              </table:table-cell>
              <table:table-cell office:value-type="float" office:value="114.010472">
                <text:p>114.010472</text:p>
              </table:table-cell>
              <table:table-cell office:value-type="float" office:value="114.010472">
                <text:p>114.010472</text:p>
              </table:table-cell>
              <table:table-cell office:value-type="float" office:value="114.010472">
                <text:p>114.010472</text:p>
              </table:table-cell>
              <table:table-cell office:value-type="float" office:value="114.010472">
                <text:p>114.010472</text:p>
              </table:table-cell>
              <table:table-cell office:value-type="float" office:value="111.084237">
                <text:p>111.084237</text:p>
              </table:table-cell>
              <table:table-cell office:value-type="float" office:value="111.084237">
                <text:p>111.084237</text:p>
              </table:table-cell>
              <table:table-cell office:value-type="float" office:value="111.084237">
                <text:p>111.084237</text:p>
              </table:table-cell>
              <table:table-cell office:value-type="float" office:value="111.084237">
                <text:p>111.084237</text:p>
              </table:table-cell>
              <table:table-cell office:value-type="float" office:value="110.455934">
                <text:p>110.455934</text:p>
              </table:table-cell>
              <table:table-cell office:value-type="float" office:value="110.455934">
                <text:p>110.455934</text:p>
              </table:table-cell>
              <table:table-cell office:value-type="float" office:value="110.455934">
                <text:p>110.455934</text:p>
              </table:table-cell>
              <table:table-cell office:value-type="float" office:value="110.455934">
                <text:p>110.455934</text:p>
              </table:table-cell>
              <table:table-cell office:value-type="float" office:value="104.374036">
                <text:p>104.374036</text:p>
              </table:table-cell>
              <table:table-cell office:value-type="float" office:value="104.374036">
                <text:p>104.374036</text:p>
              </table:table-cell>
              <table:table-cell office:value-type="float" office:value="104.374036">
                <text:p>104.374036</text:p>
              </table:table-cell>
              <table:table-cell office:value-type="float" office:value="104.374036">
                <text:p>104.374036</text:p>
              </table:table-cell>
              <table:table-cell office:value-type="float" office:value="92.01321">
                <text:p>92.01321</text:p>
              </table:table-cell>
              <table:table-cell office:value-type="float" office:value="92.01321">
                <text:p>92.01321</text:p>
              </table:table-cell>
              <table:table-cell office:value-type="float" office:value="92.01321">
                <text:p>92.01321</text:p>
              </table:table-cell>
              <table:table-cell office:value-type="float" office:value="87.697707">
                <text:p>87.697707</text:p>
              </table:table-cell>
              <table:table-cell office:value-type="float" office:value="87.697707">
                <text:p>87.697707</text:p>
              </table:table-cell>
              <table:table-cell office:value-type="float" office:value="87.697707">
                <text:p>87.697707</text:p>
              </table:table-cell>
              <table:table-cell office:value-type="float" office:value="86.778592">
                <text:p>86.778592</text:p>
              </table:table-cell>
              <table:table-cell office:value-type="float" office:value="86.778592">
                <text:p>86.778592</text:p>
              </table:table-cell>
              <table:table-cell office:value-type="float" office:value="86.778592">
                <text:p>86.778592</text:p>
              </table:table-cell>
              <table:table-cell office:value-type="float" office:value="86.778592">
                <text:p>86.778592</text:p>
              </table:table-cell>
              <table:table-cell office:value-type="float" office:value="86.634506">
                <text:p>86.634506</text:p>
              </table:table-cell>
              <table:table-cell office:value-type="float" office:value="86.634506">
                <text:p>86.634506</text:p>
              </table:table-cell>
              <table:table-cell office:value-type="float" office:value="86.634506">
                <text:p>86.634506</text:p>
              </table:table-cell>
              <table:table-cell office:value-type="float" office:value="84.059894">
                <text:p>84.059894</text:p>
              </table:table-cell>
              <table:table-cell office:value-type="float" office:value="84.059894">
                <text:p>84.059894</text:p>
              </table:table-cell>
              <table:table-cell office:value-type="float" office:value="84.059894">
                <text:p>84.059894</text:p>
              </table:table-cell>
              <table:table-cell office:value-type="float" office:value="76.672541">
                <text:p>76.672541</text:p>
              </table:table-cell>
              <table:table-cell office:value-type="float" office:value="76.672541">
                <text:p>76.672541</text:p>
              </table:table-cell>
              <table:table-cell office:value-type="float" office:value="71.719019">
                <text:p>71.719019</text:p>
              </table:table-cell>
              <table:table-cell office:value-type="float" office:value="71.719019">
                <text:p>71.719019</text:p>
              </table:table-cell>
              <table:table-cell office:value-type="float" office:value="71.719019">
                <text:p>71.719019</text:p>
              </table:table-cell>
              <table:table-cell office:value-type="float" office:value="69.737996">
                <text:p>69.737996</text:p>
              </table:table-cell>
              <table:table-cell office:value-type="float" office:value="69.737996">
                <text:p>69.737996</text:p>
              </table:table-cell>
              <table:table-cell office:value-type="float" office:value="68.929445">
                <text:p>68.929445</text:p>
              </table:table-cell>
              <table:table-cell office:value-type="float" office:value="68.929445">
                <text:p>68.929445</text:p>
              </table:table-cell>
              <table:table-cell office:value-type="float" office:value="68.929445">
                <text:p>68.929445</text:p>
              </table:table-cell>
              <table:table-cell office:value-type="float" office:value="68.517581">
                <text:p>68.517581</text:p>
              </table:table-cell>
              <table:table-cell office:value-type="float" office:value="68.517581">
                <text:p>68.517581</text:p>
              </table:table-cell>
              <table:table-cell office:value-type="float" office:value="68.225796">
                <text:p>68.225796</text:p>
              </table:table-cell>
              <table:table-cell office:value-type="float" office:value="68.225796">
                <text:p>68.225796</text:p>
              </table:table-cell>
              <table:table-cell office:value-type="float" office:value="68.225796">
                <text:p>68.225796</text:p>
              </table:table-cell>
              <table:table-cell office:value-type="float" office:value="64.228157">
                <text:p>64.228157</text:p>
              </table:table-cell>
              <table:table-cell office:value-type="float" office:value="64.228157">
                <text:p>64.228157</text:p>
              </table:table-cell>
              <table:table-cell office:value-type="float" office:value="61.876999">
                <text:p>61.876999</text:p>
              </table:table-cell>
              <table:table-cell office:value-type="float" office:value="61.876999">
                <text:p>61.876999</text:p>
              </table:table-cell>
              <table:table-cell office:value-type="float" office:value="53.841443">
                <text:p>53.841443</text:p>
              </table:table-cell>
              <table:table-cell office:value-type="float" office:value="53.841443">
                <text:p>53.841443</text:p>
              </table:table-cell>
              <table:table-cell office:value-type="float" office:value="53.235364">
                <text:p>53.235364</text:p>
              </table:table-cell>
              <table:table-cell office:value-type="float" office:value="53.235364">
                <text:p>53.235364</text:p>
              </table:table-cell>
              <table:table-cell office:value-type="float" office:value="47.285692">
                <text:p>47.285692</text:p>
              </table:table-cell>
              <table:table-cell office:value-type="float" office:value="47.285692">
                <text:p>47.285692</text:p>
              </table:table-cell>
              <table:table-cell office:value-type="float" office:value="46.911972">
                <text:p>46.911972</text:p>
              </table:table-cell>
              <table:table-cell office:value-type="float" office:value="46.804439">
                <text:p>46.804439</text:p>
              </table:table-cell>
              <table:table-cell office:value-type="float" office:value="46.804439">
                <text:p>46.804439</text:p>
              </table:table-cell>
              <table:table-cell office:value-type="float" office:value="36.044365">
                <text:p>36.044365</text:p>
              </table:table-cell>
              <table:table-cell office:value-type="float" office:value="31.758825">
                <text:p>31.758825</text:p>
              </table:table-cell>
              <table:table-cell office:value-type="float" office:value="31.758825">
                <text:p>31.758825</text:p>
              </table:table-cell>
              <table:table-cell office:value-type="float" office:value="22.014381">
                <text:p>22.014381</text:p>
              </table:table-cell>
              <table:table-cell office:value-type="float" office:value="20.177491">
                <text:p>20.177491</text:p>
              </table:table-cell>
              <table:table-cell office:value-type="float" office:value="18.155356">
                <text:p>18.155356</text:p>
              </table:table-cell>
              <table:table-cell office:value-type="float" office:value="16.043767">
                <text:p>16.043767</text:p>
              </table:table-cell>
              <table:table-cell office:value-type="float" office:value="12.357507">
                <text:p>12.357507</text:p>
              </table:table-cell>
              <table:table-cell office:value-type="float" office:value="12.02512">
                <text:p>12.02512</text:p>
              </table:table-cell>
              <table:table-cell office:value-type="float" office:value="7.455632">
                <text:p>7.455632</text:p>
              </table:table-cell>
              <table:table-cell office:value-type="float" office:value="6.765691">
                <text:p>6.765691</text:p>
              </table:table-cell>
              <table:table-cell office:value-type="float" office:value="5.457176">
                <text:p>5.457176</text:p>
              </table:table-cell>
            </table:table-row>
            <table:table-row>
              <table:table-cell office:value-type="string">
                <text:p>Offspring2 HiFi hap1</text:p>
                <draw:g>
                  <svg:desc>'father_raw.cgt.contig.NG50'.A18:'father_raw.cgt.contig.NG50'.A18</svg:desc>
                </draw:g>
              </table:table-cell>
              <table:table-cell office:value-type="float" office:value="158.432916">
                <text:p>158.432916</text:p>
                <draw:g>
                  <svg:desc>'father_raw.cgt.contig.NG50'.B18:'father_raw.cgt.contig.NG50'.CV18</svg:desc>
                </draw:g>
              </table:table-cell>
              <table:table-cell office:value-type="float" office:value="158.432916">
                <text:p>158.432916</text:p>
              </table:table-cell>
              <table:table-cell office:value-type="float" office:value="158.432916">
                <text:p>158.432916</text:p>
              </table:table-cell>
              <table:table-cell office:value-type="float" office:value="158.432916">
                <text:p>158.432916</text:p>
              </table:table-cell>
              <table:table-cell office:value-type="float" office:value="158.432916">
                <text:p>158.432916</text:p>
              </table:table-cell>
              <table:table-cell office:value-type="float" office:value="137.12304">
                <text:p>137.12304</text:p>
              </table:table-cell>
              <table:table-cell office:value-type="float" office:value="137.12304">
                <text:p>137.12304</text:p>
              </table:table-cell>
              <table:table-cell office:value-type="float" office:value="137.12304">
                <text:p>137.12304</text:p>
              </table:table-cell>
              <table:table-cell office:value-type="float" office:value="137.12304">
                <text:p>137.12304</text:p>
              </table:table-cell>
              <table:table-cell office:value-type="float" office:value="137.12304">
                <text:p>137.12304</text:p>
              </table:table-cell>
              <table:table-cell office:value-type="float" office:value="118.810076">
                <text:p>118.810076</text:p>
              </table:table-cell>
              <table:table-cell office:value-type="float" office:value="118.810076">
                <text:p>118.810076</text:p>
              </table:table-cell>
              <table:table-cell office:value-type="float" office:value="118.810076">
                <text:p>118.810076</text:p>
              </table:table-cell>
              <table:table-cell office:value-type="float" office:value="118.810076">
                <text:p>118.810076</text:p>
              </table:table-cell>
              <table:table-cell office:value-type="float" office:value="114.562576">
                <text:p>114.562576</text:p>
              </table:table-cell>
              <table:table-cell office:value-type="float" office:value="114.562576">
                <text:p>114.562576</text:p>
              </table:table-cell>
              <table:table-cell office:value-type="float" office:value="114.562576">
                <text:p>114.562576</text:p>
              </table:table-cell>
              <table:table-cell office:value-type="float" office:value="114.562576">
                <text:p>114.562576</text:p>
              </table:table-cell>
              <table:table-cell office:value-type="float" office:value="111.084237">
                <text:p>111.084237</text:p>
              </table:table-cell>
              <table:table-cell office:value-type="float" office:value="111.084237">
                <text:p>111.084237</text:p>
              </table:table-cell>
              <table:table-cell office:value-type="float" office:value="111.084237">
                <text:p>111.084237</text:p>
              </table:table-cell>
              <table:table-cell office:value-type="float" office:value="111.084237">
                <text:p>111.084237</text:p>
              </table:table-cell>
              <table:table-cell office:value-type="float" office:value="104.47494">
                <text:p>104.47494</text:p>
              </table:table-cell>
              <table:table-cell office:value-type="float" office:value="104.47494">
                <text:p>104.47494</text:p>
              </table:table-cell>
              <table:table-cell office:value-type="float" office:value="104.47494">
                <text:p>104.47494</text:p>
              </table:table-cell>
              <table:table-cell office:value-type="float" office:value="104.47494">
                <text:p>104.47494</text:p>
              </table:table-cell>
              <table:table-cell office:value-type="float" office:value="99.430454">
                <text:p>99.430454</text:p>
              </table:table-cell>
              <table:table-cell office:value-type="float" office:value="99.430454">
                <text:p>99.430454</text:p>
              </table:table-cell>
              <table:table-cell office:value-type="float" office:value="99.430454">
                <text:p>99.430454</text:p>
              </table:table-cell>
              <table:table-cell office:value-type="float" office:value="99.430454">
                <text:p>99.430454</text:p>
              </table:table-cell>
              <table:table-cell office:value-type="float" office:value="96.62782">
                <text:p>96.62782</text:p>
              </table:table-cell>
              <table:table-cell office:value-type="float" office:value="96.62782">
                <text:p>96.62782</text:p>
              </table:table-cell>
              <table:table-cell office:value-type="float" office:value="96.62782">
                <text:p>96.62782</text:p>
              </table:table-cell>
              <table:table-cell office:value-type="float" office:value="93.435072">
                <text:p>93.435072</text:p>
              </table:table-cell>
              <table:table-cell office:value-type="float" office:value="93.435072">
                <text:p>93.435072</text:p>
              </table:table-cell>
              <table:table-cell office:value-type="float" office:value="93.435072">
                <text:p>93.435072</text:p>
              </table:table-cell>
              <table:table-cell office:value-type="float" office:value="92.01321">
                <text:p>92.01321</text:p>
              </table:table-cell>
              <table:table-cell office:value-type="float" office:value="92.01321">
                <text:p>92.01321</text:p>
              </table:table-cell>
              <table:table-cell office:value-type="float" office:value="92.01321">
                <text:p>92.01321</text:p>
              </table:table-cell>
              <table:table-cell office:value-type="float" office:value="92.01321">
                <text:p>92.01321</text:p>
              </table:table-cell>
              <table:table-cell office:value-type="float" office:value="87.426916">
                <text:p>87.426916</text:p>
              </table:table-cell>
              <table:table-cell office:value-type="float" office:value="87.426916">
                <text:p>87.426916</text:p>
              </table:table-cell>
              <table:table-cell office:value-type="float" office:value="87.426916">
                <text:p>87.426916</text:p>
              </table:table-cell>
              <table:table-cell office:value-type="float" office:value="86.778592">
                <text:p>86.778592</text:p>
              </table:table-cell>
              <table:table-cell office:value-type="float" office:value="86.778592">
                <text:p>86.778592</text:p>
              </table:table-cell>
              <table:table-cell office:value-type="float" office:value="86.778592">
                <text:p>86.778592</text:p>
              </table:table-cell>
              <table:table-cell office:value-type="float" office:value="84.714934">
                <text:p>84.714934</text:p>
              </table:table-cell>
              <table:table-cell office:value-type="float" office:value="84.714934">
                <text:p>84.714934</text:p>
              </table:table-cell>
              <table:table-cell office:value-type="float" office:value="84.714934">
                <text:p>84.714934</text:p>
              </table:table-cell>
              <table:table-cell office:value-type="float" office:value="81.374089">
                <text:p>81.374089</text:p>
              </table:table-cell>
              <table:table-cell office:value-type="float" office:value="81.374089">
                <text:p>81.374089</text:p>
              </table:table-cell>
              <table:table-cell office:value-type="float" office:value="81.374089">
                <text:p>81.374089</text:p>
              </table:table-cell>
              <table:table-cell office:value-type="float" office:value="79.56095">
                <text:p>79.56095</text:p>
              </table:table-cell>
              <table:table-cell office:value-type="float" office:value="79.56095">
                <text:p>79.56095</text:p>
              </table:table-cell>
              <table:table-cell office:value-type="float" office:value="79.56095">
                <text:p>79.56095</text:p>
              </table:table-cell>
              <table:table-cell office:value-type="float" office:value="73.59877">
                <text:p>73.59877</text:p>
              </table:table-cell>
              <table:table-cell office:value-type="float" office:value="73.59877">
                <text:p>73.59877</text:p>
              </table:table-cell>
              <table:table-cell office:value-type="float" office:value="71.719019">
                <text:p>71.719019</text:p>
              </table:table-cell>
              <table:table-cell office:value-type="float" office:value="71.719019">
                <text:p>71.719019</text:p>
              </table:table-cell>
              <table:table-cell office:value-type="float" office:value="71.719019">
                <text:p>71.719019</text:p>
              </table:table-cell>
              <table:table-cell office:value-type="float" office:value="69.737998">
                <text:p>69.737998</text:p>
              </table:table-cell>
              <table:table-cell office:value-type="float" office:value="69.737998">
                <text:p>69.737998</text:p>
              </table:table-cell>
              <table:table-cell office:value-type="float" office:value="68.929445">
                <text:p>68.929445</text:p>
              </table:table-cell>
              <table:table-cell office:value-type="float" office:value="68.929445">
                <text:p>68.929445</text:p>
              </table:table-cell>
              <table:table-cell office:value-type="float" office:value="68.929445">
                <text:p>68.929445</text:p>
              </table:table-cell>
              <table:table-cell office:value-type="float" office:value="68.517581">
                <text:p>68.517581</text:p>
              </table:table-cell>
              <table:table-cell office:value-type="float" office:value="68.517581">
                <text:p>68.517581</text:p>
              </table:table-cell>
              <table:table-cell office:value-type="float" office:value="67.151771">
                <text:p>67.151771</text:p>
              </table:table-cell>
              <table:table-cell office:value-type="float" office:value="67.151771">
                <text:p>67.151771</text:p>
              </table:table-cell>
              <table:table-cell office:value-type="float" office:value="67.151771">
                <text:p>67.151771</text:p>
              </table:table-cell>
              <table:table-cell office:value-type="float" office:value="62.608346">
                <text:p>62.608346</text:p>
              </table:table-cell>
              <table:table-cell office:value-type="float" office:value="62.608346">
                <text:p>62.608346</text:p>
              </table:table-cell>
              <table:table-cell office:value-type="float" office:value="60.846441">
                <text:p>60.846441</text:p>
              </table:table-cell>
              <table:table-cell office:value-type="float" office:value="60.846441">
                <text:p>60.846441</text:p>
              </table:table-cell>
              <table:table-cell office:value-type="float" office:value="53.238488">
                <text:p>53.238488</text:p>
              </table:table-cell>
              <table:table-cell office:value-type="float" office:value="53.238488">
                <text:p>53.238488</text:p>
              </table:table-cell>
              <table:table-cell office:value-type="float" office:value="53.235364">
                <text:p>53.235364</text:p>
              </table:table-cell>
              <table:table-cell office:value-type="float" office:value="53.235364">
                <text:p>53.235364</text:p>
              </table:table-cell>
              <table:table-cell office:value-type="float" office:value="46.911972">
                <text:p>46.911972</text:p>
              </table:table-cell>
              <table:table-cell office:value-type="float" office:value="46.911972">
                <text:p>46.911972</text:p>
              </table:table-cell>
              <table:table-cell office:value-type="float" office:value="46.622571">
                <text:p>46.622571</text:p>
              </table:table-cell>
              <table:table-cell office:value-type="float" office:value="46.505837">
                <text:p>46.505837</text:p>
              </table:table-cell>
              <table:table-cell office:value-type="float" office:value="46.505837">
                <text:p>46.505837</text:p>
              </table:table-cell>
              <table:table-cell office:value-type="float" office:value="36.044365">
                <text:p>36.044365</text:p>
              </table:table-cell>
              <table:table-cell office:value-type="float" office:value="26.460571">
                <text:p>26.460571</text:p>
              </table:table-cell>
              <table:table-cell office:value-type="float" office:value="25.811941">
                <text:p>25.811941</text:p>
              </table:table-cell>
              <table:table-cell office:value-type="float" office:value="24.617967">
                <text:p>24.617967</text:p>
              </table:table-cell>
              <table:table-cell office:value-type="float" office:value="22.014381">
                <text:p>22.014381</text:p>
              </table:table-cell>
              <table:table-cell office:value-type="float" office:value="19.839668">
                <text:p>19.839668</text:p>
              </table:table-cell>
              <table:table-cell office:value-type="float" office:value="16.58702">
                <text:p>16.58702</text:p>
              </table:table-cell>
              <table:table-cell office:value-type="float" office:value="13.581031">
                <text:p>13.581031</text:p>
              </table:table-cell>
              <table:table-cell office:value-type="float" office:value="12.026902">
                <text:p>12.026902</text:p>
              </table:table-cell>
              <table:table-cell office:value-type="float" office:value="10.368814">
                <text:p>10.368814</text:p>
              </table:table-cell>
              <table:table-cell office:value-type="float" office:value="7.616299">
                <text:p>7.616299</text:p>
              </table:table-cell>
              <table:table-cell office:value-type="float" office:value="6.731172">
                <text:p>6.731172</text:p>
              </table:table-cell>
              <table:table-cell office:value-type="float" office:value="5.422173">
                <text:p>5.422173</text:p>
              </table:table-cell>
              <table:table-cell office:value-type="float" office:value="4.264967">
                <text:p>4.264967</text:p>
              </table:table-cell>
              <table:table-cell office:value-type="float" office:value="3.450866">
                <text:p>3.450866</text:p>
              </table:table-cell>
              <table:table-cell office:value-type="float" office:value="2.397398">
                <text:p>2.397398</text:p>
              </table:table-cell>
            </table:table-row>
            <table:table-row>
              <table:table-cell office:value-type="string">
                <text:p>Offspring2 HiFi hap2</text:p>
                <draw:g>
                  <svg:desc>'father_raw.cgt.contig.NG50'.A19:'father_raw.cgt.contig.NG50'.A19</svg:desc>
                </draw:g>
              </table:table-cell>
              <table:table-cell office:value-type="float" office:value="159.37249">
                <text:p>159.37249</text:p>
                <draw:g>
                  <svg:desc>'father_raw.cgt.contig.NG50'.B19:'father_raw.cgt.contig.NG50'.CV19</svg:desc>
                </draw:g>
              </table:table-cell>
              <table:table-cell office:value-type="float" office:value="159.37249">
                <text:p>159.37249</text:p>
              </table:table-cell>
              <table:table-cell office:value-type="float" office:value="159.37249">
                <text:p>159.37249</text:p>
              </table:table-cell>
              <table:table-cell office:value-type="float" office:value="159.37249">
                <text:p>159.37249</text:p>
              </table:table-cell>
              <table:table-cell office:value-type="float" office:value="159.37249">
                <text:p>159.37249</text:p>
              </table:table-cell>
              <table:table-cell office:value-type="float" office:value="138.099447">
                <text:p>138.099447</text:p>
              </table:table-cell>
              <table:table-cell office:value-type="float" office:value="138.099447">
                <text:p>138.099447</text:p>
              </table:table-cell>
              <table:table-cell office:value-type="float" office:value="138.099447">
                <text:p>138.099447</text:p>
              </table:table-cell>
              <table:table-cell office:value-type="float" office:value="138.099447">
                <text:p>138.099447</text:p>
              </table:table-cell>
              <table:table-cell office:value-type="float" office:value="138.099447">
                <text:p>138.099447</text:p>
              </table:table-cell>
              <table:table-cell office:value-type="float" office:value="119.511236">
                <text:p>119.511236</text:p>
              </table:table-cell>
              <table:table-cell office:value-type="float" office:value="119.511236">
                <text:p>119.511236</text:p>
              </table:table-cell>
              <table:table-cell office:value-type="float" office:value="119.511236">
                <text:p>119.511236</text:p>
              </table:table-cell>
              <table:table-cell office:value-type="float" office:value="119.511236">
                <text:p>119.511236</text:p>
              </table:table-cell>
              <table:table-cell office:value-type="float" office:value="114.017641">
                <text:p>114.017641</text:p>
              </table:table-cell>
              <table:table-cell office:value-type="float" office:value="114.017641">
                <text:p>114.017641</text:p>
              </table:table-cell>
              <table:table-cell office:value-type="float" office:value="114.017641">
                <text:p>114.017641</text:p>
              </table:table-cell>
              <table:table-cell office:value-type="float" office:value="114.017641">
                <text:p>114.017641</text:p>
              </table:table-cell>
              <table:table-cell office:value-type="float" office:value="110.99069">
                <text:p>110.99069</text:p>
              </table:table-cell>
              <table:table-cell office:value-type="float" office:value="110.99069">
                <text:p>110.99069</text:p>
              </table:table-cell>
              <table:table-cell office:value-type="float" office:value="110.99069">
                <text:p>110.99069</text:p>
              </table:table-cell>
              <table:table-cell office:value-type="float" office:value="110.99069">
                <text:p>110.99069</text:p>
              </table:table-cell>
              <table:table-cell office:value-type="float" office:value="108.500075">
                <text:p>108.500075</text:p>
              </table:table-cell>
              <table:table-cell office:value-type="float" office:value="108.500075">
                <text:p>108.500075</text:p>
              </table:table-cell>
              <table:table-cell office:value-type="float" office:value="108.500075">
                <text:p>108.500075</text:p>
              </table:table-cell>
              <table:table-cell office:value-type="float" office:value="108.500075">
                <text:p>108.500075</text:p>
              </table:table-cell>
              <table:table-cell office:value-type="float" office:value="103.699993">
                <text:p>103.699993</text:p>
              </table:table-cell>
              <table:table-cell office:value-type="float" office:value="103.699993">
                <text:p>103.699993</text:p>
              </table:table-cell>
              <table:table-cell office:value-type="float" office:value="103.699993">
                <text:p>103.699993</text:p>
              </table:table-cell>
              <table:table-cell office:value-type="float" office:value="103.699993">
                <text:p>103.699993</text:p>
              </table:table-cell>
              <table:table-cell office:value-type="float" office:value="101.61461">
                <text:p>101.61461</text:p>
              </table:table-cell>
              <table:table-cell office:value-type="float" office:value="101.61461">
                <text:p>101.61461</text:p>
              </table:table-cell>
              <table:table-cell office:value-type="float" office:value="101.61461">
                <text:p>101.61461</text:p>
              </table:table-cell>
              <table:table-cell office:value-type="float" office:value="101.61461">
                <text:p>101.61461</text:p>
              </table:table-cell>
              <table:table-cell office:value-type="float" office:value="100.275162">
                <text:p>100.275162</text:p>
              </table:table-cell>
              <table:table-cell office:value-type="float" office:value="100.275162">
                <text:p>100.275162</text:p>
              </table:table-cell>
              <table:table-cell office:value-type="float" office:value="100.275162">
                <text:p>100.275162</text:p>
              </table:table-cell>
              <table:table-cell office:value-type="float" office:value="90.490307">
                <text:p>90.490307</text:p>
              </table:table-cell>
              <table:table-cell office:value-type="float" office:value="90.490307">
                <text:p>90.490307</text:p>
              </table:table-cell>
              <table:table-cell office:value-type="float" office:value="90.490307">
                <text:p>90.490307</text:p>
              </table:table-cell>
              <table:table-cell office:value-type="float" office:value="86.634506">
                <text:p>86.634506</text:p>
              </table:table-cell>
              <table:table-cell office:value-type="float" office:value="86.634506">
                <text:p>86.634506</text:p>
              </table:table-cell>
              <table:table-cell office:value-type="float" office:value="86.634506">
                <text:p>86.634506</text:p>
              </table:table-cell>
              <table:table-cell office:value-type="float" office:value="86.634506">
                <text:p>86.634506</text:p>
              </table:table-cell>
              <table:table-cell office:value-type="float" office:value="85.756229">
                <text:p>85.756229</text:p>
              </table:table-cell>
              <table:table-cell office:value-type="float" office:value="85.756229">
                <text:p>85.756229</text:p>
              </table:table-cell>
              <table:table-cell office:value-type="float" office:value="85.756229">
                <text:p>85.756229</text:p>
              </table:table-cell>
              <table:table-cell office:value-type="float" office:value="83.821804">
                <text:p>83.821804</text:p>
              </table:table-cell>
              <table:table-cell office:value-type="float" office:value="83.821804">
                <text:p>83.821804</text:p>
              </table:table-cell>
              <table:table-cell office:value-type="float" office:value="83.821804">
                <text:p>83.821804</text:p>
              </table:table-cell>
              <table:table-cell office:value-type="float" office:value="82.306714">
                <text:p>82.306714</text:p>
              </table:table-cell>
              <table:table-cell office:value-type="float" office:value="82.306714">
                <text:p>82.306714</text:p>
              </table:table-cell>
              <table:table-cell office:value-type="float" office:value="82.306714">
                <text:p>82.306714</text:p>
              </table:table-cell>
              <table:table-cell office:value-type="float" office:value="80.620856">
                <text:p>80.620856</text:p>
              </table:table-cell>
              <table:table-cell office:value-type="float" office:value="80.620856">
                <text:p>80.620856</text:p>
              </table:table-cell>
              <table:table-cell office:value-type="float" office:value="71.602495">
                <text:p>71.602495</text:p>
              </table:table-cell>
              <table:table-cell office:value-type="float" office:value="71.602495">
                <text:p>71.602495</text:p>
              </table:table-cell>
              <table:table-cell office:value-type="float" office:value="71.602495">
                <text:p>71.602495</text:p>
              </table:table-cell>
              <table:table-cell office:value-type="float" office:value="68.202939">
                <text:p>68.202939</text:p>
              </table:table-cell>
              <table:table-cell office:value-type="float" office:value="68.202939">
                <text:p>68.202939</text:p>
              </table:table-cell>
              <table:table-cell office:value-type="float" office:value="68.067642">
                <text:p>68.067642</text:p>
              </table:table-cell>
              <table:table-cell office:value-type="float" office:value="68.067642">
                <text:p>68.067642</text:p>
              </table:table-cell>
              <table:table-cell office:value-type="float" office:value="68.067642">
                <text:p>68.067642</text:p>
              </table:table-cell>
              <table:table-cell office:value-type="float" office:value="63.300837">
                <text:p>63.300837</text:p>
              </table:table-cell>
              <table:table-cell office:value-type="float" office:value="63.300837">
                <text:p>63.300837</text:p>
              </table:table-cell>
              <table:table-cell office:value-type="float" office:value="61.362231">
                <text:p>61.362231</text:p>
              </table:table-cell>
              <table:table-cell office:value-type="float" office:value="61.362231">
                <text:p>61.362231</text:p>
              </table:table-cell>
              <table:table-cell office:value-type="float" office:value="59.06669">
                <text:p>59.06669</text:p>
              </table:table-cell>
              <table:table-cell office:value-type="float" office:value="59.06669">
                <text:p>59.06669</text:p>
              </table:table-cell>
              <table:table-cell office:value-type="float" office:value="58.109988">
                <text:p>58.109988</text:p>
              </table:table-cell>
              <table:table-cell office:value-type="float" office:value="58.109988">
                <text:p>58.109988</text:p>
              </table:table-cell>
              <table:table-cell office:value-type="float" office:value="53.841443">
                <text:p>53.841443</text:p>
              </table:table-cell>
              <table:table-cell office:value-type="float" office:value="53.841443">
                <text:p>53.841443</text:p>
              </table:table-cell>
              <table:table-cell office:value-type="float" office:value="46.274792">
                <text:p>46.274792</text:p>
              </table:table-cell>
              <table:table-cell office:value-type="float" office:value="46.274792">
                <text:p>46.274792</text:p>
              </table:table-cell>
              <table:table-cell office:value-type="float" office:value="45.836928">
                <text:p>45.836928</text:p>
              </table:table-cell>
              <table:table-cell office:value-type="float" office:value="45.836928">
                <text:p>45.836928</text:p>
              </table:table-cell>
              <table:table-cell office:value-type="float" office:value="44.938077">
                <text:p>44.938077</text:p>
              </table:table-cell>
              <table:table-cell office:value-type="float" office:value="42.648853">
                <text:p>42.648853</text:p>
              </table:table-cell>
              <table:table-cell office:value-type="float" office:value="42.648853">
                <text:p>42.648853</text:p>
              </table:table-cell>
              <table:table-cell office:value-type="float" office:value="27.160021">
                <text:p>27.160021</text:p>
              </table:table-cell>
              <table:table-cell office:value-type="float" office:value="26.8884">
                <text:p>26.8884</text:p>
              </table:table-cell>
              <table:table-cell office:value-type="float" office:value="26.17297">
                <text:p>26.17297</text:p>
              </table:table-cell>
              <table:table-cell office:value-type="float" office:value="23.187222">
                <text:p>23.187222</text:p>
              </table:table-cell>
              <table:table-cell office:value-type="float" office:value="22.846267">
                <text:p>22.846267</text:p>
              </table:table-cell>
              <table:table-cell office:value-type="float" office:value="21.261579">
                <text:p>21.261579</text:p>
              </table:table-cell>
              <table:table-cell office:value-type="float" office:value="20.126505">
                <text:p>20.126505</text:p>
              </table:table-cell>
              <table:table-cell office:value-type="float" office:value="15.561195">
                <text:p>15.561195</text:p>
              </table:table-cell>
              <table:table-cell office:value-type="float" office:value="14.052756">
                <text:p>14.052756</text:p>
              </table:table-cell>
              <table:table-cell office:value-type="float" office:value="12.002169">
                <text:p>12.002169</text:p>
              </table:table-cell>
              <table:table-cell office:value-type="float" office:value="9.811256">
                <text:p>9.811256</text:p>
              </table:table-cell>
              <table:table-cell office:value-type="float" office:value="8.834604">
                <text:p>8.834604</text:p>
              </table:table-cell>
              <table:table-cell office:value-type="float" office:value="6.949834">
                <text:p>6.949834</text:p>
              </table:table-cell>
              <table:table-cell office:value-type="float" office:value="5.696624">
                <text:p>5.696624</text:p>
              </table:table-cell>
              <table:table-cell office:value-type="float" office:value="4.5679">
                <text:p>4.5679</text:p>
              </table:table-cell>
              <table:table-cell office:value-type="float" office:value="4.115795">
                <text:p>4.115795</text:p>
              </table:table-cell>
              <table:table-cell office:value-type="float" office:value="2.952579">
                <text:p>2.952579</text:p>
              </table:table-cell>
              <table:table-cell office:value-type="float" office:value="2.145213">
                <text:p>2.145213</text:p>
              </table:table-cell>
              <table:table-cell office:value-type="float" office:value="1.531894">
                <text:p>1.531894</text:p>
              </table:table-cell>
            </table:table-row>
            <table:table-row>
              <table:table-cell office:value-type="string">
                <text:p>Offspring2 HiFi + HiC hap1</text:p>
                <draw:g>
                  <svg:desc>'father_raw.cgt.contig.NG50'.A20:'father_raw.cgt.contig.NG50'.A20</svg:desc>
                </draw:g>
              </table:table-cell>
              <table:table-cell office:value-type="float" office:value="159.80283">
                <text:p>159.80283</text:p>
                <draw:g>
                  <svg:desc>'father_raw.cgt.contig.NG50'.B20:'father_raw.cgt.contig.NG50'.CV20</svg:desc>
                </draw:g>
              </table:table-cell>
              <table:table-cell office:value-type="float" office:value="159.80283">
                <text:p>159.80283</text:p>
              </table:table-cell>
              <table:table-cell office:value-type="float" office:value="159.80283">
                <text:p>159.80283</text:p>
              </table:table-cell>
              <table:table-cell office:value-type="float" office:value="159.80283">
                <text:p>159.80283</text:p>
              </table:table-cell>
              <table:table-cell office:value-type="float" office:value="159.80283">
                <text:p>159.80283</text:p>
              </table:table-cell>
              <table:table-cell office:value-type="float" office:value="138.137776">
                <text:p>138.137776</text:p>
              </table:table-cell>
              <table:table-cell office:value-type="float" office:value="138.137776">
                <text:p>138.137776</text:p>
              </table:table-cell>
              <table:table-cell office:value-type="float" office:value="138.137776">
                <text:p>138.137776</text:p>
              </table:table-cell>
              <table:table-cell office:value-type="float" office:value="138.137776">
                <text:p>138.137776</text:p>
              </table:table-cell>
              <table:table-cell office:value-type="float" office:value="138.137776">
                <text:p>138.137776</text:p>
              </table:table-cell>
              <table:table-cell office:value-type="float" office:value="111.127832">
                <text:p>111.127832</text:p>
              </table:table-cell>
              <table:table-cell office:value-type="float" office:value="111.127832">
                <text:p>111.127832</text:p>
              </table:table-cell>
              <table:table-cell office:value-type="float" office:value="111.127832">
                <text:p>111.127832</text:p>
              </table:table-cell>
              <table:table-cell office:value-type="float" office:value="111.127832">
                <text:p>111.127832</text:p>
              </table:table-cell>
              <table:table-cell office:value-type="float" office:value="109.948343">
                <text:p>109.948343</text:p>
              </table:table-cell>
              <table:table-cell office:value-type="float" office:value="109.948343">
                <text:p>109.948343</text:p>
              </table:table-cell>
              <table:table-cell office:value-type="float" office:value="109.948343">
                <text:p>109.948343</text:p>
              </table:table-cell>
              <table:table-cell office:value-type="float" office:value="109.948343">
                <text:p>109.948343</text:p>
              </table:table-cell>
              <table:table-cell office:value-type="float" office:value="104.266912">
                <text:p>104.266912</text:p>
              </table:table-cell>
              <table:table-cell office:value-type="float" office:value="104.266912">
                <text:p>104.266912</text:p>
              </table:table-cell>
              <table:table-cell office:value-type="float" office:value="104.266912">
                <text:p>104.266912</text:p>
              </table:table-cell>
              <table:table-cell office:value-type="float" office:value="104.266912">
                <text:p>104.266912</text:p>
              </table:table-cell>
              <table:table-cell office:value-type="float" office:value="103.694039">
                <text:p>103.694039</text:p>
              </table:table-cell>
              <table:table-cell office:value-type="float" office:value="103.694039">
                <text:p>103.694039</text:p>
              </table:table-cell>
              <table:table-cell office:value-type="float" office:value="103.694039">
                <text:p>103.694039</text:p>
              </table:table-cell>
              <table:table-cell office:value-type="float" office:value="101.4319">
                <text:p>101.4319</text:p>
              </table:table-cell>
              <table:table-cell office:value-type="float" office:value="101.4319">
                <text:p>101.4319</text:p>
              </table:table-cell>
              <table:table-cell office:value-type="float" office:value="101.4319">
                <text:p>101.4319</text:p>
              </table:table-cell>
              <table:table-cell office:value-type="float" office:value="101.4319">
                <text:p>101.4319</text:p>
              </table:table-cell>
              <table:table-cell office:value-type="float" office:value="99.89119">
                <text:p>99.89119</text:p>
              </table:table-cell>
              <table:table-cell office:value-type="float" office:value="99.89119">
                <text:p>99.89119</text:p>
              </table:table-cell>
              <table:table-cell office:value-type="float" office:value="99.89119">
                <text:p>99.89119</text:p>
              </table:table-cell>
              <table:table-cell office:value-type="float" office:value="99.89119">
                <text:p>99.89119</text:p>
              </table:table-cell>
              <table:table-cell office:value-type="float" office:value="97.900681">
                <text:p>97.900681</text:p>
              </table:table-cell>
              <table:table-cell office:value-type="float" office:value="97.900681">
                <text:p>97.900681</text:p>
              </table:table-cell>
              <table:table-cell office:value-type="float" office:value="97.900681">
                <text:p>97.900681</text:p>
              </table:table-cell>
              <table:table-cell office:value-type="float" office:value="96.747308">
                <text:p>96.747308</text:p>
              </table:table-cell>
              <table:table-cell office:value-type="float" office:value="96.747308">
                <text:p>96.747308</text:p>
              </table:table-cell>
              <table:table-cell office:value-type="float" office:value="96.747308">
                <text:p>96.747308</text:p>
              </table:table-cell>
              <table:table-cell office:value-type="float" office:value="96.747308">
                <text:p>96.747308</text:p>
              </table:table-cell>
              <table:table-cell office:value-type="float" office:value="92.020215">
                <text:p>92.020215</text:p>
              </table:table-cell>
              <table:table-cell office:value-type="float" office:value="92.020215">
                <text:p>92.020215</text:p>
              </table:table-cell>
              <table:table-cell office:value-type="float" office:value="92.020215">
                <text:p>92.020215</text:p>
              </table:table-cell>
              <table:table-cell office:value-type="float" office:value="86.424191">
                <text:p>86.424191</text:p>
              </table:table-cell>
              <table:table-cell office:value-type="float" office:value="86.424191">
                <text:p>86.424191</text:p>
              </table:table-cell>
              <table:table-cell office:value-type="float" office:value="86.424191">
                <text:p>86.424191</text:p>
              </table:table-cell>
              <table:table-cell office:value-type="float" office:value="86.253281">
                <text:p>86.253281</text:p>
              </table:table-cell>
              <table:table-cell office:value-type="float" office:value="86.253281">
                <text:p>86.253281</text:p>
              </table:table-cell>
              <table:table-cell office:value-type="float" office:value="86.253281">
                <text:p>86.253281</text:p>
              </table:table-cell>
              <table:table-cell office:value-type="float" office:value="83.042744">
                <text:p>83.042744</text:p>
              </table:table-cell>
              <table:table-cell office:value-type="float" office:value="83.042744">
                <text:p>83.042744</text:p>
              </table:table-cell>
              <table:table-cell office:value-type="float" office:value="83.042744">
                <text:p>83.042744</text:p>
              </table:table-cell>
              <table:table-cell office:value-type="float" office:value="80.106842">
                <text:p>80.106842</text:p>
              </table:table-cell>
              <table:table-cell office:value-type="float" office:value="80.106842">
                <text:p>80.106842</text:p>
              </table:table-cell>
              <table:table-cell office:value-type="float" office:value="80.106842">
                <text:p>80.106842</text:p>
              </table:table-cell>
              <table:table-cell office:value-type="float" office:value="73.551343">
                <text:p>73.551343</text:p>
              </table:table-cell>
              <table:table-cell office:value-type="float" office:value="73.551343">
                <text:p>73.551343</text:p>
              </table:table-cell>
              <table:table-cell office:value-type="float" office:value="73.551343">
                <text:p>73.551343</text:p>
              </table:table-cell>
              <table:table-cell office:value-type="float" office:value="71.677143">
                <text:p>71.677143</text:p>
              </table:table-cell>
              <table:table-cell office:value-type="float" office:value="71.677143">
                <text:p>71.677143</text:p>
              </table:table-cell>
              <table:table-cell office:value-type="float" office:value="68.901367">
                <text:p>68.901367</text:p>
              </table:table-cell>
              <table:table-cell office:value-type="float" office:value="68.901367">
                <text:p>68.901367</text:p>
              </table:table-cell>
              <table:table-cell office:value-type="float" office:value="68.901367">
                <text:p>68.901367</text:p>
              </table:table-cell>
              <table:table-cell office:value-type="float" office:value="68.217526">
                <text:p>68.217526</text:p>
              </table:table-cell>
              <table:table-cell office:value-type="float" office:value="68.217526">
                <text:p>68.217526</text:p>
              </table:table-cell>
              <table:table-cell office:value-type="float" office:value="63.283581">
                <text:p>63.283581</text:p>
              </table:table-cell>
              <table:table-cell office:value-type="float" office:value="63.283581">
                <text:p>63.283581</text:p>
              </table:table-cell>
              <table:table-cell office:value-type="float" office:value="61.239582">
                <text:p>61.239582</text:p>
              </table:table-cell>
              <table:table-cell office:value-type="float" office:value="61.239582">
                <text:p>61.239582</text:p>
              </table:table-cell>
              <table:table-cell office:value-type="float" office:value="59.082458">
                <text:p>59.082458</text:p>
              </table:table-cell>
              <table:table-cell office:value-type="float" office:value="59.082458">
                <text:p>59.082458</text:p>
              </table:table-cell>
              <table:table-cell office:value-type="float" office:value="59.082458">
                <text:p>59.082458</text:p>
              </table:table-cell>
              <table:table-cell office:value-type="float" office:value="53.739385">
                <text:p>53.739385</text:p>
              </table:table-cell>
              <table:table-cell office:value-type="float" office:value="47.117802">
                <text:p>47.117802</text:p>
              </table:table-cell>
              <table:table-cell office:value-type="float" office:value="47.117802">
                <text:p>47.117802</text:p>
              </table:table-cell>
              <table:table-cell office:value-type="float" office:value="46.437322">
                <text:p>46.437322</text:p>
              </table:table-cell>
              <table:table-cell office:value-type="float" office:value="46.437322">
                <text:p>46.437322</text:p>
              </table:table-cell>
              <table:table-cell office:value-type="float" office:value="46.395632">
                <text:p>46.395632</text:p>
              </table:table-cell>
              <table:table-cell office:value-type="float" office:value="44.959813">
                <text:p>44.959813</text:p>
              </table:table-cell>
              <table:table-cell office:value-type="float" office:value="44.959813">
                <text:p>44.959813</text:p>
              </table:table-cell>
              <table:table-cell office:value-type="float" office:value="36.016679">
                <text:p>36.016679</text:p>
              </table:table-cell>
              <table:table-cell office:value-type="float" office:value="28.360711">
                <text:p>28.360711</text:p>
              </table:table-cell>
              <table:table-cell office:value-type="float" office:value="26.682327">
                <text:p>26.682327</text:p>
              </table:table-cell>
              <table:table-cell office:value-type="float" office:value="26.336743">
                <text:p>26.336743</text:p>
              </table:table-cell>
              <table:table-cell office:value-type="float" office:value="23.433976">
                <text:p>23.433976</text:p>
              </table:table-cell>
              <table:table-cell office:value-type="float" office:value="23.030126">
                <text:p>23.030126</text:p>
              </table:table-cell>
              <table:table-cell office:value-type="float" office:value="21.977788">
                <text:p>21.977788</text:p>
              </table:table-cell>
              <table:table-cell office:value-type="float" office:value="20.173997">
                <text:p>20.173997</text:p>
              </table:table-cell>
              <table:table-cell office:value-type="float" office:value="15.935988">
                <text:p>15.935988</text:p>
              </table:table-cell>
              <table:table-cell office:value-type="float" office:value="13.186418">
                <text:p>13.186418</text:p>
              </table:table-cell>
              <table:table-cell office:value-type="float" office:value="12.008307">
                <text:p>12.008307</text:p>
              </table:table-cell>
              <table:table-cell office:value-type="float" office:value="11.18692">
                <text:p>11.18692</text:p>
              </table:table-cell>
              <table:table-cell office:value-type="float" office:value="10.397258">
                <text:p>10.397258</text:p>
              </table:table-cell>
              <table:table-cell office:value-type="float" office:value="7.023468">
                <text:p>7.023468</text:p>
              </table:table-cell>
              <table:table-cell office:value-type="float" office:value="4.721231">
                <text:p>4.721231</text:p>
              </table:table-cell>
              <table:table-cell office:value-type="float" office:value="3.812539">
                <text:p>3.812539</text:p>
              </table:table-cell>
              <table:table-cell office:value-type="float" office:value="2.382713">
                <text:p>2.382713</text:p>
              </table:table-cell>
              <table:table-cell office:value-type="float" office:value="1.4809">
                <text:p>1.4809</text:p>
              </table:table-cell>
              <table:table-cell office:value-type="float" office:value="0.928228">
                <text:p>0.928228</text:p>
              </table:table-cell>
            </table:table-row>
            <table:table-row>
              <table:table-cell office:value-type="string">
                <text:p>Offspring2 HiFi + HiC hap2</text:p>
                <draw:g>
                  <svg:desc>'father_raw.cgt.contig.NG50'.A21:'father_raw.cgt.contig.NG50'.A21</svg:desc>
                </draw:g>
              </table:table-cell>
              <table:table-cell office:value-type="float" office:value="159.189228">
                <text:p>159.189228</text:p>
                <draw:g>
                  <svg:desc>'father_raw.cgt.contig.NG50'.B21:'father_raw.cgt.contig.NG50'.CV21</svg:desc>
                </draw:g>
              </table:table-cell>
              <table:table-cell office:value-type="float" office:value="159.189228">
                <text:p>159.189228</text:p>
              </table:table-cell>
              <table:table-cell office:value-type="float" office:value="159.189228">
                <text:p>159.189228</text:p>
              </table:table-cell>
              <table:table-cell office:value-type="float" office:value="159.189228">
                <text:p>159.189228</text:p>
              </table:table-cell>
              <table:table-cell office:value-type="float" office:value="159.189228">
                <text:p>159.189228</text:p>
              </table:table-cell>
              <table:table-cell office:value-type="float" office:value="137.083559">
                <text:p>137.083559</text:p>
              </table:table-cell>
              <table:table-cell office:value-type="float" office:value="137.083559">
                <text:p>137.083559</text:p>
              </table:table-cell>
              <table:table-cell office:value-type="float" office:value="137.083559">
                <text:p>137.083559</text:p>
              </table:table-cell>
              <table:table-cell office:value-type="float" office:value="137.083559">
                <text:p>137.083559</text:p>
              </table:table-cell>
              <table:table-cell office:value-type="float" office:value="137.083559">
                <text:p>137.083559</text:p>
              </table:table-cell>
              <table:table-cell office:value-type="float" office:value="121.776897">
                <text:p>121.776897</text:p>
              </table:table-cell>
              <table:table-cell office:value-type="float" office:value="121.776897">
                <text:p>121.776897</text:p>
              </table:table-cell>
              <table:table-cell office:value-type="float" office:value="121.776897">
                <text:p>121.776897</text:p>
              </table:table-cell>
              <table:table-cell office:value-type="float" office:value="121.776897">
                <text:p>121.776897</text:p>
              </table:table-cell>
              <table:table-cell office:value-type="float" office:value="111.325225">
                <text:p>111.325225</text:p>
              </table:table-cell>
              <table:table-cell office:value-type="float" office:value="111.325225">
                <text:p>111.325225</text:p>
              </table:table-cell>
              <table:table-cell office:value-type="float" office:value="111.325225">
                <text:p>111.325225</text:p>
              </table:table-cell>
              <table:table-cell office:value-type="float" office:value="111.325225">
                <text:p>111.325225</text:p>
              </table:table-cell>
              <table:table-cell office:value-type="float" office:value="110.788773">
                <text:p>110.788773</text:p>
              </table:table-cell>
              <table:table-cell office:value-type="float" office:value="110.788773">
                <text:p>110.788773</text:p>
              </table:table-cell>
              <table:table-cell office:value-type="float" office:value="110.788773">
                <text:p>110.788773</text:p>
              </table:table-cell>
              <table:table-cell office:value-type="float" office:value="110.788773">
                <text:p>110.788773</text:p>
              </table:table-cell>
              <table:table-cell office:value-type="float" office:value="110.087405">
                <text:p>110.087405</text:p>
              </table:table-cell>
              <table:table-cell office:value-type="float" office:value="110.087405">
                <text:p>110.087405</text:p>
              </table:table-cell>
              <table:table-cell office:value-type="float" office:value="110.087405">
                <text:p>110.087405</text:p>
              </table:table-cell>
              <table:table-cell office:value-type="float" office:value="110.087405">
                <text:p>110.087405</text:p>
              </table:table-cell>
              <table:table-cell office:value-type="float" office:value="105.834662">
                <text:p>105.834662</text:p>
              </table:table-cell>
              <table:table-cell office:value-type="float" office:value="105.834662">
                <text:p>105.834662</text:p>
              </table:table-cell>
              <table:table-cell office:value-type="float" office:value="105.834662">
                <text:p>105.834662</text:p>
              </table:table-cell>
              <table:table-cell office:value-type="float" office:value="105.834662">
                <text:p>105.834662</text:p>
              </table:table-cell>
              <table:table-cell office:value-type="float" office:value="99.895037">
                <text:p>99.895037</text:p>
              </table:table-cell>
              <table:table-cell office:value-type="float" office:value="99.895037">
                <text:p>99.895037</text:p>
              </table:table-cell>
              <table:table-cell office:value-type="float" office:value="99.895037">
                <text:p>99.895037</text:p>
              </table:table-cell>
              <table:table-cell office:value-type="float" office:value="99.895037">
                <text:p>99.895037</text:p>
              </table:table-cell>
              <table:table-cell office:value-type="float" office:value="90.48307">
                <text:p>90.48307</text:p>
              </table:table-cell>
              <table:table-cell office:value-type="float" office:value="90.48307">
                <text:p>90.48307</text:p>
              </table:table-cell>
              <table:table-cell office:value-type="float" office:value="90.48307">
                <text:p>90.48307</text:p>
              </table:table-cell>
              <table:table-cell office:value-type="float" office:value="87.910426">
                <text:p>87.910426</text:p>
              </table:table-cell>
              <table:table-cell office:value-type="float" office:value="87.910426">
                <text:p>87.910426</text:p>
              </table:table-cell>
              <table:table-cell office:value-type="float" office:value="87.910426">
                <text:p>87.910426</text:p>
              </table:table-cell>
              <table:table-cell office:value-type="float" office:value="86.701104">
                <text:p>86.701104</text:p>
              </table:table-cell>
              <table:table-cell office:value-type="float" office:value="86.701104">
                <text:p>86.701104</text:p>
              </table:table-cell>
              <table:table-cell office:value-type="float" office:value="86.701104">
                <text:p>86.701104</text:p>
              </table:table-cell>
              <table:table-cell office:value-type="float" office:value="86.197316">
                <text:p>86.197316</text:p>
              </table:table-cell>
              <table:table-cell office:value-type="float" office:value="86.197316">
                <text:p>86.197316</text:p>
              </table:table-cell>
              <table:table-cell office:value-type="float" office:value="86.197316">
                <text:p>86.197316</text:p>
              </table:table-cell>
              <table:table-cell office:value-type="float" office:value="85.819589">
                <text:p>85.819589</text:p>
              </table:table-cell>
              <table:table-cell office:value-type="float" office:value="85.819589">
                <text:p>85.819589</text:p>
              </table:table-cell>
              <table:table-cell office:value-type="float" office:value="85.819589">
                <text:p>85.819589</text:p>
              </table:table-cell>
              <table:table-cell office:value-type="float" office:value="80.71188">
                <text:p>80.71188</text:p>
              </table:table-cell>
              <table:table-cell office:value-type="float" office:value="80.71188">
                <text:p>80.71188</text:p>
              </table:table-cell>
              <table:table-cell office:value-type="float" office:value="80.71188">
                <text:p>80.71188</text:p>
              </table:table-cell>
              <table:table-cell office:value-type="float" office:value="72.360819">
                <text:p>72.360819</text:p>
              </table:table-cell>
              <table:table-cell office:value-type="float" office:value="72.360819">
                <text:p>72.360819</text:p>
              </table:table-cell>
              <table:table-cell office:value-type="float" office:value="72.360819">
                <text:p>72.360819</text:p>
              </table:table-cell>
              <table:table-cell office:value-type="float" office:value="71.644334">
                <text:p>71.644334</text:p>
              </table:table-cell>
              <table:table-cell office:value-type="float" office:value="71.644334">
                <text:p>71.644334</text:p>
              </table:table-cell>
              <table:table-cell office:value-type="float" office:value="69.165111">
                <text:p>69.165111</text:p>
              </table:table-cell>
              <table:table-cell office:value-type="float" office:value="69.165111">
                <text:p>69.165111</text:p>
              </table:table-cell>
              <table:table-cell office:value-type="float" office:value="69.165111">
                <text:p>69.165111</text:p>
              </table:table-cell>
              <table:table-cell office:value-type="float" office:value="68.438831">
                <text:p>68.438831</text:p>
              </table:table-cell>
              <table:table-cell office:value-type="float" office:value="68.438831">
                <text:p>68.438831</text:p>
              </table:table-cell>
              <table:table-cell office:value-type="float" office:value="68.095505">
                <text:p>68.095505</text:p>
              </table:table-cell>
              <table:table-cell office:value-type="float" office:value="68.095505">
                <text:p>68.095505</text:p>
              </table:table-cell>
              <table:table-cell office:value-type="float" office:value="68.095505">
                <text:p>68.095505</text:p>
              </table:table-cell>
              <table:table-cell office:value-type="float" office:value="62.635666">
                <text:p>62.635666</text:p>
              </table:table-cell>
              <table:table-cell office:value-type="float" office:value="62.635666">
                <text:p>62.635666</text:p>
              </table:table-cell>
              <table:table-cell office:value-type="float" office:value="61.017596">
                <text:p>61.017596</text:p>
              </table:table-cell>
              <table:table-cell office:value-type="float" office:value="61.017596">
                <text:p>61.017596</text:p>
              </table:table-cell>
              <table:table-cell office:value-type="float" office:value="58.358217">
                <text:p>58.358217</text:p>
              </table:table-cell>
              <table:table-cell office:value-type="float" office:value="58.358217">
                <text:p>58.358217</text:p>
              </table:table-cell>
              <table:table-cell office:value-type="float" office:value="53.339385">
                <text:p>53.339385</text:p>
              </table:table-cell>
              <table:table-cell office:value-type="float" office:value="53.339385">
                <text:p>53.339385</text:p>
              </table:table-cell>
              <table:table-cell office:value-type="float" office:value="53.191418">
                <text:p>53.191418</text:p>
              </table:table-cell>
              <table:table-cell office:value-type="float" office:value="53.191418">
                <text:p>53.191418</text:p>
              </table:table-cell>
              <table:table-cell office:value-type="float" office:value="46.459399">
                <text:p>46.459399</text:p>
              </table:table-cell>
              <table:table-cell office:value-type="float" office:value="46.459399">
                <text:p>46.459399</text:p>
              </table:table-cell>
              <table:table-cell office:value-type="float" office:value="45.946539">
                <text:p>45.946539</text:p>
              </table:table-cell>
              <table:table-cell office:value-type="float" office:value="42.692868">
                <text:p>42.692868</text:p>
              </table:table-cell>
              <table:table-cell office:value-type="float" office:value="42.692868">
                <text:p>42.692868</text:p>
              </table:table-cell>
              <table:table-cell office:value-type="float" office:value="33.922191">
                <text:p>33.922191</text:p>
              </table:table-cell>
              <table:table-cell office:value-type="float" office:value="30.995815">
                <text:p>30.995815</text:p>
              </table:table-cell>
              <table:table-cell office:value-type="float" office:value="26.937584">
                <text:p>26.937584</text:p>
              </table:table-cell>
              <table:table-cell office:value-type="float" office:value="26.201858">
                <text:p>26.201858</text:p>
              </table:table-cell>
              <table:table-cell office:value-type="float" office:value="24.612532">
                <text:p>24.612532</text:p>
              </table:table-cell>
              <table:table-cell office:value-type="float" office:value="23.433051">
                <text:p>23.433051</text:p>
              </table:table-cell>
              <table:table-cell office:value-type="float" office:value="20.123757">
                <text:p>20.123757</text:p>
              </table:table-cell>
              <table:table-cell office:value-type="float" office:value="16.769063">
                <text:p>16.769063</text:p>
              </table:table-cell>
              <table:table-cell office:value-type="float" office:value="14.041436">
                <text:p>14.041436</text:p>
              </table:table-cell>
              <table:table-cell office:value-type="float" office:value="13.296166">
                <text:p>13.296166</text:p>
              </table:table-cell>
              <table:table-cell office:value-type="float" office:value="12.008571">
                <text:p>12.008571</text:p>
              </table:table-cell>
              <table:table-cell office:value-type="float" office:value="11.426572">
                <text:p>11.426572</text:p>
              </table:table-cell>
              <table:table-cell office:value-type="float" office:value="9.048974">
                <text:p>9.048974</text:p>
              </table:table-cell>
              <table:table-cell office:value-type="float" office:value="6.831664">
                <text:p>6.831664</text:p>
              </table:table-cell>
              <table:table-cell office:value-type="float" office:value="5.809646">
                <text:p>5.809646</text:p>
              </table:table-cell>
              <table:table-cell office:value-type="float" office:value="4.503383">
                <text:p>4.503383</text:p>
              </table:table-cell>
              <table:table-cell office:value-type="float" office:value="3.422223">
                <text:p>3.422223</text:p>
              </table:table-cell>
              <table:table-cell office:value-type="float" office:value="2.754069">
                <text:p>2.754069</text:p>
              </table:table-cell>
              <table:table-cell office:value-type="float" office:value="2.000903">
                <text:p>2.000903</text:p>
              </table:table-cell>
            </table:table-row>
            <table:table-row>
              <table:table-cell office:value-type="string">
                <text:p>Offspring2 Hifi + Parent hap1</text:p>
                <draw:g>
                  <svg:desc>'father_raw.cgt.contig.NG50'.A22:'father_raw.cgt.contig.NG50'.A22</svg:desc>
                </draw:g>
              </table:table-cell>
              <table:table-cell office:value-type="float" office:value="158.635831">
                <text:p>158.635831</text:p>
                <draw:g>
                  <svg:desc>'father_raw.cgt.contig.NG50'.B22:'father_raw.cgt.contig.NG50'.CV22</svg:desc>
                </draw:g>
              </table:table-cell>
              <table:table-cell office:value-type="float" office:value="158.635831">
                <text:p>158.635831</text:p>
              </table:table-cell>
              <table:table-cell office:value-type="float" office:value="158.635831">
                <text:p>158.635831</text:p>
              </table:table-cell>
              <table:table-cell office:value-type="float" office:value="158.635831">
                <text:p>158.635831</text:p>
              </table:table-cell>
              <table:table-cell office:value-type="float" office:value="158.635831">
                <text:p>158.635831</text:p>
              </table:table-cell>
              <table:table-cell office:value-type="float" office:value="137.080151">
                <text:p>137.080151</text:p>
              </table:table-cell>
              <table:table-cell office:value-type="float" office:value="137.080151">
                <text:p>137.080151</text:p>
              </table:table-cell>
              <table:table-cell office:value-type="float" office:value="137.080151">
                <text:p>137.080151</text:p>
              </table:table-cell>
              <table:table-cell office:value-type="float" office:value="137.080151">
                <text:p>137.080151</text:p>
              </table:table-cell>
              <table:table-cell office:value-type="float" office:value="137.080151">
                <text:p>137.080151</text:p>
              </table:table-cell>
              <table:table-cell office:value-type="float" office:value="121.824677">
                <text:p>121.824677</text:p>
              </table:table-cell>
              <table:table-cell office:value-type="float" office:value="121.824677">
                <text:p>121.824677</text:p>
              </table:table-cell>
              <table:table-cell office:value-type="float" office:value="121.824677">
                <text:p>121.824677</text:p>
              </table:table-cell>
              <table:table-cell office:value-type="float" office:value="121.824677">
                <text:p>121.824677</text:p>
              </table:table-cell>
              <table:table-cell office:value-type="float" office:value="113.971193">
                <text:p>113.971193</text:p>
              </table:table-cell>
              <table:table-cell office:value-type="float" office:value="113.971193">
                <text:p>113.971193</text:p>
              </table:table-cell>
              <table:table-cell office:value-type="float" office:value="113.971193">
                <text:p>113.971193</text:p>
              </table:table-cell>
              <table:table-cell office:value-type="float" office:value="113.971193">
                <text:p>113.971193</text:p>
              </table:table-cell>
              <table:table-cell office:value-type="float" office:value="110.525691">
                <text:p>110.525691</text:p>
              </table:table-cell>
              <table:table-cell office:value-type="float" office:value="110.525691">
                <text:p>110.525691</text:p>
              </table:table-cell>
              <table:table-cell office:value-type="float" office:value="110.525691">
                <text:p>110.525691</text:p>
              </table:table-cell>
              <table:table-cell office:value-type="float" office:value="110.525691">
                <text:p>110.525691</text:p>
              </table:table-cell>
              <table:table-cell office:value-type="float" office:value="110.087483">
                <text:p>110.087483</text:p>
              </table:table-cell>
              <table:table-cell office:value-type="float" office:value="110.087483">
                <text:p>110.087483</text:p>
              </table:table-cell>
              <table:table-cell office:value-type="float" office:value="110.087483">
                <text:p>110.087483</text:p>
              </table:table-cell>
              <table:table-cell office:value-type="float" office:value="110.087483">
                <text:p>110.087483</text:p>
              </table:table-cell>
              <table:table-cell office:value-type="float" office:value="104.269652">
                <text:p>104.269652</text:p>
              </table:table-cell>
              <table:table-cell office:value-type="float" office:value="104.269652">
                <text:p>104.269652</text:p>
              </table:table-cell>
              <table:table-cell office:value-type="float" office:value="104.269652">
                <text:p>104.269652</text:p>
              </table:table-cell>
              <table:table-cell office:value-type="float" office:value="104.269652">
                <text:p>104.269652</text:p>
              </table:table-cell>
              <table:table-cell office:value-type="float" office:value="103.942084">
                <text:p>103.942084</text:p>
              </table:table-cell>
              <table:table-cell office:value-type="float" office:value="103.942084">
                <text:p>103.942084</text:p>
              </table:table-cell>
              <table:table-cell office:value-type="float" office:value="103.942084">
                <text:p>103.942084</text:p>
              </table:table-cell>
              <table:table-cell office:value-type="float" office:value="103.942084">
                <text:p>103.942084</text:p>
              </table:table-cell>
              <table:table-cell office:value-type="float" office:value="99.919734">
                <text:p>99.919734</text:p>
              </table:table-cell>
              <table:table-cell office:value-type="float" office:value="99.919734">
                <text:p>99.919734</text:p>
              </table:table-cell>
              <table:table-cell office:value-type="float" office:value="99.919734">
                <text:p>99.919734</text:p>
              </table:table-cell>
              <table:table-cell office:value-type="float" office:value="91.997377">
                <text:p>91.997377</text:p>
              </table:table-cell>
              <table:table-cell office:value-type="float" office:value="91.997377">
                <text:p>91.997377</text:p>
              </table:table-cell>
              <table:table-cell office:value-type="float" office:value="91.997377">
                <text:p>91.997377</text:p>
              </table:table-cell>
              <table:table-cell office:value-type="float" office:value="91.997377">
                <text:p>91.997377</text:p>
              </table:table-cell>
              <table:table-cell office:value-type="float" office:value="86.202948">
                <text:p>86.202948</text:p>
              </table:table-cell>
              <table:table-cell office:value-type="float" office:value="86.202948">
                <text:p>86.202948</text:p>
              </table:table-cell>
              <table:table-cell office:value-type="float" office:value="86.202948">
                <text:p>86.202948</text:p>
              </table:table-cell>
              <table:table-cell office:value-type="float" office:value="84.90216">
                <text:p>84.90216</text:p>
              </table:table-cell>
              <table:table-cell office:value-type="float" office:value="84.90216">
                <text:p>84.90216</text:p>
              </table:table-cell>
              <table:table-cell office:value-type="float" office:value="84.90216">
                <text:p>84.90216</text:p>
              </table:table-cell>
              <table:table-cell office:value-type="float" office:value="80.144984">
                <text:p>80.144984</text:p>
              </table:table-cell>
              <table:table-cell office:value-type="float" office:value="80.144984">
                <text:p>80.144984</text:p>
              </table:table-cell>
              <table:table-cell office:value-type="float" office:value="80.144984">
                <text:p>80.144984</text:p>
              </table:table-cell>
              <table:table-cell office:value-type="float" office:value="75.42998">
                <text:p>75.42998</text:p>
              </table:table-cell>
              <table:table-cell office:value-type="float" office:value="75.42998">
                <text:p>75.42998</text:p>
              </table:table-cell>
              <table:table-cell office:value-type="float" office:value="72.355549">
                <text:p>72.355549</text:p>
              </table:table-cell>
              <table:table-cell office:value-type="float" office:value="72.355549">
                <text:p>72.355549</text:p>
              </table:table-cell>
              <table:table-cell office:value-type="float" office:value="72.355549">
                <text:p>72.355549</text:p>
              </table:table-cell>
              <table:table-cell office:value-type="float" office:value="71.619842">
                <text:p>71.619842</text:p>
              </table:table-cell>
              <table:table-cell office:value-type="float" office:value="71.619842">
                <text:p>71.619842</text:p>
              </table:table-cell>
              <table:table-cell office:value-type="float" office:value="68.914042">
                <text:p>68.914042</text:p>
              </table:table-cell>
              <table:table-cell office:value-type="float" office:value="68.914042">
                <text:p>68.914042</text:p>
              </table:table-cell>
              <table:table-cell office:value-type="float" office:value="68.914042">
                <text:p>68.914042</text:p>
              </table:table-cell>
              <table:table-cell office:value-type="float" office:value="63.294271">
                <text:p>63.294271</text:p>
              </table:table-cell>
              <table:table-cell office:value-type="float" office:value="63.294271">
                <text:p>63.294271</text:p>
              </table:table-cell>
              <table:table-cell office:value-type="float" office:value="60.857837">
                <text:p>60.857837</text:p>
              </table:table-cell>
              <table:table-cell office:value-type="float" office:value="60.857837">
                <text:p>60.857837</text:p>
              </table:table-cell>
              <table:table-cell office:value-type="float" office:value="60.423272">
                <text:p>60.423272</text:p>
              </table:table-cell>
              <table:table-cell office:value-type="float" office:value="60.423272">
                <text:p>60.423272</text:p>
              </table:table-cell>
              <table:table-cell office:value-type="float" office:value="60.423272">
                <text:p>60.423272</text:p>
              </table:table-cell>
              <table:table-cell office:value-type="float" office:value="58.350317">
                <text:p>58.350317</text:p>
              </table:table-cell>
              <table:table-cell office:value-type="float" office:value="58.350317">
                <text:p>58.350317</text:p>
              </table:table-cell>
              <table:table-cell office:value-type="float" office:value="53.359087">
                <text:p>53.359087</text:p>
              </table:table-cell>
              <table:table-cell office:value-type="float" office:value="53.359087">
                <text:p>53.359087</text:p>
              </table:table-cell>
              <table:table-cell office:value-type="float" office:value="53.196338">
                <text:p>53.196338</text:p>
              </table:table-cell>
              <table:table-cell office:value-type="float" office:value="52.751733">
                <text:p>52.751733</text:p>
              </table:table-cell>
              <table:table-cell office:value-type="float" office:value="52.751733">
                <text:p>52.751733</text:p>
              </table:table-cell>
              <table:table-cell office:value-type="float" office:value="47.119229">
                <text:p>47.119229</text:p>
              </table:table-cell>
              <table:table-cell office:value-type="float" office:value="47.119229">
                <text:p>47.119229</text:p>
              </table:table-cell>
              <table:table-cell office:value-type="float" office:value="47.097919">
                <text:p>47.097919</text:p>
              </table:table-cell>
              <table:table-cell office:value-type="float" office:value="47.097919">
                <text:p>47.097919</text:p>
              </table:table-cell>
              <table:table-cell office:value-type="float" office:value="46.46038">
                <text:p>46.46038</text:p>
              </table:table-cell>
              <table:table-cell office:value-type="float" office:value="44.214069">
                <text:p>44.214069</text:p>
              </table:table-cell>
              <table:table-cell office:value-type="float" office:value="44.214069">
                <text:p>44.214069</text:p>
              </table:table-cell>
              <table:table-cell office:value-type="float" office:value="39.273564">
                <text:p>39.273564</text:p>
              </table:table-cell>
              <table:table-cell office:value-type="float" office:value="36.018241">
                <text:p>36.018241</text:p>
              </table:table-cell>
              <table:table-cell office:value-type="float" office:value="36.018241">
                <text:p>36.018241</text:p>
              </table:table-cell>
              <table:table-cell office:value-type="float" office:value="33.922458">
                <text:p>33.922458</text:p>
              </table:table-cell>
              <table:table-cell office:value-type="float" office:value="26.670031">
                <text:p>26.670031</text:p>
              </table:table-cell>
              <table:table-cell office:value-type="float" office:value="23.030173">
                <text:p>23.030173</text:p>
              </table:table-cell>
              <table:table-cell office:value-type="float" office:value="15.602396">
                <text:p>15.602396</text:p>
              </table:table-cell>
              <table:table-cell office:value-type="float" office:value="13.89779">
                <text:p>13.89779</text:p>
              </table:table-cell>
              <table:table-cell office:value-type="float" office:value="12.00832">
                <text:p>12.00832</text:p>
              </table:table-cell>
              <table:table-cell office:value-type="float" office:value="10.973594">
                <text:p>10.973594</text:p>
              </table:table-cell>
              <table:table-cell office:value-type="float" office:value="10.545253">
                <text:p>10.545253</text:p>
              </table:table-cell>
              <table:table-cell office:value-type="float" office:value="9.075066">
                <text:p>9.075066</text:p>
              </table:table-cell>
              <table:table-cell office:value-type="float" office:value="7.146524">
                <text:p>7.146524</text:p>
              </table:table-cell>
              <table:table-cell office:value-type="float" office:value="5.8619">
                <text:p>5.8619</text:p>
              </table:table-cell>
              <table:table-cell office:value-type="float" office:value="4.264967">
                <text:p>4.264967</text:p>
              </table:table-cell>
              <table:table-cell office:value-type="float" office:value="3.004859">
                <text:p>3.004859</text:p>
              </table:table-cell>
              <table:table-cell office:value-type="float" office:value="2.213205">
                <text:p>2.213205</text:p>
              </table:table-cell>
              <table:table-cell office:value-type="float" office:value="1.497879">
                <text:p>1.497879</text:p>
              </table:table-cell>
            </table:table-row>
            <table:table-row>
              <table:table-cell office:value-type="string">
                <text:p>Offspring2 HiFi + Parent hap2</text:p>
                <draw:g>
                  <svg:desc>'father_raw.cgt.contig.NG50'.A23:'father_raw.cgt.contig.NG50'.A23</svg:desc>
                </draw:g>
              </table:table-cell>
              <table:table-cell office:value-type="float" office:value="159.192497">
                <text:p>159.192497</text:p>
                <draw:g>
                  <svg:desc>'father_raw.cgt.contig.NG50'.B23:'father_raw.cgt.contig.NG50'.CV23</svg:desc>
                </draw:g>
              </table:table-cell>
              <table:table-cell office:value-type="float" office:value="159.192497">
                <text:p>159.192497</text:p>
              </table:table-cell>
              <table:table-cell office:value-type="float" office:value="159.192497">
                <text:p>159.192497</text:p>
              </table:table-cell>
              <table:table-cell office:value-type="float" office:value="159.192497">
                <text:p>159.192497</text:p>
              </table:table-cell>
              <table:table-cell office:value-type="float" office:value="159.192497">
                <text:p>159.192497</text:p>
              </table:table-cell>
              <table:table-cell office:value-type="float" office:value="138.138637">
                <text:p>138.138637</text:p>
              </table:table-cell>
              <table:table-cell office:value-type="float" office:value="138.138637">
                <text:p>138.138637</text:p>
              </table:table-cell>
              <table:table-cell office:value-type="float" office:value="138.138637">
                <text:p>138.138637</text:p>
              </table:table-cell>
              <table:table-cell office:value-type="float" office:value="138.138637">
                <text:p>138.138637</text:p>
              </table:table-cell>
              <table:table-cell office:value-type="float" office:value="138.138637">
                <text:p>138.138637</text:p>
              </table:table-cell>
              <table:table-cell office:value-type="float" office:value="113.397155">
                <text:p>113.397155</text:p>
              </table:table-cell>
              <table:table-cell office:value-type="float" office:value="113.397155">
                <text:p>113.397155</text:p>
              </table:table-cell>
              <table:table-cell office:value-type="float" office:value="113.397155">
                <text:p>113.397155</text:p>
              </table:table-cell>
              <table:table-cell office:value-type="float" office:value="113.397155">
                <text:p>113.397155</text:p>
              </table:table-cell>
              <table:table-cell office:value-type="float" office:value="111.490751">
                <text:p>111.490751</text:p>
              </table:table-cell>
              <table:table-cell office:value-type="float" office:value="111.490751">
                <text:p>111.490751</text:p>
              </table:table-cell>
              <table:table-cell office:value-type="float" office:value="111.490751">
                <text:p>111.490751</text:p>
              </table:table-cell>
              <table:table-cell office:value-type="float" office:value="111.490751">
                <text:p>111.490751</text:p>
              </table:table-cell>
              <table:table-cell office:value-type="float" office:value="110.977388">
                <text:p>110.977388</text:p>
              </table:table-cell>
              <table:table-cell office:value-type="float" office:value="110.977388">
                <text:p>110.977388</text:p>
              </table:table-cell>
              <table:table-cell office:value-type="float" office:value="110.977388">
                <text:p>110.977388</text:p>
              </table:table-cell>
              <table:table-cell office:value-type="float" office:value="110.977388">
                <text:p>110.977388</text:p>
              </table:table-cell>
              <table:table-cell office:value-type="float" office:value="105.834899">
                <text:p>105.834899</text:p>
              </table:table-cell>
              <table:table-cell office:value-type="float" office:value="105.834899">
                <text:p>105.834899</text:p>
              </table:table-cell>
              <table:table-cell office:value-type="float" office:value="105.834899">
                <text:p>105.834899</text:p>
              </table:table-cell>
              <table:table-cell office:value-type="float" office:value="105.834899">
                <text:p>105.834899</text:p>
              </table:table-cell>
              <table:table-cell office:value-type="float" office:value="101.432608">
                <text:p>101.432608</text:p>
              </table:table-cell>
              <table:table-cell office:value-type="float" office:value="101.432608">
                <text:p>101.432608</text:p>
              </table:table-cell>
              <table:table-cell office:value-type="float" office:value="101.432608">
                <text:p>101.432608</text:p>
              </table:table-cell>
              <table:table-cell office:value-type="float" office:value="101.432608">
                <text:p>101.432608</text:p>
              </table:table-cell>
              <table:table-cell office:value-type="float" office:value="96.729007">
                <text:p>96.729007</text:p>
              </table:table-cell>
              <table:table-cell office:value-type="float" office:value="96.729007">
                <text:p>96.729007</text:p>
              </table:table-cell>
              <table:table-cell office:value-type="float" office:value="96.729007">
                <text:p>96.729007</text:p>
              </table:table-cell>
              <table:table-cell office:value-type="float" office:value="90.51273">
                <text:p>90.51273</text:p>
              </table:table-cell>
              <table:table-cell office:value-type="float" office:value="90.51273">
                <text:p>90.51273</text:p>
              </table:table-cell>
              <table:table-cell office:value-type="float" office:value="90.51273">
                <text:p>90.51273</text:p>
              </table:table-cell>
              <table:table-cell office:value-type="float" office:value="87.905574">
                <text:p>87.905574</text:p>
              </table:table-cell>
              <table:table-cell office:value-type="float" office:value="87.905574">
                <text:p>87.905574</text:p>
              </table:table-cell>
              <table:table-cell office:value-type="float" office:value="87.905574">
                <text:p>87.905574</text:p>
              </table:table-cell>
              <table:table-cell office:value-type="float" office:value="86.611575">
                <text:p>86.611575</text:p>
              </table:table-cell>
              <table:table-cell office:value-type="float" office:value="86.611575">
                <text:p>86.611575</text:p>
              </table:table-cell>
              <table:table-cell office:value-type="float" office:value="86.611575">
                <text:p>86.611575</text:p>
              </table:table-cell>
              <table:table-cell office:value-type="float" office:value="85.634306">
                <text:p>85.634306</text:p>
              </table:table-cell>
              <table:table-cell office:value-type="float" office:value="85.634306">
                <text:p>85.634306</text:p>
              </table:table-cell>
              <table:table-cell office:value-type="float" office:value="85.634306">
                <text:p>85.634306</text:p>
              </table:table-cell>
              <table:table-cell office:value-type="float" office:value="78.447989">
                <text:p>78.447989</text:p>
              </table:table-cell>
              <table:table-cell office:value-type="float" office:value="78.447989">
                <text:p>78.447989</text:p>
              </table:table-cell>
              <table:table-cell office:value-type="float" office:value="78.447989">
                <text:p>78.447989</text:p>
              </table:table-cell>
              <table:table-cell office:value-type="float" office:value="73.605303">
                <text:p>73.605303</text:p>
              </table:table-cell>
              <table:table-cell office:value-type="float" office:value="73.605303">
                <text:p>73.605303</text:p>
              </table:table-cell>
              <table:table-cell office:value-type="float" office:value="73.605303">
                <text:p>73.605303</text:p>
              </table:table-cell>
              <table:table-cell office:value-type="float" office:value="71.65363">
                <text:p>71.65363</text:p>
              </table:table-cell>
              <table:table-cell office:value-type="float" office:value="71.65363">
                <text:p>71.65363</text:p>
              </table:table-cell>
              <table:table-cell office:value-type="float" office:value="69.165538">
                <text:p>69.165538</text:p>
              </table:table-cell>
              <table:table-cell office:value-type="float" office:value="69.165538">
                <text:p>69.165538</text:p>
              </table:table-cell>
              <table:table-cell office:value-type="float" office:value="69.165538">
                <text:p>69.165538</text:p>
              </table:table-cell>
              <table:table-cell office:value-type="float" office:value="68.219477">
                <text:p>68.219477</text:p>
              </table:table-cell>
              <table:table-cell office:value-type="float" office:value="68.219477">
                <text:p>68.219477</text:p>
              </table:table-cell>
              <table:table-cell office:value-type="float" office:value="68.080809">
                <text:p>68.080809</text:p>
              </table:table-cell>
              <table:table-cell office:value-type="float" office:value="68.080809">
                <text:p>68.080809</text:p>
              </table:table-cell>
              <table:table-cell office:value-type="float" office:value="68.080809">
                <text:p>68.080809</text:p>
              </table:table-cell>
              <table:table-cell office:value-type="float" office:value="65.511517">
                <text:p>65.511517</text:p>
              </table:table-cell>
              <table:table-cell office:value-type="float" office:value="65.511517">
                <text:p>65.511517</text:p>
              </table:table-cell>
              <table:table-cell office:value-type="float" office:value="62.248294">
                <text:p>62.248294</text:p>
              </table:table-cell>
              <table:table-cell office:value-type="float" office:value="62.248294">
                <text:p>62.248294</text:p>
              </table:table-cell>
              <table:table-cell office:value-type="float" office:value="61.860965">
                <text:p>61.860965</text:p>
              </table:table-cell>
              <table:table-cell office:value-type="float" office:value="61.860965">
                <text:p>61.860965</text:p>
              </table:table-cell>
              <table:table-cell office:value-type="float" office:value="61.860965">
                <text:p>61.860965</text:p>
              </table:table-cell>
              <table:table-cell office:value-type="float" office:value="61.35605">
                <text:p>61.35605</text:p>
              </table:table-cell>
              <table:table-cell office:value-type="float" office:value="61.35605">
                <text:p>61.35605</text:p>
              </table:table-cell>
              <table:table-cell office:value-type="float" office:value="45.876991">
                <text:p>45.876991</text:p>
              </table:table-cell>
              <table:table-cell office:value-type="float" office:value="44.960084">
                <text:p>44.960084</text:p>
              </table:table-cell>
              <table:table-cell office:value-type="float" office:value="44.960084">
                <text:p>44.960084</text:p>
              </table:table-cell>
              <table:table-cell office:value-type="float" office:value="43.083685">
                <text:p>43.083685</text:p>
              </table:table-cell>
              <table:table-cell office:value-type="float" office:value="43.083685">
                <text:p>43.083685</text:p>
              </table:table-cell>
              <table:table-cell office:value-type="float" office:value="40.307534">
                <text:p>40.307534</text:p>
              </table:table-cell>
              <table:table-cell office:value-type="float" office:value="38.397708">
                <text:p>38.397708</text:p>
              </table:table-cell>
              <table:table-cell office:value-type="float" office:value="37.627587">
                <text:p>37.627587</text:p>
              </table:table-cell>
              <table:table-cell office:value-type="float" office:value="37.627587">
                <text:p>37.627587</text:p>
              </table:table-cell>
              <table:table-cell office:value-type="float" office:value="27.140299">
                <text:p>27.140299</text:p>
              </table:table-cell>
              <table:table-cell office:value-type="float" office:value="26.201852">
                <text:p>26.201852</text:p>
              </table:table-cell>
              <table:table-cell office:value-type="float" office:value="25.846759">
                <text:p>25.846759</text:p>
              </table:table-cell>
              <table:table-cell office:value-type="float" office:value="23.211499">
                <text:p>23.211499</text:p>
              </table:table-cell>
              <table:table-cell office:value-type="float" office:value="21.65841">
                <text:p>21.65841</text:p>
              </table:table-cell>
              <table:table-cell office:value-type="float" office:value="21.454395">
                <text:p>21.454395</text:p>
              </table:table-cell>
              <table:table-cell office:value-type="float" office:value="20.510059">
                <text:p>20.510059</text:p>
              </table:table-cell>
              <table:table-cell office:value-type="float" office:value="16.627189">
                <text:p>16.627189</text:p>
              </table:table-cell>
              <table:table-cell office:value-type="float" office:value="14.323149">
                <text:p>14.323149</text:p>
              </table:table-cell>
              <table:table-cell office:value-type="float" office:value="12.97855">
                <text:p>12.97855</text:p>
              </table:table-cell>
              <table:table-cell office:value-type="float" office:value="11.554132">
                <text:p>11.554132</text:p>
              </table:table-cell>
              <table:table-cell office:value-type="float" office:value="11.186892">
                <text:p>11.186892</text:p>
              </table:table-cell>
              <table:table-cell office:value-type="float" office:value="8.08079">
                <text:p>8.08079</text:p>
              </table:table-cell>
              <table:table-cell office:value-type="float" office:value="6.83173">
                <text:p>6.83173</text:p>
              </table:table-cell>
              <table:table-cell office:value-type="float" office:value="5.145862">
                <text:p>5.145862</text:p>
              </table:table-cell>
              <table:table-cell office:value-type="float" office:value="3.486695">
                <text:p>3.486695</text:p>
              </table:table-cell>
              <table:table-cell office:value-type="float" office:value="2.260696">
                <text:p>2.260696</text:p>
              </table:table-cell>
              <table:table-cell office:value-type="float" office:value="1.759887">
                <text:p>1.759887</text:p>
              </table:table-cell>
              <table:table-cell office:value-type="float" office:value="1.347152">
                <text:p>1.347152</text:p>
              </table:table-cell>
              <table:table-cell office:value-type="float" office:value="1.038722">
                <text:p>1.0387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